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/>
    <style:font-face style:name="ARIAL1" svg:font-family="ARIAL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0.307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335cm"/>
    </style:style>
    <style:style style:name="co13" style:family="table-column">
      <style:table-column-properties fo:break-before="auto" style:column-width="0.363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252cm"/>
    </style:style>
    <style:style style:name="co16" style:family="table-column">
      <style:table-column-properties fo:break-before="auto" style:column-width="0.866cm"/>
    </style:style>
    <style:style style:name="co17" style:family="table-column">
      <style:table-column-properties fo:break-before="auto" style:column-width="0.84cm"/>
    </style:style>
    <style:style style:name="co18" style:family="table-column">
      <style:table-column-properties fo:break-before="auto" style:column-width="1.901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.79cm"/>
    </style:style>
    <style:style style:name="co22" style:family="table-column">
      <style:table-column-properties fo:break-before="auto" style:column-width="7.273cm"/>
    </style:style>
    <style:style style:name="co23" style:family="table-column">
      <style:table-column-properties fo:break-before="auto" style:column-width="6.07cm"/>
    </style:style>
    <style:style style:name="co24" style:family="table-column">
      <style:table-column-properties fo:break-before="auto" style:column-width="2.489cm"/>
    </style:style>
    <style:style style:name="co25" style:family="table-column">
      <style:table-column-properties fo:break-before="auto" style:column-width="1.774cm"/>
    </style:style>
    <style:style style:name="co26" style:family="table-column">
      <style:table-column-properties fo:break-before="auto" style:column-width="5.343cm"/>
    </style:style>
    <style:style style:name="co27" style:family="table-column">
      <style:table-column-properties fo:break-before="auto" style:column-width="4.867cm"/>
    </style:style>
    <style:style style:name="co28" style:family="table-column">
      <style:table-column-properties fo:break-before="auto" style:column-width="3.635cm"/>
    </style:style>
    <style:style style:name="co29" style:family="table-column">
      <style:table-column-properties fo:break-before="auto" style:column-width="3.972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0.587cm"/>
    </style:style>
    <style:style style:name="co32" style:family="table-column">
      <style:table-column-properties fo:break-before="auto" style:column-width="6.126cm"/>
    </style:style>
    <style:style style:name="co33" style:family="table-column">
      <style:table-column-properties fo:break-before="auto" style:column-width="4.895cm"/>
    </style:style>
    <style:style style:name="co34" style:family="table-column">
      <style:table-column-properties fo:break-before="auto" style:column-width="5.734cm"/>
    </style:style>
    <style:style style:name="co35" style:family="table-column">
      <style:table-column-properties fo:break-before="auto" style:column-width="1.147cm"/>
    </style:style>
    <style:style style:name="co36" style:family="table-column">
      <style:table-column-properties fo:break-before="auto" style:column-width="1.986cm"/>
    </style:style>
    <style:style style:name="co37" style:family="table-column">
      <style:table-column-properties fo:break-before="auto" style:column-width="6.768cm"/>
    </style:style>
    <style:style style:name="co38" style:family="table-column">
      <style:table-column-properties fo:break-before="auto" style:column-width="7.608cm"/>
    </style:style>
    <style:style style:name="co39" style:family="table-column">
      <style:table-column-properties fo:break-before="auto" style:column-width="4.364cm"/>
    </style:style>
    <style:style style:name="co40" style:family="table-column">
      <style:table-column-properties fo:break-before="auto" style:column-width="5.062cm"/>
    </style:style>
    <style:style style:name="co41" style:family="table-column">
      <style:table-column-properties fo:break-before="auto" style:column-width="5.51cm"/>
    </style:style>
    <style:style style:name="co42" style:family="table-column">
      <style:table-column-properties fo:break-before="auto" style:column-width="4.838cm"/>
    </style:style>
    <style:style style:name="co43" style:family="table-column">
      <style:table-column-properties fo:break-before="auto" style:column-width="5.315cm"/>
    </style:style>
    <style:style style:name="co44" style:family="table-column">
      <style:table-column-properties fo:break-before="auto" style:column-width="1.958cm"/>
    </style:style>
    <style:style style:name="co45" style:family="table-column">
      <style:table-column-properties fo:break-before="auto" style:column-width="4.39cm"/>
    </style:style>
    <style:style style:name="co46" style:family="table-column">
      <style:table-column-properties fo:break-before="auto" style:column-width="5.091cm"/>
    </style:style>
    <style:style style:name="co47" style:family="table-column">
      <style:table-column-properties fo:break-before="auto" style:column-width="6.405cm"/>
    </style:style>
    <style:style style:name="co48" style:family="table-column">
      <style:table-column-properties fo:break-before="auto" style:column-width="7.077cm"/>
    </style:style>
    <style:style style:name="co49" style:family="table-column">
      <style:table-column-properties fo:break-before="auto" style:column-width="4.251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185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159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106cm" fo:break-before="auto" style:use-optimal-row-height="false"/>
    </style:style>
    <style:style style:name="ro16" style:family="table-row">
      <style:table-row-properties style:row-height="0.344cm" fo:break-before="auto" style:use-optimal-row-height="false"/>
    </style:style>
    <style:style style:name="ro17" style:family="table-row">
      <style:table-row-properties style:row-height="1.085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556cm" fo:break-before="auto" style:use-optimal-row-height="false"/>
    </style:style>
    <style:style style:name="ro21" style:family="table-row">
      <style:table-row-properties style:row-height="1.323cm" fo:break-before="auto" style:use-optimal-row-height="false"/>
    </style:style>
    <style:style style:name="ro22" style:family="table-row">
      <style:table-row-properties style:row-height="0.688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0.318cm" fo:break-before="auto" style:use-optimal-row-height="false"/>
    </style:style>
    <style:style style:name="ro25" style:family="table-row">
      <style:table-row-properties style:row-height="0.053cm" fo:break-before="auto" style:use-optimal-row-height="fals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4.45cm" fo:break-before="auto" style:use-optimal-row-height="false"/>
    </style:style>
    <style:style style:name="ro28" style:family="table-row">
      <style:table-row-properties style:row-height="0.423cm" fo:break-before="auto" style:use-optimal-row-height="false"/>
    </style:style>
    <style:style style:name="ro29" style:family="table-row">
      <style:table-row-properties style:row-height="1.508cm" fo:break-before="auto" style:use-optimal-row-height="false"/>
    </style:style>
    <style:style style:name="ro30" style:family="table-row">
      <style:table-row-properties style:row-height="0.369cm" fo:break-before="auto" style:use-optimal-row-height="true"/>
    </style:style>
    <style:style style:name="ro31" style:family="table-row">
      <style:table-row-properties style:row-height="0.42cm" fo:break-before="auto" style:use-optimal-row-height="true"/>
    </style:style>
    <style:style style:name="ro32" style:family="table-row">
      <style:table-row-properties style:row-height="1.693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1.455cm" fo:break-before="auto" style:use-optimal-row-height="false"/>
    </style:style>
    <style:style style:name="ro35" style:family="table-row">
      <style:table-row-properties style:row-height="0.079cm" fo:break-before="auto" style:use-optimal-row-height="false"/>
    </style:style>
    <style:style style:name="ta1" style:family="table" style:master-page-name="PageStyle_5f_MK_20_North">
      <style:table-properties table:display="true" style:writing-mode="lr-tb"/>
    </style:style>
    <style:style style:name="ta2" style:family="table" style:master-page-name="PageStyle_5f_MK_20_North_20_Results">
      <style:table-properties table:display="true" style:writing-mode="lr-tb"/>
    </style:style>
    <style:style style:name="ta3" style:family="table" style:master-page-name="PageStyle_5f_MK_20_South">
      <style:table-properties table:display="true" style:writing-mode="lr-tb"/>
    </style:style>
    <style:style style:name="ta4" style:family="table" style:master-page-name="PageStyle_5f_MK_20_South_20_Results">
      <style:table-properties table:display="true" style:writing-mode="lr-tb"/>
    </style:style>
    <style:style style:name="ta5" style:family="table" style:master-page-name="PageStyle_5f_Elected_20_MPs">
      <style:table-properties table:display="true" style:writing-mode="lr-tb"/>
    </style:style>
    <style:style style:name="ta6" style:family="table" style:master-page-name="PageStyle_5f_All_20_Wards">
      <style:table-properties table:display="true" style:writing-mode="lr-tb"/>
    </style:style>
    <style:style style:name="ta7" style:family="table" style:master-page-name="PageStyle_5f_Parties">
      <style:table-properties table:display="true" style:writing-mode="lr-tb"/>
    </style:style>
    <style:style style:name="ta8" style:family="table" style:master-page-name="PageStyle_5f_Bletchley_20_and_20_Fenny">
      <style:table-properties table:display="true" style:writing-mode="lr-tb"/>
    </style:style>
    <style:style style:name="ta9" style:family="table" style:master-page-name="PageStyle_5f_Bletchley_20_and_20_Fenny_20_Results">
      <style:table-properties table:display="true" style:writing-mode="lr-tb"/>
    </style:style>
    <style:style style:name="ta10" style:family="table" style:master-page-name="PageStyle_5f_Bradwell">
      <style:table-properties table:display="true" style:writing-mode="lr-tb"/>
    </style:style>
    <style:style style:name="ta11" style:family="table" style:master-page-name="PageStyle_5f_Bradwell_20_Results">
      <style:table-properties table:display="true" style:writing-mode="lr-tb"/>
    </style:style>
    <style:style style:name="ta12" style:family="table" style:master-page-name="PageStyle_5f_Campbell_20_Park">
      <style:table-properties table:display="true" style:writing-mode="lr-tb"/>
    </style:style>
    <style:style style:name="ta13" style:family="table" style:master-page-name="PageStyle_5f_Campbell_20_Park_20_Results">
      <style:table-properties table:display="true" style:writing-mode="lr-tb"/>
    </style:style>
    <style:style style:name="ta14" style:family="table" style:master-page-name="PageStyle_5f_Denbigh">
      <style:table-properties table:display="true" style:writing-mode="lr-tb"/>
    </style:style>
    <style:style style:name="ta15" style:family="table" style:master-page-name="PageStyle_5f_Denbigh_20_Results">
      <style:table-properties table:display="true" style:writing-mode="lr-tb"/>
    </style:style>
    <style:style style:name="ta16" style:family="table" style:master-page-name="PageStyle_5f_Eaton_20_Manor">
      <style:table-properties table:display="true" style:writing-mode="lr-tb"/>
    </style:style>
    <style:style style:name="ta17" style:family="table" style:master-page-name="PageStyle_5f_Eaton_20_Manor_20_Results">
      <style:table-properties table:display="true" style:writing-mode="lr-tb"/>
    </style:style>
    <style:style style:name="ta18" style:family="table" style:master-page-name="PageStyle_5f_Emerson_20_Valley">
      <style:table-properties table:display="true" style:writing-mode="lr-tb"/>
    </style:style>
    <style:style style:name="ta19" style:family="table" style:master-page-name="PageStyle_5f_Emerson_20_Valley_20_Results">
      <style:table-properties table:display="true" style:writing-mode="lr-tb"/>
    </style:style>
    <style:style style:name="ta20" style:family="table" style:master-page-name="PageStyle_5f_Furzton">
      <style:table-properties table:display="true" style:writing-mode="lr-tb"/>
    </style:style>
    <style:style style:name="ta21" style:family="table" style:master-page-name="PageStyle_5f_Furzton_20_Results">
      <style:table-properties table:display="true" style:writing-mode="lr-tb"/>
    </style:style>
    <style:style style:name="ta22" style:family="table" style:master-page-name="PageStyle_5f_Linford_20_North">
      <style:table-properties table:display="true" style:writing-mode="lr-tb"/>
    </style:style>
    <style:style style:name="ta23" style:family="table" style:master-page-name="PageStyle_5f_Linford_20_North_20_Results">
      <style:table-properties table:display="true" style:writing-mode="lr-tb"/>
    </style:style>
    <style:style style:name="ta24" style:family="table" style:master-page-name="PageStyle_5f_Linford_20_South">
      <style:table-properties table:display="true" style:writing-mode="lr-tb"/>
    </style:style>
    <style:style style:name="ta25" style:family="table" style:master-page-name="PageStyle_5f_Linford_20_South_20_Results">
      <style:table-properties table:display="true" style:writing-mode="lr-tb"/>
    </style:style>
    <style:style style:name="ta26" style:family="table" style:master-page-name="PageStyle_5f_Loughton_20_Park">
      <style:table-properties table:display="true" style:writing-mode="lr-tb"/>
    </style:style>
    <style:style style:name="ta27" style:family="table" style:master-page-name="PageStyle_5f_Loughton_20_Park_20_Results">
      <style:table-properties table:display="true" style:writing-mode="lr-tb"/>
    </style:style>
    <style:style style:name="ta28" style:family="table" style:master-page-name="PageStyle_5f_Newport_20_Pagnell_20_North">
      <style:table-properties table:display="true" style:writing-mode="lr-tb"/>
    </style:style>
    <style:style style:name="ta29" style:family="table" style:master-page-name="PageStyle_5f_Newport_20_Pagnell_20_North_20_Results">
      <style:table-properties table:display="true" style:writing-mode="lr-tb"/>
    </style:style>
    <style:style style:name="ta30" style:family="table" style:master-page-name="PageStyle_5f_Newport_20_Pagnell_20_South">
      <style:table-properties table:display="true" style:writing-mode="lr-tb"/>
    </style:style>
    <style:style style:name="ta31" style:family="table" style:master-page-name="PageStyle_5f_Newport_20_Pagnell_20_South_20_Results">
      <style:table-properties table:display="true" style:writing-mode="lr-tb"/>
    </style:style>
    <style:style style:name="ta32" style:family="table" style:master-page-name="PageStyle_5f_Olney">
      <style:table-properties table:display="true" style:writing-mode="lr-tb"/>
    </style:style>
    <style:style style:name="ta33" style:family="table" style:master-page-name="PageStyle_5f_Olney_20_Results">
      <style:table-properties table:display="true" style:writing-mode="lr-tb"/>
    </style:style>
    <style:style style:name="ta34" style:family="table" style:master-page-name="PageStyle_5f_Stony">
      <style:table-properties table:display="true" style:writing-mode="lr-tb"/>
    </style:style>
    <style:style style:name="ta35" style:family="table" style:master-page-name="PageStyle_5f_Stony_20_Results">
      <style:table-properties table:display="true" style:writing-mode="lr-tb"/>
    </style:style>
    <style:style style:name="ta36" style:family="table" style:master-page-name="PageStyle_5f_Walton_20_Park">
      <style:table-properties table:display="true" style:writing-mode="lr-tb"/>
    </style:style>
    <style:style style:name="ta37" style:family="table" style:master-page-name="PageStyle_5f_Walton_20_Park_20_Results">
      <style:table-properties table:display="true" style:writing-mode="lr-tb"/>
    </style:style>
    <style:style style:name="ta38" style:family="table" style:master-page-name="PageStyle_5f_Whaddon">
      <style:table-properties table:display="true" style:writing-mode="lr-tb"/>
    </style:style>
    <style:style style:name="ta39" style:family="table" style:master-page-name="PageStyle_5f_Whaddon_20_Results">
      <style:table-properties table:display="true" style:writing-mode="lr-tb"/>
    </style:style>
    <style:style style:name="ta40" style:family="table" style:master-page-name="PageStyle_5f_Wolverton">
      <style:table-properties table:display="true" style:writing-mode="lr-tb"/>
    </style:style>
    <style:style style:name="ta41" style:family="table" style:master-page-name="PageStyle_5f_Wolverton_20_Result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 style:data-style-name="N129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lr-tb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 style:data-style-name="N3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 style:data-style-name="N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 style:data-style-name="N3"/>
    <style:style style:name="ce88" style:family="table-cell" style:parent-style-name="Default" style:data-style-name="N1"/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90" style:family="table-cell" style:parent-style-name="Default" style:data-style-name="N129"/>
    <style:style style:name="ce91" style:family="table-cell" style:parent-style-name="Default" style:data-style-name="N3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129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29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ext-properties fo:color="#00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1" style:family="table-cell" style:parent-style-name="Default" style:data-style-name="N100"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 style:data-style-name="N12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4" style:family="table-cell" style:parent-style-name="Default" style:data-style-name="N3">
      <style:table-cell-properties fo:background-color="#ffffff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K Nort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PARLIAMENTARY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MILTON KEYNES NORTH CONSTITUENCY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3">
            <text:p>I, the undersigned hereby give notice that the number of votes cast for each candidate at the election of a Member of Parliament for the Milton Keynes North Constituency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FENSOME, Matthew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Monster Raving Loony William Hill Party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57" table:number-columns-spanned="4" table:number-rows-spanned="1">
            <text:p>157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FRANCIS, Alan Herbert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733" table:number-columns-spanned="4" table:number-rows-spanned="1">
            <text:p>733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HAMILTON, Richard James Munro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British National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154" table:number-columns-spanned="4" table:number-rows-spanned="1">
            <text:p>1,154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HOPE, Jill Susa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1894" table:number-columns-spanned="4" table:number-rows-spanned="1">
            <text:p>11,894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ANCASTER, John Mark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3419" table:number-columns-spanned="4" table:number-rows-spanned="1">
            <text:p>23,419</text:p>
          </table:table-cell>
          <table:covered-table-cell table:number-columns-repeated="3" table:style-name="ce32"/>
          <table:table-cell office:value-type="string">
            <text:p>Elected</text:p>
          </table:table-cell>
          <table:table-cell table:number-columns-repeated="234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ENNON, John Francis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06" table:number-columns-spanned="4" table:number-rows-spanned="1">
            <text:p>20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AKES, Andrew Elliot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4458" table:number-columns-spanned="4" table:number-rows-spanned="1">
            <text:p>14,458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HILLIPS, Michael Sherida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771" table:number-columns-spanned="4" table:number-rows-spanned="1">
            <text:p>1,771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VYAS, Anant Manishanker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Independent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95" table:number-columns-spanned="4" table:number-rows-spanned="1">
            <text:p>95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John Mark Lancaster is duly elected to serve as Member of Parliament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than one candidate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73" table:number-columns-spanned="2" table:number-rows-spanned="1">
            <text:p>73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82432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54292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5.8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Acting 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MK North Results" table:style-name="ta2" table:print="false"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10])" office:value-type="float" office:value="8">
            <text:p>8</text:p>
          </table:table-cell>
          <table:table-cell table:style-name="ce41" office:value-type="string">
            <text:p>FENSOME, Matthew</text:p>
          </table:table-cell>
          <table:table-cell table:style-name="ce41" office:value-type="string">
            <text:p>Monster Raving Loony William Hill Party</text:p>
          </table:table-cell>
          <table:table-cell table:style-name="ce44" table:formula="of:=VLOOKUP([.$B2];[$'MK North'.$C$20:.$W$52];16;FALSE())" office:value-type="float" office:value="157">
            <text:p>157</text:p>
          </table:table-cell>
          <table:table-cell table:style-name="ce47" table:formula="of:=[.D2]/SUM([.$D$2:.$D$10])*100" office:value-type="float" office:value="0.291350418468276">
            <text:p>0.3</text:p>
          </table:table-cell>
          <table:table-cell table:style-name="ce49" table:formula="of:=IF(VLOOKUP([.B2];[$'MK North'.$C$8:.$X$168];20;FALSE())=0;&quot;&quot;;(VLOOKUP([.B2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10])" office:value-type="float" office:value="6">
            <text:p>6</text:p>
          </table:table-cell>
          <table:table-cell table:style-name="ce41" office:value-type="string">
            <text:p>FRANCIS, Alan Herbert</text:p>
          </table:table-cell>
          <table:table-cell table:style-name="ce41" office:value-type="string">
            <text:p>Green Party</text:p>
          </table:table-cell>
          <table:table-cell table:style-name="ce44" table:formula="of:=VLOOKUP([.$B3];[$'MK North'.$C$20:.$W$52];16;FALSE())" office:value-type="float" office:value="733">
            <text:p>733</text:p>
          </table:table-cell>
          <table:table-cell table:style-name="ce47" table:formula="of:=[.D3]/SUM([.$D$2:.$D$10])*100" office:value-type="float" office:value="1.36025386456845">
            <text:p>1.4</text:p>
          </table:table-cell>
          <table:table-cell table:style-name="ce49" table:formula="of:=IF(VLOOKUP([.B3];[$'MK North'.$C$8:.$X$168];20;FALSE())=0;&quot;&quot;;(VLOOKUP([.B3];[$'MK North'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10])" office:value-type="float" office:value="5">
            <text:p>5</text:p>
          </table:table-cell>
          <table:table-cell table:style-name="ce41" office:value-type="string">
            <text:p>HAMILTON, Richard James Munro</text:p>
          </table:table-cell>
          <table:table-cell table:style-name="ce41" office:value-type="string">
            <text:p>British National Party</text:p>
          </table:table-cell>
          <table:table-cell table:style-name="ce44" table:formula="of:=VLOOKUP([.$B4];[$'MK North'.$C$20:.$W$52];16;FALSE())" office:value-type="float" office:value="1154">
            <text:p>1,154</text:p>
          </table:table-cell>
          <table:table-cell table:style-name="ce47" table:formula="of:=[.D4]/SUM([.$D$2:.$D$10])*100" office:value-type="float" office:value="2.1415183624993">
            <text:p>2.1</text:p>
          </table:table-cell>
          <table:table-cell table:style-name="ce49" table:formula="of:=IF(VLOOKUP([.B4];[$'MK North'.$C$8:.$X$168];20;FALSE())=0;&quot;&quot;;(VLOOKUP([.B4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10])" office:value-type="float" office:value="3">
            <text:p>3</text:p>
          </table:table-cell>
          <table:table-cell table:style-name="ce41" office:value-type="string">
            <text:p>HOPE, Jill Susan</text:p>
          </table:table-cell>
          <table:table-cell table:style-name="ce41" office:value-type="string">
            <text:p>Liberal Democrats</text:p>
          </table:table-cell>
          <table:table-cell table:style-name="ce44" table:formula="of:=VLOOKUP([.$B5];[$'MK North'.$C$20:.$W$52];16;FALSE())" office:value-type="float" office:value="11894">
            <text:p>11,894</text:p>
          </table:table-cell>
          <table:table-cell table:style-name="ce47" table:formula="of:=[.D5]/SUM([.$D$2:.$D$10])*100" office:value-type="float" office:value="22.0721138679088">
            <text:p>22.1</text:p>
          </table:table-cell>
          <table:table-cell table:style-name="ce49" table:formula="of:=IF(VLOOKUP([.B5];[$'MK North'.$C$8:.$X$168];20;FALSE())=0;&quot;&quot;;(VLOOKUP([.B5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10])" office:value-type="float" office:value="1">
            <text:p>1</text:p>
          </table:table-cell>
          <table:table-cell table:style-name="ce41" office:value-type="string">
            <text:p>LANCASTER, John Mark</text:p>
          </table:table-cell>
          <table:table-cell table:style-name="ce41" office:value-type="string">
            <text:p>The Conservative Party Candidate</text:p>
          </table:table-cell>
          <table:table-cell table:style-name="ce44" table:formula="of:=VLOOKUP([.$B6];[$'MK North'.$C$20:.$W$52];16;FALSE())" office:value-type="float" office:value="23419">
            <text:p>23,419</text:p>
          </table:table-cell>
          <table:table-cell table:style-name="ce47" table:formula="of:=[.D6]/SUM([.$D$2:.$D$10])*100" office:value-type="float" office:value="43.4594614656596">
            <text:p>43.5</text:p>
          </table:table-cell>
          <table:table-cell table:style-name="ce49" table:formula="of:=IF(VLOOKUP([.B6];[$'MK North'.$C$8:.$X$168];20;FALSE())=0;&quot;&quot;;(VLOOKUP([.B6];[$'MK North'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10])" office:value-type="float" office:value="7">
            <text:p>7</text:p>
          </table:table-cell>
          <table:table-cell table:style-name="ce41" office:value-type="string">
            <text:p>LENNON, John Francis</text:p>
          </table:table-cell>
          <table:table-cell table:style-name="ce41" office:value-type="string">
            <text:p>Christian Peoples Alliance</text:p>
          </table:table-cell>
          <table:table-cell table:style-name="ce44" table:formula="of:=VLOOKUP([.$B7];[$'MK North'.$C$20:.$W$52];16;FALSE())" office:value-type="float" office:value="206">
            <text:p>206</text:p>
          </table:table-cell>
          <table:table-cell table:style-name="ce47" table:formula="of:=[.D7]/SUM([.$D$2:.$D$10])*100" office:value-type="float" office:value="0.38228144079277">
            <text:p>0.4</text:p>
          </table:table-cell>
          <table:table-cell table:style-name="ce49" table:formula="of:=IF(VLOOKUP([.B7];[$'MK North'.$C$8:.$X$168];20;FALSE())=0;&quot;&quot;;(VLOOKUP([.B7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8];[.$D$2:.$D$10])" office:value-type="float" office:value="2">
            <text:p>2</text:p>
          </table:table-cell>
          <table:table-cell table:style-name="ce41" office:value-type="string">
            <text:p>PAKES, Andrew Elliot</text:p>
          </table:table-cell>
          <table:table-cell table:style-name="ce41" office:value-type="string">
            <text:p>The Labour Party Candidate</text:p>
          </table:table-cell>
          <table:table-cell table:style-name="ce44" table:formula="of:=VLOOKUP([.$B8];[$'MK North'.$C$20:.$W$52];16;FALSE())" office:value-type="float" office:value="14458">
            <text:p>14,458</text:p>
          </table:table-cell>
          <table:table-cell table:style-name="ce47" table:formula="of:=[.D8]/SUM([.$D$2:.$D$10])*100" office:value-type="float" office:value="26.8302187911741">
            <text:p>26.8</text:p>
          </table:table-cell>
          <table:table-cell table:style-name="ce49" table:formula="of:=IF(VLOOKUP([.B8];[$'MK North'.$C$8:.$X$168];20;FALSE())=0;&quot;&quot;;(VLOOKUP([.B8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9];[.$D$2:.$D$10])" office:value-type="float" office:value="4">
            <text:p>4</text:p>
          </table:table-cell>
          <table:table-cell table:style-name="ce41" office:value-type="string">
            <text:p>PHILLIPS, Michael Sheridan</text:p>
          </table:table-cell>
          <table:table-cell table:style-name="ce41" office:value-type="string">
            <text:p>UK Independence Party (UKIP)</text:p>
          </table:table-cell>
          <table:table-cell table:style-name="ce44" table:formula="of:=VLOOKUP([.$B9];[$'MK North'.$C$20:.$W$52];16;FALSE())" office:value-type="float" office:value="1771">
            <text:p>1,771</text:p>
          </table:table-cell>
          <table:table-cell table:style-name="ce47" table:formula="of:=[.D9]/SUM([.$D$2:.$D$10])*100" office:value-type="float" office:value="3.28650694972813">
            <text:p>3.3</text:p>
          </table:table-cell>
          <table:table-cell table:style-name="ce49" table:formula="of:=IF(VLOOKUP([.B9];[$'MK North'.$C$8:.$X$168];20;FALSE())=0;&quot;&quot;;(VLOOKUP([.B9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10];[.$D$2:.$D$10])" office:value-type="float" office:value="9">
            <text:p>9</text:p>
          </table:table-cell>
          <table:table-cell table:style-name="ce41" office:value-type="string">
            <text:p>VYAS, Anant Manishanker</text:p>
          </table:table-cell>
          <table:table-cell table:style-name="ce41" office:value-type="string">
            <text:p>Independent</text:p>
          </table:table-cell>
          <table:table-cell table:style-name="ce44" table:formula="of:=VLOOKUP([.$B10];[$'MK North'.$C$20:.$W$52];16;FALSE())" office:value-type="float" office:value="95">
            <text:p>95</text:p>
          </table:table-cell>
          <table:table-cell table:style-name="ce47" table:formula="of:=[.D10]/SUM([.$D$2:.$D$10])*100" office:value-type="float" office:value="0.176294839200549">
            <text:p>0.2</text:p>
          </table:table-cell>
          <table:table-cell table:style-name="ce49" table:formula="of:=IF(VLOOKUP([.B10];[$'MK North'.$C$8:.$X$168];20;FALSE())=0;&quot;&quot;;(VLOOKUP([.B10];[$'MK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/>
          <table:table-cell table:style-name="ce42" table:number-columns-repeated="2"/>
          <table:table-cell table:style-name="ce44"/>
          <table:table-cell table:style-name="ce47"/>
          <table:table-cell table:style-name="ce49"/>
          <table:table-cell table:style-name="ce50" table:number-columns-repeated="1018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3];[.$A$2:.$F$10];2;FALSE())" office:value-type="string" office:string-value="LANCASTER, John Mark">
            <text:p>LANCASTER, John Mark</text:p>
          </table:table-cell>
          <table:table-cell table:style-name="ce43" table:formula="of:=VLOOKUP([.$A13];[.$A$2:.$F$10];3;FALSE())" office:value-type="string" office:string-value="The Conservative Party Candidate">
            <text:p>The Conservative Party Candidate</text:p>
          </table:table-cell>
          <table:table-cell table:style-name="ce46" table:formula="of:=VLOOKUP([.$A13];[.$A$2:.$F$10];4;FALSE())" office:value-type="float" office:value="23419">
            <text:p>23419</text:p>
          </table:table-cell>
          <table:table-cell table:style-name="ce48" table:formula="of:=VLOOKUP([.$A13];[.$A$2:.$F$10];5;FALSE())" office:value-type="float" office:value="43.4594614656596">
            <text:p>43.5</text:p>
          </table:table-cell>
          <table:table-cell table:style-name="ce46" table:formula="of:=VLOOKUP([.$A13];[.$A$2:.$F$10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4];[.$A$2:.$F$10];2;FALSE())" office:value-type="string" office:string-value="PAKES, Andrew Elliot">
            <text:p>PAKES, Andrew Elliot</text:p>
          </table:table-cell>
          <table:table-cell table:style-name="ce43" table:formula="of:=VLOOKUP([.$A14];[.$A$2:.$F$10];3;FALSE())" office:value-type="string" office:string-value="The Labour Party Candidate">
            <text:p>The Labour Party Candidate</text:p>
          </table:table-cell>
          <table:table-cell table:style-name="ce46" table:formula="of:=VLOOKUP([.$A14];[.$A$2:.$F$10];4;FALSE())" office:value-type="float" office:value="14458">
            <text:p>14458</text:p>
          </table:table-cell>
          <table:table-cell table:style-name="ce48" table:formula="of:=VLOOKUP([.$A14];[.$A$2:.$F$10];5;FALSE())" office:value-type="float" office:value="26.8302187911741">
            <text:p>26.8</text:p>
          </table:table-cell>
          <table:table-cell table:style-name="ce46" table:formula="of:=VLOOKUP([.$A14];[.$A$2:.$F$1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5];[.$A$2:.$F$10];2;FALSE())" office:value-type="string" office:string-value="HOPE, Jill Susan">
            <text:p>HOPE, Jill Susan</text:p>
          </table:table-cell>
          <table:table-cell table:style-name="ce43" table:formula="of:=VLOOKUP([.$A15];[.$A$2:.$F$10];3;FALSE())" office:value-type="string" office:string-value="Liberal Democrats">
            <text:p>Liberal Democrats</text:p>
          </table:table-cell>
          <table:table-cell table:style-name="ce46" table:formula="of:=VLOOKUP([.$A15];[.$A$2:.$F$10];4;FALSE())" office:value-type="float" office:value="11894">
            <text:p>11894</text:p>
          </table:table-cell>
          <table:table-cell table:style-name="ce48" table:formula="of:=VLOOKUP([.$A15];[.$A$2:.$F$10];5;FALSE())" office:value-type="float" office:value="22.0721138679088">
            <text:p>22.1</text:p>
          </table:table-cell>
          <table:table-cell table:style-name="ce46" table:formula="of:=VLOOKUP([.$A15];[.$A$2:.$F$1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6];[.$A$2:.$F$10];2;FALSE())" office:value-type="string" office:string-value="PHILLIPS, Michael Sheridan">
            <text:p>PHILLIPS, Michael Sheridan</text:p>
          </table:table-cell>
          <table:table-cell table:style-name="ce43" table:formula="of:=VLOOKUP([.$A16];[.$A$2:.$F$10];3;FALSE())" office:value-type="string" office:string-value="UK Independence Party (UKIP)">
            <text:p>UK Independence Party (UKIP)</text:p>
          </table:table-cell>
          <table:table-cell table:style-name="ce46" table:formula="of:=VLOOKUP([.$A16];[.$A$2:.$F$10];4;FALSE())" office:value-type="float" office:value="1771">
            <text:p>1771</text:p>
          </table:table-cell>
          <table:table-cell table:style-name="ce48" table:formula="of:=VLOOKUP([.$A16];[.$A$2:.$F$10];5;FALSE())" office:value-type="float" office:value="3.28650694972813">
            <text:p>3.3</text:p>
          </table:table-cell>
          <table:table-cell table:style-name="ce46" table:formula="of:=VLOOKUP([.$A16];[.$A$2:.$F$1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7];[.$A$2:.$F$10];2;FALSE())" office:value-type="string" office:string-value="HAMILTON, Richard James Munro">
            <text:p>HAMILTON, Richard James Munro</text:p>
          </table:table-cell>
          <table:table-cell table:style-name="ce43" table:formula="of:=VLOOKUP([.$A17];[.$A$2:.$F$10];3;FALSE())" office:value-type="string" office:string-value="British National Party">
            <text:p>British National Party</text:p>
          </table:table-cell>
          <table:table-cell table:style-name="ce46" table:formula="of:=VLOOKUP([.$A17];[.$A$2:.$F$10];4;FALSE())" office:value-type="float" office:value="1154">
            <text:p>1154</text:p>
          </table:table-cell>
          <table:table-cell table:style-name="ce48" table:formula="of:=VLOOKUP([.$A17];[.$A$2:.$F$10];5;FALSE())" office:value-type="float" office:value="2.1415183624993">
            <text:p>2.1</text:p>
          </table:table-cell>
          <table:table-cell table:style-name="ce46" table:formula="of:=VLOOKUP([.$A17];[.$A$2:.$F$1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8];[.$A$2:.$F$10];2;FALSE())" office:value-type="string" office:string-value="FRANCIS, Alan Herbert">
            <text:p>FRANCIS, Alan Herbert</text:p>
          </table:table-cell>
          <table:table-cell table:style-name="ce43" table:formula="of:=VLOOKUP([.$A18];[.$A$2:.$F$10];3;FALSE())" office:value-type="string" office:string-value="Green Party">
            <text:p>Green Party</text:p>
          </table:table-cell>
          <table:table-cell table:style-name="ce46" table:formula="of:=VLOOKUP([.$A18];[.$A$2:.$F$10];4;FALSE())" office:value-type="float" office:value="733">
            <text:p>733</text:p>
          </table:table-cell>
          <table:table-cell table:style-name="ce48" table:formula="of:=VLOOKUP([.$A18];[.$A$2:.$F$10];5;FALSE())" office:value-type="float" office:value="1.36025386456845">
            <text:p>1.4</text:p>
          </table:table-cell>
          <table:table-cell table:style-name="ce46" table:formula="of:=VLOOKUP([.$A18];[.$A$2:.$F$1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7">
            <text:p>7</text:p>
          </table:table-cell>
          <table:table-cell table:style-name="ce43" table:formula="of:=VLOOKUP([.$A19];[.$A$2:.$F$10];2;FALSE())" office:value-type="string" office:string-value="LENNON, John Francis">
            <text:p>LENNON, John Francis</text:p>
          </table:table-cell>
          <table:table-cell table:style-name="ce43" table:formula="of:=VLOOKUP([.$A19];[.$A$2:.$F$10];3;FALSE())" office:value-type="string" office:string-value="Christian Peoples Alliance">
            <text:p>Christian Peoples Alliance</text:p>
          </table:table-cell>
          <table:table-cell table:style-name="ce46" table:formula="of:=VLOOKUP([.$A19];[.$A$2:.$F$10];4;FALSE())" office:value-type="float" office:value="206">
            <text:p>206</text:p>
          </table:table-cell>
          <table:table-cell table:style-name="ce48" table:formula="of:=VLOOKUP([.$A19];[.$A$2:.$F$10];5;FALSE())" office:value-type="float" office:value="0.38228144079277">
            <text:p>0.4</text:p>
          </table:table-cell>
          <table:table-cell table:style-name="ce46" table:formula="of:=VLOOKUP([.$A19];[.$A$2:.$F$10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8">
            <text:p>8</text:p>
          </table:table-cell>
          <table:table-cell table:style-name="ce43" table:formula="of:=VLOOKUP([.$A20];[.$A$2:.$F$10];2;FALSE())" office:value-type="string" office:string-value="FENSOME, Matthew">
            <text:p>FENSOME, Matthew</text:p>
          </table:table-cell>
          <table:table-cell table:style-name="ce43" table:formula="of:=VLOOKUP([.$A20];[.$A$2:.$F$10];3;FALSE())" office:value-type="string" office:string-value="Monster Raving Loony William Hill Party">
            <text:p>Monster Raving Loony William Hill Party</text:p>
          </table:table-cell>
          <table:table-cell table:style-name="ce46" table:formula="of:=VLOOKUP([.$A20];[.$A$2:.$F$10];4;FALSE())" office:value-type="float" office:value="157">
            <text:p>157</text:p>
          </table:table-cell>
          <table:table-cell table:style-name="ce48" table:formula="of:=VLOOKUP([.$A20];[.$A$2:.$F$10];5;FALSE())" office:value-type="float" office:value="0.291350418468276">
            <text:p>0.3</text:p>
          </table:table-cell>
          <table:table-cell table:style-name="ce46" table:formula="of:=VLOOKUP([.$A20];[.$A$2:.$F$10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9">
            <text:p>9</text:p>
          </table:table-cell>
          <table:table-cell table:style-name="ce43" table:formula="of:=VLOOKUP([.$A21];[.$A$2:.$F$10];2;FALSE())" office:value-type="string" office:string-value="VYAS, Anant Manishanker">
            <text:p>VYAS, Anant Manishanker</text:p>
          </table:table-cell>
          <table:table-cell table:style-name="ce43" table:formula="of:=VLOOKUP([.$A21];[.$A$2:.$F$10];3;FALSE())" office:value-type="string" office:string-value="Independent">
            <text:p>Independent</text:p>
          </table:table-cell>
          <table:table-cell table:style-name="ce46" table:formula="of:=VLOOKUP([.$A21];[.$A$2:.$F$10];4;FALSE())" office:value-type="float" office:value="95">
            <text:p>95</text:p>
          </table:table-cell>
          <table:table-cell table:style-name="ce48" table:formula="of:=VLOOKUP([.$A21];[.$A$2:.$F$10];5;FALSE())" office:value-type="float" office:value="0.176294839200549">
            <text:p>0.2</text:p>
          </table:table-cell>
          <table:table-cell table:style-name="ce46" table:formula="of:=VLOOKUP([.$A21];[.$A$2:.$F$10];6;FALSE())">
            <text:p/>
          </table:table-cell>
          <table:table-cell table:number-columns-repeated="1018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 table:formula="of:=[$'MK North'.G70]" office:value-type="string" office:string-value="Electorate: 82432">
            <text:p>Electorate: 82432</text:p>
          </table:table-cell>
          <table:table-cell table:number-columns-repeated="1022"/>
        </table:table-row>
        <table:table-row table:style-name="ro26">
          <table:table-cell/>
          <table:table-cell table:formula="of:=[$'MK North'.L70]" office:value-type="string" office:string-value="Ballot Papers Issued: 54292">
            <text:p>Ballot Papers Issued: 54292</text:p>
          </table:table-cell>
          <table:table-cell table:number-columns-repeated="1022"/>
        </table:table-row>
        <table:table-row table:style-name="ro26">
          <table:table-cell/>
          <table:table-cell table:formula="of:=[$'MK North'.T70]" office:value-type="string" office:string-value="Turnout: 65.8%">
            <text:p>Turnout: 65.8%</text:p>
          </table:table-cell>
          <table:table-cell table:number-columns-repeated="1022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>
            <draw:frame table:end-cell-address="'MK North Results'.C46" table:end-x="5.858cm" table:end-y="0.272cm" draw:z-index="0" draw:name="Chart 1" draw:style-name="gr1" draw:text-style-name="P1" svg:width="13.018cm" svg:height="8.191cm" svg:x="0.086cm" svg:y="0.21cm">
              <draw:object draw:notify-on-update-of-ranges="'MK North Results'.B13:'MK North Results'.B21 'MK North Results'.D13:'MK North Results'.D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4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MK South" table:style-name="ta3" table:print="false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PARLIAMENTARY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MILTON KEYNES SOUTH CONSTITUENCY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3">
            <text:p>I, the undersigned hereby give notice that the number of votes cast for each candidate at the election of a Member of Parliament for the Milton Keynes South Constituency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DEACON, Katrina Jean</text:p>
          </table:table-cell>
          <table:covered-table-cell table:number-columns-repeated="5" table:style-name="ce23"/>
          <table:table-cell table:style-name="Default"/>
          <table:table-cell table:style-name="ce14" office:value-type="string" table:number-columns-spanned="4" table:number-rows-spanned="1">
            <text:p>The Green Party</text:p>
          </table:table-cell>
          <table:covered-table-cell table:number-columns-repeated="3" table:style-name="ce23"/>
          <table:table-cell table:style-name="Default" table:number-columns-repeated="4"/>
          <table:table-cell table:style-name="ce30" office:value-type="float" office:value="774" table:number-columns-spanned="4" table:number-rows-spanned="1">
            <text:p>774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JONES, Peter Maxwell</text:p>
          </table:table-cell>
          <table:covered-table-cell table:number-columns-repeated="5" table:style-name="ce23"/>
          <table:table-cell table:style-name="Default"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style-name="Default" table:number-columns-repeated="4"/>
          <table:table-cell table:style-name="ce30" office:value-type="float" office:value="9787" table:number-columns-spanned="4" table:number-rows-spanned="1">
            <text:p>9,787</text:p>
          </table:table-cell>
          <table:covered-table-cell table:number-columns-repeated="3" table:style-name="ce32"/>
          <table:table-cell table:style-name="ce81" table:number-columns-spanned="2" table:number-rows-spanned="1"/>
          <table:covered-table-cell table:style-name="ce83"/>
          <table:table-cell table:number-columns-repeated="233"/>
        </table:table-row>
        <table:table-row table:style-name="ro16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NTI, Suzanne Maria</text:p>
          </table:table-cell>
          <table:covered-table-cell table:number-columns-repeated="5" table:style-name="ce23"/>
          <table:table-cell table:style-name="Default"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style-name="Default" table:number-columns-repeated="4"/>
          <table:table-cell table:style-name="ce30" office:value-type="float" office:value="245" table:number-columns-spanned="4" table:number-rows-spanned="1">
            <text:p>245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2"/>
          <table:table-cell table:style-name="Default" table:number-columns-repeated="7"/>
          <table:covered-table-cell table:number-columns-repeated="4" table:style-name="ce13"/>
          <table:table-cell table:style-name="Default" table:number-columns-repeated="8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INTO, Joseph Francis Anthony Philip</text:p>
          </table:table-cell>
          <table:covered-table-cell table:number-columns-repeated="5" table:style-name="ce23"/>
          <table:table-cell table:style-name="Default"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style-name="Default" table:number-columns-repeated="4"/>
          <table:table-cell table:style-name="ce30" office:value-type="float" office:value="2074" table:number-columns-spanned="4" table:number-rows-spanned="1">
            <text:p>2,074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2"/>
          <table:table-cell table:style-name="Default" table:number-columns-repeated="7"/>
          <table:covered-table-cell table:number-columns-repeated="4" table:style-name="ce13"/>
          <table:table-cell table:style-name="Default" table:number-columns-repeated="8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STARKEY, Phyllis Margaret</text:p>
          </table:table-cell>
          <table:covered-table-cell table:number-columns-repeated="5" table:style-name="ce23"/>
          <table:table-cell table:style-name="Default"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style-name="Default" table:number-columns-repeated="4"/>
          <table:table-cell table:style-name="ce30" office:value-type="float" office:value="17833" table:number-columns-spanned="4" table:number-rows-spanned="1">
            <text:p>17,83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2"/>
          <table:table-cell table:style-name="Default" table:number-columns-repeated="7"/>
          <table:covered-table-cell table:number-columns-repeated="4" table:style-name="ce13"/>
          <table:table-cell table:style-name="Default" table:number-columns-repeated="8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STEWART, Iain Aitken</text:p>
          </table:table-cell>
          <table:covered-table-cell table:number-columns-repeated="5" table:style-name="ce23"/>
          <table:table-cell table:style-name="Default"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style-name="Default" table:number-columns-repeated="4"/>
          <table:table-cell table:style-name="ce30" office:value-type="float" office:value="23034" table:number-columns-spanned="4" table:number-rows-spanned="1">
            <text:p>23,034</text:p>
          </table:table-cell>
          <table:covered-table-cell table:number-columns-repeated="3" table:style-name="ce32"/>
          <table:table-cell office:value-type="string">
            <text:p>Elected</text:p>
          </table:table-cell>
          <table:table-cell table:number-columns-repeated="234"/>
        </table:table-row>
        <table:table-row table:style-name="ro1">
          <table:table-cell table:number-columns-repeated="2"/>
          <table:table-cell table:style-name="Default" table:number-columns-repeated="7"/>
          <table:covered-table-cell table:number-columns-repeated="4" table:style-name="ce13"/>
          <table:table-cell table:style-name="Default" table:number-columns-repeated="8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TAIT, Matthew Robert James</text:p>
          </table:table-cell>
          <table:covered-table-cell table:number-columns-repeated="5" table:style-name="ce23"/>
          <table:table-cell table:style-name="Default"/>
          <table:table-cell table:style-name="ce14" office:value-type="string" table:number-columns-spanned="4" table:number-rows-spanned="1">
            <text:p>British National Party</text:p>
          </table:table-cell>
          <table:covered-table-cell table:number-columns-repeated="3" table:style-name="ce23"/>
          <table:table-cell table:style-name="Default" table:number-columns-repeated="4"/>
          <table:table-cell table:style-name="ce30" office:value-type="float" office:value="1502" table:number-columns-spanned="4" table:number-rows-spanned="1">
            <text:p>1,502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5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2">
          <table:table-cell table:number-columns-repeated="2"/>
          <table:table-cell table:style-name="Default" table:number-columns-repeated="19"/>
          <table:table-cell table:number-columns-repeated="235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ORTH, Jonathan Paul</text:p>
          </table:table-cell>
          <table:covered-table-cell table:number-columns-repeated="5" table:style-name="ce23"/>
          <table:table-cell table:style-name="Default"/>
          <table:table-cell table:style-name="ce12" office:value-type="string" table:number-columns-spanned="4" table:number-rows-spanned="2">
            <text:p>Nationwide Reform Party</text:p>
          </table:table-cell>
          <table:covered-table-cell table:number-columns-repeated="3" table:style-name="ce13"/>
          <table:table-cell table:style-name="Default" table:number-columns-repeated="4"/>
          <table:table-cell table:style-name="ce30" office:value-type="float" office:value="84" table:number-columns-spanned="4" table:number-rows-spanned="1">
            <text:p>84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2"/>
          <table:table-cell table:style-name="Default" table:number-columns-repeated="7"/>
          <table:covered-table-cell table:number-columns-repeated="4" table:style-name="ce13"/>
          <table:table-cell table:style-name="Default" table:number-columns-repeated="8"/>
          <table:table-cell table:number-columns-repeated="235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Peter Maxwell Jones is duly elected to serve as Member of Parliament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than one candidate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91236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0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0.0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10" table:number-rows-repeated="104849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MK South Results" table:style-name="ta4" table:print="false">
        <table:table-column table:style-name="co25" table:default-cell-style-name="ce39"/>
        <table:table-column table:style-name="co26" table:default-cell-style-name="ce41"/>
        <table:table-column table:style-name="co27" table:default-cell-style-name="ce41"/>
        <table:table-column table:style-name="co25" table:default-cell-style-name="ce44"/>
        <table:table-column table:style-name="co25" table:default-cell-style-name="ce47"/>
        <table:table-column table:style-name="co25" table:default-cell-style-name="ce49"/>
        <table:table-column table:style-name="co25" table:number-columns-repeated="250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8" table:formula="of:=RANK([.D2];[.$D$2:.$D$9])" office:value-type="float" office:value="6">
            <text:p>6</text:p>
          </table:table-cell>
          <table:table-cell office:value-type="string">
            <text:p>DEACON, Katrina Jean</text:p>
          </table:table-cell>
          <table:table-cell office:value-type="string">
            <text:p>The Green Party</text:p>
          </table:table-cell>
          <table:table-cell table:formula="of:=VLOOKUP([.B2];[$'MK South'.$C$19:.$X$88];16;FALSE())" office:value-type="float" office:value="774">
            <text:p>774</text:p>
          </table:table-cell>
          <table:table-cell table:formula="of:=[.D2]/SUM([.$D$2:.$D$9])*100" office:value-type="float" office:value="1.39880360725065">
            <text:p>1.4</text:p>
          </table:table-cell>
          <table:table-cell table:formula="of:=IF(VLOOKUP([.B2];[$'MK South'.$C$8:.$X$168];20;FALSE())=0;&quot;&quot;;(VLOOKUP([.B2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3];[.$D$2:.$D$9])" office:value-type="float" office:value="3">
            <text:p>3</text:p>
          </table:table-cell>
          <table:table-cell office:value-type="string">
            <text:p>JONES, Peter Maxwell</text:p>
          </table:table-cell>
          <table:table-cell office:value-type="string">
            <text:p>Liberal Democrats</text:p>
          </table:table-cell>
          <table:table-cell table:formula="of:=VLOOKUP([.B3];[$'MK South'.$C$19:.$X$88];16;FALSE())" office:value-type="float" office:value="9787">
            <text:p>9,787</text:p>
          </table:table-cell>
          <table:table-cell table:formula="of:=[.D3]/SUM([.$D$2:.$D$9])*100" office:value-type="float" office:value="17.6874559485298">
            <text:p>17.7</text:p>
          </table:table-cell>
          <table:table-cell table:formula="of:=IF(VLOOKUP([.B3];[$'MK South'.$C$8:.$X$168];20;FALSE())=0;&quot;&quot;;(VLOOKUP([.B3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4];[.$D$2:.$D$9])" office:value-type="float" office:value="7">
            <text:p>7</text:p>
          </table:table-cell>
          <table:table-cell office:value-type="string">
            <text:p>NTI, Suzanne Maria</text:p>
          </table:table-cell>
          <table:table-cell office:value-type="string">
            <text:p>Christian Peoples Alliance</text:p>
          </table:table-cell>
          <table:table-cell table:formula="of:=VLOOKUP([.B4];[$'MK South'.$C$19:.$X$88];16;FALSE())" office:value-type="float" office:value="245">
            <text:p>245</text:p>
          </table:table-cell>
          <table:table-cell table:formula="of:=[.D4]/SUM([.$D$2:.$D$9])*100" office:value-type="float" office:value="0.442773751649106">
            <text:p>0.4</text:p>
          </table:table-cell>
          <table:table-cell table:formula="of:=IF(VLOOKUP([.B4];[$'MK South'.$C$8:.$X$168];20;FALSE())=0;&quot;&quot;;(VLOOKUP([.B4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5];[.$D$2:.$D$9])" office:value-type="float" office:value="4">
            <text:p>4</text:p>
          </table:table-cell>
          <table:table-cell office:value-type="string">
            <text:p>PINTO, Joseph Francis Anthony Philip</text:p>
          </table:table-cell>
          <table:table-cell office:value-type="string">
            <text:p>UK Independence Party (UKIP)</text:p>
          </table:table-cell>
          <table:table-cell table:formula="of:=VLOOKUP([.B5];[$'MK South'.$C$19:.$X$88];16;FALSE())" office:value-type="float" office:value="2074">
            <text:p>2,074</text:p>
          </table:table-cell>
          <table:table-cell table:formula="of:=[.D5]/SUM([.$D$2:.$D$9])*100" office:value-type="float" office:value="3.74821535069488">
            <text:p>3.7</text:p>
          </table:table-cell>
          <table:table-cell table:formula="of:=IF(VLOOKUP([.B5];[$'MK South'.$C$8:.$X$168];20;FALSE())=0;&quot;&quot;;(VLOOKUP([.B5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6];[.$D$2:.$D$9])" office:value-type="float" office:value="2">
            <text:p>2</text:p>
          </table:table-cell>
          <table:table-cell office:value-type="string">
            <text:p>STARKEY, Phyllis Margaret</text:p>
          </table:table-cell>
          <table:table-cell office:value-type="string">
            <text:p>The Labour Party Candidate</text:p>
          </table:table-cell>
          <table:table-cell table:formula="of:=VLOOKUP([.B6];[$'MK South'.$C$19:.$X$88];16;FALSE())" office:value-type="float" office:value="17833">
            <text:p>17,833</text:p>
          </table:table-cell>
          <table:table-cell table:formula="of:=[.D6]/SUM([.$D$2:.$D$9])*100" office:value-type="float" office:value="32.228507400647">
            <text:p>32.2</text:p>
          </table:table-cell>
          <table:table-cell table:formula="of:=IF(VLOOKUP([.B6];[$'MK South'.$C$8:.$X$168];20;FALSE())=0;&quot;&quot;;(VLOOKUP([.B6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7];[.$D$2:.$D$9])" office:value-type="float" office:value="1">
            <text:p>1</text:p>
          </table:table-cell>
          <table:table-cell office:value-type="string">
            <text:p>STEWART, Iain Aitken</text:p>
          </table:table-cell>
          <table:table-cell office:value-type="string">
            <text:p>The Conservative Party Candidate</text:p>
          </table:table-cell>
          <table:table-cell table:formula="of:=VLOOKUP([.B7];[$'MK South'.$C$19:.$X$88];16;FALSE())" office:value-type="float" office:value="23034">
            <text:p>23,034</text:p>
          </table:table-cell>
          <table:table-cell table:formula="of:=[.D7]/SUM([.$D$2:.$D$9])*100" office:value-type="float" office:value="41.6279616142266">
            <text:p>41.6</text:p>
          </table:table-cell>
          <table:table-cell table:formula="of:=IF(VLOOKUP([.B7];[$'MK South'.$C$8:.$X$168];20;FALSE())=0;&quot;&quot;;(VLOOKUP([.B7];[$'MK South'.$C$8:.$X$168];20;FALSE())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8" table:formula="of:=RANK([.D8];[.$D$2:.$D$9])" office:value-type="float" office:value="5">
            <text:p>5</text:p>
          </table:table-cell>
          <table:table-cell office:value-type="string">
            <text:p>TAIT, Matthew Robert James</text:p>
          </table:table-cell>
          <table:table-cell office:value-type="string">
            <text:p>British National Party</text:p>
          </table:table-cell>
          <table:table-cell table:formula="of:=VLOOKUP([.B8];[$'MK South'.$C$19:.$X$88];16;FALSE())" office:value-type="float" office:value="1502">
            <text:p>1,502</text:p>
          </table:table-cell>
          <table:table-cell table:formula="of:=[.D8]/SUM([.$D$2:.$D$9])*100" office:value-type="float" office:value="2.71447418357942">
            <text:p>2.7</text:p>
          </table:table-cell>
          <table:table-cell table:formula="of:=IF(VLOOKUP([.B8];[$'MK South'.$C$8:.$X$168];20;FALSE())=0;&quot;&quot;;(VLOOKUP([.B8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9];[.$D$2:.$D$9])" office:value-type="float" office:value="8">
            <text:p>8</text:p>
          </table:table-cell>
          <table:table-cell office:value-type="string">
            <text:p>WORTH, Jonathan Paul</text:p>
          </table:table-cell>
          <table:table-cell office:value-type="string">
            <text:p>Nationwide Reform Party</text:p>
          </table:table-cell>
          <table:table-cell table:formula="of:=VLOOKUP([.B9];[$'MK South'.$C$19:.$X$88];16;FALSE())" office:value-type="float" office:value="84">
            <text:p>84</text:p>
          </table:table-cell>
          <table:table-cell table:formula="of:=[.D9]/SUM([.$D$2:.$D$9])*100" office:value-type="float" office:value="0.151808143422551">
            <text:p>0.2</text:p>
          </table:table-cell>
          <table:table-cell table:formula="of:=IF(VLOOKUP([.B9];[$'MK South'.$C$8:.$X$168];20;FALSE())=0;&quot;&quot;;(VLOOKUP([.B9];[$'MK South'.$C$8:.$X$168];20;FALSE())))">
            <text:p/>
          </table:table-cell>
          <table:table-cell table:number-columns-repeated="250"/>
        </table:table-row>
        <table:table-row table:style-name="ro26">
          <table:table-cell table:style-name="Default" table:number-columns-repeated="6"/>
          <table:table-cell table:number-columns-repeated="250"/>
        </table:table-row>
        <table:table-row table:style-name="ro26">
          <table:table-cell/>
          <table:table-cell table:style-name="ce40" office:value-type="string">
            <text:p>Name</text:p>
          </table:table-cell>
          <table:table-cell table:style-name="ce40"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table:style-name="ce40" office:value-type="string">
            <text:p>Elected?</text:p>
          </table:table-cell>
          <table:table-cell table:number-columns-repeated="250"/>
        </table:table-row>
        <table:table-row table:style-name="ro26">
          <table:table-cell office:value-type="float" office:value="1">
            <text:p>1</text:p>
          </table:table-cell>
          <table:table-cell table:style-name="ce84" table:formula="of:=VLOOKUP([.$A12];[.$A$2:.$F$9];2;FALSE())" office:value-type="string" office:string-value="STEWART, Iain Aitken">
            <text:p>STEWART, Iain Aitken</text:p>
          </table:table-cell>
          <table:table-cell table:style-name="ce84" table:formula="of:=VLOOKUP([.$A12];[.$A$2:.$F$9];3;FALSE())" office:value-type="string" office:string-value="The Conservative Party Candidate">
            <text:p>The Conservative Party Candidate</text:p>
          </table:table-cell>
          <table:table-cell table:style-name="ce85" table:formula="of:=VLOOKUP([.$A12];[.$A$2:.$F$9];4;FALSE())" office:value-type="float" office:value="23034">
            <text:p>23,034</text:p>
          </table:table-cell>
          <table:table-cell table:style-name="ce86" table:formula="of:=VLOOKUP([.$A12];[.$A$2:.$F$9];5;FALSE())" office:value-type="float" office:value="41.6279616142266">
            <text:p>41.6</text:p>
          </table:table-cell>
          <table:table-cell table:style-name="ce85" table:formula="of:=VLOOKUP([.$A12];[.$A$2:.$F$9];6;FALSE(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office:value-type="float" office:value="2">
            <text:p>2</text:p>
          </table:table-cell>
          <table:table-cell table:style-name="ce84" table:formula="of:=VLOOKUP([.$A13];[.$A$2:.$F$9];2;FALSE())" office:value-type="string" office:string-value="STARKEY, Phyllis Margaret">
            <text:p>STARKEY, Phyllis Margaret</text:p>
          </table:table-cell>
          <table:table-cell table:style-name="ce84" table:formula="of:=VLOOKUP([.$A13];[.$A$2:.$F$9];3;FALSE())" office:value-type="string" office:string-value="The Labour Party Candidate">
            <text:p>The Labour Party Candidate</text:p>
          </table:table-cell>
          <table:table-cell table:style-name="ce85" table:formula="of:=VLOOKUP([.$A13];[.$A$2:.$F$9];4;FALSE())" office:value-type="float" office:value="17833">
            <text:p>17,833</text:p>
          </table:table-cell>
          <table:table-cell table:style-name="ce86" table:formula="of:=VLOOKUP([.$A13];[.$A$2:.$F$9];5;FALSE())" office:value-type="float" office:value="32.228507400647">
            <text:p>32.2</text:p>
          </table:table-cell>
          <table:table-cell table:style-name="ce85" table:formula="of:=VLOOKUP([.$A13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3">
            <text:p>3</text:p>
          </table:table-cell>
          <table:table-cell table:style-name="ce84" table:formula="of:=VLOOKUP([.$A14];[.$A$2:.$F$9];2;FALSE())" office:value-type="string" office:string-value="JONES, Peter Maxwell">
            <text:p>JONES, Peter Maxwell</text:p>
          </table:table-cell>
          <table:table-cell table:style-name="ce84" table:formula="of:=VLOOKUP([.$A14];[.$A$2:.$F$9];3;FALSE())" office:value-type="string" office:string-value="Liberal Democrats">
            <text:p>Liberal Democrats</text:p>
          </table:table-cell>
          <table:table-cell table:style-name="ce85" table:formula="of:=VLOOKUP([.$A14];[.$A$2:.$F$9];4;FALSE())" office:value-type="float" office:value="9787">
            <text:p>9,787</text:p>
          </table:table-cell>
          <table:table-cell table:style-name="ce86" table:formula="of:=VLOOKUP([.$A14];[.$A$2:.$F$9];5;FALSE())" office:value-type="float" office:value="17.6874559485298">
            <text:p>17.7</text:p>
          </table:table-cell>
          <table:table-cell table:style-name="ce85" table:formula="of:=VLOOKUP([.$A14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4">
            <text:p>4</text:p>
          </table:table-cell>
          <table:table-cell table:style-name="ce84" table:formula="of:=VLOOKUP([.$A15];[.$A$2:.$F$9];2;FALSE())" office:value-type="string" office:string-value="PINTO, Joseph Francis Anthony Philip">
            <text:p>PINTO, Joseph Francis Anthony Philip</text:p>
          </table:table-cell>
          <table:table-cell table:style-name="ce84" table:formula="of:=VLOOKUP([.$A15];[.$A$2:.$F$9];3;FALSE())" office:value-type="string" office:string-value="UK Independence Party (UKIP)">
            <text:p>UK Independence Party (UKIP)</text:p>
          </table:table-cell>
          <table:table-cell table:style-name="ce85" table:formula="of:=VLOOKUP([.$A15];[.$A$2:.$F$9];4;FALSE())" office:value-type="float" office:value="2074">
            <text:p>2,074</text:p>
          </table:table-cell>
          <table:table-cell table:style-name="ce86" table:formula="of:=VLOOKUP([.$A15];[.$A$2:.$F$9];5;FALSE())" office:value-type="float" office:value="3.74821535069488">
            <text:p>3.7</text:p>
          </table:table-cell>
          <table:table-cell table:style-name="ce85" table:formula="of:=VLOOKUP([.$A15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5">
            <text:p>5</text:p>
          </table:table-cell>
          <table:table-cell table:style-name="ce84" table:formula="of:=VLOOKUP([.$A16];[.$A$2:.$F$9];2;FALSE())" office:value-type="string" office:string-value="TAIT, Matthew Robert James">
            <text:p>TAIT, Matthew Robert James</text:p>
          </table:table-cell>
          <table:table-cell table:style-name="ce84" table:formula="of:=VLOOKUP([.$A16];[.$A$2:.$F$9];3;FALSE())" office:value-type="string" office:string-value="British National Party">
            <text:p>British National Party</text:p>
          </table:table-cell>
          <table:table-cell table:style-name="ce85" table:formula="of:=VLOOKUP([.$A16];[.$A$2:.$F$9];4;FALSE())" office:value-type="float" office:value="1502">
            <text:p>1,502</text:p>
          </table:table-cell>
          <table:table-cell table:style-name="ce86" table:formula="of:=VLOOKUP([.$A16];[.$A$2:.$F$9];5;FALSE())" office:value-type="float" office:value="2.71447418357942">
            <text:p>2.7</text:p>
          </table:table-cell>
          <table:table-cell table:style-name="ce85" table:formula="of:=VLOOKUP([.$A16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6">
            <text:p>6</text:p>
          </table:table-cell>
          <table:table-cell table:style-name="ce84" table:formula="of:=VLOOKUP([.$A17];[.$A$2:.$F$9];2;FALSE())" office:value-type="string" office:string-value="DEACON, Katrina Jean">
            <text:p>DEACON, Katrina Jean</text:p>
          </table:table-cell>
          <table:table-cell table:style-name="ce84" table:formula="of:=VLOOKUP([.$A17];[.$A$2:.$F$9];3;FALSE())" office:value-type="string" office:string-value="The Green Party">
            <text:p>The Green Party</text:p>
          </table:table-cell>
          <table:table-cell table:style-name="ce85" table:formula="of:=VLOOKUP([.$A17];[.$A$2:.$F$9];4;FALSE())" office:value-type="float" office:value="774">
            <text:p>774</text:p>
          </table:table-cell>
          <table:table-cell table:style-name="ce86" table:formula="of:=VLOOKUP([.$A17];[.$A$2:.$F$9];5;FALSE())" office:value-type="float" office:value="1.39880360725065">
            <text:p>1.4</text:p>
          </table:table-cell>
          <table:table-cell table:style-name="ce85" table:formula="of:=VLOOKUP([.$A17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7">
            <text:p>7</text:p>
          </table:table-cell>
          <table:table-cell table:style-name="ce84" table:formula="of:=VLOOKUP([.$A18];[.$A$2:.$F$9];2;FALSE())" office:value-type="string" office:string-value="NTI, Suzanne Maria">
            <text:p>NTI, Suzanne Maria</text:p>
          </table:table-cell>
          <table:table-cell table:style-name="ce84" table:formula="of:=VLOOKUP([.$A18];[.$A$2:.$F$9];3;FALSE())" office:value-type="string" office:string-value="Christian Peoples Alliance">
            <text:p>Christian Peoples Alliance</text:p>
          </table:table-cell>
          <table:table-cell table:style-name="ce85" table:formula="of:=VLOOKUP([.$A18];[.$A$2:.$F$9];4;FALSE())" office:value-type="float" office:value="245">
            <text:p>245</text:p>
          </table:table-cell>
          <table:table-cell table:style-name="ce86" table:formula="of:=VLOOKUP([.$A18];[.$A$2:.$F$9];5;FALSE())" office:value-type="float" office:value="0.442773751649106">
            <text:p>0.4</text:p>
          </table:table-cell>
          <table:table-cell table:style-name="ce85" table:formula="of:=VLOOKUP([.$A18];[.$A$2:.$F$9];6;FALSE())">
            <text:p/>
          </table:table-cell>
          <table:table-cell table:number-columns-repeated="250"/>
        </table:table-row>
        <table:table-row table:style-name="ro26">
          <table:table-cell office:value-type="float" office:value="8">
            <text:p>8</text:p>
          </table:table-cell>
          <table:table-cell table:style-name="ce84" table:formula="of:=VLOOKUP([.$A19];[.$A$2:.$F$9];2;FALSE())" office:value-type="string" office:string-value="WORTH, Jonathan Paul">
            <text:p>WORTH, Jonathan Paul</text:p>
          </table:table-cell>
          <table:table-cell table:style-name="ce84" table:formula="of:=VLOOKUP([.$A19];[.$A$2:.$F$9];3;FALSE())" office:value-type="string" office:string-value="Nationwide Reform Party">
            <text:p>Nationwide Reform Party</text:p>
          </table:table-cell>
          <table:table-cell table:style-name="ce85" table:formula="of:=VLOOKUP([.$A19];[.$A$2:.$F$9];4;FALSE())" office:value-type="float" office:value="84">
            <text:p>84</text:p>
          </table:table-cell>
          <table:table-cell table:style-name="ce86" table:formula="of:=VLOOKUP([.$A19];[.$A$2:.$F$9];5;FALSE())" office:value-type="float" office:value="0.151808143422551">
            <text:p>0.2</text:p>
          </table:table-cell>
          <table:table-cell table:style-name="ce85" table:formula="of:=VLOOKUP([.$A19];[.$A$2:.$F$9];6;FALSE())">
            <text:p/>
          </table:table-cell>
          <table:table-cell table:number-columns-repeated="250"/>
        </table:table-row>
        <table:table-row table:style-name="ro26">
          <table:table-cell table:style-name="Default" table:number-columns-repeated="6"/>
          <table:table-cell table:number-columns-repeated="250"/>
        </table:table-row>
        <table:table-row table:style-name="ro26">
          <table:table-cell table:style-name="Default"/>
          <table:table-cell table:style-name="Default" table:formula="of:=[$'MK South'.G66]" office:value-type="string" office:string-value="Electorate: 91236">
            <text:p>Electorate: 91236</text:p>
          </table:table-cell>
          <table:table-cell table:style-name="Default" table:number-columns-repeated="4"/>
          <table:table-cell table:number-columns-repeated="250"/>
        </table:table-row>
        <table:table-row table:style-name="ro26">
          <table:table-cell table:style-name="Default"/>
          <table:table-cell table:style-name="Default" table:formula="of:=[$'MK South'.L66]" office:value-type="string" office:string-value="Ballot Papers Issued: 0">
            <text:p>Ballot Papers Issued: 0</text:p>
          </table:table-cell>
          <table:table-cell table:style-name="Default" table:number-columns-repeated="4"/>
          <table:table-cell table:number-columns-repeated="250"/>
        </table:table-row>
        <table:table-row table:style-name="ro26">
          <table:table-cell table:style-name="Default"/>
          <table:table-cell table:style-name="Default" table:formula="of:=[$'MK South'.T66]" office:value-type="string" office:string-value="Turnout:  0.0%">
            <text:p>Turnout: <text:s/>0.0%</text:p>
          </table:table-cell>
          <table:table-cell table:style-name="Default" table:number-columns-repeated="4"/>
          <table:table-cell table:number-columns-repeated="250"/>
        </table:table-row>
        <table:table-row table:style-name="ro26">
          <table:table-cell table:style-name="Default" table:number-columns-repeated="6"/>
          <table:table-cell table:number-columns-repeated="250"/>
        </table:table-row>
        <table:table-row table:style-name="ro26">
          <table:table-cell table:style-name="Default"/>
          <table:table-cell table:style-name="Default">
            <draw:frame table:end-cell-address="'MK South Results'.E41" table:end-x="1.108cm" table:end-y="0.026cm" draw:z-index="0" draw:name="Chart 1" draw:style-name="gr1" draw:text-style-name="P1" svg:width="13.046cm" svg:height="7.252cm" svg:x="0.001cm" svg:y="0cm">
              <draw:object draw:notify-on-update-of-ranges="'MK South Results'.B12:'MK South Results'.B19 'MK South Results'.D12:'MK South Results'.D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4"/>
          <table:table-cell table:number-columns-repeated="250"/>
        </table:table-row>
      </table:table>
      <table:table table:name="Elected MPs" table:style-name="ta5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5" table:number-columns-repeated="251" table:default-cell-style-name="Default"/>
        <table:table-row table:style-name="ro26">
          <table:table-cell office:value-type="string">
            <text:p>Area</text:p>
          </table:table-cell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office:value-type="string">
            <text:p>%</text:p>
          </table:table-cell>
          <table:table-cell table:number-columns-repeated="251"/>
        </table:table-row>
        <table:table-row table:style-name="ro26">
          <table:table-cell office:value-type="string">
            <text:p>Milton Keynes North</text:p>
          </table:table-cell>
          <table:table-cell table:formula="of:=[$'MK North Results'.B13]" office:value-type="string" office:string-value="LANCASTER, John Mark">
            <text:p>LANCASTER, John Mark</text:p>
          </table:table-cell>
          <table:table-cell table:formula="of:=[$'MK North Results'.C13]" office:value-type="string" office:string-value="The Conservative Party Candidate">
            <text:p>The Conservative Party Candidate</text:p>
          </table:table-cell>
          <table:table-cell table:formula="of:=[$'MK North Results'.D13]" office:value-type="float" office:value="23419">
            <text:p>23419</text:p>
          </table:table-cell>
          <table:table-cell table:style-name="ce88" table:formula="of:=[$'MK North Results'.E13]" office:value-type="float" office:value="43.4594614656596">
            <text:p>43</text:p>
          </table:table-cell>
          <table:table-cell table:number-columns-repeated="251"/>
        </table:table-row>
        <table:table-row table:style-name="ro26">
          <table:table-cell office:value-type="string">
            <text:p>Milton Keynes South</text:p>
          </table:table-cell>
          <table:table-cell table:style-name="ce87" table:formula="of:=[$'MK South Results'.B12]" office:value-type="string" office:string-value="STEWART, Iain Aitken">
            <text:p>STEWART, Iain Aitken</text:p>
          </table:table-cell>
          <table:table-cell table:style-name="ce87" table:formula="of:=[$'MK South Results'.C12]" office:value-type="string" office:string-value="The Conservative Party Candidate">
            <text:p>The Conservative Party Candidate</text:p>
          </table:table-cell>
          <table:table-cell table:style-name="ce87" table:formula="of:=[$'MK South Results'.D12]" office:value-type="float" office:value="23034">
            <text:p>23,034</text:p>
          </table:table-cell>
          <table:table-cell table:style-name="ce87" table:formula="of:=[$'MK South Results'.E12]" office:value-type="float" office:value="41.6279616142266">
            <text:p>42</text:p>
          </table:table-cell>
          <table:table-cell table:number-columns-repeated="251"/>
        </table:table-row>
      </table:table>
      <table:table table:name="All Wards" table:style-name="ta6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90"/>
        <table:table-column table:style-name="co25" table:number-columns-repeated="251" table:default-cell-style-name="Default"/>
        <table:table-row table:style-name="ro26">
          <table:table-cell office:value-type="string">
            <text:p>Ward</text:p>
          </table:table-cell>
          <table:table-cell office:value-type="string">
            <text:p>Elected Councillor</text:p>
          </table:table-cell>
          <table:table-cell office:value-type="string">
            <text:p>Party</text:p>
          </table:table-cell>
          <table:table-cell table:style-name="ce89" office:value-type="string">
            <text:p>Votes</text:p>
          </table:table-cell>
          <table:table-cell table:style-name="Default" office:value-type="string">
            <text:p>% of Votes</text:p>
          </table:table-cell>
          <table:table-cell table:number-columns-repeated="251"/>
        </table:table-row>
        <table:table-row table:style-name="ro26">
          <table:table-cell office:value-type="string">
            <text:p>Bletchley and Fenny Stratford Ward</text:p>
          </table:table-cell>
          <table:table-cell table:formula="of:=[$'Bletchley and Fenny Results'.B10]" office:value-type="string" office:string-value="KENNEDY, Angela Susan">
            <text:p>KENNEDY, Angela Susan</text:p>
          </table:table-cell>
          <table:table-cell table:formula="of:=[$'Bletchley and Fenny Results'.C10]" office:value-type="string" office:string-value="The Conservative Party Candidate">
            <text:p>The Conservative Party Candidate</text:p>
          </table:table-cell>
          <table:table-cell table:formula="of:=[$'Bletchley and Fenny Results'.D10]" office:value-type="float" office:value="2894">
            <text:p>2894</text:p>
          </table:table-cell>
          <table:table-cell table:formula="of:=[$'Bletchley and Fenny Results'.E10]" office:value-type="float" office:value="44.8960595718275">
            <text:p>44.9</text:p>
          </table:table-cell>
          <table:table-cell table:number-columns-repeated="251"/>
        </table:table-row>
        <table:table-row table:style-name="ro26">
          <table:table-cell office:value-type="string">
            <text:p>Bradwell Ward</text:p>
          </table:table-cell>
          <table:table-cell table:formula="of:=[$'Bradwell Results'.B10]" office:value-type="string" office:string-value="BRADBURN, Robin Martin">
            <text:p>BRADBURN, Robin Martin</text:p>
          </table:table-cell>
          <table:table-cell table:formula="of:=[$'Bradwell Results'.C10]" office:value-type="string" office:string-value="Liberal Democrats">
            <text:p>Liberal Democrats</text:p>
          </table:table-cell>
          <table:table-cell table:formula="of:=[$'Bradwell Results'.D10]" office:value-type="float" office:value="2101">
            <text:p>2101</text:p>
          </table:table-cell>
          <table:table-cell table:formula="of:=[$'Bradwell Results'.E10]" office:value-type="float" office:value="38.6924493554328">
            <text:p>38.7</text:p>
          </table:table-cell>
          <table:table-cell table:number-columns-repeated="251"/>
        </table:table-row>
        <table:table-row table:style-name="ro26">
          <table:table-cell office:value-type="string">
            <text:p>Campbell Park Ward</text:p>
          </table:table-cell>
          <table:table-cell table:formula="of:=[$'Campbell Park Results'.B10]" office:value-type="string" office:string-value="MCCALL, Isobel Rosemary">
            <text:p>MCCALL, Isobel Rosemary</text:p>
          </table:table-cell>
          <table:table-cell table:formula="of:=[$'Campbell Park Results'.C10]" office:value-type="string" office:string-value="Liberal Democrats">
            <text:p>Liberal Democrats</text:p>
          </table:table-cell>
          <table:table-cell table:formula="of:=[$'Campbell Park Results'.D10]" office:value-type="float" office:value="2437">
            <text:p>2437</text:p>
          </table:table-cell>
          <table:table-cell table:formula="of:=[$'Campbell Park Results'.E10]" office:value-type="float" office:value="42.6645658263305">
            <text:p>42.7</text:p>
          </table:table-cell>
          <table:table-cell table:number-columns-repeated="251"/>
        </table:table-row>
        <table:table-row table:style-name="ro26">
          <table:table-cell office:value-type="string">
            <text:p>Denbigh Ward</text:p>
          </table:table-cell>
          <table:table-cell table:formula="of:=[$'Denbigh Results'.B10]" office:value-type="string" office:string-value="LONG, Nigel Matthew">
            <text:p>LONG, Nigel Matthew</text:p>
          </table:table-cell>
          <table:table-cell table:formula="of:=[$'Denbigh Results'.C10]" office:value-type="string" office:string-value="The Labour Party Candidate">
            <text:p>The Labour Party Candidate</text:p>
          </table:table-cell>
          <table:table-cell table:formula="of:=[$'Denbigh Results'.D10]" office:value-type="float" office:value="1329">
            <text:p>1329</text:p>
          </table:table-cell>
          <table:table-cell table:formula="of:=[$'Denbigh Results'.E10]" office:value-type="float" office:value="37.3734533183352">
            <text:p>37.4</text:p>
          </table:table-cell>
          <table:table-cell table:number-columns-repeated="251"/>
        </table:table-row>
        <table:table-row table:style-name="ro26">
          <table:table-cell office:value-type="string">
            <text:p>Eaton Manor Ward</text:p>
          </table:table-cell>
          <table:table-cell table:formula="of:=[$'Eaton Manor Results'.B11]" office:value-type="string" office:string-value="EDWARDS, Reginald William">
            <text:p>EDWARDS, Reginald William</text:p>
          </table:table-cell>
          <table:table-cell table:formula="of:=[$'Eaton Manor Results'.C11]" office:value-type="string" office:string-value="The Labour Party Candidate">
            <text:p>The Labour Party Candidate</text:p>
          </table:table-cell>
          <table:table-cell table:formula="of:=[$'Eaton Manor Results'.D11]" office:value-type="float" office:value="1493">
            <text:p>1493</text:p>
          </table:table-cell>
          <table:table-cell table:formula="of:=[$'Eaton Manor Results'.E11]" office:value-type="float" office:value="49.2739273927393">
            <text:p>49.3</text:p>
          </table:table-cell>
          <table:table-cell table:number-columns-repeated="251"/>
        </table:table-row>
        <table:table-row table:style-name="ro26">
          <table:table-cell office:value-type="string">
            <text:p>Emerson Valley Ward</text:p>
          </table:table-cell>
          <table:table-cell table:formula="of:=[$'Emerson Valley Results'.B9]" office:value-type="string" office:string-value="BURKE, Stuart Gregory Constantine">
            <text:p>BURKE, Stuart Gregory Constantine</text:p>
          </table:table-cell>
          <table:table-cell table:formula="of:=[$'Emerson Valley Results'.C9]" office:value-type="string" office:string-value="Liberal Democrats">
            <text:p>Liberal Democrats</text:p>
          </table:table-cell>
          <table:table-cell table:formula="of:=[$'Emerson Valley Results'.D9]" office:value-type="float" office:value="3003">
            <text:p>3003</text:p>
          </table:table-cell>
          <table:table-cell table:formula="of:=[$'Emerson Valley Results'.E9]" office:value-type="float" office:value="38.6735350933677">
            <text:p>38.7</text:p>
          </table:table-cell>
          <table:table-cell table:number-columns-repeated="251"/>
        </table:table-row>
        <table:table-row table:style-name="ro26">
          <table:table-cell office:value-type="string">
            <text:p>Furzton Ward</text:p>
          </table:table-cell>
          <table:table-cell table:formula="of:=[$'Furzton Results'.B10]" office:value-type="string" office:string-value="FERRANS, Jennifer Margaret Patricia">
            <text:p>FERRANS, Jennifer Margaret Patricia</text:p>
          </table:table-cell>
          <table:table-cell table:formula="of:=[$'Furzton Results'.C10]" office:value-type="string" office:string-value="Liberal Democrats">
            <text:p>Liberal Democrats</text:p>
          </table:table-cell>
          <table:table-cell table:formula="of:=[$'Furzton Results'.D10]" office:value-type="float" office:value="1669">
            <text:p>1669</text:p>
          </table:table-cell>
          <table:table-cell table:formula="of:=[$'Furzton Results'.E10]" office:value-type="float" office:value="39.8329355608592">
            <text:p>39.8</text:p>
          </table:table-cell>
          <table:table-cell table:number-columns-repeated="251"/>
        </table:table-row>
        <table:table-row table:style-name="ro26">
          <table:table-cell office:value-type="string">
            <text:p>Linford North Ward</text:p>
          </table:table-cell>
          <table:table-cell table:formula="of:=[$'Linford North Results'.B10]" office:value-type="string" office:string-value="ZEALLEY, Christine Mary">
            <text:p>ZEALLEY, Christine Mary</text:p>
          </table:table-cell>
          <table:table-cell table:formula="of:=[$'Linford North Results'.C10]" office:value-type="string" office:string-value="Liberal Democrats">
            <text:p>Liberal Democrats</text:p>
          </table:table-cell>
          <table:table-cell table:formula="of:=[$'Linford North Results'.D10]" office:value-type="float" office:value="1771">
            <text:p>1771</text:p>
          </table:table-cell>
          <table:table-cell table:formula="of:=[$'Linford North Results'.E10]" office:value-type="float" office:value="39.5577395577396">
            <text:p>39.6</text:p>
          </table:table-cell>
          <table:table-cell table:number-columns-repeated="251"/>
        </table:table-row>
        <table:table-row table:style-name="ro26">
          <table:table-cell office:value-type="string">
            <text:p>Linford South Ward</text:p>
          </table:table-cell>
          <table:table-cell table:formula="of:=[$'Linford South Results'.B10]" office:value-type="string" office:string-value="BRACKENBURY, Richard Andrew">
            <text:p>BRACKENBURY, Richard Andrew</text:p>
          </table:table-cell>
          <table:table-cell table:formula="of:=[$'Linford South Results'.C10]" office:value-type="string" office:string-value="Liberal Democrats">
            <text:p>Liberal Democrats</text:p>
          </table:table-cell>
          <table:table-cell table:formula="of:=[$'Linford South Results'.D10]" office:value-type="float" office:value="1612">
            <text:p>1612</text:p>
          </table:table-cell>
          <table:table-cell table:formula="of:=[$'Linford South Results'.E10]" office:value-type="float" office:value="35.5692850838482">
            <text:p>35.6</text:p>
          </table:table-cell>
          <table:table-cell table:number-columns-repeated="251"/>
        </table:table-row>
        <table:table-row table:style-name="ro26">
          <table:table-cell office:value-type="string">
            <text:p>Loughton Park Ward</text:p>
          </table:table-cell>
          <table:table-cell table:formula="of:=[$'Loughton Park Results'.B$10]" office:value-type="string" office:string-value="DRANSFIELD, Andrew Peter">
            <text:p>DRANSFIELD, Andrew Peter</text:p>
          </table:table-cell>
          <table:table-cell table:formula="of:=[$'Loughton Park Results'.C$10]" office:value-type="string" office:string-value="The Conservative Party Candidate">
            <text:p>The Conservative Party Candidate</text:p>
          </table:table-cell>
          <table:table-cell table:formula="of:=[$'Loughton Park Results'.D$10]" office:value-type="float" office:value="3224">
            <text:p>3224</text:p>
          </table:table-cell>
          <table:table-cell table:formula="of:=[$'Loughton Park Results'.E$10]" office:value-type="float" office:value="40.8566721581549">
            <text:p>40.9</text:p>
          </table:table-cell>
          <table:table-cell table:number-columns-repeated="251"/>
        </table:table-row>
        <table:table-row table:style-name="ro26">
          <table:table-cell office:value-type="string">
            <text:p>Newport Pagnell North Ward</text:p>
          </table:table-cell>
          <table:table-cell table:formula="of:=[$'Newport Pagnell North Results'.B$8]" office:value-type="string" office:string-value="EASTMAN, Derek John">
            <text:p>EASTMAN, Derek John</text:p>
          </table:table-cell>
          <table:table-cell table:formula="of:=[$'Newport Pagnell North Results'.C$8]" office:value-type="string" office:string-value="Liberal Democrats">
            <text:p>Liberal Democrats</text:p>
          </table:table-cell>
          <table:table-cell table:formula="of:=[$'Newport Pagnell North Results'.D$8]" office:value-type="float" office:value="1854">
            <text:p>1854</text:p>
          </table:table-cell>
          <table:table-cell table:formula="of:=[$'Newport Pagnell North Results'.E$8]" office:value-type="float" office:value="47.6361767728674">
            <text:p>47.6</text:p>
          </table:table-cell>
          <table:table-cell table:number-columns-repeated="251"/>
        </table:table-row>
        <table:table-row table:style-name="ro26">
          <table:table-cell office:value-type="string">
            <text:p>Newport Pagnell South Ward</text:p>
          </table:table-cell>
          <table:table-cell table:formula="of:=[$'Newport Pagnell South Results'.B$9]" office:value-type="string" office:string-value="MARIC, Andrew James">
            <text:p>MARIC, Andrew James</text:p>
          </table:table-cell>
          <table:table-cell table:formula="of:=[$'Newport Pagnell South Results'.C$9]" office:value-type="string" office:string-value="Liberal Democrats">
            <text:p>Liberal Democrats</text:p>
          </table:table-cell>
          <table:table-cell table:formula="of:=[$'Newport Pagnell South Results'.D$9]" office:value-type="float" office:value="2064">
            <text:p>2064</text:p>
          </table:table-cell>
          <table:table-cell table:formula="of:=[$'Newport Pagnell South Results'.E$9]" office:value-type="float" office:value="51.8984158913754">
            <text:p>51.9</text:p>
          </table:table-cell>
          <table:table-cell table:number-columns-repeated="251"/>
        </table:table-row>
        <table:table-row table:style-name="ro26">
          <table:table-cell office:value-type="string">
            <text:p>Olney Ward</text:p>
          </table:table-cell>
          <table:table-cell table:formula="of:=[$'Olney Results'.B$8]" office:value-type="string" office:string-value="GEARY, Deborah Ann">
            <text:p>GEARY, Deborah Ann</text:p>
          </table:table-cell>
          <table:table-cell table:formula="of:=[$'Olney Results'.C$8]" office:value-type="string" office:string-value="The Conservative Party Candidate">
            <text:p>The Conservative Party Candidate</text:p>
          </table:table-cell>
          <table:table-cell table:formula="of:=[$'Olney Results'.D$8]" office:value-type="float" office:value="3243">
            <text:p>3243</text:p>
          </table:table-cell>
          <table:table-cell table:formula="of:=[$'Olney Results'.E$8]" office:value-type="float" office:value="62.0076481835564">
            <text:p>62.0</text:p>
          </table:table-cell>
          <table:table-cell table:number-columns-repeated="251"/>
        </table:table-row>
        <table:table-row table:style-name="ro26">
          <table:table-cell office:value-type="string">
            <text:p>Stony Stratford Ward</text:p>
          </table:table-cell>
          <table:table-cell table:formula="of:=[$'Stony Results'.B$14]" office:value-type="string" office:string-value="HAWTHORN, John Christopher">
            <text:p>HAWTHORN, John Christopher</text:p>
          </table:table-cell>
          <table:table-cell table:formula="of:=[$'Stony Results'.C$14]" office:value-type="string" office:string-value="The Conservative Party Candidate">
            <text:p>The Conservative Party Candidate</text:p>
          </table:table-cell>
          <table:table-cell table:formula="of:=[$'Stony Results'.D$14]" office:value-type="float" office:value="2415">
            <text:p>2415</text:p>
          </table:table-cell>
          <table:table-cell table:formula="of:=[$'Stony Results'.E$14]" office:value-type="float" office:value="20.0365054343317">
            <text:p>20.0</text:p>
          </table:table-cell>
          <table:table-cell table:number-columns-repeated="251"/>
        </table:table-row>
        <table:table-row table:style-name="ro26">
          <table:table-cell office:value-type="string">
            <text:p>Stony Stratford Ward</text:p>
          </table:table-cell>
          <table:table-cell table:formula="of:=[$'Stony Results'.B$15]" office:value-type="string" office:string-value="WHARTON, Philip James Ashley">
            <text:p>WHARTON, Philip James Ashley</text:p>
          </table:table-cell>
          <table:table-cell table:formula="of:=[$'Stony Results'.C$15]" office:value-type="string" office:string-value="The Conservative Party Candidate">
            <text:p>The Conservative Party Candidate</text:p>
          </table:table-cell>
          <table:table-cell table:formula="of:=[$'Stony Results'.D$15]" office:value-type="float" office:value="2349">
            <text:p>2349</text:p>
          </table:table-cell>
          <table:table-cell table:formula="of:=[$'Stony Results'.E$15]" office:value-type="float" office:value="19.4889239193562">
            <text:p>19.5</text:p>
          </table:table-cell>
          <table:table-cell table:number-columns-repeated="251"/>
        </table:table-row>
        <table:table-row table:style-name="ro26">
          <table:table-cell office:value-type="string">
            <text:p>Walton Park Ward</text:p>
          </table:table-cell>
          <table:table-cell table:formula="of:=[$'Walton Park Results'.B$10]" office:value-type="string" office:string-value="SHAFIQ, Subhan">
            <text:p>SHAFIQ, Subhan</text:p>
          </table:table-cell>
          <table:table-cell table:formula="of:=[$'Walton Park Results'.C$10]" office:value-type="string" office:string-value="Liberal Democrats">
            <text:p>Liberal Democrats</text:p>
          </table:table-cell>
          <table:table-cell table:formula="of:=[$'Walton Park Results'.D$10]" office:value-type="float" office:value="2510">
            <text:p>2510</text:p>
          </table:table-cell>
          <table:table-cell table:formula="of:=[$'Walton Park Results'.E$10]" office:value-type="float" office:value="37.9498034472331">
            <text:p>37.9</text:p>
          </table:table-cell>
          <table:table-cell table:number-columns-repeated="251"/>
        </table:table-row>
        <table:table-row table:style-name="ro26">
          <table:table-cell office:value-type="string">
            <text:p>Whaddon Ward</text:p>
          </table:table-cell>
          <table:table-cell table:formula="of:=[$'Whaddon Results'.B9]" office:value-type="string" office:string-value="MCKENZIE, Gladstone Roy">
            <text:p>MCKENZIE, Gladstone Roy</text:p>
          </table:table-cell>
          <table:table-cell table:formula="of:=[$'Whaddon Results'.C9]" office:value-type="string" office:string-value="The Labour Party Candidate">
            <text:p>The Labour Party Candidate</text:p>
          </table:table-cell>
          <table:table-cell table:formula="of:=[$'Whaddon Results'.D9]" office:value-type="float" office:value="1587">
            <text:p>1587</text:p>
          </table:table-cell>
          <table:table-cell table:formula="of:=[$'Whaddon Results'.E9]" office:value-type="float" office:value="39.6353646353646">
            <text:p>39.6</text:p>
          </table:table-cell>
          <table:table-cell table:number-columns-repeated="251"/>
        </table:table-row>
        <table:table-row table:style-name="ro26">
          <table:table-cell office:value-type="string">
            <text:p>Wolverton Ward</text:p>
          </table:table-cell>
          <table:table-cell table:formula="of:=[$'Wolverton Results'.B10]" office:value-type="string" office:string-value="MILES, Norman Leslie">
            <text:p>MILES, Norman Leslie</text:p>
          </table:table-cell>
          <table:table-cell table:formula="of:=[$'Wolverton Results'.C10]" office:value-type="string" office:string-value="The Labour Party Candidate">
            <text:p>The Labour Party Candidate</text:p>
          </table:table-cell>
          <table:table-cell table:formula="of:=[$'Wolverton Results'.D10]" office:value-type="float" office:value="2402">
            <text:p>2402</text:p>
          </table:table-cell>
          <table:table-cell table:formula="of:=[$'Wolverton Results'.E10]" office:value-type="float" office:value="37.222997055633">
            <text:p>37.2</text:p>
          </table:table-cell>
          <table:table-cell table:number-columns-repeated="251"/>
        </table:table-row>
        <table:table-row table:style-name="ro26" table:number-rows-repeated="3">
          <table:table-cell table:number-columns-repeated="4"/>
          <table:table-cell table:style-name="Default"/>
          <table:table-cell table:number-columns-repeated="251"/>
        </table:table-row>
        <table:table-row table:style-name="ro26">
          <table:table-cell/>
          <table:table-cell office:value-type="string">
            <text:p>Party</text:p>
          </table:table-cell>
          <table:table-cell table:style-name="ce89" office:value-type="string">
            <text:p>Councillors</text:p>
          </table:table-cell>
          <table:table-cell/>
          <table:table-cell table:style-name="Default"/>
          <table:table-cell table:number-columns-repeated="251"/>
        </table:table-row>
        <table:table-row table:style-name="ro26">
          <table:table-cell/>
          <table:table-cell office:value-type="string">
            <text:p>Conservative</text:p>
          </table:table-cell>
          <table:table-cell office:value-type="float" office:value="17">
            <text:p>17</text:p>
          </table:table-cell>
          <table:table-cell/>
          <table:table-cell table:style-name="Default"/>
          <table:table-cell table:number-columns-repeated="251"/>
        </table:table-row>
        <table:table-row table:style-name="ro26">
          <table:table-cell/>
          <table:table-cell office:value-type="string">
            <text:p>Independent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1"/>
        </table:table-row>
        <table:table-row table:style-name="ro26">
          <table:table-cell/>
          <table:table-cell office:value-type="string">
            <text:p>Labour</text:p>
          </table:table-cell>
          <table:table-cell office:value-type="float" office:value="9">
            <text:p>9</text:p>
          </table:table-cell>
          <table:table-cell/>
          <table:table-cell table:style-name="Default"/>
          <table:table-cell table:number-columns-repeated="251"/>
        </table:table-row>
        <table:table-row table:style-name="ro26">
          <table:table-cell/>
          <table:table-cell office:value-type="string">
            <text:p>Liberal Democrats</text:p>
          </table:table-cell>
          <table:table-cell office:value-type="float" office:value="24">
            <text:p>24</text:p>
          </table:table-cell>
          <table:table-cell/>
          <table:table-cell table:style-name="Default"/>
          <table:table-cell table:number-columns-repeated="251"/>
        </table:table-row>
        <table:table-row table:style-name="ro26">
          <table:table-cell table:number-columns-repeated="4"/>
          <table:table-cell table:style-name="Default"/>
          <table:table-cell table:number-columns-repeated="251"/>
        </table:table-row>
        <table:table-row table:style-name="ro26">
          <table:table-cell office:value-type="string">
            <text:p>Overall turnout 63.21%</text:p>
          </table:table-cell>
          <table:table-cell table:number-columns-repeated="3"/>
          <table:table-cell table:style-name="Default"/>
          <table:table-cell table:number-columns-repeated="251"/>
        </table:table-row>
      </table:table>
      <table:table table:name="Parties" table:style-name="ta7" table:print="false">
        <office:forms form:automatic-focus="false" form:apply-design-mode="false"/>
        <table:table-header-columns>
          <table:table-column table:style-name="co37" table:default-cell-style-name="Default"/>
        </table:table-header-columns>
        <table:table-column table:style-name="co25" table:number-columns-repeated="2" table:default-cell-style-name="ce39"/>
        <table:table-column table:style-name="co25" table:number-columns-repeated="13" table:default-cell-style-name="Default"/>
        <table:table-column table:style-name="co25" table:number-columns-repeated="2" table:default-cell-style-name="ce39"/>
        <table:table-column table:style-name="co25" table:number-columns-repeated="238" table:default-cell-style-name="Default"/>
        <table:table-column table:style-name="co20" table:number-columns-repeated="768" table:default-cell-style-name="Default"/>
        <table:table-row table:style-name="ro26">
          <table:table-cell table:style-name="ce39"/>
          <table:table-cell office:value-type="string">
            <text:p>Bletchley</text:p>
          </table:table-cell>
          <table:table-cell office:value-type="string">
            <text:p>Bradwell Template</text:p>
          </table:table-cell>
          <table:table-cell table:style-name="ce39" office:value-type="string">
            <text:p>Campbell Park</text:p>
          </table:table-cell>
          <table:table-cell table:style-name="ce39" office:value-type="string">
            <text:p>Denbigh</text:p>
          </table:table-cell>
          <table:table-cell table:style-name="ce39" office:value-type="string">
            <text:p>Eaton Manor</text:p>
          </table:table-cell>
          <table:table-cell table:style-name="ce39" office:value-type="string">
            <text:p>Emerson Valley</text:p>
          </table:table-cell>
          <table:table-cell table:style-name="ce39" office:value-type="string">
            <text:p>Furzton</text:p>
          </table:table-cell>
          <table:table-cell table:style-name="ce39" office:value-type="string">
            <text:p>Linford North</text:p>
          </table:table-cell>
          <table:table-cell table:style-name="ce39" office:value-type="string">
            <text:p>Linford South</text:p>
          </table:table-cell>
          <table:table-cell table:style-name="ce39" office:value-type="string">
            <text:p>Loughton Park</text:p>
          </table:table-cell>
          <table:table-cell table:style-name="ce39" office:value-type="string">
            <text:p>Newport Pagnell North</text:p>
          </table:table-cell>
          <table:table-cell table:style-name="ce39" office:value-type="string">
            <text:p>Newport Pagnell South</text:p>
          </table:table-cell>
          <table:table-cell table:style-name="ce39" office:value-type="string">
            <text:p>Olney</text:p>
          </table:table-cell>
          <table:table-cell table:style-name="ce39" office:value-type="string">
            <text:p>Stony Stratford I</text:p>
          </table:table-cell>
          <table:table-cell table:style-name="ce39" office:value-type="string">
            <text:p>Walton Park</text:p>
          </table:table-cell>
          <table:table-cell office:value-type="string">
            <text:p>Whaddon</text:p>
          </table:table-cell>
          <table:table-cell office:value-type="string">
            <text:p>Wolveton</text:p>
          </table:table-cell>
          <table:table-cell table:style-name="ce39"/>
          <table:table-cell table:style-name="ce92" office:value-type="string">
            <text:p>Total</text:p>
          </table:table-cell>
          <table:table-cell table:style-name="ce92" office:value-type="string">
            <text:p>%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British National Party</text:p>
          </table:table-cell>
          <table:table-cell table:number-columns-repeated="2"/>
          <table:table-cell table:style-name="ce39" table:number-columns-repeated="2"/>
          <table:table-cell table:style-name="ce39" table:formula="of:=VLOOKUP([.$A2];[$'Eaton Manor'.$J$19:.$U$43];9;FALSE())" office:value-type="float" office:value="222">
            <text:p>222</text:p>
          </table:table-cell>
          <table:table-cell table:style-name="ce39" table:number-columns-repeated="10"/>
          <table:table-cell table:number-columns-repeated="2"/>
          <table:table-cell table:style-name="ce39"/>
          <table:table-cell table:style-name="ce93" table:formula="of:=SUM([.B2:.R2])" office:value-type="float" office:value="222">
            <text:p>222</text:p>
          </table:table-cell>
          <table:table-cell table:style-name="ce95" table:formula="of:=[.T2]/[.$T$11]*100" office:value-type="float" office:value="0.233065972368034">
            <text:p>0.2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Christian Peoples Alliance</text:p>
          </table:table-cell>
          <table:table-cell table:formula="of:=VLOOKUP([.$A3];[$'Bletchley and Fenny'.$J$20:.$U$41];9;FALSE())" office:value-type="float" office:value="7">
            <text:p>7</text:p>
          </table:table-cell>
          <table:table-cell table:formula="of:=VLOOKUP([.$A3];[$Bradwell.$J$19:.$U$43];9;FALSE())" office:value-type="float" office:value="75">
            <text:p>75</text:p>
          </table:table-cell>
          <table:table-cell table:style-name="ce39" table:formula="of:=VLOOKUP([.$A3];[$'Campbell Park'.$J$20:.$U$43];9;FALSE())" office:value-type="float" office:value="170">
            <text:p>170</text:p>
          </table:table-cell>
          <table:table-cell table:style-name="ce39"/>
          <table:table-cell table:style-name="ce39" table:formula="of:=VLOOKUP([.$A3];[$'Eaton Manor'.$J$19:.$U$43];9;FALSE())" office:value-type="float" office:value="19">
            <text:p>19</text:p>
          </table:table-cell>
          <table:table-cell table:style-name="ce39"/>
          <table:table-cell table:style-name="ce39" table:formula="of:=VLOOKUP([.$A3];[$Furzton.$J$19:.$U$43];9;FALSE())" office:value-type="float" office:value="51">
            <text:p>51</text:p>
          </table:table-cell>
          <table:table-cell table:style-name="ce39"/>
          <table:table-cell table:style-name="ce39" table:formula="of:=VLOOKUP([.$A3];[$'Linford South'.$J$19:.$U$43];9;FALSE())" office:value-type="float" office:value="42">
            <text:p>42</text:p>
          </table:table-cell>
          <table:table-cell table:style-name="ce39" table:formula="of:=VLOOKUP([.$A3];[$'Loughton Park'.$J$19:.$U$43];9;FALSE())" office:value-type="float" office:value="103">
            <text:p>103</text:p>
          </table:table-cell>
          <table:table-cell table:style-name="ce39"/>
          <table:table-cell table:style-name="ce39" table:formula="of:=VLOOKUP([.$A3];[$'Newport Pagnell South'.$J$19:.$U$43];9;FALSE())" office:value-type="float" office:value="17">
            <text:p>17</text:p>
          </table:table-cell>
          <table:table-cell table:style-name="ce39" table:number-columns-repeated="2"/>
          <table:table-cell table:style-name="ce39" table:formula="of:=VLOOKUP([.$A3];[$'Walton Park'.$J$19:.$U$43];9;FALSE())" office:value-type="float" office:value="78">
            <text:p>78</text:p>
          </table:table-cell>
          <table:table-cell table:formula="of:=VLOOKUP([.$A3];[$Whaddon.$J$19:.$U$43];9;FALSE())" office:value-type="float" office:value="29">
            <text:p>29</text:p>
          </table:table-cell>
          <table:table-cell table:formula="of:=VLOOKUP([.$A3];[$Wolverton.$J$19:.$U$43];9;FALSE())" office:value-type="float" office:value="46">
            <text:p>46</text:p>
          </table:table-cell>
          <table:table-cell table:style-name="ce39"/>
          <table:table-cell table:style-name="ce93" table:formula="of:=SUM([.B3:.R3])" office:value-type="float" office:value="637">
            <text:p>637</text:p>
          </table:table-cell>
          <table:table-cell table:style-name="ce95" table:formula="of:=[.T3]/[.$T$11]*100" office:value-type="float" office:value="0.668752362155125">
            <text:p>0.7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The Conservative Party Candidate</text:p>
          </table:table-cell>
          <table:table-cell table:formula="of:=VLOOKUP([.$A4];[$'Bletchley and Fenny'.$J$20:.$U$41];9;FALSE())" office:value-type="float" office:value="2894">
            <text:p>2894</text:p>
          </table:table-cell>
          <table:table-cell table:formula="of:=VLOOKUP([.$A4];[$Bradwell.$J$19:.$U$43];9;FALSE())" office:value-type="float" office:value="1416">
            <text:p>1416</text:p>
          </table:table-cell>
          <table:table-cell table:style-name="ce39" table:formula="of:=VLOOKUP([.$A4];[$'Campbell Park'.$J$20:.$U$43];9;FALSE())" office:value-type="float" office:value="1115">
            <text:p>1115</text:p>
          </table:table-cell>
          <table:table-cell table:style-name="ce39" table:formula="of:=VLOOKUP([.$A4];[$Denbigh.$J$19:.$U$43];9;FALSE())" office:value-type="float" office:value="1130">
            <text:p>1130</text:p>
          </table:table-cell>
          <table:table-cell table:style-name="ce39" table:formula="of:=VLOOKUP([.$A4];[$'Eaton Manor'.$J$19:.$U$43];9;FALSE())" office:value-type="float" office:value="752">
            <text:p>752</text:p>
          </table:table-cell>
          <table:table-cell table:style-name="ce39" table:formula="of:=VLOOKUP([.$A4];[$'Emerson Valley'.$J$20:.$U$43];9;FALSE())" office:value-type="float" office:value="2796">
            <text:p>2796</text:p>
          </table:table-cell>
          <table:table-cell table:style-name="ce39" table:formula="of:=VLOOKUP([.$A4];[$Furzton.$J$19:.$U$43];9;FALSE())" office:value-type="float" office:value="1284">
            <text:p>1284</text:p>
          </table:table-cell>
          <table:table-cell table:style-name="ce39" table:formula="of:=VLOOKUP([.$A4];[$'Linford North'.$J$19:.$U$43];9;FALSE())" office:value-type="float" office:value="1499">
            <text:p>1499</text:p>
          </table:table-cell>
          <table:table-cell table:style-name="ce39" table:formula="of:=VLOOKUP([.$A4];[$'Linford South'.$J$19:.$U$43];9;FALSE())" office:value-type="float" office:value="1489">
            <text:p>1489</text:p>
          </table:table-cell>
          <table:table-cell table:style-name="ce39" table:formula="of:=VLOOKUP([.$A4];[$'Loughton Park'.$J$19:.$U$43];9;FALSE())" office:value-type="float" office:value="3224">
            <text:p>3224</text:p>
          </table:table-cell>
          <table:table-cell table:style-name="ce39" table:formula="of:=VLOOKUP([.$A4];[$'Newport Pagnell North'.$J$19:.$U$43];9;FALSE())" office:value-type="float" office:value="1300">
            <text:p>1300</text:p>
          </table:table-cell>
          <table:table-cell table:style-name="ce39" table:formula="of:=VLOOKUP([.$A4];[$'Newport Pagnell South'.$J$19:.$U$43];9;FALSE())" office:value-type="float" office:value="1218">
            <text:p>1218</text:p>
          </table:table-cell>
          <table:table-cell table:style-name="ce39" table:formula="of:=VLOOKUP([.$A4];[$Olney.$J$19:.$U$43];9;FALSE())" office:value-type="float" office:value="3243">
            <text:p>3243</text:p>
          </table:table-cell>
          <table:table-cell table:style-name="ce91" table:formula="of:=[$'Stony Results'.$D$5]+[$'Stony Results'.$D$11]" office:value-type="float" office:value="4764">
            <text:p>4,764</text:p>
          </table:table-cell>
          <table:table-cell table:style-name="ce39" table:formula="of:=VLOOKUP([.$A4];[$'Walton Park'.$J$19:.$U$43];9;FALSE())" office:value-type="float" office:value="2456">
            <text:p>2456</text:p>
          </table:table-cell>
          <table:table-cell/>
          <table:table-cell table:formula="of:=VLOOKUP([.$A4];[$Wolverton.$J$19:.$U$43];9;FALSE())" office:value-type="float" office:value="1307">
            <text:p>1307</text:p>
          </table:table-cell>
          <table:table-cell table:style-name="ce39"/>
          <table:table-cell table:style-name="ce93" table:formula="of:=SUM([.B4:.R4])" office:value-type="float" office:value="31887">
            <text:p>31887</text:p>
          </table:table-cell>
          <table:table-cell table:style-name="ce95" table:formula="of:=[.T4]/[.$T$11]*100" office:value-type="float" office:value="33.4764624364843">
            <text:p>33.5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Green Party</text:p>
          </table:table-cell>
          <table:table-cell table:formula="of:=VLOOKUP([.$A5];[$'Bletchley and Fenny'.$J$20:.$U$41];9;FALSE())" office:value-type="float" office:value="253">
            <text:p>253</text:p>
          </table:table-cell>
          <table:table-cell table:formula="of:=VLOOKUP([.$A5];[$Bradwell.$J$19:.$U$43];9;FALSE())" office:value-type="float" office:value="251">
            <text:p>251</text:p>
          </table:table-cell>
          <table:table-cell table:style-name="ce39" table:formula="of:=VLOOKUP([.$A5];[$'Campbell Park'.$J$20:.$U$43];9;FALSE())" office:value-type="float" office:value="192">
            <text:p>192</text:p>
          </table:table-cell>
          <table:table-cell table:style-name="ce39" table:formula="of:=VLOOKUP([.$A5];[$Denbigh.$J$19:.$U$43];9;FALSE())" office:value-type="float" office:value="309">
            <text:p>309</text:p>
          </table:table-cell>
          <table:table-cell table:style-name="ce39" table:formula="of:=VLOOKUP([.$A5];[$'Eaton Manor'.$J$19:.$U$43];9;FALSE())" office:value-type="float" office:value="86">
            <text:p>86</text:p>
          </table:table-cell>
          <table:table-cell table:style-name="ce39" table:formula="of:=VLOOKUP([.$A5];[$'Emerson Valley'.$J$20:.$U$43];9;FALSE())" office:value-type="float" office:value="155">
            <text:p>155</text:p>
          </table:table-cell>
          <table:table-cell table:style-name="ce39" table:formula="of:=VLOOKUP([.$A5];[$Furzton.$J$19:.$U$43];9;FALSE())" office:value-type="float" office:value="72">
            <text:p>72</text:p>
          </table:table-cell>
          <table:table-cell table:style-name="ce39" table:formula="of:=VLOOKUP([.$A5];[$'Linford North'.$J$19:.$U$43];9;FALSE())" office:value-type="float" office:value="153">
            <text:p>153</text:p>
          </table:table-cell>
          <table:table-cell table:style-name="ce39" table:formula="of:=VLOOKUP([.$A5];[$'Linford South'.$J$19:.$U$43];9;FALSE())" office:value-type="float" office:value="267">
            <text:p>267</text:p>
          </table:table-cell>
          <table:table-cell table:style-name="ce39" table:formula="of:=VLOOKUP([.$A5];[$'Loughton Park'.$J$19:.$U$43];9;FALSE())" office:value-type="float" office:value="295">
            <text:p>295</text:p>
          </table:table-cell>
          <table:table-cell table:style-name="ce39" table:number-columns-repeated="3"/>
          <table:table-cell table:style-name="ce91" table:formula="of:=[$'Stony Results'.$D$9]+[$'Stony Results'.$D$3]" office:value-type="float" office:value="848">
            <text:p>848</text:p>
          </table:table-cell>
          <table:table-cell table:style-name="ce39" table:formula="of:=VLOOKUP([.$A5];[$'Walton Park'.$J$19:.$U$43];9;FALSE())" office:value-type="float" office:value="199">
            <text:p>199</text:p>
          </table:table-cell>
          <table:table-cell table:formula="of:=VLOOKUP([.$A5];[$Whaddon.$J$19:.$U$43];9;FALSE())" office:value-type="float" office:value="674">
            <text:p>674</text:p>
          </table:table-cell>
          <table:table-cell table:formula="of:=VLOOKUP([.$A5];[$Wolverton.$J$19:.$U$43];9;FALSE())" office:value-type="float" office:value="361">
            <text:p>361</text:p>
          </table:table-cell>
          <table:table-cell table:style-name="ce39"/>
          <table:table-cell table:style-name="ce93" table:formula="of:=SUM([.B5:.R5])" office:value-type="float" office:value="4115">
            <text:p>4115</text:p>
          </table:table-cell>
          <table:table-cell table:style-name="ce95" table:formula="of:=[.T5]/[.$T$11]*100" office:value-type="float" office:value="4.32011926258766">
            <text:p>4.3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The Labour Party Candidate</text:p>
          </table:table-cell>
          <table:table-cell table:formula="of:=VLOOKUP([.$A6];[$'Bletchley and Fenny'.$J$20:.$U$41];9;FALSE())" office:value-type="float" office:value="1993">
            <text:p>1993</text:p>
          </table:table-cell>
          <table:table-cell table:formula="of:=VLOOKUP([.$A6];[$Bradwell.$J$19:.$U$43];9;FALSE())" office:value-type="float" office:value="1369">
            <text:p>1369</text:p>
          </table:table-cell>
          <table:table-cell table:style-name="ce39"/>
          <table:table-cell table:style-name="ce39" table:formula="of:=VLOOKUP([.$A6];[$Denbigh.$J$19:.$U$43];9;FALSE())" office:value-type="float" office:value="1329">
            <text:p>1329</text:p>
          </table:table-cell>
          <table:table-cell table:style-name="ce39" table:formula="of:=VLOOKUP([.$A6];[$'Eaton Manor'.$J$19:.$U$43];9;FALSE())" office:value-type="float" office:value="1493">
            <text:p>1493</text:p>
          </table:table-cell>
          <table:table-cell table:style-name="ce39" table:formula="of:=VLOOKUP([.$A6];[$'Emerson Valley'.$J$20:.$U$43];9;FALSE())" office:value-type="float" office:value="1459">
            <text:p>1459</text:p>
          </table:table-cell>
          <table:table-cell table:style-name="ce39" table:formula="of:=VLOOKUP([.$A6];[$Furzton.$J$19:.$U$43];9;FALSE())" office:value-type="float" office:value="925">
            <text:p>925</text:p>
          </table:table-cell>
          <table:table-cell table:style-name="ce39" table:formula="of:=VLOOKUP([.$A6];[$'Linford North'.$J$19:.$U$43];9;FALSE())" office:value-type="float" office:value="759">
            <text:p>759</text:p>
          </table:table-cell>
          <table:table-cell table:style-name="ce39" table:formula="of:=VLOOKUP([.$A6];[$'Linford South'.$J$19:.$U$43];9;FALSE())" office:value-type="float" office:value="893">
            <text:p>893</text:p>
          </table:table-cell>
          <table:table-cell table:style-name="ce39" table:formula="of:=VLOOKUP([.$A6];[$'Loughton Park'.$J$19:.$U$43];9;FALSE())" office:value-type="float" office:value="2233">
            <text:p>2233</text:p>
          </table:table-cell>
          <table:table-cell table:style-name="ce39" table:formula="of:=VLOOKUP([.$A6];[$'Newport Pagnell North'.$J$19:.$U$43];9;FALSE())" office:value-type="float" office:value="525">
            <text:p>525</text:p>
          </table:table-cell>
          <table:table-cell table:style-name="ce39" table:formula="of:=VLOOKUP([.$A6];[$'Newport Pagnell South'.$J$19:.$U$43];9;FALSE())" office:value-type="float" office:value="500">
            <text:p>500</text:p>
          </table:table-cell>
          <table:table-cell table:style-name="ce39" table:formula="of:=VLOOKUP([.$A6];[$Olney.$J$19:.$U$43];9;FALSE())" office:value-type="float" office:value="526">
            <text:p>526</text:p>
          </table:table-cell>
          <table:table-cell table:style-name="ce91" table:formula="of:=[$'Stony Results'.$D$8]+[$'Stony Results'.$D$6]" office:value-type="float" office:value="3073">
            <text:p>3,073</text:p>
          </table:table-cell>
          <table:table-cell table:style-name="ce39" table:formula="of:=VLOOKUP([.$A6];[$'Walton Park'.$J$19:.$U$43];9;FALSE())" office:value-type="float" office:value="1092">
            <text:p>1092</text:p>
          </table:table-cell>
          <table:table-cell table:formula="of:=VLOOKUP([.$A6];[$Whaddon.$J$19:.$U$43];9;FALSE())" office:value-type="float" office:value="1587">
            <text:p>1587</text:p>
          </table:table-cell>
          <table:table-cell table:formula="of:=VLOOKUP([.$A6];[$Wolverton.$J$19:.$U$43];9;FALSE())" office:value-type="float" office:value="2402">
            <text:p>2402</text:p>
          </table:table-cell>
          <table:table-cell table:style-name="ce39"/>
          <table:table-cell table:style-name="ce93" table:formula="of:=SUM([.B6:.R6])" office:value-type="float" office:value="22158">
            <text:p>22158</text:p>
          </table:table-cell>
          <table:table-cell table:style-name="ce95" table:formula="of:=[.T6]/[.$T$11]*100" office:value-type="float" office:value="23.2625036744635">
            <text:p>23.3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The Labour and Co-operative Party Candidate</text:p>
          </table:table-cell>
          <table:table-cell table:number-columns-repeated="2"/>
          <table:table-cell table:style-name="ce39" table:formula="of:=VLOOKUP([.$A7];[$'Campbell Park'.$J$20:.$U$43];9;FALSE())" office:value-type="float" office:value="1467">
            <text:p>1467</text:p>
          </table:table-cell>
          <table:table-cell table:style-name="ce39" table:number-columns-repeated="12"/>
          <table:table-cell table:number-columns-repeated="2"/>
          <table:table-cell table:style-name="ce39"/>
          <table:table-cell table:style-name="ce93" table:formula="of:=SUM([.B7:.R7])" office:value-type="float" office:value="1467">
            <text:p>1467</text:p>
          </table:table-cell>
          <table:table-cell table:style-name="ce95" table:formula="of:=[.T7]/[.$T$11]*100" office:value-type="float" office:value="1.54012514172931">
            <text:p>1.5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Liberal Democrats</text:p>
          </table:table-cell>
          <table:table-cell table:formula="of:=VLOOKUP([.$A8];[$'Bletchley and Fenny'.$J$20:.$U$41];9;FALSE())" office:value-type="float" office:value="833">
            <text:p>833</text:p>
          </table:table-cell>
          <table:table-cell table:formula="of:=VLOOKUP([.$A8];[$Bradwell.$J$19:.$U$43];9;FALSE())" office:value-type="float" office:value="2101">
            <text:p>2101</text:p>
          </table:table-cell>
          <table:table-cell table:style-name="ce39" table:formula="of:=VLOOKUP([.$A8];[$'Campbell Park'.$J$20:.$U$43];9;FALSE())" office:value-type="float" office:value="2437">
            <text:p>2437</text:p>
          </table:table-cell>
          <table:table-cell table:style-name="ce39" table:formula="of:=VLOOKUP([.$A8];[$Denbigh.$J$19:.$U$43];9;FALSE())" office:value-type="float" office:value="486">
            <text:p>486</text:p>
          </table:table-cell>
          <table:table-cell table:style-name="ce39" table:formula="of:=VLOOKUP([.$A8];[$'Eaton Manor'.$J$19:.$U$43];9;FALSE())" office:value-type="float" office:value="351">
            <text:p>351</text:p>
          </table:table-cell>
          <table:table-cell table:style-name="ce39" table:formula="of:=VLOOKUP([.$A8];[$'Emerson Valley'.$J$20:.$U$43];9;FALSE())" office:value-type="float" office:value="3003">
            <text:p>3003</text:p>
          </table:table-cell>
          <table:table-cell table:style-name="ce39" table:formula="of:=VLOOKUP([.$A8];[$Furzton.$J$19:.$U$43];9;FALSE())" office:value-type="float" office:value="1669">
            <text:p>1669</text:p>
          </table:table-cell>
          <table:table-cell table:style-name="ce39" table:formula="of:=VLOOKUP([.$A8];[$'Linford North'.$J$19:.$U$43];9;FALSE())" office:value-type="float" office:value="1771">
            <text:p>1771</text:p>
          </table:table-cell>
          <table:table-cell table:style-name="ce39" table:formula="of:=VLOOKUP([.$A8];[$'Linford South'.$J$19:.$U$43];9;FALSE())" office:value-type="float" office:value="1612">
            <text:p>1612</text:p>
          </table:table-cell>
          <table:table-cell table:style-name="ce39" table:formula="of:=VLOOKUP([.$A8];[$'Loughton Park'.$J$19:.$U$43];9;FALSE())" office:value-type="float" office:value="1647">
            <text:p>1647</text:p>
          </table:table-cell>
          <table:table-cell table:style-name="ce39" table:formula="of:=VLOOKUP([.$A8];[$'Newport Pagnell North'.$J$19:.$U$43];9;FALSE())" office:value-type="float" office:value="1854">
            <text:p>1854</text:p>
          </table:table-cell>
          <table:table-cell table:style-name="ce39" table:formula="of:=VLOOKUP([.$A8];[$'Newport Pagnell South'.$J$19:.$U$43];9;FALSE())" office:value-type="float" office:value="2064">
            <text:p>2064</text:p>
          </table:table-cell>
          <table:table-cell table:style-name="ce39" table:formula="of:=VLOOKUP([.$A8];[$Olney.$J$19:.$U$43];9;FALSE())" office:value-type="float" office:value="1267">
            <text:p>1267</text:p>
          </table:table-cell>
          <table:table-cell table:style-name="ce91" table:formula="of:=[$'Stony Results'.$D$7]+[$'Stony Results'.$D$4]" office:value-type="float" office:value="2334">
            <text:p>2,334</text:p>
          </table:table-cell>
          <table:table-cell table:style-name="ce39" table:formula="of:=VLOOKUP([.$A8];[$'Walton Park'.$J$19:.$U$43];9;FALSE())" office:value-type="float" office:value="2510">
            <text:p>2510</text:p>
          </table:table-cell>
          <table:table-cell table:formula="of:=VLOOKUP([.$A8];[$Whaddon.$J$19:.$U$43];9;FALSE())" office:value-type="float" office:value="822">
            <text:p>822</text:p>
          </table:table-cell>
          <table:table-cell table:formula="of:=VLOOKUP([.$A8];[$Wolverton.$J$19:.$U$43];9;FALSE())" office:value-type="float" office:value="1889">
            <text:p>1889</text:p>
          </table:table-cell>
          <table:table-cell table:style-name="ce39"/>
          <table:table-cell table:style-name="ce93" table:formula="of:=SUM([.B8:.R8])" office:value-type="float" office:value="28650">
            <text:p>28650</text:p>
          </table:table-cell>
          <table:table-cell table:style-name="ce95" table:formula="of:=[.T8]/[.$T$11]*100" office:value-type="float" office:value="30.078108596145">
            <text:p>30.1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UK Independence Party (UKIP)</text:p>
          </table:table-cell>
          <table:table-cell table:formula="of:=VLOOKUP([.$A9];[$'Bletchley and Fenny'.$J$20:.$U$41];9;FALSE())" office:value-type="float" office:value="466">
            <text:p>466</text:p>
          </table:table-cell>
          <table:table-cell table:formula="of:=VLOOKUP([.$A9];[$Bradwell.$J$19:.$U$43];9;FALSE())" office:value-type="float" office:value="218">
            <text:p>218</text:p>
          </table:table-cell>
          <table:table-cell table:style-name="ce39" table:formula="of:=VLOOKUP([.$A9];[$'Campbell Park'.$J$20:.$U$43];9;FALSE())" office:value-type="float" office:value="331">
            <text:p>331</text:p>
          </table:table-cell>
          <table:table-cell table:style-name="ce39" table:formula="of:=VLOOKUP([.$A9];[$Denbigh.$J$19:.$U$43];9;FALSE())" office:value-type="float" office:value="302">
            <text:p>302</text:p>
          </table:table-cell>
          <table:table-cell table:style-name="ce39" table:formula="of:=VLOOKUP([.$A9];[$'Eaton Manor'.$J$19:.$U$43];9;FALSE())" office:value-type="float" office:value="107">
            <text:p>107</text:p>
          </table:table-cell>
          <table:table-cell table:style-name="ce39" table:formula="of:=VLOOKUP([.$A9];[$'Emerson Valley'.$J$20:.$U$43];9;FALSE())" office:value-type="float" office:value="352">
            <text:p>352</text:p>
          </table:table-cell>
          <table:table-cell table:style-name="ce39" table:formula="of:=VLOOKUP([.$A9];[$Furzton.$J$19:.$U$43];9;FALSE())" office:value-type="float" office:value="189">
            <text:p>189</text:p>
          </table:table-cell>
          <table:table-cell table:style-name="ce39" table:formula="of:=VLOOKUP([.$A9];[$'Linford North'.$J$19:.$U$43];9;FALSE())" office:value-type="float" office:value="205">
            <text:p>205</text:p>
          </table:table-cell>
          <table:table-cell table:style-name="ce39" table:formula="of:=VLOOKUP([.$A9];[$'Linford South'.$J$19:.$U$43];9;FALSE())" office:value-type="float" office:value="229">
            <text:p>229</text:p>
          </table:table-cell>
          <table:table-cell table:style-name="ce39" table:formula="of:=VLOOKUP([.$A9];[$'Loughton Park'.$J$19:.$U$43];9;FALSE())" office:value-type="float" office:value="389">
            <text:p>389</text:p>
          </table:table-cell>
          <table:table-cell table:style-name="ce39" table:formula="of:=VLOOKUP([.$A9];[$'Newport Pagnell North'.$J$19:.$U$43];9;FALSE())" office:value-type="float" office:value="213">
            <text:p>213</text:p>
          </table:table-cell>
          <table:table-cell table:style-name="ce39" table:formula="of:=VLOOKUP([.$A9];[$'Newport Pagnell South'.$J$19:.$U$43];9;FALSE())" office:value-type="float" office:value="178">
            <text:p>178</text:p>
          </table:table-cell>
          <table:table-cell table:style-name="ce39" table:formula="of:=VLOOKUP([.$A9];[$Olney.$J$19:.$U$43];9;FALSE())" office:value-type="float" office:value="194">
            <text:p>194</text:p>
          </table:table-cell>
          <table:table-cell table:style-name="ce91" table:formula="of:=[$'Stony Results'.$D$2]+[$'Stony Results'.$D$10]" office:value-type="float" office:value="1034">
            <text:p>1,034</text:p>
          </table:table-cell>
          <table:table-cell table:style-name="ce39" table:formula="of:=VLOOKUP([.$A9];[$'Walton Park'.$J$19:.$U$43];9;FALSE())" office:value-type="float" office:value="279">
            <text:p>279</text:p>
          </table:table-cell>
          <table:table-cell table:formula="of:=VLOOKUP([.$A9];[$Whaddon.$J$19:.$U$43];9;FALSE())" office:value-type="float" office:value="892">
            <text:p>892</text:p>
          </table:table-cell>
          <table:table-cell table:formula="of:=VLOOKUP([.$A9];[$Wolverton.$J$19:.$U$43];9;FALSE())" office:value-type="float" office:value="448">
            <text:p>448</text:p>
          </table:table-cell>
          <table:table-cell table:style-name="ce39"/>
          <table:table-cell table:style-name="ce93" table:formula="of:=SUM([.B9:.R9])" office:value-type="float" office:value="6026">
            <text:p>6026</text:p>
          </table:table-cell>
          <table:table-cell table:style-name="ce95" table:formula="of:=[.T9]/[.$T$11]*100" office:value-type="float" office:value="6.32637634905304">
            <text:p>6.3</text:p>
          </table:table-cell>
          <table:table-cell table:style-name="ce39" table:number-columns-repeated="1003"/>
        </table:table-row>
        <table:table-row table:style-name="ro26">
          <table:table-cell table:style-name="ce39" office:value-type="string">
            <text:p>Independent</text:p>
          </table:table-cell>
          <table:table-cell table:number-columns-repeated="2"/>
          <table:table-cell table:style-name="ce39" table:number-columns-repeated="5"/>
          <table:table-cell table:style-name="ce39" table:formula="of:=VLOOKUP([.$A10];[$'Linford North'.$J$19:.$U$43];9;FALSE())" office:value-type="float" office:value="90">
            <text:p>90</text:p>
          </table:table-cell>
          <table:table-cell table:style-name="ce39" table:number-columns-repeated="7"/>
          <table:table-cell table:number-columns-repeated="2"/>
          <table:table-cell table:style-name="ce39"/>
          <table:table-cell table:style-name="ce93" table:formula="of:=SUM([.B10:.R10])" office:value-type="float" office:value="90">
            <text:p>90</text:p>
          </table:table-cell>
          <table:table-cell table:style-name="ce95" table:formula="of:=[.T10]/[.$T$11]*100" office:value-type="float" office:value="0.0944862050140679">
            <text:p>0.1</text:p>
          </table:table-cell>
          <table:table-cell table:style-name="ce39" table:number-columns-repeated="1003"/>
        </table:table-row>
        <table:table-row table:style-name="ro26">
          <table:table-cell/>
          <table:table-cell table:style-name="Default" table:number-columns-repeated="2"/>
          <table:table-cell table:number-columns-repeated="16"/>
          <table:table-cell table:style-name="ce94" table:formula="of:=SUM([.T2:.T10])" office:value-type="float" office:value="95252">
            <text:p>95252</text:p>
          </table:table-cell>
          <table:table-cell table:style-name="ce96" table:formula="of:=[.T11]/[.$T$11]*100" office:value-type="float" office:value="100">
            <text:p>100.0</text:p>
          </table:table-cell>
          <table:table-cell table:number-columns-repeated="1003"/>
        </table:table-row>
        <table:table-row table:style-name="ro26">
          <table:table-cell/>
          <table:table-cell table:style-name="ce89" office:value-type="string">
            <text:p>Votes</text:p>
          </table:table-cell>
          <table:table-cell table:style-name="ce89" office:value-type="string">
            <text:p>%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British National Party</text:p>
          </table:table-cell>
          <table:table-cell table:style-name="Default" table:formula="of:=VLOOKUP([.A13];[.A2:.U10];20;FALSE())" office:value-type="float" office:value="222">
            <text:p>222</text:p>
          </table:table-cell>
          <table:table-cell table:style-name="ce90" table:formula="of:=VLOOKUP([.A13];[.A2:.U10];21;FALSE())" office:value-type="float" office:value="0.233065972368034">
            <text:p>0.2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Christian Peoples Alliance</text:p>
          </table:table-cell>
          <table:table-cell table:style-name="Default" table:formula="of:=VLOOKUP([.A14];[.A3:.U11];20;FALSE())" office:value-type="float" office:value="637">
            <text:p>637</text:p>
          </table:table-cell>
          <table:table-cell table:style-name="ce90" table:formula="of:=VLOOKUP([.A14];[.A3:.U11];21;FALSE())" office:value-type="float" office:value="0.668752362155125">
            <text:p>0.7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The Conservative Party Candidate</text:p>
          </table:table-cell>
          <table:table-cell table:style-name="Default" table:formula="of:=VLOOKUP([.A15];[.A4:.U12];20;FALSE())" office:value-type="float" office:value="31887">
            <text:p>31887</text:p>
          </table:table-cell>
          <table:table-cell table:style-name="ce90" table:formula="of:=VLOOKUP([.A15];[.A4:.U12];21;FALSE())" office:value-type="float" office:value="33.4764624364843">
            <text:p>33.5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Green Party</text:p>
          </table:table-cell>
          <table:table-cell table:style-name="Default" table:formula="of:=VLOOKUP([.A16];[.A5:.U13];20;FALSE())" office:value-type="float" office:value="4115">
            <text:p>4115</text:p>
          </table:table-cell>
          <table:table-cell table:style-name="ce90" table:formula="of:=VLOOKUP([.A16];[.A5:.U13];21;FALSE())" office:value-type="float" office:value="4.32011926258766">
            <text:p>4.3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The Labour Party Candidate</text:p>
          </table:table-cell>
          <table:table-cell table:style-name="Default" table:formula="of:=VLOOKUP([.A17];[.A6:.U14];20;FALSE())" office:value-type="float" office:value="22158">
            <text:p>22158</text:p>
          </table:table-cell>
          <table:table-cell table:style-name="ce90" table:formula="of:=VLOOKUP([.A17];[.A6:.U14];21;FALSE())" office:value-type="float" office:value="23.2625036744635">
            <text:p>23.3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The Labour and Co-operative Party Candidate</text:p>
          </table:table-cell>
          <table:table-cell table:style-name="Default" table:formula="of:=VLOOKUP([.A18];[.A7:.U15];20;FALSE())" office:value-type="float" office:value="1467">
            <text:p>1467</text:p>
          </table:table-cell>
          <table:table-cell table:style-name="ce90" table:formula="of:=VLOOKUP([.A18];[.A7:.U15];21;FALSE())" office:value-type="float" office:value="1.54012514172931">
            <text:p>1.5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Liberal Democrats</text:p>
          </table:table-cell>
          <table:table-cell table:style-name="Default" table:formula="of:=VLOOKUP([.A19];[.A8:.U16];20;FALSE())" office:value-type="float" office:value="28650">
            <text:p>28650</text:p>
          </table:table-cell>
          <table:table-cell table:style-name="ce90" table:formula="of:=VLOOKUP([.A19];[.A8:.U16];21;FALSE())" office:value-type="float" office:value="30.078108596145">
            <text:p>30.1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UK Independence Party (UKIP)</text:p>
          </table:table-cell>
          <table:table-cell table:style-name="Default" table:formula="of:=VLOOKUP([.A20];[.A9:.U17];20;FALSE())" office:value-type="float" office:value="6026">
            <text:p>6026</text:p>
          </table:table-cell>
          <table:table-cell table:style-name="ce90" table:formula="of:=VLOOKUP([.A20];[.A9:.U17];21;FALSE())" office:value-type="float" office:value="6.32637634905304">
            <text:p>6.3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6">
          <table:table-cell office:value-type="string">
            <text:p>Independent</text:p>
          </table:table-cell>
          <table:table-cell table:style-name="Default" table:formula="of:=VLOOKUP([.A21];[.A10:.U18];20;FALSE())" office:value-type="float" office:value="90">
            <text:p>90</text:p>
          </table:table-cell>
          <table:table-cell table:style-name="ce90" table:formula="of:=VLOOKUP([.A21];[.A10:.U18];21;FALSE())" office:value-type="float" office:value="0.0944862050140679">
            <text:p>0.1</text:p>
          </table:table-cell>
          <table:table-cell table:number-columns-repeated="13"/>
          <table:table-cell table:style-name="Default" table:number-columns-repeated="2"/>
          <table:table-cell table:number-columns-repeated="1006"/>
        </table:table-row>
      </table:table>
      <table:table table:name="Bletchley and Fenny" table:style-name="ta8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BLETCHLEY AND FENNY STRATFORD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3">
            <text:p>I, the undersigned hereby give notice that the number of votes cast for each candidate at the election of a Borough Councillor for the Bletchley And Fenny Stratford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URKE, Susan Marcia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833" table:number-columns-spanned="4" table:number-rows-spanned="1">
            <text:p>833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KENNEDY, Angela Susa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894" table:number-columns-spanned="4" table:number-rows-spanned="1">
            <text:p>2,894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KITCHINER, Catherine Mary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466" table:number-columns-spanned="4" table:number-rows-spanned="1">
            <text:p>46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NELSON-PEPPAL, Michel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7" table:number-columns-spanned="4" table:number-rows-spanned="1">
            <text:p>7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SCANLON, Catherine Elizabeth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53" table:number-columns-spanned="4" table:number-rows-spanned="1">
            <text:p>253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VENN, Rita Evely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993" table:number-columns-spanned="4" table:number-rows-spanned="1">
            <text:p>1,99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Angela Susan Kennedy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3" table:number-columns-spanned="2" table:number-rows-spanned="1">
            <text:p>3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7" table:number-columns-spanned="2" table:number-rows-spanned="1">
            <text:p>17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10006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6466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3.7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Bletchley and Fenny Results" table:style-name="ta9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1">
          <table:table-cell table:style-name="ce38" table:formula="of:=RANK([.D2];[.$D$2:.$D$7])" office:value-type="float" office:value="3">
            <text:p>3</text:p>
          </table:table-cell>
          <table:table-cell table:style-name="ce99" office:value-type="string">
            <text:p>BURKE, Susan Marcia</text:p>
          </table:table-cell>
          <table:table-cell table:style-name="ce100" office:value-type="string">
            <text:p>Liberal Democrats</text:p>
          </table:table-cell>
          <table:table-cell table:style-name="ce44" table:formula="of:=VLOOKUP([.$B2];[$'Bletchley and Fenny'.C$19:.X$88];16;FALSE())" office:value-type="float" office:value="833">
            <text:p>833</text:p>
          </table:table-cell>
          <table:table-cell table:style-name="ce47" table:formula="of:=[.D2]/SUM([.$D$2:.$D$7])*100" office:value-type="float" office:value="12.922742786224">
            <text:p>12.9</text:p>
          </table:table-cell>
          <table:table-cell table:style-name="ce49" table:formula="of:=IF(VLOOKUP([.B2];[$'Bletchley and Fenny'.$C$8:.$X$168];20;FALSE())=0;&quot;&quot;;(VLOOKUP([.B2];[$'Bletchley and Fenny'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3];[.$D$2:.$D$7])" office:value-type="float" office:value="1">
            <text:p>1</text:p>
          </table:table-cell>
          <table:table-cell table:style-name="ce99" office:value-type="string">
            <text:p>KENNEDY, Angela Susan</text:p>
          </table:table-cell>
          <table:table-cell table:style-name="ce100" office:value-type="string">
            <text:p>The Conservative Party Candidate</text:p>
          </table:table-cell>
          <table:table-cell table:style-name="ce44" table:formula="of:=VLOOKUP([.$B3];[$'Bletchley and Fenny'.C$19:.X$88];16;FALSE())" office:value-type="float" office:value="2894">
            <text:p>2,894</text:p>
          </table:table-cell>
          <table:table-cell table:style-name="ce47" table:formula="of:=[.D3]/SUM([.$D$2:.$D$7])*100" office:value-type="float" office:value="44.8960595718275">
            <text:p>44.9</text:p>
          </table:table-cell>
          <table:table-cell table:style-name="ce49" table:formula="of:=IF(VLOOKUP([.B3];[$'Bletchley and Fenny'.$C$8:.$X$168];20;FALSE())=0;&quot;&quot;;(VLOOKUP([.B3];[$'Bletchley and Fenny'.$C$8:.$X$168];20;FALSE())))" office:value-type="string" office:string-value="ELECTED">
            <text:p>ELECTED</text:p>
          </table:table-cell>
          <table:table-cell table:style-name="ce42"/>
          <table:table-cell table:style-name="ce50" table:number-columns-repeated="1017"/>
        </table:table-row>
        <table:table-row table:style-name="ro31">
          <table:table-cell table:style-name="ce38" table:formula="of:=RANK([.D4];[.$D$2:.$D$7])" office:value-type="float" office:value="4">
            <text:p>4</text:p>
          </table:table-cell>
          <table:table-cell table:style-name="ce99" office:value-type="string">
            <text:p>KITCHINER, Catherine Mary</text:p>
          </table:table-cell>
          <table:table-cell table:style-name="ce100" office:value-type="string">
            <text:p>UK Independence Party (UKIP)</text:p>
          </table:table-cell>
          <table:table-cell table:style-name="ce44" table:formula="of:=VLOOKUP([.$B4];[$'Bletchley and Fenny'.C$19:.X$88];16;FALSE())" office:value-type="float" office:value="466">
            <text:p>466</text:p>
          </table:table-cell>
          <table:table-cell table:style-name="ce47" table:formula="of:=[.D4]/SUM([.$D$2:.$D$7])*100" office:value-type="float" office:value="7.22928948184921">
            <text:p>7.2</text:p>
          </table:table-cell>
          <table:table-cell table:style-name="ce49" table:formula="of:=IF(VLOOKUP([.B4];[$'Bletchley and Fenny'.$C$8:.$X$168];20;FALSE())=0;&quot;&quot;;(VLOOKUP([.B4];[$'Bletchley and Fenny'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5];[.$D$2:.$D$7])" office:value-type="float" office:value="6">
            <text:p>6</text:p>
          </table:table-cell>
          <table:table-cell table:style-name="ce99" office:value-type="string">
            <text:p>NELSON-PEPPAL, Michel</text:p>
          </table:table-cell>
          <table:table-cell table:style-name="ce100" office:value-type="string">
            <text:p>Christian Peoples Alliance</text:p>
          </table:table-cell>
          <table:table-cell table:style-name="ce44" table:formula="of:=VLOOKUP([.$B5];[$'Bletchley and Fenny'.C$19:.X$88];16;FALSE())" office:value-type="float" office:value="7">
            <text:p>7</text:p>
          </table:table-cell>
          <table:table-cell table:style-name="ce47" table:formula="of:=[.D5]/SUM([.$D$2:.$D$7])*100" office:value-type="float" office:value="0.10859447719516">
            <text:p>0.1</text:p>
          </table:table-cell>
          <table:table-cell table:style-name="ce49" table:formula="of:=IF(VLOOKUP([.B5];[$'Bletchley and Fenny'.$C$8:.$X$168];20;FALSE())=0;&quot;&quot;;(VLOOKUP([.B5];[$'Bletchley and Fenny'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6];[.$D$2:.$D$7])" office:value-type="float" office:value="5">
            <text:p>5</text:p>
          </table:table-cell>
          <table:table-cell table:style-name="ce99" office:value-type="string">
            <text:p>SCANLON, Catherine Elizabeth</text:p>
          </table:table-cell>
          <table:table-cell table:style-name="ce100" office:value-type="string">
            <text:p>Green Party</text:p>
          </table:table-cell>
          <table:table-cell table:style-name="ce44" table:formula="of:=VLOOKUP([.$B6];[$'Bletchley and Fenny'.C$19:.X$88];16;FALSE())" office:value-type="float" office:value="253">
            <text:p>253</text:p>
          </table:table-cell>
          <table:table-cell table:style-name="ce47" table:formula="of:=[.D6]/SUM([.$D$2:.$D$7])*100" office:value-type="float" office:value="3.92491467576792">
            <text:p>3.9</text:p>
          </table:table-cell>
          <table:table-cell table:style-name="ce49" table:formula="of:=IF(VLOOKUP([.B6];[$'Bletchley and Fenny'.$C$8:.$X$168];20;FALSE())=0;&quot;&quot;;(VLOOKUP([.B6];[$'Bletchley and Fenny'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7];[.$D$2:.$D$7])" office:value-type="float" office:value="2">
            <text:p>2</text:p>
          </table:table-cell>
          <table:table-cell table:style-name="ce99" office:value-type="string">
            <text:p>VENN, Rita Evelyn</text:p>
          </table:table-cell>
          <table:table-cell table:style-name="ce100" office:value-type="string">
            <text:p>The Labour Party Candidate</text:p>
          </table:table-cell>
          <table:table-cell table:style-name="ce44" table:formula="of:=VLOOKUP([.$B7];[$'Bletchley and Fenny'.C$19:.X$88];16;FALSE())" office:value-type="float" office:value="1993">
            <text:p>1,993</text:p>
          </table:table-cell>
          <table:table-cell table:style-name="ce47" table:formula="of:=[.D7]/SUM([.$D$2:.$D$7])*100" office:value-type="float" office:value="30.9183990071362">
            <text:p>30.9</text:p>
          </table:table-cell>
          <table:table-cell table:style-name="ce49" table:formula="of:=IF(VLOOKUP([.B7];[$'Bletchley and Fenny'.$C$8:.$X$168];20;FALSE())=0;&quot;&quot;;(VLOOKUP([.B7];[$'Bletchley and Fenny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office:value-type="string">
            <text:p>Percent of Votes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1:.$F$1048576];2;FALSE())" office:value-type="string" office:string-value="KENNEDY, Angela Susan">
            <text:p>KENNEDY, Angela Susan</text:p>
          </table:table-cell>
          <table:table-cell table:style-name="ce43" table:formula="of:=VLOOKUP([.$A10];[.$A$1:.$F$1048576];3;FALSE())" office:value-type="string" office:string-value="The Conservative Party Candidate">
            <text:p>The Conservative Party Candidate</text:p>
          </table:table-cell>
          <table:table-cell table:style-name="ce46" table:formula="of:=VLOOKUP([.$A10];[.$A$1:.$F$1048576];4;FALSE())" office:value-type="float" office:value="2894">
            <text:p>2894</text:p>
          </table:table-cell>
          <table:table-cell table:style-name="ce48" table:formula="of:=VLOOKUP([.$A10];[.$A$1:.$F$1048576];5;FALSE())" office:value-type="float" office:value="44.8960595718275">
            <text:p>44.9</text:p>
          </table:table-cell>
          <table:table-cell table:style-name="ce46" table:formula="of:=VLOOKUP([.$A10];[.$A$1:.$F$1048576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1:.$F$1048576];2;FALSE())" office:value-type="string" office:string-value="VENN, Rita Evelyn">
            <text:p>VENN, Rita Evelyn</text:p>
          </table:table-cell>
          <table:table-cell table:style-name="ce43" table:formula="of:=VLOOKUP([.$A11];[.$A$1:.$F$1048576];3;FALSE())" office:value-type="string" office:string-value="The Labour Party Candidate">
            <text:p>The Labour Party Candidate</text:p>
          </table:table-cell>
          <table:table-cell table:style-name="ce46" table:formula="of:=VLOOKUP([.$A11];[.$A$1:.$F$1048576];4;FALSE())" office:value-type="float" office:value="1993">
            <text:p>1993</text:p>
          </table:table-cell>
          <table:table-cell table:style-name="ce48" table:formula="of:=VLOOKUP([.$A11];[.$A$1:.$F$1048576];5;FALSE())" office:value-type="float" office:value="30.9183990071362">
            <text:p>30.9</text:p>
          </table:table-cell>
          <table:table-cell table:style-name="ce46" table:formula="of:=VLOOKUP([.$A11];[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1:.$F$1048576];2;FALSE())" office:value-type="string" office:string-value="BURKE, Susan Marcia">
            <text:p>BURKE, Susan Marcia</text:p>
          </table:table-cell>
          <table:table-cell table:style-name="ce43" table:formula="of:=VLOOKUP([.$A12];[.$A$1:.$F$1048576];3;FALSE())" office:value-type="string" office:string-value="Liberal Democrats">
            <text:p>Liberal Democrats</text:p>
          </table:table-cell>
          <table:table-cell table:style-name="ce46" table:formula="of:=VLOOKUP([.$A12];[.$A$1:.$F$1048576];4;FALSE())" office:value-type="float" office:value="833">
            <text:p>833</text:p>
          </table:table-cell>
          <table:table-cell table:style-name="ce48" table:formula="of:=VLOOKUP([.$A12];[.$A$1:.$F$1048576];5;FALSE())" office:value-type="float" office:value="12.922742786224">
            <text:p>12.9</text:p>
          </table:table-cell>
          <table:table-cell table:style-name="ce46" table:formula="of:=VLOOKUP([.$A12];[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1:.$F$1048576];2;FALSE())" office:value-type="string" office:string-value="KITCHINER, Catherine Mary">
            <text:p>KITCHINER, Catherine Mary</text:p>
          </table:table-cell>
          <table:table-cell table:style-name="ce43" table:formula="of:=VLOOKUP([.$A13];[.$A$1:.$F$1048576];3;FALSE())" office:value-type="string" office:string-value="UK Independence Party (UKIP)">
            <text:p>UK Independence Party (UKIP)</text:p>
          </table:table-cell>
          <table:table-cell table:style-name="ce46" table:formula="of:=VLOOKUP([.$A13];[.$A$1:.$F$1048576];4;FALSE())" office:value-type="float" office:value="466">
            <text:p>466</text:p>
          </table:table-cell>
          <table:table-cell table:style-name="ce48" table:formula="of:=VLOOKUP([.$A13];[.$A$1:.$F$1048576];5;FALSE())" office:value-type="float" office:value="7.22928948184921">
            <text:p>7.2</text:p>
          </table:table-cell>
          <table:table-cell table:style-name="ce46" table:formula="of:=VLOOKUP([.$A13];[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1:.$F$1048576];2;FALSE())" office:value-type="string" office:string-value="SCANLON, Catherine Elizabeth">
            <text:p>SCANLON, Catherine Elizabeth</text:p>
          </table:table-cell>
          <table:table-cell table:style-name="ce43" table:formula="of:=VLOOKUP([.$A14];[.$A$1:.$F$1048576];3;FALSE())" office:value-type="string" office:string-value="Green Party">
            <text:p>Green Party</text:p>
          </table:table-cell>
          <table:table-cell table:style-name="ce46" table:formula="of:=VLOOKUP([.$A14];[.$A$1:.$F$1048576];4;FALSE())" office:value-type="float" office:value="253">
            <text:p>253</text:p>
          </table:table-cell>
          <table:table-cell table:style-name="ce48" table:formula="of:=VLOOKUP([.$A14];[.$A$1:.$F$1048576];5;FALSE())" office:value-type="float" office:value="3.92491467576792">
            <text:p>3.9</text:p>
          </table:table-cell>
          <table:table-cell table:style-name="ce46" table:formula="of:=VLOOKUP([.$A14];[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1:.$F$1048576];2;FALSE())" office:value-type="string" office:string-value="NELSON-PEPPAL, Michel">
            <text:p>NELSON-PEPPAL, Michel</text:p>
          </table:table-cell>
          <table:table-cell table:style-name="ce43" table:formula="of:=VLOOKUP([.$A15];[.$A$1:.$F$1048576];3;FALSE())" office:value-type="string" office:string-value="Christian Peoples Alliance">
            <text:p>Christian Peoples Alliance</text:p>
          </table:table-cell>
          <table:table-cell table:style-name="ce46" table:formula="of:=VLOOKUP([.$A15];[.$A$1:.$F$1048576];4;FALSE())" office:value-type="float" office:value="7">
            <text:p>7</text:p>
          </table:table-cell>
          <table:table-cell table:style-name="ce48" table:formula="of:=VLOOKUP([.$A15];[.$A$1:.$F$1048576];5;FALSE())" office:value-type="float" office:value="0.10859447719516">
            <text:p>0.1</text:p>
          </table:table-cell>
          <table:table-cell table:style-name="ce46" table:formula="of:=VLOOKUP([.$A15];[.$A$1:.$F$1048576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26">
          <table:table-cell table:style-name="ce50"/>
          <table:table-cell table:style-name="Default" table:formula="of:=[$'Bletchley and Fenny'.G58]" office:value-type="string" office:string-value="Electorate: 10006">
            <text:p>Electorate: 10006</text:p>
          </table:table-cell>
          <table:table-cell table:style-name="ce50" table:number-columns-repeated="1022"/>
        </table:table-row>
        <table:table-row table:style-name="ro26">
          <table:table-cell table:style-name="ce50"/>
          <table:table-cell table:style-name="Default" table:formula="of:=[$'Bletchley and Fenny'.L58]" office:value-type="string" office:string-value="Ballot Papers Issued: 6466">
            <text:p>Ballot Papers Issued: 6466</text:p>
          </table:table-cell>
          <table:table-cell table:style-name="ce50" table:number-columns-repeated="1022"/>
        </table:table-row>
        <table:table-row table:style-name="ro26">
          <table:table-cell/>
          <table:table-cell table:style-name="Default" table:formula="of:=[$'Bletchley and Fenny'.T58]" office:value-type="string" office:string-value="Turnout: 63.7%">
            <text:p>Turnout: 63.7%</text:p>
          </table:table-cell>
          <table:table-cell table:style-name="ce101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>
            <draw:frame table:end-cell-address="'Bletchley and Fenny Results'.D38" table:end-x="0.086cm" table:end-y="0.422cm" draw:z-index="0" draw:name="Chart 1" draw:style-name="gr1" draw:text-style-name="P1" svg:width="13.405cm" svg:height="7.498cm" svg:x="1.756cm" svg:y="0.15cm">
              <draw:object draw:notify-on-update-of-ranges="'Bletchley and Fenny Results'.B10:'Bletchley and Fenny Results'.B15 'Bletchley and Fenny Results'.D10:'Bletchley and Fenny Results'.D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6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Bradwell" table:style-name="ta10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BRADWELL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Bradwell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AMARTEY, Doris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75" table:number-columns-spanned="4" table:number-rows-spanned="1">
            <text:p>75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RADBURN, Robin Marti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101" table:number-columns-spanned="4" table:number-rows-spanned="1">
            <text:p>2,101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CAULAY, Adejinmi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416" table:number-columns-spanned="4" table:number-rows-spanned="1">
            <text:p>1,41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Y, Edward Beva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51" table:number-columns-spanned="4" table:number-rows-spanned="1">
            <text:p>251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YLAM, Michael Joh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18" table:number-columns-spanned="4" table:number-rows-spanned="1">
            <text:p>218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ALLIS, Pauline An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369" table:number-columns-spanned="4" table:number-rows-spanned="1">
            <text:p>1,36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Robin Martin Bradburn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8" table:number-columns-spanned="2" table:number-rows-spanned="1">
            <text:p>18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9230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5455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58.0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Bradwell Results" table:style-name="ta11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26">
          <table:table-cell table:style-name="ce38" table:formula="of:=RANK([.D2];[.$D$2:.$D$7])" office:value-type="float" office:value="6">
            <text:p>6</text:p>
          </table:table-cell>
          <table:table-cell table:style-name="ce102" office:value-type="string">
            <text:p>AMARTEY, Doris</text:p>
          </table:table-cell>
          <table:table-cell table:style-name="ce102" office:value-type="string">
            <text:p>Christian Peoples Alliance</text:p>
          </table:table-cell>
          <table:table-cell table:style-name="ce44" table:formula="of:=VLOOKUP([.$B2];[$Bradwell.$C$19:.$W$40];16;FALSE())" office:value-type="float" office:value="75">
            <text:p>75</text:p>
          </table:table-cell>
          <table:table-cell table:style-name="ce47" table:formula="of:=[.D2]/SUM([.$D$2:.$D$7])*100" office:value-type="float" office:value="1.38121546961326">
            <text:p>1.4</text:p>
          </table:table-cell>
          <table:table-cell table:style-name="ce49" table:formula="of:=IF(VLOOKUP([.B2];[$Bradwell.$C$8:.$X$168];20;FALSE())=0;&quot;&quot;;(VLOOKUP([.B2];[$Bradwell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3];[.$D$2:.$D$7])" office:value-type="float" office:value="1">
            <text:p>1</text:p>
          </table:table-cell>
          <table:table-cell table:style-name="ce102" office:value-type="string">
            <text:p>BRADBURN, Robin Martin</text:p>
          </table:table-cell>
          <table:table-cell table:style-name="ce102" office:value-type="string">
            <text:p>Liberal Democrats</text:p>
          </table:table-cell>
          <table:table-cell table:style-name="ce44" table:formula="of:=VLOOKUP([.$B3];[$Bradwell.$C$19:.$W$40];16;FALSE())" office:value-type="float" office:value="2101">
            <text:p>2,101</text:p>
          </table:table-cell>
          <table:table-cell table:style-name="ce47" table:formula="of:=[.D3]/SUM([.$D$2:.$D$7])*100" office:value-type="float" office:value="38.6924493554328">
            <text:p>38.7</text:p>
          </table:table-cell>
          <table:table-cell table:style-name="ce49" table:formula="of:=IF(VLOOKUP([.B3];[$Bradwell.$C$8:.$X$168];20;FALSE())=0;&quot;&quot;;(VLOOKUP([.B3];[$Bradwell.$C$8:.$X$168];20;FALSE())))" office:value-type="string" office:string-value="ELECTED">
            <text:p>ELECTED</text:p>
          </table:table-cell>
          <table:table-cell table:style-name="ce42"/>
          <table:table-cell table:style-name="ce50" table:number-columns-repeated="1017"/>
        </table:table-row>
        <table:table-row table:style-name="ro26">
          <table:table-cell table:style-name="ce38" table:formula="of:=RANK([.D4];[.$D$2:.$D$7])" office:value-type="float" office:value="2">
            <text:p>2</text:p>
          </table:table-cell>
          <table:table-cell table:style-name="ce102" office:value-type="string">
            <text:p>MACAULAY, Adejinmi</text:p>
          </table:table-cell>
          <table:table-cell table:style-name="ce102" office:value-type="string">
            <text:p>The Conservative Party Candidate</text:p>
          </table:table-cell>
          <table:table-cell table:style-name="ce44" table:formula="of:=VLOOKUP([.$B4];[$Bradwell.$C$19:.$W$40];16;FALSE())" office:value-type="float" office:value="1416">
            <text:p>1,416</text:p>
          </table:table-cell>
          <table:table-cell table:style-name="ce47" table:formula="of:=[.D4]/SUM([.$D$2:.$D$7])*100" office:value-type="float" office:value="26.0773480662983">
            <text:p>26.1</text:p>
          </table:table-cell>
          <table:table-cell table:style-name="ce49" table:formula="of:=IF(VLOOKUP([.B4];[$Bradwell.$C$8:.$X$168];20;FALSE())=0;&quot;&quot;;(VLOOKUP([.B4];[$Bradwell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5];[.$D$2:.$D$7])" office:value-type="float" office:value="4">
            <text:p>4</text:p>
          </table:table-cell>
          <table:table-cell table:style-name="ce102" office:value-type="string">
            <text:p>MAY, Edward Bevan</text:p>
          </table:table-cell>
          <table:table-cell table:style-name="ce102" office:value-type="string">
            <text:p>Green Party</text:p>
          </table:table-cell>
          <table:table-cell table:style-name="ce44" table:formula="of:=VLOOKUP([.$B5];[$Bradwell.$C$19:.$W$40];16;FALSE())" office:value-type="float" office:value="251">
            <text:p>251</text:p>
          </table:table-cell>
          <table:table-cell table:style-name="ce47" table:formula="of:=[.D5]/SUM([.$D$2:.$D$7])*100" office:value-type="float" office:value="4.62246777163904">
            <text:p>4.6</text:p>
          </table:table-cell>
          <table:table-cell table:style-name="ce49" table:formula="of:=IF(VLOOKUP([.B5];[$Bradwell.$C$8:.$X$168];20;FALSE())=0;&quot;&quot;;(VLOOKUP([.B5];[$Bradwell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6];[.$D$2:.$D$7])" office:value-type="float" office:value="5">
            <text:p>5</text:p>
          </table:table-cell>
          <table:table-cell table:style-name="ce102" office:value-type="string">
            <text:p>MAYLAM, Michael John</text:p>
          </table:table-cell>
          <table:table-cell table:style-name="ce102" office:value-type="string">
            <text:p>UK Independence Party (UKIP)</text:p>
          </table:table-cell>
          <table:table-cell table:style-name="ce44" table:formula="of:=VLOOKUP([.$B6];[$Bradwell.$C$19:.$W$40];16;FALSE())" office:value-type="float" office:value="218">
            <text:p>218</text:p>
          </table:table-cell>
          <table:table-cell table:style-name="ce47" table:formula="of:=[.D6]/SUM([.$D$2:.$D$7])*100" office:value-type="float" office:value="4.01473296500921">
            <text:p>4.0</text:p>
          </table:table-cell>
          <table:table-cell table:style-name="ce49" table:formula="of:=IF(VLOOKUP([.B6];[$Bradwell.$C$8:.$X$168];20;FALSE())=0;&quot;&quot;;(VLOOKUP([.B6];[$Bradwell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7];[.$D$2:.$D$7])" office:value-type="float" office:value="3">
            <text:p>3</text:p>
          </table:table-cell>
          <table:table-cell table:style-name="ce102" office:value-type="string">
            <text:p>WALLIS, Pauline Ann</text:p>
          </table:table-cell>
          <table:table-cell table:style-name="ce102" office:value-type="string">
            <text:p>The Labour Party Candidate</text:p>
          </table:table-cell>
          <table:table-cell table:style-name="ce44" table:formula="of:=VLOOKUP([.$B7];[$Bradwell.$C$19:.$W$40];16;FALSE())" office:value-type="float" office:value="1369">
            <text:p>1,369</text:p>
          </table:table-cell>
          <table:table-cell table:style-name="ce47" table:formula="of:=[.D7]/SUM([.$D$2:.$D$7])*100" office:value-type="float" office:value="25.2117863720074">
            <text:p>25.2</text:p>
          </table:table-cell>
          <table:table-cell table:style-name="ce49" table:formula="of:=IF(VLOOKUP([.B7];[$Bradwell.$C$8:.$X$168];20;FALSE())=0;&quot;&quot;;(VLOOKUP([.B7];[$Bradwell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office:value-type="string">
            <text:p>Percent of Votes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BRADBURN, Robin Martin">
            <text:p>BRADBURN, Robin Martin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2101">
            <text:p>2101</text:p>
          </table:table-cell>
          <table:table-cell table:style-name="ce48" table:formula="of:=VLOOKUP([.$A10];[.$A$2:.$F$7];5;FALSE())" office:value-type="float" office:value="38.6924493554328">
            <text:p>38.7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MACAULAY, Adejinmi">
            <text:p>MACAULAY, Adejinmi</text:p>
          </table:table-cell>
          <table:table-cell table:style-name="ce43" table:formula="of:=VLOOKUP([.$A11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1];[.$A$2:.$F$7];4;FALSE())" office:value-type="float" office:value="1416">
            <text:p>1416</text:p>
          </table:table-cell>
          <table:table-cell table:style-name="ce48" table:formula="of:=VLOOKUP([.$A11];[.$A$2:.$F$7];5;FALSE())" office:value-type="float" office:value="26.0773480662983">
            <text:p>26.1</text:p>
          </table:table-cell>
          <table:table-cell table:style-name="ce46" table:formula="of:=VLOOKUP([.$A11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WALLIS, Pauline Ann">
            <text:p>WALLIS, Pauline Ann</text:p>
          </table:table-cell>
          <table:table-cell table:style-name="ce43" table:formula="of:=VLOOKUP([.$A12];[.$A$2:.$F$7];3;FALSE())" office:value-type="string" office:string-value="The Labour Party Candidate">
            <text:p>The Labour Party Candidate</text:p>
          </table:table-cell>
          <table:table-cell table:style-name="ce46" table:formula="of:=VLOOKUP([.$A12];[.$A$2:.$F$7];4;FALSE())" office:value-type="float" office:value="1369">
            <text:p>1369</text:p>
          </table:table-cell>
          <table:table-cell table:style-name="ce48" table:formula="of:=VLOOKUP([.$A12];[.$A$2:.$F$7];5;FALSE())" office:value-type="float" office:value="25.2117863720074">
            <text:p>25.2</text:p>
          </table:table-cell>
          <table:table-cell table:style-name="ce46" table:formula="of:=VLOOKUP([.$A12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MAY, Edward Bevan">
            <text:p>MAY, Edward Bevan</text:p>
          </table:table-cell>
          <table:table-cell table:style-name="ce43" table:formula="of:=VLOOKUP([.$A13];[.$A$2:.$F$7];3;FALSE())" office:value-type="string" office:string-value="Green Party">
            <text:p>Green Party</text:p>
          </table:table-cell>
          <table:table-cell table:style-name="ce46" table:formula="of:=VLOOKUP([.$A13];[.$A$2:.$F$7];4;FALSE())" office:value-type="float" office:value="251">
            <text:p>251</text:p>
          </table:table-cell>
          <table:table-cell table:style-name="ce48" table:formula="of:=VLOOKUP([.$A13];[.$A$2:.$F$7];5;FALSE())" office:value-type="float" office:value="4.62246777163904">
            <text:p>4.6</text:p>
          </table:table-cell>
          <table:table-cell table:style-name="ce46" table:formula="of:=VLOOKUP([.$A13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MAYLAM, Michael John">
            <text:p>MAYLAM, Michael John</text:p>
          </table:table-cell>
          <table:table-cell table:style-name="ce43" table:formula="of:=VLOOKUP([.$A14];[.$A$2:.$F$7];3;FALSE())" office:value-type="string" office:string-value="UK Independence Party (UKIP)">
            <text:p>UK Independence Party (UKIP)</text:p>
          </table:table-cell>
          <table:table-cell table:style-name="ce46" table:formula="of:=VLOOKUP([.$A14];[.$A$2:.$F$7];4;FALSE())" office:value-type="float" office:value="218">
            <text:p>218</text:p>
          </table:table-cell>
          <table:table-cell table:style-name="ce48" table:formula="of:=VLOOKUP([.$A14];[.$A$2:.$F$7];5;FALSE())" office:value-type="float" office:value="4.01473296500921">
            <text:p>4.0</text:p>
          </table:table-cell>
          <table:table-cell table:style-name="ce46" table:formula="of:=VLOOKUP([.$A14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AMARTEY, Doris">
            <text:p>AMARTEY, Doris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75">
            <text:p>75</text:p>
          </table:table-cell>
          <table:table-cell table:style-name="ce48" table:formula="of:=VLOOKUP([.$A15];[.$A$2:.$F$7];5;FALSE())" office:value-type="float" office:value="1.38121546961326">
            <text:p>1.4</text:p>
          </table:table-cell>
          <table:table-cell table:style-name="ce46" table:formula="of:=VLOOKUP([.$A15];[.$A$2:.$F$7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30">
          <table:table-cell table:style-name="ce50"/>
          <table:table-cell table:style-name="ce50" table:formula="of:=[$Bradwell.G57]" office:value-type="string" office:string-value="Electorate: 9230">
            <text:p>Electorate: 9230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Bradwell.L57]" office:value-type="string" office:string-value="Ballot Papers Issued: 5455">
            <text:p>Ballot Papers Issued: 5455</text:p>
          </table:table-cell>
          <table:table-cell table:style-name="ce101"/>
          <table:table-cell table:number-columns-repeated="1021"/>
        </table:table-row>
        <table:table-row table:style-name="ro26">
          <table:table-cell/>
          <table:table-cell table:formula="of:=[$Bradwell.T57]" office:value-type="string" office:string-value="Turnout: 58.0%">
            <text:p>Turnout: 58.0%</text:p>
          </table:table-cell>
          <table:table-cell table:number-columns-repeated="1022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>
            <draw:frame table:end-cell-address="'Bradwell Results'.C38" table:end-x="5.941cm" table:end-y="0.302cm" draw:z-index="0" draw:name="Chart 1" draw:style-name="gr1" draw:text-style-name="P1" svg:width="13.186cm" svg:height="7.498cm" svg:x="0.001cm" svg:y="0.03cm">
              <draw:object draw:notify-on-update-of-ranges="'Bradwell Results'.B10:'Bradwell Results'.B15 'Bradwell Results'.D10:'Bradwell Results'.D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ampbell Park" table:style-name="ta12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CAMPBELL PARK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3">
            <text:p>I, the undersigned hereby give notice that the number of votes cast for each candidate at the election of a Borough Councillor for the Campbell Park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AKINBUSOYE, Festus Kehinde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115" table:number-columns-spanned="4" table:number-rows-spanned="1">
            <text:p>1,115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BARAC, Carol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192" table:number-columns-spanned="4" table:number-rows-spanned="1">
            <text:p>192</text:p>
          </table:table-cell>
          <table:covered-table-cell table:number-columns-repeated="3" table:style-name="ce108"/>
          <table:table-cell table:style-name="ce81" table:number-columns-spanned="2" table:number-rows-spanned="1"/>
          <table:covered-table-cell table:style-name="ce83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GOSS, John David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3">
            <text:p>The Labour and Co-oper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467" table:number-columns-spanned="4" table:number-rows-spanned="1">
            <text:p>1,467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JOHNSON, Michael Sylvester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70" table:number-columns-spanned="4" table:number-rows-spanned="1">
            <text:p>17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CCALL, Isobel Rosemary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2437" table:number-columns-spanned="4" table:number-rows-spanned="1">
            <text:p>2,437</text:p>
          </table:table-cell>
          <table:covered-table-cell table:number-columns-repeated="3" table:style-name="ce108"/>
          <table:table-cell office:value-type="string">
            <text:p>Elected</text:p>
          </table:table-cell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WEBB, Kenneth Mark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331" table:number-columns-spanned="4" table:number-rows-spanned="1">
            <text:p>331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32">
          <table:table-cell/>
          <table:table-cell table:style-name="ce103" office:value-type="string" table:number-columns-spanned="22" table:number-rows-spanned="1">
            <text:p>And I hereby declare the said Carol Barac is duly elected to serve as Borough Councillor(s).</text:p>
          </table:table-cell>
          <table:covered-table-cell table:number-columns-repeated="21" table:style-name="ce105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11036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5712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52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10" table:number-rows-repeated="1048507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ampbell Park Results" table:style-name="ta13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38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1">
          <table:table-cell table:style-name="ce38" table:formula="of:=RANK([.D2];[.$D$2:.$D$7])" office:value-type="float" office:value="3">
            <text:p>3</text:p>
          </table:table-cell>
          <table:table-cell table:style-name="ce109" office:value-type="string">
            <text:p>AKINBUSOYE, Festus Kehinde</text:p>
          </table:table-cell>
          <table:table-cell table:style-name="ce109" office:value-type="string">
            <text:p>The Conservative Party Candidate</text:p>
          </table:table-cell>
          <table:table-cell table:style-name="ce44" table:formula="of:=VLOOKUP([.$B2];[$'Campbell Park'.$C$20:.$W$42];16;FALSE())" office:value-type="float" office:value="1115">
            <text:p>1,115</text:p>
          </table:table-cell>
          <table:table-cell table:style-name="ce47" table:formula="of:=[.D2]/SUM([.$D$2:.$D$7])*100" office:value-type="float" office:value="19.5203081232493">
            <text:p>19.5</text:p>
          </table:table-cell>
          <table:table-cell table:style-name="ce49" table:formula="of:=IF(VLOOKUP([.B2];[$'Campbell Park'.$C$20:.$W$42];20;FALSE())=0;&quot;&quot;;(VLOOKUP([.B2];[$'Campbell Park'.$C$20:.$W$42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3];[.$D$2:.$D$7])" office:value-type="float" office:value="5">
            <text:p>5</text:p>
          </table:table-cell>
          <table:table-cell table:style-name="ce109" office:value-type="string">
            <text:p>BARAC, Carol</text:p>
          </table:table-cell>
          <table:table-cell table:style-name="ce109" office:value-type="string">
            <text:p>Green Party</text:p>
          </table:table-cell>
          <table:table-cell table:style-name="ce44" table:formula="of:=VLOOKUP([.$B3];[$'Campbell Park'.$C$20:.$W$42];16;FALSE())" office:value-type="float" office:value="192">
            <text:p>192</text:p>
          </table:table-cell>
          <table:table-cell table:style-name="ce47" table:formula="of:=[.D3]/SUM([.$D$2:.$D$7])*100" office:value-type="float" office:value="3.36134453781513">
            <text:p>3.4</text:p>
          </table:table-cell>
          <table:table-cell table:style-name="ce49" table:formula="of:=IF(VLOOKUP([.B3];[$'Campbell Park'.$C$20:.$W$42];20;FALSE())=0;&quot;&quot;;(VLOOKUP([.B3];[$'Campbell Park'.$C$20:.$W$42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1">
          <table:table-cell table:style-name="ce38" table:formula="of:=RANK([.D4];[.$D$2:.$D$7])" office:value-type="float" office:value="2">
            <text:p>2</text:p>
          </table:table-cell>
          <table:table-cell table:style-name="ce109" office:value-type="string">
            <text:p>GOSS, John David</text:p>
          </table:table-cell>
          <table:table-cell table:style-name="ce109" office:value-type="string">
            <text:p>The Labour and Co-Operative Party Candidate</text:p>
          </table:table-cell>
          <table:table-cell table:style-name="ce44" table:formula="of:=VLOOKUP([.$B4];[$'Campbell Park'.$C$20:.$W$42];16;FALSE())" office:value-type="float" office:value="1467">
            <text:p>1,467</text:p>
          </table:table-cell>
          <table:table-cell table:style-name="ce47" table:formula="of:=[.D4]/SUM([.$D$2:.$D$7])*100" office:value-type="float" office:value="25.6827731092437">
            <text:p>25.7</text:p>
          </table:table-cell>
          <table:table-cell table:style-name="ce49" table:formula="of:=IF(VLOOKUP([.B4];[$'Campbell Park'.$C$20:.$W$42];20;FALSE())=0;&quot;&quot;;(VLOOKUP([.B4];[$'Campbell Park'.$C$20:.$W$42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5];[.$D$2:.$D$7])" office:value-type="float" office:value="6">
            <text:p>6</text:p>
          </table:table-cell>
          <table:table-cell table:style-name="ce109" office:value-type="string">
            <text:p>JOHNSON, Michael Sylvester</text:p>
          </table:table-cell>
          <table:table-cell table:style-name="ce109" office:value-type="string">
            <text:p>Christian Peoples Alliance</text:p>
          </table:table-cell>
          <table:table-cell table:style-name="ce44" table:formula="of:=VLOOKUP([.$B5];[$'Campbell Park'.$C$20:.$W$42];16;FALSE())" office:value-type="float" office:value="170">
            <text:p>170</text:p>
          </table:table-cell>
          <table:table-cell table:style-name="ce47" table:formula="of:=[.D5]/SUM([.$D$2:.$D$7])*100" office:value-type="float" office:value="2.97619047619048">
            <text:p>3.0</text:p>
          </table:table-cell>
          <table:table-cell table:style-name="ce49" table:formula="of:=IF(VLOOKUP([.B5];[$'Campbell Park'.$C$20:.$W$42];20;FALSE())=0;&quot;&quot;;(VLOOKUP([.B5];[$'Campbell Park'.$C$20:.$W$42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6];[.$D$2:.$D$7])" office:value-type="float" office:value="1">
            <text:p>1</text:p>
          </table:table-cell>
          <table:table-cell table:style-name="ce109" office:value-type="string">
            <text:p>MCCALL, Isobel Rosemary</text:p>
          </table:table-cell>
          <table:table-cell table:style-name="ce109" office:value-type="string">
            <text:p>Liberal Democrats</text:p>
          </table:table-cell>
          <table:table-cell table:style-name="ce44" table:formula="of:=VLOOKUP([.$B6];[$'Campbell Park'.$C$20:.$W$42];16;FALSE())" office:value-type="float" office:value="2437">
            <text:p>2,437</text:p>
          </table:table-cell>
          <table:table-cell table:style-name="ce47" table:formula="of:=[.D6]/SUM([.$D$2:.$D$7])*100" office:value-type="float" office:value="42.6645658263305">
            <text:p>42.7</text:p>
          </table:table-cell>
          <table:table-cell table:style-name="ce49" table:formula="of:=IF(VLOOKUP([.B6];[$'Campbell Park'.$C$20:.$W$42];20;FALSE())=0;&quot;&quot;;(VLOOKUP([.B6];[$'Campbell Park'.$C$20:.$W$42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1">
          <table:table-cell table:style-name="ce38" table:formula="of:=RANK([.D7];[.$D$2:.$D$7])" office:value-type="float" office:value="4">
            <text:p>4</text:p>
          </table:table-cell>
          <table:table-cell table:style-name="ce109" office:value-type="string">
            <text:p>WEBB, Kenneth Mark</text:p>
          </table:table-cell>
          <table:table-cell table:style-name="ce109" office:value-type="string">
            <text:p>UK Independence Party (UKIP)</text:p>
          </table:table-cell>
          <table:table-cell table:style-name="ce44" table:formula="of:=VLOOKUP([.$B7];[$'Campbell Park'.$C$20:.$W$42];16;FALSE())" office:value-type="float" office:value="331">
            <text:p>331</text:p>
          </table:table-cell>
          <table:table-cell table:style-name="ce47" table:formula="of:=[.D7]/SUM([.$D$2:.$D$7])*100" office:value-type="float" office:value="5.79481792717087">
            <text:p>5.8</text:p>
          </table:table-cell>
          <table:table-cell table:style-name="ce49" table:formula="of:=IF(VLOOKUP([.B7];[$'Campbell Park'.$C$20:.$W$42];20;FALSE())=0;&quot;&quot;;(VLOOKUP([.B7];[$'Campbell Park'.$C$20:.$W$42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MCCALL, Isobel Rosemary">
            <text:p>MCCALL, Isobel Rosemary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2437">
            <text:p>2437</text:p>
          </table:table-cell>
          <table:table-cell table:style-name="ce48" table:formula="of:=VLOOKUP([.$A10];[.$A$2:.$F$7];5;FALSE())" office:value-type="float" office:value="42.6645658263305">
            <text:p>42.7</text:p>
          </table:table-cell>
          <table:table-cell table:style-name="ce48" table:formula="of:=VLOOKUP([.$A10];[.$A$2:.$F$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GOSS, John David">
            <text:p>GOSS, John David</text:p>
          </table:table-cell>
          <table:table-cell table:style-name="ce43" table:formula="of:=VLOOKUP([.$A11];[.$A$2:.$F$7];3;FALSE())" office:value-type="string" office:string-value="The Labour and Co-Operative Party Candidate">
            <text:p>The Labour and Co-Operative Party Candidate</text:p>
          </table:table-cell>
          <table:table-cell table:style-name="ce46" table:formula="of:=VLOOKUP([.$A11];[.$A$2:.$F$7];4;FALSE())" office:value-type="float" office:value="1467">
            <text:p>1467</text:p>
          </table:table-cell>
          <table:table-cell table:style-name="ce48" table:formula="of:=VLOOKUP([.$A11];[.$A$2:.$F$7];5;FALSE())" office:value-type="float" office:value="25.6827731092437">
            <text:p>25.7</text:p>
          </table:table-cell>
          <table:table-cell table:style-name="ce48" table:formula="of:=VLOOKUP([.$A11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AKINBUSOYE, Festus Kehinde">
            <text:p>AKINBUSOYE, Festus Kehinde</text:p>
          </table:table-cell>
          <table:table-cell table:style-name="ce43" table:formula="of:=VLOOKUP([.$A12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2];[.$A$2:.$F$7];4;FALSE())" office:value-type="float" office:value="1115">
            <text:p>1115</text:p>
          </table:table-cell>
          <table:table-cell table:style-name="ce48" table:formula="of:=VLOOKUP([.$A12];[.$A$2:.$F$7];5;FALSE())" office:value-type="float" office:value="19.5203081232493">
            <text:p>19.5</text:p>
          </table:table-cell>
          <table:table-cell table:style-name="ce48" table:formula="of:=VLOOKUP([.$A12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WEBB, Kenneth Mark">
            <text:p>WEBB, Kenneth Mark</text:p>
          </table:table-cell>
          <table:table-cell table:style-name="ce43" table:formula="of:=VLOOKUP([.$A13];[.$A$2:.$F$7];3;FALSE())" office:value-type="string" office:string-value="UK Independence Party (UKIP)">
            <text:p>UK Independence Party (UKIP)</text:p>
          </table:table-cell>
          <table:table-cell table:style-name="ce46" table:formula="of:=VLOOKUP([.$A13];[.$A$2:.$F$7];4;FALSE())" office:value-type="float" office:value="331">
            <text:p>331</text:p>
          </table:table-cell>
          <table:table-cell table:style-name="ce48" table:formula="of:=VLOOKUP([.$A13];[.$A$2:.$F$7];5;FALSE())" office:value-type="float" office:value="5.79481792717087">
            <text:p>5.8</text:p>
          </table:table-cell>
          <table:table-cell table:style-name="ce48" table:formula="of:=VLOOKUP([.$A13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BARAC, Carol">
            <text:p>BARAC, Carol</text:p>
          </table:table-cell>
          <table:table-cell table:style-name="ce43" table:formula="of:=VLOOKUP([.$A14];[.$A$2:.$F$7];3;FALSE())" office:value-type="string" office:string-value="Green Party">
            <text:p>Green Party</text:p>
          </table:table-cell>
          <table:table-cell table:style-name="ce46" table:formula="of:=VLOOKUP([.$A14];[.$A$2:.$F$7];4;FALSE())" office:value-type="float" office:value="192">
            <text:p>192</text:p>
          </table:table-cell>
          <table:table-cell table:style-name="ce48" table:formula="of:=VLOOKUP([.$A14];[.$A$2:.$F$7];5;FALSE())" office:value-type="float" office:value="3.36134453781513">
            <text:p>3.4</text:p>
          </table:table-cell>
          <table:table-cell table:style-name="ce48" table:formula="of:=VLOOKUP([.$A14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JOHNSON, Michael Sylvester">
            <text:p>JOHNSON, Michael Sylvester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170">
            <text:p>170</text:p>
          </table:table-cell>
          <table:table-cell table:style-name="ce48" table:formula="of:=VLOOKUP([.$A15];[.$A$2:.$F$7];5;FALSE())" office:value-type="float" office:value="2.97619047619048">
            <text:p>3.0</text:p>
          </table:table-cell>
          <table:table-cell table:style-name="ce48" table:formula="of:=VLOOKUP([.$A15];[.$A$2:.$F$7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'Campbell Park'.G58]" office:value-type="string" office:string-value="Electorate: 11036">
            <text:p>Electorate: 11036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'Campbell Park'.L58]" office:value-type="string" office:string-value="Ballot Papers Issued: 5712">
            <text:p>Ballot Papers Issued: 5712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'Campbell Park'.T58]" office:value-type="string" office:string-value="Turnout:  52%">
            <text:p>Turnout: <text:s/>52%</text:p>
          </table:table-cell>
          <table:table-cell table:style-name="ce101"/>
          <table:table-cell table:number-columns-repeated="1021"/>
        </table:table-row>
        <table:table-row table:style-name="ro26">
          <table:table-cell table:number-columns-repeated="1024"/>
        </table:table-row>
        <table:table-row table:style-name="ro26">
          <table:table-cell>
            <draw:frame table:end-cell-address="'Campbell Park Results'.D38" table:end-x="0.225cm" table:end-y="0.03cm" draw:z-index="0" draw:name="Chart 1" draw:style-name="gr1" draw:text-style-name="P1" svg:width="15.077cm" svg:height="7.497cm" svg:x="1.756cm" svg:y="0.211cm">
              <draw:object draw:notify-on-update-of-ranges="'Campbell Park Results'.B10:'Campbell Park Results'.B15 'Campbell Park Results'.D10:'Campbell Park Results'.D1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26" table:number-rows-repeated="104855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enbigh" table:style-name="ta1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DENBIGH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Denbigh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EVAN, Edis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486" table:number-columns-spanned="4" table:number-rows-spanned="1">
            <text:p>486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CHOPRA, Reginald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130" table:number-columns-spanned="4" table:number-rows-spanned="1">
            <text:p>1,130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HILL, Francesca Anne Amato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309" table:number-columns-spanned="4" table:number-rows-spanned="1">
            <text:p>309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ONG, Nigel Matthew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329" table:number-columns-spanned="4" table:number-rows-spanned="1">
            <text:p>1,329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TETT, Christopher Ronald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302" table:number-columns-spanned="4" table:number-rows-spanned="1">
            <text:p>302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Nigel Matthew Long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5" table:number-columns-spanned="2" table:number-rows-spanned="1">
            <text:p>15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5985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3572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58.7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33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  <table:table-row table:style-name="ro33" table:number-rows-repeated="1048509">
          <table:table-cell table:number-columns-repeated="256"/>
        </table:table-row>
        <table:table-row table:style-name="ro33">
          <table:table-cell table:number-columns-repeated="256"/>
        </table:table-row>
      </table:table>
      <table:table table:name="Denbigh Results" table:style-name="ta15" table:print="false">
        <office:forms form:automatic-focus="false" form:apply-design-mode="false"/>
        <table:table-column table:style-name="co21" table:default-cell-style-name="ce40"/>
        <table:table-column table:style-name="co39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/>
          <table:table-cell table:style-name="ce110" table:formula="of:=[$Denbigh.B4:.X4]" office:value-type="string" office:string-value="DENBIGH WARD">
            <text:p>DENBIGH WARD</text:p>
          </table:table-cell>
          <table:table-cell table:style-name="ce111"/>
          <table:table-cell table:number-columns-repeated="1021"/>
        </table:table-row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1">
          <table:table-cell table:style-name="ce38" table:formula="of:=RANK([.D3];[.$D$3:.$D$7])" office:value-type="float" office:value="3">
            <text:p>3</text:p>
          </table:table-cell>
          <table:table-cell table:style-name="ce109" office:value-type="string">
            <text:p>BEVAN, Edis</text:p>
          </table:table-cell>
          <table:table-cell table:style-name="ce109" office:value-type="string">
            <text:p>Liberal Democrats</text:p>
          </table:table-cell>
          <table:table-cell table:style-name="ce44" table:formula="of:=VLOOKUP([.$B3];[$Denbigh.$C$19:.$X$88];16;FALSE())" office:value-type="float" office:value="486">
            <text:p>486</text:p>
          </table:table-cell>
          <table:table-cell table:style-name="ce47" table:formula="of:=[.D3]/SUM([.$D$3:.$D$7])*100" office:value-type="float" office:value="13.6670416197975">
            <text:p>13.7</text:p>
          </table:table-cell>
          <table:table-cell table:style-name="ce49" table:formula="of:=IF(VLOOKUP([.B3];[$Denbigh.$C$8:.$X$168];20;FALSE())=0;&quot;&quot;;(VLOOKUP([.B3];[$Denbigh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4];[.$D$3:.$D$7])" office:value-type="float" office:value="2">
            <text:p>2</text:p>
          </table:table-cell>
          <table:table-cell table:style-name="ce109" office:value-type="string">
            <text:p>CHOPRA, Reginald</text:p>
          </table:table-cell>
          <table:table-cell table:style-name="ce109" office:value-type="string">
            <text:p>The Conservative Party Candidate</text:p>
          </table:table-cell>
          <table:table-cell table:style-name="ce44" table:formula="of:=VLOOKUP([.$B4];[$Denbigh.$C$19:.$X$88];16;FALSE())" office:value-type="float" office:value="1130">
            <text:p>1,130</text:p>
          </table:table-cell>
          <table:table-cell table:style-name="ce47" table:formula="of:=[.D4]/SUM([.$D$3:.$D$7])*100" office:value-type="float" office:value="31.77727784027">
            <text:p>31.8</text:p>
          </table:table-cell>
          <table:table-cell table:style-name="ce49" table:formula="of:=IF(VLOOKUP([.B4];[$Denbigh.$C$8:.$X$168];20;FALSE())=0;&quot;&quot;;(VLOOKUP([.B4];[$Denbigh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1">
          <table:table-cell table:style-name="ce38" table:formula="of:=RANK([.D5];[.$D$3:.$D$7])" office:value-type="float" office:value="4">
            <text:p>4</text:p>
          </table:table-cell>
          <table:table-cell table:style-name="ce109" office:value-type="string">
            <text:p>HILL, Francesca Anne Amato</text:p>
          </table:table-cell>
          <table:table-cell table:style-name="ce109" office:value-type="string">
            <text:p>Green Party</text:p>
          </table:table-cell>
          <table:table-cell table:style-name="ce44" table:formula="of:=VLOOKUP([.$B5];[$Denbigh.$C$19:.$X$88];16;FALSE())" office:value-type="float" office:value="309">
            <text:p>309</text:p>
          </table:table-cell>
          <table:table-cell table:style-name="ce47" table:formula="of:=[.D5]/SUM([.$D$3:.$D$7])*100" office:value-type="float" office:value="8.68953880764904">
            <text:p>8.7</text:p>
          </table:table-cell>
          <table:table-cell table:style-name="ce49" table:formula="of:=IF(VLOOKUP([.B5];[$Denbigh.$C$8:.$X$168];20;FALSE())=0;&quot;&quot;;(VLOOKUP([.B5];[$Denbigh.$C$8:.$X$168];20;FALSE())))">
            <text:p/>
          </table:table-cell>
          <table:table-cell table:style-name="ce50" table:number-columns-repeated="1018"/>
        </table:table-row>
        <table:table-row table:style-name="ro31">
          <table:table-cell table:style-name="ce38" table:formula="of:=RANK([.D6];[.$D$3:.$D$7])" office:value-type="float" office:value="1">
            <text:p>1</text:p>
          </table:table-cell>
          <table:table-cell table:style-name="ce109" office:value-type="string">
            <text:p>LONG, Nigel Matthew</text:p>
          </table:table-cell>
          <table:table-cell table:style-name="ce109" office:value-type="string">
            <text:p>The Labour Party Candidate</text:p>
          </table:table-cell>
          <table:table-cell table:style-name="ce44" table:formula="of:=VLOOKUP([.$B6];[$Denbigh.$C$19:.$X$88];16;FALSE())" office:value-type="float" office:value="1329">
            <text:p>1,329</text:p>
          </table:table-cell>
          <table:table-cell table:style-name="ce47" table:formula="of:=[.D6]/SUM([.$D$3:.$D$7])*100" office:value-type="float" office:value="37.3734533183352">
            <text:p>37.4</text:p>
          </table:table-cell>
          <table:table-cell table:style-name="ce49" table:formula="of:=IF(VLOOKUP([.B6];[$Denbigh.$C$8:.$X$168];20;FALSE())=0;&quot;&quot;;(VLOOKUP([.B6];[$Denbigh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1">
          <table:table-cell table:style-name="ce38" table:formula="of:=RANK([.D7];[.$D$3:.$D$7])" office:value-type="float" office:value="5">
            <text:p>5</text:p>
          </table:table-cell>
          <table:table-cell table:style-name="ce109" office:value-type="string">
            <text:p>TETT, Christopher Ronald</text:p>
          </table:table-cell>
          <table:table-cell table:style-name="ce109" office:value-type="string">
            <text:p>UK Independence Party(UKIP)</text:p>
          </table:table-cell>
          <table:table-cell table:style-name="ce44" table:formula="of:=VLOOKUP([.$B7];[$Denbigh.$C$19:.$X$88];16;FALSE())" office:value-type="float" office:value="302">
            <text:p>302</text:p>
          </table:table-cell>
          <table:table-cell table:style-name="ce47" table:formula="of:=[.D7]/SUM([.$D$3:.$D$7])*100" office:value-type="float" office:value="8.49268841394826">
            <text:p>8.5</text:p>
          </table:table-cell>
          <table:table-cell table:style-name="ce49" table:formula="of:=IF(VLOOKUP([.B7];[$Denbigh.$C$8:.$X$168];20;FALSE())=0;&quot;&quot;;(VLOOKUP([.B7];[$Denbigh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/>
          <table:table-cell table:style-name="ce50" table:number-columns-repeated="3"/>
          <table:table-cell table:style-name="ce112"/>
          <table:table-cell table:style-name="ce42"/>
          <table:table-cell table:style-name="ce50" table:number-columns-repeated="1018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$'Denbigh Results'.$A$1:.$F$1048576];2;FALSE())" office:value-type="string" office:string-value="LONG, Nigel Matthew">
            <text:p>LONG, Nigel Matthew</text:p>
          </table:table-cell>
          <table:table-cell table:style-name="ce43" table:formula="of:=VLOOKUP([.$A10];[$'Denbigh Results'.$A$1:.$F$1048576];3;FALSE())" office:value-type="string" office:string-value="The Labour Party Candidate">
            <text:p>The Labour Party Candidate</text:p>
          </table:table-cell>
          <table:table-cell table:style-name="ce46" table:formula="of:=VLOOKUP([.$A10];[$'Denbigh Results'.$A$1:.$F$1048576];4;FALSE())" office:value-type="float" office:value="1329">
            <text:p>1329</text:p>
          </table:table-cell>
          <table:table-cell table:style-name="ce48" table:formula="of:=VLOOKUP([.$A10];[$'Denbigh Results'.$A$1:.$F$1048576];5;FALSE())" office:value-type="float" office:value="37.3734533183352">
            <text:p>37.4</text:p>
          </table:table-cell>
          <table:table-cell table:style-name="ce46" table:formula="of:=VLOOKUP([.$A10];[$'Denbigh Results'.$A$1:.$F$1048576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$'Denbigh Results'.$A$1:.$F$1048576];2;FALSE())" office:value-type="string" office:string-value="CHOPRA, Reginald">
            <text:p>CHOPRA, Reginald</text:p>
          </table:table-cell>
          <table:table-cell table:style-name="ce43" table:formula="of:=VLOOKUP([.$A11];[$'Denbigh Results'.$A$1:.$F$1048576];3;FALSE())" office:value-type="string" office:string-value="The Conservative Party Candidate">
            <text:p>The Conservative Party Candidate</text:p>
          </table:table-cell>
          <table:table-cell table:style-name="ce46" table:formula="of:=VLOOKUP([.$A11];[$'Denbigh Results'.$A$1:.$F$1048576];4;FALSE())" office:value-type="float" office:value="1130">
            <text:p>1130</text:p>
          </table:table-cell>
          <table:table-cell table:style-name="ce48" table:formula="of:=VLOOKUP([.$A11];[$'Denbigh Results'.$A$1:.$F$1048576];5;FALSE())" office:value-type="float" office:value="31.77727784027">
            <text:p>31.8</text:p>
          </table:table-cell>
          <table:table-cell table:style-name="ce46" table:formula="of:=VLOOKUP([.$A11];[$'Denbigh Results'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$'Denbigh Results'.$A$1:.$F$1048576];2;FALSE())" office:value-type="string" office:string-value="BEVAN, Edis">
            <text:p>BEVAN, Edis</text:p>
          </table:table-cell>
          <table:table-cell table:style-name="ce43" table:formula="of:=VLOOKUP([.$A12];[$'Denbigh Results'.$A$1:.$F$1048576];3;FALSE())" office:value-type="string" office:string-value="Liberal Democrats">
            <text:p>Liberal Democrats</text:p>
          </table:table-cell>
          <table:table-cell table:style-name="ce46" table:formula="of:=VLOOKUP([.$A12];[$'Denbigh Results'.$A$1:.$F$1048576];4;FALSE())" office:value-type="float" office:value="486">
            <text:p>486</text:p>
          </table:table-cell>
          <table:table-cell table:style-name="ce48" table:formula="of:=VLOOKUP([.$A12];[$'Denbigh Results'.$A$1:.$F$1048576];5;FALSE())" office:value-type="float" office:value="13.6670416197975">
            <text:p>13.7</text:p>
          </table:table-cell>
          <table:table-cell table:style-name="ce46" table:formula="of:=VLOOKUP([.$A12];[$'Denbigh Results'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$'Denbigh Results'.$A$1:.$F$1048576];2;FALSE())" office:value-type="string" office:string-value="HILL, Francesca Anne Amato">
            <text:p>HILL, Francesca Anne Amato</text:p>
          </table:table-cell>
          <table:table-cell table:style-name="ce43" table:formula="of:=VLOOKUP([.$A13];[$'Denbigh Results'.$A$1:.$F$1048576];3;FALSE())" office:value-type="string" office:string-value="Green Party">
            <text:p>Green Party</text:p>
          </table:table-cell>
          <table:table-cell table:style-name="ce46" table:formula="of:=VLOOKUP([.$A13];[$'Denbigh Results'.$A$1:.$F$1048576];4;FALSE())" office:value-type="float" office:value="309">
            <text:p>309</text:p>
          </table:table-cell>
          <table:table-cell table:style-name="ce48" table:formula="of:=VLOOKUP([.$A13];[$'Denbigh Results'.$A$1:.$F$1048576];5;FALSE())" office:value-type="float" office:value="8.68953880764904">
            <text:p>8.7</text:p>
          </table:table-cell>
          <table:table-cell table:style-name="ce46" table:formula="of:=VLOOKUP([.$A13];[$'Denbigh Results'.$A$1:.$F$104857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$'Denbigh Results'.$A$1:.$F$1048576];2;FALSE())" office:value-type="string" office:string-value="TETT, Christopher Ronald">
            <text:p>TETT, Christopher Ronald</text:p>
          </table:table-cell>
          <table:table-cell table:style-name="ce43" table:formula="of:=VLOOKUP([.$A14];[$'Denbigh Results'.$A$1:.$F$1048576];3;FALSE())" office:value-type="string" office:string-value="UK Independence Party(UKIP)">
            <text:p>UK Independence Party(UKIP)</text:p>
          </table:table-cell>
          <table:table-cell table:style-name="ce46" table:formula="of:=VLOOKUP([.$A14];[$'Denbigh Results'.$A$1:.$F$1048576];4;FALSE())" office:value-type="float" office:value="302">
            <text:p>302</text:p>
          </table:table-cell>
          <table:table-cell table:style-name="ce48" table:formula="of:=VLOOKUP([.$A14];[$'Denbigh Results'.$A$1:.$F$1048576];5;FALSE())" office:value-type="float" office:value="8.49268841394826">
            <text:p>8.5</text:p>
          </table:table-cell>
          <table:table-cell table:style-name="ce46" table:formula="of:=VLOOKUP([.$A14];[$'Denbigh Results'.$A$1:.$F$1048576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50"/>
          <table:table-cell table:style-name="Default" table:formula="of:=[$Denbigh.G53]" office:value-type="string" office:string-value="Electorate: 5985">
            <text:p>Electorate: 5985</text:p>
          </table:table-cell>
          <table:table-cell table:style-name="ce50" table:number-columns-repeated="1022"/>
        </table:table-row>
        <table:table-row table:style-name="ro26">
          <table:table-cell table:style-name="ce50"/>
          <table:table-cell table:style-name="Default" table:formula="of:=[$Denbigh.L53]" office:value-type="string" office:string-value="Ballot Papers Issued: 3572">
            <text:p>Ballot Papers Issued: 3572</text:p>
          </table:table-cell>
          <table:table-cell table:style-name="ce43"/>
          <table:table-cell table:style-name="ce50" table:number-columns-repeated="1021"/>
        </table:table-row>
        <table:table-row table:style-name="ro26">
          <table:table-cell table:style-name="ce50"/>
          <table:table-cell table:style-name="Default" table:formula="of:=[$Denbigh.T53]" office:value-type="string" office:string-value="Turnout: 58.7%">
            <text:p>Turnout: 58.7%</text:p>
          </table:table-cell>
          <table:table-cell table:style-name="ce50" table:number-columns-repeated="1022"/>
        </table:table-row>
        <table:table-row table:style-name="ro30">
          <table:table-cell table:style-name="ce50" table:number-columns-repeated="1024"/>
        </table:table-row>
        <table:table-row table:style-name="ro30">
          <table:table-cell table:number-columns-repeated="2"/>
          <table:table-cell table:style-name="ce101"/>
          <table:table-cell table:number-columns-repeated="1021"/>
        </table:table-row>
        <table:table-row table:style-name="ro30">
          <table:table-cell/>
          <table:table-cell>
            <draw:frame table:end-cell-address="'Denbigh Results'.E37" table:end-x="2.26cm" table:end-y="0.272cm" draw:z-index="0" draw:name="Chart 1" draw:style-name="gr1" draw:text-style-name="P1" svg:width="14.437cm" svg:height="7.467cm" svg:x="0.001cm" svg:y="0.031cm">
              <draw:object draw:notify-on-update-of-ranges="'Denbigh Results'.B10:'Denbigh Results'.B14 'Denbigh Results'.D10:'Denbigh Results'.D1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30" table:number-rows-repeated="104855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Eaton Manor" table:style-name="ta1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EATON MANOR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Eaton Manor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OWLER, Paul Arthur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86" table:number-columns-spanned="4" table:number-rows-spanned="1">
            <text:p>86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ROWNE, Samantha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752" table:number-columns-spanned="4" table:number-rows-spanned="1">
            <text:p>752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EDWARDS, Reginald William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493" table:number-columns-spanned="4" table:number-rows-spanned="1">
            <text:p>1,493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EEMING, Arnold Stuart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07" table:number-columns-spanned="4" table:number-rows-spanned="1">
            <text:p>107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NTI, Charles Ama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9" table:number-columns-spanned="4" table:number-rows-spanned="1">
            <text:p>1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TRENT, Kiere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British National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22" table:number-columns-spanned="4" table:number-rows-spanned="1">
            <text:p>222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VELLA, Alfred Dominic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351" table:number-columns-spanned="4" table:number-rows-spanned="1">
            <text:p>351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Reginald William Edwards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3" table:number-columns-spanned="2" table:number-rows-spanned="1">
            <text:p>3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7" table:number-columns-spanned="2" table:number-rows-spanned="1">
            <text:p>7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5770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3040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52.6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Eaton Manor Results" table:style-name="ta17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8])" office:value-type="float" office:value="6">
            <text:p>6</text:p>
          </table:table-cell>
          <table:table-cell table:style-name="ce113" office:value-type="string">
            <text:p>BOWLER, Paul Arthur</text:p>
          </table:table-cell>
          <table:table-cell table:style-name="ce113" office:value-type="string">
            <text:p>Green Party</text:p>
          </table:table-cell>
          <table:table-cell table:style-name="ce44" table:formula="of:=VLOOKUP([.$B2];[$'Eaton Manor'.$C$19:.$W$43];16;FALSE())" office:value-type="float" office:value="86">
            <text:p>86</text:p>
          </table:table-cell>
          <table:table-cell table:style-name="ce47" table:formula="of:=[.D2]/SUM([.$D$2:.$D$8])*100" office:value-type="float" office:value="2.83828382838284">
            <text:p>2.8</text:p>
          </table:table-cell>
          <table:table-cell table:style-name="ce49" table:formula="of:=IF(VLOOKUP([.B2];[$'Eaton Manor'.$C$8:.$X$168];20;FALSE())=0;&quot;&quot;;(VLOOKUP([.B2];[$'Eaton Manor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8])" office:value-type="float" office:value="2">
            <text:p>2</text:p>
          </table:table-cell>
          <table:table-cell table:style-name="ce113" office:value-type="string">
            <text:p>BROWNE, Samantha</text:p>
          </table:table-cell>
          <table:table-cell table:style-name="ce113" office:value-type="string">
            <text:p>The Conservative Party Candidate</text:p>
          </table:table-cell>
          <table:table-cell table:style-name="ce44" table:formula="of:=VLOOKUP([.$B3];[$'Eaton Manor'.$C$19:.$W$43];16;FALSE())" office:value-type="float" office:value="752">
            <text:p>752</text:p>
          </table:table-cell>
          <table:table-cell table:style-name="ce47" table:formula="of:=[.D3]/SUM([.$D$2:.$D$8])*100" office:value-type="float" office:value="24.8184818481848">
            <text:p>24.8</text:p>
          </table:table-cell>
          <table:table-cell table:style-name="ce49" table:formula="of:=IF(VLOOKUP([.B3];[$'Eaton Manor'.$C$8:.$X$168];20;FALSE())=0;&quot;&quot;;(VLOOKUP([.B3];[$'Eaton Manor'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8])" office:value-type="float" office:value="1">
            <text:p>1</text:p>
          </table:table-cell>
          <table:table-cell table:style-name="ce113" office:value-type="string">
            <text:p>EDWARDS, Reginald William</text:p>
          </table:table-cell>
          <table:table-cell table:style-name="ce113" office:value-type="string">
            <text:p>The Labour Party Candidate</text:p>
          </table:table-cell>
          <table:table-cell table:style-name="ce44" table:formula="of:=VLOOKUP([.$B4];[$'Eaton Manor'.$C$19:.$W$43];16;FALSE())" office:value-type="float" office:value="1493">
            <text:p>1,493</text:p>
          </table:table-cell>
          <table:table-cell table:style-name="ce47" table:formula="of:=[.D4]/SUM([.$D$2:.$D$8])*100" office:value-type="float" office:value="49.2739273927393">
            <text:p>49.3</text:p>
          </table:table-cell>
          <table:table-cell table:style-name="ce49" table:formula="of:=IF(VLOOKUP([.B4];[$'Eaton Manor'.$C$8:.$X$168];20;FALSE())=0;&quot;&quot;;(VLOOKUP([.B4];[$'Eaton Manor'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8])" office:value-type="float" office:value="5">
            <text:p>5</text:p>
          </table:table-cell>
          <table:table-cell table:style-name="ce113" office:value-type="string">
            <text:p>LEEMING, Arnold Stuart</text:p>
          </table:table-cell>
          <table:table-cell table:style-name="ce113" office:value-type="string">
            <text:p>UK Independence Party (UKIP)</text:p>
          </table:table-cell>
          <table:table-cell table:style-name="ce44" table:formula="of:=VLOOKUP([.$B5];[$'Eaton Manor'.$C$19:.$W$43];16;FALSE())" office:value-type="float" office:value="107">
            <text:p>107</text:p>
          </table:table-cell>
          <table:table-cell table:style-name="ce47" table:formula="of:=[.D5]/SUM([.$D$2:.$D$8])*100" office:value-type="float" office:value="3.53135313531353">
            <text:p>3.5</text:p>
          </table:table-cell>
          <table:table-cell table:style-name="ce49" table:formula="of:=IF(VLOOKUP([.B5];[$'Eaton Manor'.$C$8:.$X$168];20;FALSE())=0;&quot;&quot;;(VLOOKUP([.B5];[$'Eaton Manor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8])" office:value-type="float" office:value="7">
            <text:p>7</text:p>
          </table:table-cell>
          <table:table-cell table:style-name="ce113" office:value-type="string">
            <text:p>NTI, Charles Aman</text:p>
          </table:table-cell>
          <table:table-cell table:style-name="ce113" office:value-type="string">
            <text:p>Christian Peoples Alliance</text:p>
          </table:table-cell>
          <table:table-cell table:style-name="ce44" table:formula="of:=VLOOKUP([.$B6];[$'Eaton Manor'.$C$19:.$W$43];16;FALSE())" office:value-type="float" office:value="19">
            <text:p>19</text:p>
          </table:table-cell>
          <table:table-cell table:style-name="ce47" table:formula="of:=[.D6]/SUM([.$D$2:.$D$8])*100" office:value-type="float" office:value="0.627062706270627">
            <text:p>0.6</text:p>
          </table:table-cell>
          <table:table-cell table:style-name="ce49" table:formula="of:=IF(VLOOKUP([.B6];[$'Eaton Manor'.$C$8:.$X$168];20;FALSE())=0;&quot;&quot;;(VLOOKUP([.B6];[$'Eaton Manor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8])" office:value-type="float" office:value="4">
            <text:p>4</text:p>
          </table:table-cell>
          <table:table-cell table:style-name="ce113" office:value-type="string">
            <text:p>TRENT, Kieren</text:p>
          </table:table-cell>
          <table:table-cell table:style-name="ce113" office:value-type="string">
            <text:p>British National Party</text:p>
          </table:table-cell>
          <table:table-cell table:style-name="ce44" table:formula="of:=VLOOKUP([.$B7];[$'Eaton Manor'.$C$19:.$W$43];16;FALSE())" office:value-type="float" office:value="222">
            <text:p>222</text:p>
          </table:table-cell>
          <table:table-cell table:style-name="ce47" table:formula="of:=[.D7]/SUM([.$D$2:.$D$8])*100" office:value-type="float" office:value="7.32673267326733">
            <text:p>7.3</text:p>
          </table:table-cell>
          <table:table-cell table:style-name="ce49" table:formula="of:=IF(VLOOKUP([.B7];[$'Eaton Manor'.$C$8:.$X$168];20;FALSE())=0;&quot;&quot;;(VLOOKUP([.B7];[$'Eaton Manor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8];[.$D$2:.$D$8])" office:value-type="float" office:value="3">
            <text:p>3</text:p>
          </table:table-cell>
          <table:table-cell table:style-name="ce113" office:value-type="string">
            <text:p>VELLA, Alfred Dominic</text:p>
          </table:table-cell>
          <table:table-cell table:style-name="ce113" office:value-type="string">
            <text:p>Liberal Democrats</text:p>
          </table:table-cell>
          <table:table-cell table:style-name="ce44" table:formula="of:=VLOOKUP([.$B8];[$'Eaton Manor'.$C$19:.$W$43];16;FALSE())" office:value-type="float" office:value="351">
            <text:p>351</text:p>
          </table:table-cell>
          <table:table-cell table:style-name="ce47" table:formula="of:=[.D8]/SUM([.$D$2:.$D$8])*100" office:value-type="float" office:value="11.5841584158416">
            <text:p>11.6</text:p>
          </table:table-cell>
          <table:table-cell table:style-name="ce49" table:formula="of:=IF(VLOOKUP([.B8];[$'Eaton Manor'.$C$8:.$X$168];20;FALSE())=0;&quot;&quot;;(VLOOKUP([.B8];[$'Eaton Manor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1];[.$A$2:.$F$8];2;FALSE())" office:value-type="string" office:string-value="EDWARDS, Reginald William">
            <text:p>EDWARDS, Reginald William</text:p>
          </table:table-cell>
          <table:table-cell table:style-name="ce43" table:formula="of:=VLOOKUP([.$A11];[.$A$2:.$F$8];3;FALSE())" office:value-type="string" office:string-value="The Labour Party Candidate">
            <text:p>The Labour Party Candidate</text:p>
          </table:table-cell>
          <table:table-cell table:style-name="ce46" table:formula="of:=VLOOKUP([.$A11];[.$A$2:.$F$8];4;FALSE())" office:value-type="float" office:value="1493">
            <text:p>1493</text:p>
          </table:table-cell>
          <table:table-cell table:style-name="ce48" table:formula="of:=VLOOKUP([.$A11];[.$A$2:.$F$8];5;FALSE())" office:value-type="float" office:value="49.2739273927393">
            <text:p>49.3</text:p>
          </table:table-cell>
          <table:table-cell table:style-name="ce46" table:formula="of:=VLOOKUP([.$A11];[.$A$2:.$F$8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2];[.$A$2:.$F$8];2;FALSE())" office:value-type="string" office:string-value="BROWNE, Samantha">
            <text:p>BROWNE, Samantha</text:p>
          </table:table-cell>
          <table:table-cell table:style-name="ce43" table:formula="of:=VLOOKUP([.$A12];[.$A$2:.$F$8];3;FALSE())" office:value-type="string" office:string-value="The Conservative Party Candidate">
            <text:p>The Conservative Party Candidate</text:p>
          </table:table-cell>
          <table:table-cell table:style-name="ce46" table:formula="of:=VLOOKUP([.$A12];[.$A$2:.$F$8];4;FALSE())" office:value-type="float" office:value="752">
            <text:p>752</text:p>
          </table:table-cell>
          <table:table-cell table:style-name="ce48" table:formula="of:=VLOOKUP([.$A12];[.$A$2:.$F$8];5;FALSE())" office:value-type="float" office:value="24.8184818481848">
            <text:p>24.8</text:p>
          </table:table-cell>
          <table:table-cell table:style-name="ce46" table:formula="of:=VLOOKUP([.$A12];[.$A$2:.$F$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3];[.$A$2:.$F$8];2;FALSE())" office:value-type="string" office:string-value="VELLA, Alfred Dominic">
            <text:p>VELLA, Alfred Dominic</text:p>
          </table:table-cell>
          <table:table-cell table:style-name="ce43" table:formula="of:=VLOOKUP([.$A13];[.$A$2:.$F$8];3;FALSE())" office:value-type="string" office:string-value="Liberal Democrats">
            <text:p>Liberal Democrats</text:p>
          </table:table-cell>
          <table:table-cell table:style-name="ce46" table:formula="of:=VLOOKUP([.$A13];[.$A$2:.$F$8];4;FALSE())" office:value-type="float" office:value="351">
            <text:p>351</text:p>
          </table:table-cell>
          <table:table-cell table:style-name="ce48" table:formula="of:=VLOOKUP([.$A13];[.$A$2:.$F$8];5;FALSE())" office:value-type="float" office:value="11.5841584158416">
            <text:p>11.6</text:p>
          </table:table-cell>
          <table:table-cell table:style-name="ce46" table:formula="of:=VLOOKUP([.$A13];[.$A$2:.$F$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4];[.$A$2:.$F$8];2;FALSE())" office:value-type="string" office:string-value="TRENT, Kieren">
            <text:p>TRENT, Kieren</text:p>
          </table:table-cell>
          <table:table-cell table:style-name="ce43" table:formula="of:=VLOOKUP([.$A14];[.$A$2:.$F$8];3;FALSE())" office:value-type="string" office:string-value="British National Party">
            <text:p>British National Party</text:p>
          </table:table-cell>
          <table:table-cell table:style-name="ce46" table:formula="of:=VLOOKUP([.$A14];[.$A$2:.$F$8];4;FALSE())" office:value-type="float" office:value="222">
            <text:p>222</text:p>
          </table:table-cell>
          <table:table-cell table:style-name="ce48" table:formula="of:=VLOOKUP([.$A14];[.$A$2:.$F$8];5;FALSE())" office:value-type="float" office:value="7.32673267326733">
            <text:p>7.3</text:p>
          </table:table-cell>
          <table:table-cell table:style-name="ce46" table:formula="of:=VLOOKUP([.$A14];[.$A$2:.$F$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5];[.$A$2:.$F$8];2;FALSE())" office:value-type="string" office:string-value="LEEMING, Arnold Stuart">
            <text:p>LEEMING, Arnold Stuart</text:p>
          </table:table-cell>
          <table:table-cell table:style-name="ce43" table:formula="of:=VLOOKUP([.$A15];[.$A$2:.$F$8];3;FALSE())" office:value-type="string" office:string-value="UK Independence Party (UKIP)">
            <text:p>UK Independence Party (UKIP)</text:p>
          </table:table-cell>
          <table:table-cell table:style-name="ce46" table:formula="of:=VLOOKUP([.$A15];[.$A$2:.$F$8];4;FALSE())" office:value-type="float" office:value="107">
            <text:p>107</text:p>
          </table:table-cell>
          <table:table-cell table:style-name="ce48" table:formula="of:=VLOOKUP([.$A15];[.$A$2:.$F$8];5;FALSE())" office:value-type="float" office:value="3.53135313531353">
            <text:p>3.5</text:p>
          </table:table-cell>
          <table:table-cell table:style-name="ce46" table:formula="of:=VLOOKUP([.$A15];[.$A$2:.$F$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6];[.$A$2:.$F$8];2;FALSE())" office:value-type="string" office:string-value="BOWLER, Paul Arthur">
            <text:p>BOWLER, Paul Arthur</text:p>
          </table:table-cell>
          <table:table-cell table:style-name="ce43" table:formula="of:=VLOOKUP([.$A16];[.$A$2:.$F$8];3;FALSE())" office:value-type="string" office:string-value="Green Party">
            <text:p>Green Party</text:p>
          </table:table-cell>
          <table:table-cell table:style-name="ce46" table:formula="of:=VLOOKUP([.$A16];[.$A$2:.$F$8];4;FALSE())" office:value-type="float" office:value="86">
            <text:p>86</text:p>
          </table:table-cell>
          <table:table-cell table:style-name="ce48" table:formula="of:=VLOOKUP([.$A16];[.$A$2:.$F$8];5;FALSE())" office:value-type="float" office:value="2.83828382838284">
            <text:p>2.8</text:p>
          </table:table-cell>
          <table:table-cell table:style-name="ce46" table:formula="of:=VLOOKUP([.$A16];[.$A$2:.$F$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7">
            <text:p>7</text:p>
          </table:table-cell>
          <table:table-cell table:style-name="ce43" table:formula="of:=VLOOKUP([.$A17];[.$A$2:.$F$8];2;FALSE())" office:value-type="string" office:string-value="NTI, Charles Aman">
            <text:p>NTI, Charles Aman</text:p>
          </table:table-cell>
          <table:table-cell table:style-name="ce43" table:formula="of:=VLOOKUP([.$A17];[.$A$2:.$F$8];3;FALSE())" office:value-type="string" office:string-value="Christian Peoples Alliance">
            <text:p>Christian Peoples Alliance</text:p>
          </table:table-cell>
          <table:table-cell table:style-name="ce46" table:formula="of:=VLOOKUP([.$A17];[.$A$2:.$F$8];4;FALSE())" office:value-type="float" office:value="19">
            <text:p>19</text:p>
          </table:table-cell>
          <table:table-cell table:style-name="ce48" table:formula="of:=VLOOKUP([.$A17];[.$A$2:.$F$8];5;FALSE())" office:value-type="float" office:value="0.627062706270627">
            <text:p>0.6</text:p>
          </table:table-cell>
          <table:table-cell table:style-name="ce46" table:formula="of:=VLOOKUP([.$A17];[.$A$2:.$F$8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/>
          <table:table-cell table:formula="of:=[$'Eaton Manor'.G61]" office:value-type="string" office:string-value="Electorate: 5770">
            <text:p>Electorate: 5770</text:p>
          </table:table-cell>
          <table:table-cell table:style-name="ce101"/>
          <table:table-cell table:number-columns-repeated="1021"/>
        </table:table-row>
        <table:table-row table:style-name="ro26">
          <table:table-cell/>
          <table:table-cell table:formula="of:=[$'Eaton Manor'.L61]" office:value-type="string" office:string-value="Ballot Papers Issued: 3040">
            <text:p>Ballot Papers Issued: 3040</text:p>
          </table:table-cell>
          <table:table-cell table:number-columns-repeated="1022"/>
        </table:table-row>
        <table:table-row table:style-name="ro26">
          <table:table-cell/>
          <table:table-cell table:formula="of:=[$'Eaton Manor'.T61]" office:value-type="string" office:string-value="Turnout: 52.6%">
            <text:p>Turnout: 52.6%</text:p>
          </table:table-cell>
          <table:table-cell table:number-columns-repeated="1022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>
            <draw:frame table:end-cell-address="'Eaton Manor Results'.E42" table:end-x="0.114cm" table:end-y="0.452cm" draw:z-index="0" draw:name="Chart 1" draw:style-name="gr1" draw:text-style-name="P1" svg:width="15.217cm" svg:height="8.461cm" svg:x="1.756cm" svg:y="0.12cm">
              <draw:object draw:notify-on-update-of-ranges="'Eaton Manor Results'.B11:'Eaton Manor Results'.B17 'Eaton Manor Results'.D11:'Eaton Manor Results'.D1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26" table:number-rows-repeated="1048551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Emerson Valley" table:style-name="ta18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EMERSON VALLEY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3">
            <text:p>I, the undersigned hereby give notice that the number of votes cast for each candidate at the election of a Borough Councillor for the Emerson Valley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UCKLEY, Philip Marti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55" table:number-columns-spanned="4" table:number-rows-spanned="1">
            <text:p>155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URKE, Stuart Gregory Constantine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3003" table:number-columns-spanned="4" table:number-rows-spanned="1">
            <text:p>3,003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URPHY, Sarah Rebecca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352" table:number-columns-spanned="4" table:number-rows-spanned="1">
            <text:p>352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REDDY, Sairam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459" table:number-columns-spanned="4" table:number-rows-spanned="1">
            <text:p>1,45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ARDEN, Neil Leslie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796" table:number-columns-spanned="4" table:number-rows-spanned="1">
            <text:p>2,79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Stuart Gregory Constantine Burke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2" table:number-columns-spanned="2" table:number-rows-spanned="1">
            <text:p>12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11986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7779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4.9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Emerson Valley Results" table:style-name="ta19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26">
          <table:table-cell table:style-name="ce38" table:formula="of:=RANK([.D2];[.$D$2:.$D$6])" office:value-type="float" office:value="5">
            <text:p>5</text:p>
          </table:table-cell>
          <table:table-cell table:style-name="Default" office:value-type="string">
            <text:p>BUCKLEY, Philip Martin</text:p>
          </table:table-cell>
          <table:table-cell table:style-name="Default" office:value-type="string">
            <text:p>Green Party</text:p>
          </table:table-cell>
          <table:table-cell table:style-name="ce44" table:formula="of:=VLOOKUP([.$B2];[$'Emerson Valley'.$C$19:.$X$88];16;FALSE())" office:value-type="float" office:value="155">
            <text:p>155</text:p>
          </table:table-cell>
          <table:table-cell table:style-name="ce47" table:formula="of:=[.D2]/SUM([.$D$2:.$D$6])*100" office:value-type="float" office:value="1.99613650998068">
            <text:p>2.0</text:p>
          </table:table-cell>
          <table:table-cell table:style-name="ce49" table:formula="of:=IF(VLOOKUP([.B2];[$'Emerson Valley'.$C$8:.$X$168];20;FALSE())=0;&quot;&quot;;(VLOOKUP([.B2];[$'Emerson Valley'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3];[.$D$2:.$D$6])" office:value-type="float" office:value="1">
            <text:p>1</text:p>
          </table:table-cell>
          <table:table-cell table:style-name="Default" office:value-type="string">
            <text:p>BURKE, Stuart Gregory Constantine</text:p>
          </table:table-cell>
          <table:table-cell table:style-name="Default" office:value-type="string">
            <text:p>Liberal Democrats</text:p>
          </table:table-cell>
          <table:table-cell table:style-name="ce44" table:formula="of:=VLOOKUP([.$B3];[$'Emerson Valley'.$C$19:.$X$88];16;FALSE())" office:value-type="float" office:value="3003">
            <text:p>3,003</text:p>
          </table:table-cell>
          <table:table-cell table:style-name="ce47" table:formula="of:=[.D3]/SUM([.$D$2:.$D$6])*100" office:value-type="float" office:value="38.6735350933677">
            <text:p>38.7</text:p>
          </table:table-cell>
          <table:table-cell table:style-name="ce49" table:formula="of:=IF(VLOOKUP([.B3];[$'Emerson Valley'.$C$8:.$X$168];20;FALSE())=0;&quot;&quot;;(VLOOKUP([.B3];[$'Emerson Valley'.$C$8:.$X$168];20;FALSE())))" office:value-type="string" office:string-value="ELECTED">
            <text:p>ELECTED</text:p>
          </table:table-cell>
          <table:table-cell table:style-name="ce42"/>
          <table:table-cell table:style-name="ce50" table:number-columns-repeated="1017"/>
        </table:table-row>
        <table:table-row table:style-name="ro26">
          <table:table-cell table:style-name="ce38" table:formula="of:=RANK([.D4];[.$D$2:.$D$6])" office:value-type="float" office:value="4">
            <text:p>4</text:p>
          </table:table-cell>
          <table:table-cell table:style-name="Default" office:value-type="string">
            <text:p>MURPHY, Sarah Rebecca</text:p>
          </table:table-cell>
          <table:table-cell table:style-name="Default" office:value-type="string">
            <text:p>UK Independence Party (UKIP)</text:p>
          </table:table-cell>
          <table:table-cell table:style-name="ce44" table:formula="of:=VLOOKUP([.$B4];[$'Emerson Valley'.$C$19:.$X$88];16;FALSE())" office:value-type="float" office:value="352">
            <text:p>352</text:p>
          </table:table-cell>
          <table:table-cell table:style-name="ce47" table:formula="of:=[.D4]/SUM([.$D$2:.$D$6])*100" office:value-type="float" office:value="4.53316162266581">
            <text:p>4.5</text:p>
          </table:table-cell>
          <table:table-cell table:style-name="ce49" table:formula="of:=IF(VLOOKUP([.B4];[$'Emerson Valley'.$C$8:.$X$168];20;FALSE())=0;&quot;&quot;;(VLOOKUP([.B4];[$'Emerson Valley'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5];[.$D$2:.$D$6])" office:value-type="float" office:value="3">
            <text:p>3</text:p>
          </table:table-cell>
          <table:table-cell table:style-name="Default" office:value-type="string">
            <text:p>REDDY, Sairam</text:p>
          </table:table-cell>
          <table:table-cell table:style-name="Default" office:value-type="string">
            <text:p>The Labour Party Candidate</text:p>
          </table:table-cell>
          <table:table-cell table:style-name="ce44" table:formula="of:=VLOOKUP([.$B5];[$'Emerson Valley'.$C$19:.$X$88];16;FALSE())" office:value-type="float" office:value="1459">
            <text:p>1,459</text:p>
          </table:table-cell>
          <table:table-cell table:style-name="ce47" table:formula="of:=[.D5]/SUM([.$D$2:.$D$6])*100" office:value-type="float" office:value="18.7894397939472">
            <text:p>18.8</text:p>
          </table:table-cell>
          <table:table-cell table:style-name="ce49" table:formula="of:=IF(VLOOKUP([.B5];[$'Emerson Valley'.$C$8:.$X$168];20;FALSE())=0;&quot;&quot;;(VLOOKUP([.B5];[$'Emerson Valley'.$C$8:.$X$168];20;FALSE())))">
            <text:p/>
          </table:table-cell>
          <table:table-cell table:style-name="ce50" table:number-columns-repeated="1018"/>
        </table:table-row>
        <table:table-row table:style-name="ro26">
          <table:table-cell table:style-name="ce38" table:formula="of:=RANK([.D6];[.$D$2:.$D$6])" office:value-type="float" office:value="2">
            <text:p>2</text:p>
          </table:table-cell>
          <table:table-cell table:style-name="Default" office:value-type="string">
            <text:p>WARDEN, Neil Leslie</text:p>
          </table:table-cell>
          <table:table-cell table:style-name="Default" office:value-type="string">
            <text:p>The Conservative Party Candidate</text:p>
          </table:table-cell>
          <table:table-cell table:style-name="ce44" table:formula="of:=VLOOKUP([.$B6];[$'Emerson Valley'.$C$19:.$X$88];16;FALSE())" office:value-type="float" office:value="2796">
            <text:p>2,796</text:p>
          </table:table-cell>
          <table:table-cell table:style-name="ce47" table:formula="of:=[.D6]/SUM([.$D$2:.$D$6])*100" office:value-type="float" office:value="36.0077269800386">
            <text:p>36.0</text:p>
          </table:table-cell>
          <table:table-cell table:style-name="ce49" table:formula="of:=IF(VLOOKUP([.B6];[$'Emerson Valley'.$C$8:.$X$168];20;FALSE())=0;&quot;&quot;;(VLOOKUP([.B6];[$'Emerson Valley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/>
          <table:table-cell table:style-name="ce109" table:number-columns-repeated="2"/>
          <table:table-cell table:style-name="ce44"/>
          <table:table-cell table:style-name="ce47"/>
          <table:table-cell table:style-name="ce49"/>
          <table:table-cell table:style-name="ce50" table:number-columns-repeated="1018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9];[.$A$2:.$F$6];2;FALSE())" office:value-type="string" office:string-value="BURKE, Stuart Gregory Constantine">
            <text:p>BURKE, Stuart Gregory Constantine</text:p>
          </table:table-cell>
          <table:table-cell table:style-name="ce43" table:formula="of:=VLOOKUP([.$A9];[.$A$2:.$F$6];3;FALSE())" office:value-type="string" office:string-value="Liberal Democrats">
            <text:p>Liberal Democrats</text:p>
          </table:table-cell>
          <table:table-cell table:style-name="ce46" table:formula="of:=VLOOKUP([.$A9];[.$A$2:.$F$6];4;FALSE())" office:value-type="float" office:value="3003">
            <text:p>3003</text:p>
          </table:table-cell>
          <table:table-cell table:style-name="ce48" table:formula="of:=VLOOKUP([.$A9];[.$A$2:.$F$6];5;FALSE())" office:value-type="float" office:value="38.6735350933677">
            <text:p>38.7</text:p>
          </table:table-cell>
          <table:table-cell table:style-name="ce46" table:formula="of:=VLOOKUP([.$A9];[.$A$2:.$F$6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0];[.$A$2:.$F$6];2;FALSE())" office:value-type="string" office:string-value="WARDEN, Neil Leslie">
            <text:p>WARDEN, Neil Leslie</text:p>
          </table:table-cell>
          <table:table-cell table:style-name="ce43" table:formula="of:=VLOOKUP([.$A10];[.$A$2:.$F$6];3;FALSE())" office:value-type="string" office:string-value="The Conservative Party Candidate">
            <text:p>The Conservative Party Candidate</text:p>
          </table:table-cell>
          <table:table-cell table:style-name="ce46" table:formula="of:=VLOOKUP([.$A10];[.$A$2:.$F$6];4;FALSE())" office:value-type="float" office:value="2796">
            <text:p>2796</text:p>
          </table:table-cell>
          <table:table-cell table:style-name="ce48" table:formula="of:=VLOOKUP([.$A10];[.$A$2:.$F$6];5;FALSE())" office:value-type="float" office:value="36.0077269800386">
            <text:p>36.0</text:p>
          </table:table-cell>
          <table:table-cell table:style-name="ce46" table:formula="of:=VLOOKUP([.$A10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1];[.$A$2:.$F$6];2;FALSE())" office:value-type="string" office:string-value="REDDY, Sairam">
            <text:p>REDDY, Sairam</text:p>
          </table:table-cell>
          <table:table-cell table:style-name="ce43" table:formula="of:=VLOOKUP([.$A11];[.$A$2:.$F$6];3;FALSE())" office:value-type="string" office:string-value="The Labour Party Candidate">
            <text:p>The Labour Party Candidate</text:p>
          </table:table-cell>
          <table:table-cell table:style-name="ce46" table:formula="of:=VLOOKUP([.$A11];[.$A$2:.$F$6];4;FALSE())" office:value-type="float" office:value="1459">
            <text:p>1459</text:p>
          </table:table-cell>
          <table:table-cell table:style-name="ce48" table:formula="of:=VLOOKUP([.$A11];[.$A$2:.$F$6];5;FALSE())" office:value-type="float" office:value="18.7894397939472">
            <text:p>18.8</text:p>
          </table:table-cell>
          <table:table-cell table:style-name="ce46" table:formula="of:=VLOOKUP([.$A11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2];[.$A$2:.$F$6];2;FALSE())" office:value-type="string" office:string-value="MURPHY, Sarah Rebecca">
            <text:p>MURPHY, Sarah Rebecca</text:p>
          </table:table-cell>
          <table:table-cell table:style-name="ce43" table:formula="of:=VLOOKUP([.$A12];[.$A$2:.$F$6];3;FALSE())" office:value-type="string" office:string-value="UK Independence Party (UKIP)">
            <text:p>UK Independence Party (UKIP)</text:p>
          </table:table-cell>
          <table:table-cell table:style-name="ce46" table:formula="of:=VLOOKUP([.$A12];[.$A$2:.$F$6];4;FALSE())" office:value-type="float" office:value="352">
            <text:p>352</text:p>
          </table:table-cell>
          <table:table-cell table:style-name="ce48" table:formula="of:=VLOOKUP([.$A12];[.$A$2:.$F$6];5;FALSE())" office:value-type="float" office:value="4.53316162266581">
            <text:p>4.5</text:p>
          </table:table-cell>
          <table:table-cell table:style-name="ce46" table:formula="of:=VLOOKUP([.$A12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3];[.$A$2:.$F$6];2;FALSE())" office:value-type="string" office:string-value="BUCKLEY, Philip Martin">
            <text:p>BUCKLEY, Philip Martin</text:p>
          </table:table-cell>
          <table:table-cell table:style-name="ce43" table:formula="of:=VLOOKUP([.$A13];[.$A$2:.$F$6];3;FALSE())" office:value-type="string" office:string-value="Green Party">
            <text:p>Green Party</text:p>
          </table:table-cell>
          <table:table-cell table:style-name="ce46" table:formula="of:=VLOOKUP([.$A13];[.$A$2:.$F$6];4;FALSE())" office:value-type="float" office:value="155">
            <text:p>155</text:p>
          </table:table-cell>
          <table:table-cell table:style-name="ce48" table:formula="of:=VLOOKUP([.$A13];[.$A$2:.$F$6];5;FALSE())" office:value-type="float" office:value="1.99613650998068">
            <text:p>2.0</text:p>
          </table:table-cell>
          <table:table-cell table:style-name="ce46" table:formula="of:=VLOOKUP([.$A13];[.$A$2:.$F$6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30">
          <table:table-cell table:style-name="ce50"/>
          <table:table-cell table:style-name="ce50" table:formula="of:=[$'Emerson Valley'.G54]" office:value-type="string" office:string-value="Electorate: 11986">
            <text:p>Electorate: 11986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'Emerson Valley'.L54]" office:value-type="string" office:string-value="Ballot Papers Issued: 7779">
            <text:p>Ballot Papers Issued: 7779</text:p>
          </table:table-cell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'Emerson Valley'.T54]" office:value-type="string" office:string-value="Turnout: 64.9%">
            <text:p>Turnout: 64.9%</text:p>
          </table:table-cell>
          <table:table-cell table:style-name="ce50" table:number-columns-repeated="1022"/>
        </table:table-row>
        <table:table-row table:style-name="ro30">
          <table:table-cell table:style-name="ce50" table:number-columns-repeated="1024"/>
        </table:table-row>
        <table:table-row table:style-name="ro30">
          <table:table-cell/>
          <table:table-cell>
            <draw:frame table:end-cell-address="'Emerson Valley Results'.E36" table:end-x="0.616cm" table:end-y="0.392cm" draw:z-index="0" draw:name="Chart 1" draw:style-name="gr1" draw:text-style-name="P1" svg:width="15.691cm" svg:height="8.069cm" svg:x="0.001cm" svg:y="0cm">
              <draw:object draw:notify-on-update-of-ranges="'Emerson Valley Results'.B9:'Emerson Valley Results'.B13 'Emerson Valley Results'.D9:'Emerson Valley Results'.D1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style-name="ce101"/>
          <table:table-cell table:number-columns-repeated="1021"/>
        </table:table-row>
        <table:table-row table:style-name="ro30" table:number-rows-repeated="104855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Furzton" table:style-name="ta20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FURZTON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Furzton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CHESTNEY, Linda Joyce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51" table:number-columns-spanned="4" table:number-rows-spanned="1">
            <text:p>51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CREASER, John Barry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72" table:number-columns-spanned="4" table:number-rows-spanned="1">
            <text:p>72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FERRANS, Jennifer Margaret Patricia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669" table:number-columns-spanned="4" table:number-rows-spanned="1">
            <text:p>1,669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FRANCIS, Robin Andrew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925" table:number-columns-spanned="4" table:number-rows-spanned="1">
            <text:p>925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GEANEY, Margaret An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284" table:number-columns-spanned="4" table:number-rows-spanned="1">
            <text:p>1,284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HITE, Graham Joh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89" table:number-columns-spanned="4" table:number-rows-spanned="1">
            <text:p>18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Jennifer Margaret Patricia Ferrans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5" table:number-columns-spanned="2" table:number-rows-spanned="1">
            <text:p>15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6530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4205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3.2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Furzton Results" table:style-name="ta21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7])" office:value-type="float" office:value="6">
            <text:p>6</text:p>
          </table:table-cell>
          <table:table-cell table:style-name="ce113" office:value-type="string">
            <text:p>CHESTNEY, Linda Joyce</text:p>
          </table:table-cell>
          <table:table-cell table:style-name="ce113" office:value-type="string">
            <text:p>Christian Peoples Alliance</text:p>
          </table:table-cell>
          <table:table-cell table:style-name="ce44" table:formula="of:=VLOOKUP([.$B2];[$Furzton.$C$19:.$X$88];16;FALSE())" office:value-type="float" office:value="51">
            <text:p>51</text:p>
          </table:table-cell>
          <table:table-cell table:style-name="ce47" table:formula="of:=[.D2]/SUM([.$D$2:.$D$7])*100" office:value-type="float" office:value="1.21718377088305">
            <text:p>1.2</text:p>
          </table:table-cell>
          <table:table-cell table:style-name="ce49" table:formula="of:=IF(VLOOKUP([.B2];[$Furzton.$C$8:.$X$168];20;FALSE())=0;&quot;&quot;;(VLOOKUP([.B2];[$Furz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7])" office:value-type="float" office:value="5">
            <text:p>5</text:p>
          </table:table-cell>
          <table:table-cell table:style-name="ce113" office:value-type="string">
            <text:p>CREASER, John Barry</text:p>
          </table:table-cell>
          <table:table-cell table:style-name="ce113" office:value-type="string">
            <text:p>Green Party</text:p>
          </table:table-cell>
          <table:table-cell table:style-name="ce44" table:formula="of:=VLOOKUP([.$B3];[$Furzton.$C$19:.$X$88];16;FALSE())" office:value-type="float" office:value="72">
            <text:p>72</text:p>
          </table:table-cell>
          <table:table-cell table:style-name="ce47" table:formula="of:=[.D3]/SUM([.$D$2:.$D$7])*100" office:value-type="float" office:value="1.71837708830549">
            <text:p>1.7</text:p>
          </table:table-cell>
          <table:table-cell table:style-name="ce49" table:formula="of:=IF(VLOOKUP([.B3];[$Furzton.$C$8:.$X$168];20;FALSE())=0;&quot;&quot;;(VLOOKUP([.B3];[$Furzton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7])" office:value-type="float" office:value="1">
            <text:p>1</text:p>
          </table:table-cell>
          <table:table-cell table:style-name="ce113" office:value-type="string">
            <text:p>FERRANS, Jennifer Margaret Patricia</text:p>
          </table:table-cell>
          <table:table-cell table:style-name="ce113" office:value-type="string">
            <text:p>Liberal Democrats</text:p>
          </table:table-cell>
          <table:table-cell table:style-name="ce44" table:formula="of:=VLOOKUP([.$B4];[$Furzton.$C$19:.$X$88];16;FALSE())" office:value-type="float" office:value="1669">
            <text:p>1,669</text:p>
          </table:table-cell>
          <table:table-cell table:style-name="ce47" table:formula="of:=[.D4]/SUM([.$D$2:.$D$7])*100" office:value-type="float" office:value="39.8329355608592">
            <text:p>39.8</text:p>
          </table:table-cell>
          <table:table-cell table:style-name="ce49" table:formula="of:=IF(VLOOKUP([.B4];[$Furzton.$C$8:.$X$168];20;FALSE())=0;&quot;&quot;;(VLOOKUP([.B4];[$Furzton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7])" office:value-type="float" office:value="3">
            <text:p>3</text:p>
          </table:table-cell>
          <table:table-cell table:style-name="ce113" office:value-type="string">
            <text:p>FRANCIS, Robin Andrew</text:p>
          </table:table-cell>
          <table:table-cell table:style-name="ce113" office:value-type="string">
            <text:p>The Labour Party Candidate</text:p>
          </table:table-cell>
          <table:table-cell table:style-name="ce44" table:formula="of:=VLOOKUP([.$B5];[$Furzton.$C$19:.$X$88];16;FALSE())" office:value-type="float" office:value="925">
            <text:p>925</text:p>
          </table:table-cell>
          <table:table-cell table:style-name="ce47" table:formula="of:=[.D5]/SUM([.$D$2:.$D$7])*100" office:value-type="float" office:value="22.0763723150358">
            <text:p>22.1</text:p>
          </table:table-cell>
          <table:table-cell table:style-name="ce49" table:formula="of:=IF(VLOOKUP([.B5];[$Furzton.$C$8:.$X$168];20;FALSE())=0;&quot;&quot;;(VLOOKUP([.B5];[$Furz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7])" office:value-type="float" office:value="2">
            <text:p>2</text:p>
          </table:table-cell>
          <table:table-cell table:style-name="ce113" office:value-type="string">
            <text:p>GEANEY, Margaret Ann</text:p>
          </table:table-cell>
          <table:table-cell table:style-name="ce113" office:value-type="string">
            <text:p>The Conservative Party Candidate</text:p>
          </table:table-cell>
          <table:table-cell table:style-name="ce44" table:formula="of:=VLOOKUP([.$B6];[$Furzton.$C$19:.$X$88];16;FALSE())" office:value-type="float" office:value="1284">
            <text:p>1,284</text:p>
          </table:table-cell>
          <table:table-cell table:style-name="ce47" table:formula="of:=[.D6]/SUM([.$D$2:.$D$7])*100" office:value-type="float" office:value="30.6443914081146">
            <text:p>30.6</text:p>
          </table:table-cell>
          <table:table-cell table:style-name="ce49" table:formula="of:=IF(VLOOKUP([.B6];[$Furzton.$C$8:.$X$168];20;FALSE())=0;&quot;&quot;;(VLOOKUP([.B6];[$Furz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7])" office:value-type="float" office:value="4">
            <text:p>4</text:p>
          </table:table-cell>
          <table:table-cell table:style-name="ce113" office:value-type="string">
            <text:p>WHITE, Graham John</text:p>
          </table:table-cell>
          <table:table-cell table:style-name="ce113" office:value-type="string">
            <text:p>UK Independence Party (UKIP)</text:p>
          </table:table-cell>
          <table:table-cell table:style-name="ce44" table:formula="of:=VLOOKUP([.$B7];[$Furzton.$C$19:.$X$88];16;FALSE())" office:value-type="float" office:value="189">
            <text:p>189</text:p>
          </table:table-cell>
          <table:table-cell table:style-name="ce47" table:formula="of:=[.D7]/SUM([.$D$2:.$D$7])*100" office:value-type="float" office:value="4.51073985680191">
            <text:p>4.5</text:p>
          </table:table-cell>
          <table:table-cell table:style-name="ce49" table:formula="of:=IF(VLOOKUP([.B7];[$Furzton.$C$8:.$X$168];20;FALSE())=0;&quot;&quot;;(VLOOKUP([.B7];[$Furz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FERRANS, Jennifer Margaret Patricia">
            <text:p>FERRANS, Jennifer Margaret Patricia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1669">
            <text:p>1669</text:p>
          </table:table-cell>
          <table:table-cell table:style-name="ce48" table:formula="of:=VLOOKUP([.$A10];[.$A$2:.$F$7];5;FALSE())" office:value-type="float" office:value="39.8329355608592">
            <text:p>39.8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GEANEY, Margaret Ann">
            <text:p>GEANEY, Margaret Ann</text:p>
          </table:table-cell>
          <table:table-cell table:style-name="ce43" table:formula="of:=VLOOKUP([.$A11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1];[.$A$2:.$F$7];4;FALSE())" office:value-type="float" office:value="1284">
            <text:p>1284</text:p>
          </table:table-cell>
          <table:table-cell table:style-name="ce48" table:formula="of:=VLOOKUP([.$A11];[.$A$2:.$F$7];5;FALSE())" office:value-type="float" office:value="30.6443914081146">
            <text:p>30.6</text:p>
          </table:table-cell>
          <table:table-cell table:style-name="ce46" table:formula="of:=VLOOKUP([.$A11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FRANCIS, Robin Andrew">
            <text:p>FRANCIS, Robin Andrew</text:p>
          </table:table-cell>
          <table:table-cell table:style-name="ce43" table:formula="of:=VLOOKUP([.$A12];[.$A$2:.$F$7];3;FALSE())" office:value-type="string" office:string-value="The Labour Party Candidate">
            <text:p>The Labour Party Candidate</text:p>
          </table:table-cell>
          <table:table-cell table:style-name="ce46" table:formula="of:=VLOOKUP([.$A12];[.$A$2:.$F$7];4;FALSE())" office:value-type="float" office:value="925">
            <text:p>925</text:p>
          </table:table-cell>
          <table:table-cell table:style-name="ce48" table:formula="of:=VLOOKUP([.$A12];[.$A$2:.$F$7];5;FALSE())" office:value-type="float" office:value="22.0763723150358">
            <text:p>22.1</text:p>
          </table:table-cell>
          <table:table-cell table:style-name="ce46" table:formula="of:=VLOOKUP([.$A12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WHITE, Graham John">
            <text:p>WHITE, Graham John</text:p>
          </table:table-cell>
          <table:table-cell table:style-name="ce43" table:formula="of:=VLOOKUP([.$A13];[.$A$2:.$F$7];3;FALSE())" office:value-type="string" office:string-value="UK Independence Party (UKIP)">
            <text:p>UK Independence Party (UKIP)</text:p>
          </table:table-cell>
          <table:table-cell table:style-name="ce46" table:formula="of:=VLOOKUP([.$A13];[.$A$2:.$F$7];4;FALSE())" office:value-type="float" office:value="189">
            <text:p>189</text:p>
          </table:table-cell>
          <table:table-cell table:style-name="ce48" table:formula="of:=VLOOKUP([.$A13];[.$A$2:.$F$7];5;FALSE())" office:value-type="float" office:value="4.51073985680191">
            <text:p>4.5</text:p>
          </table:table-cell>
          <table:table-cell table:style-name="ce46" table:formula="of:=VLOOKUP([.$A13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CREASER, John Barry">
            <text:p>CREASER, John Barry</text:p>
          </table:table-cell>
          <table:table-cell table:style-name="ce43" table:formula="of:=VLOOKUP([.$A14];[.$A$2:.$F$7];3;FALSE())" office:value-type="string" office:string-value="Green Party">
            <text:p>Green Party</text:p>
          </table:table-cell>
          <table:table-cell table:style-name="ce46" table:formula="of:=VLOOKUP([.$A14];[.$A$2:.$F$7];4;FALSE())" office:value-type="float" office:value="72">
            <text:p>72</text:p>
          </table:table-cell>
          <table:table-cell table:style-name="ce48" table:formula="of:=VLOOKUP([.$A14];[.$A$2:.$F$7];5;FALSE())" office:value-type="float" office:value="1.71837708830549">
            <text:p>1.7</text:p>
          </table:table-cell>
          <table:table-cell table:style-name="ce46" table:formula="of:=VLOOKUP([.$A14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CHESTNEY, Linda Joyce">
            <text:p>CHESTNEY, Linda Joyce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51">
            <text:p>51</text:p>
          </table:table-cell>
          <table:table-cell table:style-name="ce48" table:formula="of:=VLOOKUP([.$A15];[.$A$2:.$F$7];5;FALSE())" office:value-type="float" office:value="1.21718377088305">
            <text:p>1.2</text:p>
          </table:table-cell>
          <table:table-cell table:style-name="ce46" table:formula="of:=VLOOKUP([.$A15];[.$A$2:.$F$7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Furzton.G57]" office:value-type="string" office:string-value="Electorate: 6530">
            <text:p>Electorate: 6530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Furzton.L57]" office:value-type="string" office:string-value="Ballot Papers Issued: 4205">
            <text:p>Ballot Papers Issued: 4205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Furzton.T57]" office:value-type="string" office:string-value="Turnout: 63.2%">
            <text:p>Turnout: 63.2%</text:p>
          </table:table-cell>
          <table:table-cell table:style-name="ce101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>
            <draw:frame table:end-cell-address="'Furzton Results'.E41" table:end-x="1.313cm" table:end-y="0.031cm" draw:z-index="0" draw:name="Chart 1" draw:style-name="gr1" draw:text-style-name="P1" svg:width="16.36cm" svg:height="8.581cm" svg:x="0.029cm" svg:y="0.031cm">
              <draw:object draw:notify-on-update-of-ranges="'Furzton Results'.B10:'Furzton Results'.B15 'Furzton Results'.D10:'Furzton Results'.D15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Linford North" table:style-name="ta22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LINFORD NORTH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2">
            <text:p>I, the undersigned hereby give notice that the number of votes cast for each candidate at the election of a Borough Councillor for the Linford North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EDWARDS, Peter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153" table:number-columns-spanned="4" table:number-rows-spanned="1">
            <text:p>153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LUND, Colin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759" table:number-columns-spanned="4" table:number-rows-spanned="1">
            <text:p>759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NYE, Roger Graham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205" table:number-columns-spanned="4" table:number-rows-spanned="1">
            <text:p>205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ROSE, Anita Shirley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Independent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90" table:number-columns-spanned="4" table:number-rows-spanned="1">
            <text:p>90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TUNNEY, David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499" table:number-columns-spanned="4" table:number-rows-spanned="1">
            <text:p>1,499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ZEALLEY, Christine Mary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1771" table:number-columns-spanned="4" table:number-rows-spanned="1">
            <text:p>1,771</text:p>
          </table:table-cell>
          <table:covered-table-cell table:number-columns-repeated="3" table:style-name="ce108"/>
          <table:table-cell table:style-name="ce81" office:value-type="string" table:number-columns-spanned="2" table:number-rows-spanned="1">
            <text:p>ELECTED</text:p>
          </table:table-cell>
          <table:covered-table-cell table:style-name="ce83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Christine Mary Zealley is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6763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4599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66.6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10" table:number-rows-repeated="104850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Linford North Results" table:style-name="ta23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7])" office:value-type="float" office:value="5">
            <text:p>5</text:p>
          </table:table-cell>
          <table:table-cell table:style-name="ce42" office:value-type="string">
            <text:p>EDWARDS, Peter</text:p>
          </table:table-cell>
          <table:table-cell table:style-name="ce42" office:value-type="string">
            <text:p>Green Party</text:p>
          </table:table-cell>
          <table:table-cell table:style-name="ce44" table:formula="of:=VLOOKUP([.$B2];[$'Linford North'.$C$19:.$X$88];16;FALSE())" office:value-type="float" office:value="153">
            <text:p>153</text:p>
          </table:table-cell>
          <table:table-cell table:style-name="ce47" table:formula="of:=[.D2]/SUM([.$D$2:.$D$7])*100" office:value-type="float" office:value="3.41746705383069">
            <text:p>3.4</text:p>
          </table:table-cell>
          <table:table-cell table:style-name="ce49" table:formula="of:=IF(VLOOKUP([.B2];[$'Linford North'.$C$8:.$X$168];20;FALSE())=0;&quot;&quot;;(VLOOKUP([.B2];[$'Linford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7])" office:value-type="float" office:value="3">
            <text:p>3</text:p>
          </table:table-cell>
          <table:table-cell table:style-name="ce42" office:value-type="string">
            <text:p>LUND, Colin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3];[$'Linford North'.$C$19:.$X$88];16;FALSE())" office:value-type="float" office:value="759">
            <text:p>759</text:p>
          </table:table-cell>
          <table:table-cell table:style-name="ce47" table:formula="of:=[.D3]/SUM([.$D$2:.$D$7])*100" office:value-type="float" office:value="16.953316953317">
            <text:p>17.0</text:p>
          </table:table-cell>
          <table:table-cell table:style-name="ce49" table:formula="of:=IF(VLOOKUP([.B3];[$'Linford North'.$C$8:.$X$168];20;FALSE())=0;&quot;&quot;;(VLOOKUP([.B3];[$'Linford North'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7])" office:value-type="float" office:value="4">
            <text:p>4</text:p>
          </table:table-cell>
          <table:table-cell table:style-name="ce42" office:value-type="string">
            <text:p>NYE, Roger Graham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4];[$'Linford North'.$C$19:.$X$88];16;FALSE())" office:value-type="float" office:value="205">
            <text:p>205</text:p>
          </table:table-cell>
          <table:table-cell table:style-name="ce47" table:formula="of:=[.D4]/SUM([.$D$2:.$D$7])*100" office:value-type="float" office:value="4.57895912441367">
            <text:p>4.6</text:p>
          </table:table-cell>
          <table:table-cell table:style-name="ce49" table:formula="of:=IF(VLOOKUP([.B4];[$'Linford North'.$C$8:.$X$168];20;FALSE())=0;&quot;&quot;;(VLOOKUP([.B4];[$'Linford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7])" office:value-type="float" office:value="6">
            <text:p>6</text:p>
          </table:table-cell>
          <table:table-cell table:style-name="ce42" office:value-type="string">
            <text:p>ROSE, Anita Shirley</text:p>
          </table:table-cell>
          <table:table-cell table:style-name="ce42" office:value-type="string">
            <text:p>Independent</text:p>
          </table:table-cell>
          <table:table-cell table:style-name="ce44" table:formula="of:=VLOOKUP([.$B5];[$'Linford North'.$C$19:.$X$88];16;FALSE())" office:value-type="float" office:value="90">
            <text:p>90</text:p>
          </table:table-cell>
          <table:table-cell table:style-name="ce47" table:formula="of:=[.D5]/SUM([.$D$2:.$D$7])*100" office:value-type="float" office:value="2.01027473754746">
            <text:p>2.0</text:p>
          </table:table-cell>
          <table:table-cell table:style-name="ce49" table:formula="of:=IF(VLOOKUP([.B5];[$'Linford North'.$C$8:.$X$168];20;FALSE())=0;&quot;&quot;;(VLOOKUP([.B5];[$'Linford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7])" office:value-type="float" office:value="2">
            <text:p>2</text:p>
          </table:table-cell>
          <table:table-cell table:style-name="ce42" office:value-type="string">
            <text:p>TUNNEY, David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6];[$'Linford North'.$C$19:.$X$88];16;FALSE())" office:value-type="float" office:value="1499">
            <text:p>1,499</text:p>
          </table:table-cell>
          <table:table-cell table:style-name="ce47" table:formula="of:=[.D6]/SUM([.$D$2:.$D$7])*100" office:value-type="float" office:value="33.4822425731517">
            <text:p>33.5</text:p>
          </table:table-cell>
          <table:table-cell table:style-name="ce49" table:formula="of:=IF(VLOOKUP([.B6];[$'Linford North'.$C$8:.$X$168];20;FALSE())=0;&quot;&quot;;(VLOOKUP([.B6];[$'Linford Nor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7])" office:value-type="float" office:value="1">
            <text:p>1</text:p>
          </table:table-cell>
          <table:table-cell table:style-name="ce42" office:value-type="string">
            <text:p>ZEALLEY, Christine Mary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7];[$'Linford North'.$C$19:.$X$88];16;FALSE())" office:value-type="float" office:value="1771">
            <text:p>1,771</text:p>
          </table:table-cell>
          <table:table-cell table:style-name="ce47" table:formula="of:=[.D7]/SUM([.$D$2:.$D$7])*100" office:value-type="float" office:value="39.5577395577396">
            <text:p>39.6</text:p>
          </table:table-cell>
          <table:table-cell table:style-name="ce49" table:formula="of:=IF(VLOOKUP([.B7];[$'Linford North'.$C$8:.$X$168];20;FALSE())=0;&quot;&quot;;(VLOOKUP([.B7];[$'Linford North'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ZEALLEY, Christine Mary">
            <text:p>ZEALLEY, Christine Mary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1771">
            <text:p>1771</text:p>
          </table:table-cell>
          <table:table-cell table:style-name="ce48" table:formula="of:=VLOOKUP([.$A10];[.$A$2:.$F$7];5;FALSE())" office:value-type="float" office:value="39.5577395577396">
            <text:p>39.6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TUNNEY, David">
            <text:p>TUNNEY, David</text:p>
          </table:table-cell>
          <table:table-cell table:style-name="ce43" table:formula="of:=VLOOKUP([.$A11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1];[.$A$2:.$F$7];4;FALSE())" office:value-type="float" office:value="1499">
            <text:p>1499</text:p>
          </table:table-cell>
          <table:table-cell table:style-name="ce48" table:formula="of:=VLOOKUP([.$A11];[.$A$2:.$F$7];5;FALSE())" office:value-type="float" office:value="33.4822425731517">
            <text:p>33.5</text:p>
          </table:table-cell>
          <table:table-cell table:style-name="ce46" table:formula="of:=VLOOKUP([.$A11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LUND, Colin">
            <text:p>LUND, Colin</text:p>
          </table:table-cell>
          <table:table-cell table:style-name="ce43" table:formula="of:=VLOOKUP([.$A12];[.$A$2:.$F$7];3;FALSE())" office:value-type="string" office:string-value="The Labour Party Candidate">
            <text:p>The Labour Party Candidate</text:p>
          </table:table-cell>
          <table:table-cell table:style-name="ce46" table:formula="of:=VLOOKUP([.$A12];[.$A$2:.$F$7];4;FALSE())" office:value-type="float" office:value="759">
            <text:p>759</text:p>
          </table:table-cell>
          <table:table-cell table:style-name="ce48" table:formula="of:=VLOOKUP([.$A12];[.$A$2:.$F$7];5;FALSE())" office:value-type="float" office:value="16.953316953317">
            <text:p>17.0</text:p>
          </table:table-cell>
          <table:table-cell table:style-name="ce46" table:formula="of:=VLOOKUP([.$A12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NYE, Roger Graham">
            <text:p>NYE, Roger Graham</text:p>
          </table:table-cell>
          <table:table-cell table:style-name="ce43" table:formula="of:=VLOOKUP([.$A13];[.$A$2:.$F$7];3;FALSE())" office:value-type="string" office:string-value="UK Independence Party (UKIP)">
            <text:p>UK Independence Party (UKIP)</text:p>
          </table:table-cell>
          <table:table-cell table:style-name="ce46" table:formula="of:=VLOOKUP([.$A13];[.$A$2:.$F$7];4;FALSE())" office:value-type="float" office:value="205">
            <text:p>205</text:p>
          </table:table-cell>
          <table:table-cell table:style-name="ce48" table:formula="of:=VLOOKUP([.$A13];[.$A$2:.$F$7];5;FALSE())" office:value-type="float" office:value="4.57895912441367">
            <text:p>4.6</text:p>
          </table:table-cell>
          <table:table-cell table:style-name="ce46" table:formula="of:=VLOOKUP([.$A13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EDWARDS, Peter">
            <text:p>EDWARDS, Peter</text:p>
          </table:table-cell>
          <table:table-cell table:style-name="ce43" table:formula="of:=VLOOKUP([.$A14];[.$A$2:.$F$7];3;FALSE())" office:value-type="string" office:string-value="Green Party">
            <text:p>Green Party</text:p>
          </table:table-cell>
          <table:table-cell table:style-name="ce46" table:formula="of:=VLOOKUP([.$A14];[.$A$2:.$F$7];4;FALSE())" office:value-type="float" office:value="153">
            <text:p>153</text:p>
          </table:table-cell>
          <table:table-cell table:style-name="ce48" table:formula="of:=VLOOKUP([.$A14];[.$A$2:.$F$7];5;FALSE())" office:value-type="float" office:value="3.41746705383069">
            <text:p>3.4</text:p>
          </table:table-cell>
          <table:table-cell table:style-name="ce46" table:formula="of:=VLOOKUP([.$A14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ROSE, Anita Shirley">
            <text:p>ROSE, Anita Shirley</text:p>
          </table:table-cell>
          <table:table-cell table:style-name="ce43" table:formula="of:=VLOOKUP([.$A15];[.$A$2:.$F$7];3;FALSE())" office:value-type="string" office:string-value="Independent">
            <text:p>Independent</text:p>
          </table:table-cell>
          <table:table-cell table:style-name="ce46" table:formula="of:=VLOOKUP([.$A15];[.$A$2:.$F$7];4;FALSE())" office:value-type="float" office:value="90">
            <text:p>90</text:p>
          </table:table-cell>
          <table:table-cell table:style-name="ce48" table:formula="of:=VLOOKUP([.$A15];[.$A$2:.$F$7];5;FALSE())" office:value-type="float" office:value="2.01027473754746">
            <text:p>2.0</text:p>
          </table:table-cell>
          <table:table-cell table:style-name="ce46" table:formula="of:=VLOOKUP([.$A15];[.$A$2:.$F$7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'Linford North'.G57]" office:value-type="string" office:string-value="Electorate: 6763">
            <text:p>Electorate: 6763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'Linford North'.L57]" office:value-type="string" office:string-value="Ballot Papers Issued: 4599">
            <text:p>Ballot Papers Issued: 4599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'Linford North'.T57]" office:value-type="string" office:string-value="Turnout:  66.6%">
            <text:p>Turnout: <text:s/>66.6%</text:p>
          </table:table-cell>
          <table:table-cell table:style-name="ce101"/>
          <table:table-cell table:number-columns-repeated="1021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>
            <draw:frame table:end-cell-address="'Linford North Results'.E38" table:end-x="1.451cm" table:end-y="0.332cm" draw:z-index="0" draw:name="Chart 1" draw:style-name="gr1" draw:text-style-name="P1" svg:width="14.326cm" svg:height="8.009cm" svg:x="2.201cm" svg:y="0cm">
              <draw:object draw:notify-on-update-of-ranges="'Linford North Results'.B10:'Linford North Results'.B15 'Linford North Results'.D10:'Linford North Results'.D1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5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Linford South" table:style-name="ta2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LINFORD SOUTH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Linford South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OTCHWAY, Heather Antonette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42" table:number-columns-spanned="4" table:number-rows-spanned="1">
            <text:p>42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RACKENBURY, Richard Andrew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612" table:number-columns-spanned="4" table:number-rows-spanned="1">
            <text:p>1,612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GHOSE, Rone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29" table:number-columns-spanned="4" table:number-rows-spanned="1">
            <text:p>22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ANCASTER, Caroline Deirdre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67" table:number-columns-spanned="4" table:number-rows-spanned="1">
            <text:p>267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ORRIS, Catriona Lucy Scott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489" table:number-columns-spanned="4" table:number-rows-spanned="1">
            <text:p>1,48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ILLIAMS, Paul Joseph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893" table:number-columns-spanned="4" table:number-rows-spanned="1">
            <text:p>89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Richard Andrew Brackenbury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2" table:number-columns-spanned="2" table:number-rows-spanned="1">
            <text:p>2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2" table:number-columns-spanned="2" table:number-rows-spanned="1">
            <text:p>12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6951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4547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4.4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Linford South Results" table:style-name="ta25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7])" office:value-type="float" office:value="6">
            <text:p>6</text:p>
          </table:table-cell>
          <table:table-cell table:style-name="ce42" office:value-type="string">
            <text:p>BOTCHWAY, Heather Antonette</text:p>
          </table:table-cell>
          <table:table-cell table:style-name="ce42" office:value-type="string">
            <text:p>Christian Peoples Alliance</text:p>
          </table:table-cell>
          <table:table-cell table:style-name="ce44" table:formula="of:=VLOOKUP([.$B2];[$'Linford South'.$C$19:.$X$88];16;FALSE())" office:value-type="float" office:value="42">
            <text:p>42</text:p>
          </table:table-cell>
          <table:table-cell table:style-name="ce47" table:formula="of:=[.D2]/SUM([.$D$2:.$D$7])*100" office:value-type="float" office:value="0.926743159752868">
            <text:p>0.9</text:p>
          </table:table-cell>
          <table:table-cell table:style-name="ce49" table:formula="of:=IF(VLOOKUP([.B2];[$'Linford South'.$C$8:.$X$168];20;FALSE())=0;&quot;&quot;;(VLOOKUP([.B2];[$'Linford Sou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7])" office:value-type="float" office:value="1">
            <text:p>1</text:p>
          </table:table-cell>
          <table:table-cell table:style-name="ce42" office:value-type="string">
            <text:p>BRACKENBURY, Richard Andrew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3];[$'Linford South'.$C$19:.$X$88];16;FALSE())" office:value-type="float" office:value="1612">
            <text:p>1,612</text:p>
          </table:table-cell>
          <table:table-cell table:style-name="ce47" table:formula="of:=[.D3]/SUM([.$D$2:.$D$7])*100" office:value-type="float" office:value="35.5692850838482">
            <text:p>35.6</text:p>
          </table:table-cell>
          <table:table-cell table:style-name="ce49" table:formula="of:=IF(VLOOKUP([.B3];[$'Linford South'.$C$8:.$X$168];20;FALSE())=0;&quot;&quot;;(VLOOKUP([.B3];[$'Linford South'.$C$8:.$X$168];20;FALSE())))" office:value-type="string" office:string-value="ELECTED">
            <text:p>ELECTED</text:p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7])" office:value-type="float" office:value="5">
            <text:p>5</text:p>
          </table:table-cell>
          <table:table-cell table:style-name="ce42" office:value-type="string">
            <text:p>GHOSE, Ronen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4];[$'Linford South'.$C$19:.$X$88];16;FALSE())" office:value-type="float" office:value="229">
            <text:p>229</text:p>
          </table:table-cell>
          <table:table-cell table:style-name="ce47" table:formula="of:=[.D4]/SUM([.$D$2:.$D$7])*100" office:value-type="float" office:value="5.05295675198588">
            <text:p>5.1</text:p>
          </table:table-cell>
          <table:table-cell table:style-name="ce49" table:formula="of:=IF(VLOOKUP([.B4];[$'Linford South'.$C$8:.$X$168];20;FALSE())=0;&quot;&quot;;(VLOOKUP([.B4];[$'Linford Sou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7])" office:value-type="float" office:value="4">
            <text:p>4</text:p>
          </table:table-cell>
          <table:table-cell table:style-name="ce42" office:value-type="string">
            <text:p>LANCASTER, Caroline Deirdre</text:p>
          </table:table-cell>
          <table:table-cell table:style-name="ce42" office:value-type="string">
            <text:p>Green Party</text:p>
          </table:table-cell>
          <table:table-cell table:style-name="ce44" table:formula="of:=VLOOKUP([.$B5];[$'Linford South'.$C$19:.$X$88];16;FALSE())" office:value-type="float" office:value="267">
            <text:p>267</text:p>
          </table:table-cell>
          <table:table-cell table:style-name="ce47" table:formula="of:=[.D5]/SUM([.$D$2:.$D$7])*100" office:value-type="float" office:value="5.89143865842895">
            <text:p>5.9</text:p>
          </table:table-cell>
          <table:table-cell table:style-name="ce49" table:formula="of:=IF(VLOOKUP([.B5];[$'Linford South'.$C$8:.$X$168];20;FALSE())=0;&quot;&quot;;(VLOOKUP([.B5];[$'Linford Sou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7])" office:value-type="float" office:value="2">
            <text:p>2</text:p>
          </table:table-cell>
          <table:table-cell table:style-name="ce42" office:value-type="string">
            <text:p>MORRIS, Catriona Lucy Scott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6];[$'Linford South'.$C$19:.$X$88];16;FALSE())" office:value-type="float" office:value="1489">
            <text:p>1,489</text:p>
          </table:table-cell>
          <table:table-cell table:style-name="ce47" table:formula="of:=[.D6]/SUM([.$D$2:.$D$7])*100" office:value-type="float" office:value="32.8552515445719">
            <text:p>32.9</text:p>
          </table:table-cell>
          <table:table-cell table:style-name="ce49" table:formula="of:=IF(VLOOKUP([.B6];[$'Linford South'.$C$8:.$X$168];20;FALSE())=0;&quot;&quot;;(VLOOKUP([.B6];[$'Linford Sou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7])" office:value-type="float" office:value="3">
            <text:p>3</text:p>
          </table:table-cell>
          <table:table-cell table:style-name="ce42" office:value-type="string">
            <text:p>WILLIAMS, Paul Joseph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7];[$'Linford South'.$C$19:.$X$88];16;FALSE())" office:value-type="float" office:value="893">
            <text:p>893</text:p>
          </table:table-cell>
          <table:table-cell table:style-name="ce47" table:formula="of:=[.D7]/SUM([.$D$2:.$D$7])*100" office:value-type="float" office:value="19.7043248014122">
            <text:p>19.7</text:p>
          </table:table-cell>
          <table:table-cell table:style-name="ce49" table:formula="of:=IF(VLOOKUP([.B7];[$'Linford South'.$C$8:.$X$168];20;FALSE())=0;&quot;&quot;;(VLOOKUP([.B7];[$'Linford South'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BRACKENBURY, Richard Andrew">
            <text:p>BRACKENBURY, Richard Andrew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1612">
            <text:p>1612</text:p>
          </table:table-cell>
          <table:table-cell table:style-name="ce48" table:formula="of:=VLOOKUP([.$A10];[.$A$2:.$F$7];5;FALSE())" office:value-type="float" office:value="35.5692850838482">
            <text:p>35.6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MORRIS, Catriona Lucy Scott">
            <text:p>MORRIS, Catriona Lucy Scott</text:p>
          </table:table-cell>
          <table:table-cell table:style-name="ce43" table:formula="of:=VLOOKUP([.$A11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1];[.$A$2:.$F$7];4;FALSE())" office:value-type="float" office:value="1489">
            <text:p>1489</text:p>
          </table:table-cell>
          <table:table-cell table:style-name="ce48" table:formula="of:=VLOOKUP([.$A11];[.$A$2:.$F$7];5;FALSE())" office:value-type="float" office:value="32.8552515445719">
            <text:p>32.9</text:p>
          </table:table-cell>
          <table:table-cell table:style-name="ce46" table:formula="of:=VLOOKUP([.$A11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WILLIAMS, Paul Joseph">
            <text:p>WILLIAMS, Paul Joseph</text:p>
          </table:table-cell>
          <table:table-cell table:style-name="ce43" table:formula="of:=VLOOKUP([.$A12];[.$A$2:.$F$7];3;FALSE())" office:value-type="string" office:string-value="The Labour Party Candidate">
            <text:p>The Labour Party Candidate</text:p>
          </table:table-cell>
          <table:table-cell table:style-name="ce46" table:formula="of:=VLOOKUP([.$A12];[.$A$2:.$F$7];4;FALSE())" office:value-type="float" office:value="893">
            <text:p>893</text:p>
          </table:table-cell>
          <table:table-cell table:style-name="ce48" table:formula="of:=VLOOKUP([.$A12];[.$A$2:.$F$7];5;FALSE())" office:value-type="float" office:value="19.7043248014122">
            <text:p>19.7</text:p>
          </table:table-cell>
          <table:table-cell table:style-name="ce46" table:formula="of:=VLOOKUP([.$A12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LANCASTER, Caroline Deirdre">
            <text:p>LANCASTER, Caroline Deirdre</text:p>
          </table:table-cell>
          <table:table-cell table:style-name="ce43" table:formula="of:=VLOOKUP([.$A13];[.$A$2:.$F$7];3;FALSE())" office:value-type="string" office:string-value="Green Party">
            <text:p>Green Party</text:p>
          </table:table-cell>
          <table:table-cell table:style-name="ce46" table:formula="of:=VLOOKUP([.$A13];[.$A$2:.$F$7];4;FALSE())" office:value-type="float" office:value="267">
            <text:p>267</text:p>
          </table:table-cell>
          <table:table-cell table:style-name="ce48" table:formula="of:=VLOOKUP([.$A13];[.$A$2:.$F$7];5;FALSE())" office:value-type="float" office:value="5.89143865842895">
            <text:p>5.9</text:p>
          </table:table-cell>
          <table:table-cell table:style-name="ce46" table:formula="of:=VLOOKUP([.$A13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GHOSE, Ronen">
            <text:p>GHOSE, Ronen</text:p>
          </table:table-cell>
          <table:table-cell table:style-name="ce43" table:formula="of:=VLOOKUP([.$A14];[.$A$2:.$F$7];3;FALSE())" office:value-type="string" office:string-value="UK Independence Party (UKIP)">
            <text:p>UK Independence Party (UKIP)</text:p>
          </table:table-cell>
          <table:table-cell table:style-name="ce46" table:formula="of:=VLOOKUP([.$A14];[.$A$2:.$F$7];4;FALSE())" office:value-type="float" office:value="229">
            <text:p>229</text:p>
          </table:table-cell>
          <table:table-cell table:style-name="ce48" table:formula="of:=VLOOKUP([.$A14];[.$A$2:.$F$7];5;FALSE())" office:value-type="float" office:value="5.05295675198588">
            <text:p>5.1</text:p>
          </table:table-cell>
          <table:table-cell table:style-name="ce46" table:formula="of:=VLOOKUP([.$A14];[.$A$2:.$F$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BOTCHWAY, Heather Antonette">
            <text:p>BOTCHWAY, Heather Antonette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42">
            <text:p>42</text:p>
          </table:table-cell>
          <table:table-cell table:style-name="ce48" table:formula="of:=VLOOKUP([.$A15];[.$A$2:.$F$7];5;FALSE())" office:value-type="float" office:value="0.926743159752868">
            <text:p>0.9</text:p>
          </table:table-cell>
          <table:table-cell table:style-name="ce46" table:formula="of:=VLOOKUP([.$A15];[.$A$2:.$F$7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'Linford South'.G57]" office:value-type="string" office:string-value="Electorate: 6951">
            <text:p>Electorate: 6951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'Linford South'.L57]" office:value-type="string" office:string-value="Ballot Papers Issued: 4547">
            <text:p>Ballot Papers Issued: 4547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'Linford South'.T57]" office:value-type="string" office:string-value="Turnout: 64.4%">
            <text:p>Turnout: 64.4%</text:p>
          </table:table-cell>
          <table:table-cell table:style-name="ce101"/>
          <table:table-cell table:number-columns-repeated="1021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>
            <draw:frame table:end-cell-address="'Linford South Results'.E40" table:end-x="0.727cm" table:end-y="0.303cm" draw:z-index="0" draw:name="Chart 1" draw:style-name="gr1" draw:text-style-name="P1" svg:width="15.774cm" svg:height="8.461cm" svg:x="0.029cm" svg:y="0.422cm">
              <draw:object draw:notify-on-update-of-ranges="'Linford South Results'.B10:'Linford South Results'.B15 'Linford South Results'.D10:'Linford South Results'.D15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5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Loughton Park" table:style-name="ta2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LOUGHTON PARK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3">
            <text:p>I, the undersigned hereby give notice that the number of votes cast for each candidate at the election of a Borough Councillor for the Loughton Park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DE HEER, Karel Be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03" table:number-columns-spanned="4" table:number-rows-spanned="1">
            <text:p>10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DRANSFIELD, Andrew Peter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3224" table:number-columns-spanned="4" table:number-rows-spanned="1">
            <text:p>3,224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LOVELL, Michael William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95" table:number-columns-spanned="4" table:number-rows-spanned="1">
            <text:p>295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ITFIELD, Adrian Bruce William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389" table:number-columns-spanned="4" table:number-rows-spanned="1">
            <text:p>38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OTTER, Martin David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233" table:number-columns-spanned="4" table:number-rows-spanned="1">
            <text:p>2,23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THOMPSON, Christopher Phillip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647" table:number-columns-spanned="4" table:number-rows-spanned="1">
            <text:p>1,647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Andrew Peter Dransfield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9" table:number-columns-spanned="2" table:number-rows-spanned="1">
            <text:p>19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12216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7914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4.7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Loughton Park Results" table:style-name="ta27" table:print="false">
        <office:forms form:automatic-focus="false" form:apply-design-mode="false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5" table:number-columns-repeated="253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8" table:formula="of:=RANK([.D2];[.$D$2:.$D$7])" office:value-type="float" office:value="6">
            <text:p>6</text:p>
          </table:table-cell>
          <table:table-cell table:style-name="ce113" office:value-type="string">
            <text:p>DE HEER, Karel Ben</text:p>
          </table:table-cell>
          <table:table-cell table:style-name="ce113" office:value-type="string">
            <text:p>Christian Peoples Alliance</text:p>
          </table:table-cell>
          <table:table-cell table:style-name="ce44" table:formula="of:=VLOOKUP([.$B2];[$'Loughton Park'.$C19:.$X88];16;FALSE())" office:value-type="float" office:value="103">
            <text:p>103</text:p>
          </table:table-cell>
          <table:table-cell table:style-name="ce47" table:formula="of:=[.D2]/SUM([.$D$2:.$D$7])*100" office:value-type="float" office:value="1.30528450133063">
            <text:p>1.3</text:p>
          </table:table-cell>
          <table:table-cell table:style-name="ce49" table:formula="of:=IF(VLOOKUP([.B2];[$'Loughton Park'.$C$8:.$X$168];20;FALSE())=0;&quot;&quot;;(VLOOKUP([.B2];[$'Lough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3];[.$D$2:.$D$7])" office:value-type="float" office:value="1">
            <text:p>1</text:p>
          </table:table-cell>
          <table:table-cell table:style-name="ce113" office:value-type="string">
            <text:p>DRANSFIELD, Andrew Peter</text:p>
          </table:table-cell>
          <table:table-cell table:style-name="ce113" office:value-type="string">
            <text:p>The Conservative Party Candidate</text:p>
          </table:table-cell>
          <table:table-cell table:style-name="ce44" table:formula="of:=VLOOKUP([.$B3];[$'Loughton Park'.$C20:.$X89];16;FALSE())" office:value-type="float" office:value="3224">
            <text:p>3,224</text:p>
          </table:table-cell>
          <table:table-cell table:style-name="ce47" table:formula="of:=[.D3]/SUM([.$D$2:.$D$7])*100" office:value-type="float" office:value="40.8566721581549">
            <text:p>40.9</text:p>
          </table:table-cell>
          <table:table-cell table:style-name="ce49" table:formula="of:=IF(VLOOKUP([.B3];[$'Loughton Park'.$C$8:.$X$168];20;FALSE())=0;&quot;&quot;;(VLOOKUP([.B3];[$'Loughton Park'.$C$8:.$X$168];20;FALSE())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8" table:formula="of:=RANK([.D4];[.$D$2:.$D$7])" office:value-type="float" office:value="5">
            <text:p>5</text:p>
          </table:table-cell>
          <table:table-cell table:style-name="ce113" office:value-type="string">
            <text:p>LOVELL, Michael William</text:p>
          </table:table-cell>
          <table:table-cell table:style-name="ce113" office:value-type="string">
            <text:p>Green Party</text:p>
          </table:table-cell>
          <table:table-cell table:style-name="ce44" table:formula="of:=VLOOKUP([.$B4];[$'Loughton Park'.$C21:.$X90];16;FALSE())" office:value-type="float" office:value="295">
            <text:p>295</text:p>
          </table:table-cell>
          <table:table-cell table:style-name="ce47" table:formula="of:=[.D4]/SUM([.$D$2:.$D$7])*100" office:value-type="float" office:value="3.73843619313142">
            <text:p>3.7</text:p>
          </table:table-cell>
          <table:table-cell table:style-name="ce49" table:formula="of:=IF(VLOOKUP([.B4];[$'Loughton Park'.$C$8:.$X$168];20;FALSE())=0;&quot;&quot;;(VLOOKUP([.B4];[$'Lough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5];[.$D$2:.$D$7])" office:value-type="float" office:value="4">
            <text:p>4</text:p>
          </table:table-cell>
          <table:table-cell table:style-name="ce113" office:value-type="string">
            <text:p>PITFIELD, Adrian Bruce William</text:p>
          </table:table-cell>
          <table:table-cell table:style-name="ce113" office:value-type="string">
            <text:p>UK Independence Party (UKIP)</text:p>
          </table:table-cell>
          <table:table-cell table:style-name="ce44" table:formula="of:=VLOOKUP([.$B5];[$'Loughton Park'.$C22:.$X91];16;FALSE())" office:value-type="float" office:value="389">
            <text:p>389</text:p>
          </table:table-cell>
          <table:table-cell table:style-name="ce47" table:formula="of:=[.D5]/SUM([.$D$2:.$D$7])*100" office:value-type="float" office:value="4.92966670890888">
            <text:p>4.9</text:p>
          </table:table-cell>
          <table:table-cell table:style-name="ce49" table:formula="of:=IF(VLOOKUP([.B5];[$'Loughton Park'.$C$8:.$X$168];20;FALSE())=0;&quot;&quot;;(VLOOKUP([.B5];[$'Lough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6];[.$D$2:.$D$7])" office:value-type="float" office:value="2">
            <text:p>2</text:p>
          </table:table-cell>
          <table:table-cell table:style-name="ce113" office:value-type="string">
            <text:p>POTTER, Martin David</text:p>
          </table:table-cell>
          <table:table-cell table:style-name="ce113" office:value-type="string">
            <text:p>The Labour Party Candidate</text:p>
          </table:table-cell>
          <table:table-cell table:style-name="ce44" table:formula="of:=VLOOKUP([.$B6];[$'Loughton Park'.$C23:.$X92];16;FALSE())" office:value-type="float" office:value="2233">
            <text:p>2,233</text:p>
          </table:table-cell>
          <table:table-cell table:style-name="ce47" table:formula="of:=[.D6]/SUM([.$D$2:.$D$7])*100" office:value-type="float" office:value="28.2980610822456">
            <text:p>28.3</text:p>
          </table:table-cell>
          <table:table-cell table:style-name="ce49" table:formula="of:=IF(VLOOKUP([.B6];[$'Loughton Park'.$C$8:.$X$168];20;FALSE())=0;&quot;&quot;;(VLOOKUP([.B6];[$'Lough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7];[.$D$2:.$D$7])" office:value-type="float" office:value="3">
            <text:p>3</text:p>
          </table:table-cell>
          <table:table-cell table:style-name="ce113" office:value-type="string">
            <text:p>THOMPSON, Christopher Phillip</text:p>
          </table:table-cell>
          <table:table-cell table:style-name="ce113" office:value-type="string">
            <text:p>Liberal Democrats</text:p>
          </table:table-cell>
          <table:table-cell table:style-name="ce44" table:formula="of:=VLOOKUP([.$B7];[$'Loughton Park'.$C24:.$X93];16;FALSE())" office:value-type="float" office:value="1647">
            <text:p>1,647</text:p>
          </table:table-cell>
          <table:table-cell table:style-name="ce47" table:formula="of:=[.D7]/SUM([.$D$2:.$D$7])*100" office:value-type="float" office:value="20.8718793562286">
            <text:p>20.9</text:p>
          </table:table-cell>
          <table:table-cell table:style-name="ce49" table:formula="of:=IF(VLOOKUP([.B7];[$'Loughton Park'.$C$8:.$X$168];20;FALSE())=0;&quot;&quot;;(VLOOKUP([.B7];[$'Loughton Park'.$C$8:.$X$168];20;FALSE())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 table:style-name="ce39"/>
          <table:table-cell table:style-name="ce40" office:value-type="string">
            <text:p>Name</text:p>
          </table:table-cell>
          <table:table-cell table:style-name="ce40"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table:style-name="ce40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DRANSFIELD, Andrew Peter">
            <text:p>DRANSFIELD, Andrew Peter</text:p>
          </table:table-cell>
          <table:table-cell table:style-name="ce43" table:formula="of:=VLOOKUP([.$A10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0];[.$A$2:.$F$7];4;FALSE())" office:value-type="float" office:value="3224">
            <text:p>3224</text:p>
          </table:table-cell>
          <table:table-cell table:style-name="ce48" table:formula="of:=VLOOKUP([.$A10];[.$A$2:.$F$7];5;FALSE())" office:value-type="float" office:value="40.8566721581549">
            <text:p>40.9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POTTER, Martin David">
            <text:p>POTTER, Martin David</text:p>
          </table:table-cell>
          <table:table-cell table:style-name="ce43" table:formula="of:=VLOOKUP([.$A11];[.$A$2:.$F$7];3;FALSE())" office:value-type="string" office:string-value="The Labour Party Candidate">
            <text:p>The Labour Party Candidate</text:p>
          </table:table-cell>
          <table:table-cell table:style-name="ce46" table:formula="of:=VLOOKUP([.$A11];[.$A$2:.$F$7];4;FALSE())" office:value-type="float" office:value="2233">
            <text:p>2233</text:p>
          </table:table-cell>
          <table:table-cell table:style-name="ce48" table:formula="of:=VLOOKUP([.$A11];[.$A$2:.$F$7];5;FALSE())" office:value-type="float" office:value="28.2980610822456">
            <text:p>28.3</text:p>
          </table:table-cell>
          <table:table-cell table:style-name="ce46" table:formula="of:=VLOOKUP([.$A11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THOMPSON, Christopher Phillip">
            <text:p>THOMPSON, Christopher Phillip</text:p>
          </table:table-cell>
          <table:table-cell table:style-name="ce43" table:formula="of:=VLOOKUP([.$A12];[.$A$2:.$F$7];3;FALSE())" office:value-type="string" office:string-value="Liberal Democrats">
            <text:p>Liberal Democrats</text:p>
          </table:table-cell>
          <table:table-cell table:style-name="ce46" table:formula="of:=VLOOKUP([.$A12];[.$A$2:.$F$7];4;FALSE())" office:value-type="float" office:value="1647">
            <text:p>1647</text:p>
          </table:table-cell>
          <table:table-cell table:style-name="ce48" table:formula="of:=VLOOKUP([.$A12];[.$A$2:.$F$7];5;FALSE())" office:value-type="float" office:value="20.8718793562286">
            <text:p>20.9</text:p>
          </table:table-cell>
          <table:table-cell table:style-name="ce46" table:formula="of:=VLOOKUP([.$A12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PITFIELD, Adrian Bruce William">
            <text:p>PITFIELD, Adrian Bruce William</text:p>
          </table:table-cell>
          <table:table-cell table:style-name="ce43" table:formula="of:=VLOOKUP([.$A13];[.$A$2:.$F$7];3;FALSE())" office:value-type="string" office:string-value="UK Independence Party (UKIP)">
            <text:p>UK Independence Party (UKIP)</text:p>
          </table:table-cell>
          <table:table-cell table:style-name="ce46" table:formula="of:=VLOOKUP([.$A13];[.$A$2:.$F$7];4;FALSE())" office:value-type="float" office:value="389">
            <text:p>389</text:p>
          </table:table-cell>
          <table:table-cell table:style-name="ce48" table:formula="of:=VLOOKUP([.$A13];[.$A$2:.$F$7];5;FALSE())" office:value-type="float" office:value="4.92966670890888">
            <text:p>4.9</text:p>
          </table:table-cell>
          <table:table-cell table:style-name="ce46" table:formula="of:=VLOOKUP([.$A13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LOVELL, Michael William">
            <text:p>LOVELL, Michael William</text:p>
          </table:table-cell>
          <table:table-cell table:style-name="ce43" table:formula="of:=VLOOKUP([.$A14];[.$A$2:.$F$7];3;FALSE())" office:value-type="string" office:string-value="Green Party">
            <text:p>Green Party</text:p>
          </table:table-cell>
          <table:table-cell table:style-name="ce46" table:formula="of:=VLOOKUP([.$A14];[.$A$2:.$F$7];4;FALSE())" office:value-type="float" office:value="295">
            <text:p>295</text:p>
          </table:table-cell>
          <table:table-cell table:style-name="ce48" table:formula="of:=VLOOKUP([.$A14];[.$A$2:.$F$7];5;FALSE())" office:value-type="float" office:value="3.73843619313142">
            <text:p>3.7</text:p>
          </table:table-cell>
          <table:table-cell table:style-name="ce46" table:formula="of:=VLOOKUP([.$A14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DE HEER, Karel Ben">
            <text:p>DE HEER, Karel Ben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103">
            <text:p>103</text:p>
          </table:table-cell>
          <table:table-cell table:style-name="ce48" table:formula="of:=VLOOKUP([.$A15];[.$A$2:.$F$7];5;FALSE())" office:value-type="float" office:value="1.30528450133063">
            <text:p>1.3</text:p>
          </table:table-cell>
          <table:table-cell table:style-name="ce46" table:formula="of:=VLOOKUP([.$A15];[.$A$2:.$F$7];6;FALSE(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formula="of:=[$'Loughton Park'.G58]" office:value-type="string" office:string-value="Electorate: 12216">
            <text:p>Electorate: 12216</text:p>
          </table:table-cell>
          <table:table-cell table:number-columns-repeated="254"/>
        </table:table-row>
        <table:table-row table:style-name="ro26">
          <table:table-cell/>
          <table:table-cell table:formula="of:=[$'Loughton Park'.L58]" office:value-type="string" office:string-value="Ballot Papers Issued: 7914">
            <text:p>Ballot Papers Issued: 7914</text:p>
          </table:table-cell>
          <table:table-cell table:number-columns-repeated="254"/>
        </table:table-row>
        <table:table-row table:style-name="ro26">
          <table:table-cell/>
          <table:table-cell table:formula="of:=[$'Loughton Park'.T58]" office:value-type="string" office:string-value="Turnout: 64.7%">
            <text:p>Turnout: 64.7%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>
            <draw:frame table:end-cell-address="'Loughton Park Results'.E37" table:end-x="1.688cm" table:end-y="0.053cm" draw:z-index="0" draw:name="Chart 1" draw:style-name="gr1" draw:text-style-name="P1" svg:width="13.988cm" svg:height="7.278cm" svg:x="0.001cm" svg:y="0.001cm">
              <draw:object draw:notify-on-update-of-ranges="'Loughton Park Results'.B10:'Loughton Park Results'.B15 'Loughton Park Results'.D10:'Loughton Park Results'.D1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54"/>
        </table:table-row>
      </table:table>
      <table:table table:name="Newport Pagnell North" table:style-name="ta28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NEWPORT PAGNELL NORTH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3">
            <text:p>I, the undersigned hereby give notice that the number of votes cast for each candidate at the election of a Borough Councillor for the Newport Pagnell North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BARTON, Brian Andrew William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525" table:number-columns-spanned="4" table:number-rows-spanned="1">
            <text:p>525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EASTMAN, Derek John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1854" table:number-columns-spanned="4" table:number-rows-spanned="1">
            <text:p>1,854</text:p>
          </table:table-cell>
          <table:covered-table-cell table:number-columns-repeated="3" table:style-name="ce108"/>
          <table:table-cell office:value-type="string">
            <text:p>Elected</text:p>
          </table:table-cell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GREEN, Jeannette Rebecca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300" table:number-columns-spanned="4" table:number-rows-spanned="1">
            <text:p>1,300</text:p>
          </table:table-cell>
          <table:covered-table-cell table:number-columns-repeated="3" table:style-name="ce108"/>
          <table:table-cell table:style-name="ce81" table:number-columns-spanned="2" table:number-rows-spanned="1"/>
          <table:covered-table-cell table:style-name="ce83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KIRBY, Trevor Rontgen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213" table:number-columns-spanned="4" table:number-rows-spanned="1">
            <text:p>213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Jeannette Rebecca Green is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0"/>
          <table:table-cell table:style-name="ce114"/>
          <table:table-cell table:number-columns-repeated="235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5771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3892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67.4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34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33" table:number-rows-repeated="1048514">
          <table:table-cell table:number-columns-repeated="256"/>
        </table:table-row>
        <table:table-row table:style-name="ro33">
          <table:table-cell table:number-columns-repeated="256"/>
        </table:table-row>
      </table:table>
      <table:table table:name="Newport Pagnell North Results" table:style-name="ta29" table:print="false">
        <office:forms form:automatic-focus="false" form:apply-design-mode="false"/>
        <table:table-column table:style-name="co2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5" table:number-columns-repeated="251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8" table:formula="of:=RANK([.D2];[.$D$2:.$D$5])" office:value-type="float" office:value="3">
            <text:p>3</text:p>
          </table:table-cell>
          <table:table-cell table:style-name="ce42" office:value-type="string">
            <text:p>BARTON, Brian Andrew William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B2];[$'Newport Pagnell North'.C19:.X88];16;FALSE())" office:value-type="float" office:value="525">
            <text:p>525</text:p>
          </table:table-cell>
          <table:table-cell table:style-name="ce47" table:formula="of:=[.D2]/SUM([.$D$2:.$D$5])*100" office:value-type="float" office:value="13.4892086330935">
            <text:p>13.5</text:p>
          </table:table-cell>
          <table:table-cell table:style-name="ce49" table:formula="of:=IF(VLOOKUP([.B2];[$'Newport Pagnell North'.$C$8:.$X$168];20;FALSE())=0;&quot;&quot;;(VLOOKUP([.B2];[$'Newport Pagnell Nor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3];[.$D$2:.$D$5])" office:value-type="float" office:value="1">
            <text:p>1</text:p>
          </table:table-cell>
          <table:table-cell table:style-name="ce42" office:value-type="string">
            <text:p>EASTMAN, Derek John</text:p>
          </table:table-cell>
          <table:table-cell table:style-name="ce42" office:value-type="string">
            <text:p>Liberal Democrats</text:p>
          </table:table-cell>
          <table:table-cell table:style-name="ce44" table:formula="of:=VLOOKUP([.B3];[$'Newport Pagnell North'.C20:.X89];16;FALSE())" office:value-type="float" office:value="1854">
            <text:p>1,854</text:p>
          </table:table-cell>
          <table:table-cell table:style-name="ce47" table:formula="of:=[.D3]/SUM([.$D$2:.$D$5])*100" office:value-type="float" office:value="47.6361767728674">
            <text:p>47.6</text:p>
          </table:table-cell>
          <table:table-cell table:style-name="ce49" table:formula="of:=IF(VLOOKUP([.B3];[$'Newport Pagnell North'.$C$8:.$X$168];20;FALSE())=0;&quot;&quot;;(VLOOKUP([.B3];[$'Newport Pagnell North'.$C$8:.$X$168];20;FALSE())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8" table:formula="of:=RANK([.D4];[.$D$2:.$D$5])" office:value-type="float" office:value="2">
            <text:p>2</text:p>
          </table:table-cell>
          <table:table-cell table:style-name="ce42" office:value-type="string">
            <text:p>GREEN, Jeannette Rebecca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B4];[$'Newport Pagnell North'.C21:.X90];16;FALSE())" office:value-type="float" office:value="1300">
            <text:p>1,300</text:p>
          </table:table-cell>
          <table:table-cell table:style-name="ce47" table:formula="of:=[.D4]/SUM([.$D$2:.$D$5])*100" office:value-type="float" office:value="33.4018499486125">
            <text:p>33.4</text:p>
          </table:table-cell>
          <table:table-cell table:style-name="ce49" table:formula="of:=IF(VLOOKUP([.B4];[$'Newport Pagnell North'.$C$8:.$X$168];20;FALSE())=0;&quot;&quot;;(VLOOKUP([.B4];[$'Newport Pagnell Nor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5];[.$D$2:.$D$5])" office:value-type="float" office:value="4">
            <text:p>4</text:p>
          </table:table-cell>
          <table:table-cell table:style-name="ce42" office:value-type="string">
            <text:p>KIRBY, Trevor Rontgen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B5];[$'Newport Pagnell North'.C22:.X91];16;FALSE())" office:value-type="float" office:value="213">
            <text:p>213</text:p>
          </table:table-cell>
          <table:table-cell table:style-name="ce47" table:formula="of:=[.D5]/SUM([.$D$2:.$D$5])*100" office:value-type="float" office:value="5.47276464542652">
            <text:p>5.5</text:p>
          </table:table-cell>
          <table:table-cell table:style-name="ce49" table:formula="of:=IF(VLOOKUP([.B5];[$'Newport Pagnell North'.$C$8:.$X$168];20;FALSE())=0;&quot;&quot;;(VLOOKUP([.B5];[$'Newport Pagnell North'.$C$8:.$X$168];20;FALSE())))">
            <text:p/>
          </table:table-cell>
          <table:table-cell table:number-columns-repeated="250"/>
        </table:table-row>
        <table:table-row table:style-name="ro26">
          <table:table-cell table:number-columns-repeated="5"/>
          <table:table-cell table:style-name="ce49"/>
          <table:table-cell table:number-columns-repeated="250"/>
        </table:table-row>
        <table:table-row table:style-name="ro26">
          <table:table-cell table:style-name="ce39"/>
          <table:table-cell table:style-name="ce40" office:value-type="string">
            <text:p>Name</text:p>
          </table:table-cell>
          <table:table-cell table:style-name="ce40"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table:style-name="ce40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8];[.$A$2:.$F$5];2;FALSE())" office:value-type="string" office:string-value="EASTMAN, Derek John">
            <text:p>EASTMAN, Derek John</text:p>
          </table:table-cell>
          <table:table-cell table:style-name="ce43" table:formula="of:=VLOOKUP([.$A8];[.$A$2:.$F$5];3;FALSE())" office:value-type="string" office:string-value="Liberal Democrats">
            <text:p>Liberal Democrats</text:p>
          </table:table-cell>
          <table:table-cell table:style-name="ce46" table:formula="of:=VLOOKUP([.$A8];[.$A$2:.$F$5];4;FALSE())" office:value-type="float" office:value="1854">
            <text:p>1854</text:p>
          </table:table-cell>
          <table:table-cell table:style-name="ce48" table:formula="of:=VLOOKUP([.$A8];[.$A$2:.$F$5];5;FALSE())" office:value-type="float" office:value="47.6361767728674">
            <text:p>47.6</text:p>
          </table:table-cell>
          <table:table-cell table:style-name="ce46" table:formula="of:=VLOOKUP([.$A8];[.$A$2:.$F$5];6;FALSE(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9];[.$A$2:.$F$5];2;FALSE())" office:value-type="string" office:string-value="GREEN, Jeannette Rebecca">
            <text:p>GREEN, Jeannette Rebecca</text:p>
          </table:table-cell>
          <table:table-cell table:style-name="ce43" table:formula="of:=VLOOKUP([.$A9];[.$A$2:.$F$5];3;FALSE())" office:value-type="string" office:string-value="The Conservative Party Candidate">
            <text:p>The Conservative Party Candidate</text:p>
          </table:table-cell>
          <table:table-cell table:style-name="ce46" table:formula="of:=VLOOKUP([.$A9];[.$A$2:.$F$5];4;FALSE())" office:value-type="float" office:value="1300">
            <text:p>1300</text:p>
          </table:table-cell>
          <table:table-cell table:style-name="ce48" table:formula="of:=VLOOKUP([.$A9];[.$A$2:.$F$5];5;FALSE())" office:value-type="float" office:value="33.4018499486125">
            <text:p>33.4</text:p>
          </table:table-cell>
          <table:table-cell table:style-name="ce46" table:formula="of:=VLOOKUP([.$A9];[.$A$2:.$F$5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0];[.$A$2:.$F$5];2;FALSE())" office:value-type="string" office:string-value="BARTON, Brian Andrew William">
            <text:p>BARTON, Brian Andrew William</text:p>
          </table:table-cell>
          <table:table-cell table:style-name="ce43" table:formula="of:=VLOOKUP([.$A10];[.$A$2:.$F$5];3;FALSE())" office:value-type="string" office:string-value="The Labour Party Candidate">
            <text:p>The Labour Party Candidate</text:p>
          </table:table-cell>
          <table:table-cell table:style-name="ce46" table:formula="of:=VLOOKUP([.$A10];[.$A$2:.$F$5];4;FALSE())" office:value-type="float" office:value="525">
            <text:p>525</text:p>
          </table:table-cell>
          <table:table-cell table:style-name="ce48" table:formula="of:=VLOOKUP([.$A10];[.$A$2:.$F$5];5;FALSE())" office:value-type="float" office:value="13.4892086330935">
            <text:p>13.5</text:p>
          </table:table-cell>
          <table:table-cell table:style-name="ce46" table:formula="of:=VLOOKUP([.$A10];[.$A$2:.$F$5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1];[.$A$2:.$F$5];2;FALSE())" office:value-type="string" office:string-value="KIRBY, Trevor Rontgen">
            <text:p>KIRBY, Trevor Rontgen</text:p>
          </table:table-cell>
          <table:table-cell table:style-name="ce43" table:formula="of:=VLOOKUP([.$A11];[.$A$2:.$F$5];3;FALSE())" office:value-type="string" office:string-value="UK Independence Party (UKIP)">
            <text:p>UK Independence Party (UKIP)</text:p>
          </table:table-cell>
          <table:table-cell table:style-name="ce46" table:formula="of:=VLOOKUP([.$A11];[.$A$2:.$F$5];4;FALSE())" office:value-type="float" office:value="213">
            <text:p>213</text:p>
          </table:table-cell>
          <table:table-cell table:style-name="ce48" table:formula="of:=VLOOKUP([.$A11];[.$A$2:.$F$5];5;FALSE())" office:value-type="float" office:value="5.47276464542652">
            <text:p>5.5</text:p>
          </table:table-cell>
          <table:table-cell table:style-name="ce46" table:formula="of:=VLOOKUP([.$A11];[.$A$2:.$F$5];6;FALSE(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formula="of:=[$'Newport Pagnell North'.G50]" office:value-type="string" office:string-value="Electorate: 5771">
            <text:p>Electorate: 5771</text:p>
          </table:table-cell>
          <table:table-cell table:number-columns-repeated="254"/>
        </table:table-row>
        <table:table-row table:style-name="ro26">
          <table:table-cell/>
          <table:table-cell table:formula="of:=[$'Newport Pagnell North'.L50]" office:value-type="string" office:string-value="Ballot Papers Issued: 3892">
            <text:p>Ballot Papers Issued: 3892</text:p>
          </table:table-cell>
          <table:table-cell table:number-columns-repeated="254"/>
        </table:table-row>
        <table:table-row table:style-name="ro26">
          <table:table-cell/>
          <table:table-cell table:formula="of:=[$'Newport Pagnell North'.T50]" office:value-type="string" office:string-value="Turnout:  67.4%">
            <text:p>Turnout: <text:s/>67.4%</text:p>
          </table:table-cell>
          <table:table-cell table:number-columns-repeated="254"/>
        </table:table-row>
        <table:table-row table:style-name="ro26" table:number-rows-repeated="2">
          <table:table-cell table:number-columns-repeated="256"/>
        </table:table-row>
        <table:table-row table:style-name="ro26">
          <table:table-cell/>
          <table:table-cell>
            <draw:frame table:end-cell-address="'Newport Pagnell North Results'.F32" table:end-x="1.521cm" table:end-y="0.293cm" draw:z-index="0" draw:name="Chart 1" draw:style-name="gr1" draw:text-style-name="P1" svg:width="15.354cm" svg:height="6.615cm" svg:x="0.001cm" svg:y="0.001cm">
              <draw:object draw:notify-on-update-of-ranges="'Newport Pagnell North Results'.B8:'Newport Pagnell North Results'.B11 'Newport Pagnell North Results'.D8:'Newport Pagnell North Results'.D1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54"/>
        </table:table-row>
      </table:table>
      <table:table table:name="Newport Pagnell South" table:style-name="ta30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NEWPORT PAGNELL SOUTH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3">
            <text:p>I, the undersigned hereby give notice that the number of votes cast for each candidate at the election of a Borough Councillor for the Newport Pagnell South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DENMAN, Raymond Alastair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78" table:number-columns-spanned="4" table:number-rows-spanned="1">
            <text:p>178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EFFAH, Agnes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7" table:number-columns-spanned="4" table:number-rows-spanned="1">
            <text:p>17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ARIC, Andrew James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2064" table:number-columns-spanned="4" table:number-rows-spanned="1">
            <text:p>2,064</text:p>
          </table:table-cell>
          <table:covered-table-cell table:number-columns-repeated="3" table:style-name="ce108"/>
          <table:table-cell table:style-name="ce81" office:value-type="string" table:number-columns-spanned="2" table:number-rows-spanned="1">
            <text:p>ELECTED</text:p>
          </table:table-cell>
          <table:covered-table-cell table:style-name="ce83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PETCHEY, Martin Ronald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500" table:number-columns-spanned="4" table:number-rows-spanned="1">
            <text:p>50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SHARP, Jennifer Linda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218" table:number-columns-spanned="4" table:number-rows-spanned="1">
            <text:p>1,218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Andrew James Maric is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6024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3999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66.3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10" table:number-rows-repeated="1048511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Newport Pagnell South Results" table:style-name="ta31" table:print="false">
        <office:forms form:automatic-focus="false" form:apply-design-mode="false"/>
        <table:table-column table:style-name="co2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5" table:number-columns-repeated="251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8" table:formula="of:=RANK([.D2];[.$D$2:.$D$6])" office:value-type="float" office:value="4">
            <text:p>4</text:p>
          </table:table-cell>
          <table:table-cell table:style-name="ce42" office:value-type="string">
            <text:p>DENMAN, Raymond Alastair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2];[$'Newport Pagnell South'.$C19:.$X88];16;FALSE())" office:value-type="float" office:value="178">
            <text:p>178</text:p>
          </table:table-cell>
          <table:table-cell table:style-name="ce47" table:formula="of:=[.D2]/SUM([.$D$2:.$D$6])*100" office:value-type="float" office:value="4.47573547900428">
            <text:p>4.5</text:p>
          </table:table-cell>
          <table:table-cell table:style-name="ce49" table:formula="of:=IF(VLOOKUP([.B2];[$'Newport Pagnell South'.$C$8:.$X$168];20;FALSE())=0;&quot;&quot;;(VLOOKUP([.B2];[$'Newport Pagnell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3];[.$D$2:.$D$6])" office:value-type="float" office:value="5">
            <text:p>5</text:p>
          </table:table-cell>
          <table:table-cell table:style-name="ce42" office:value-type="string">
            <text:p>EFFAH, Agnes</text:p>
          </table:table-cell>
          <table:table-cell table:style-name="ce42" office:value-type="string">
            <text:p>Christian Peoples Alliance</text:p>
          </table:table-cell>
          <table:table-cell table:style-name="ce44" table:formula="of:=VLOOKUP([.$B3];[$'Newport Pagnell South'.$C20:.$X89];16;FALSE())" office:value-type="float" office:value="17">
            <text:p>17</text:p>
          </table:table-cell>
          <table:table-cell table:style-name="ce47" table:formula="of:=[.D3]/SUM([.$D$2:.$D$6])*100" office:value-type="float" office:value="0.427457882826251">
            <text:p>0.4</text:p>
          </table:table-cell>
          <table:table-cell table:style-name="ce49" table:formula="of:=IF(VLOOKUP([.B3];[$'Newport Pagnell South'.$C$8:.$X$168];20;FALSE())=0;&quot;&quot;;(VLOOKUP([.B3];[$'Newport Pagnell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4];[.$D$2:.$D$6])" office:value-type="float" office:value="1">
            <text:p>1</text:p>
          </table:table-cell>
          <table:table-cell table:style-name="ce42" office:value-type="string">
            <text:p>MARIC, Andrew James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4];[$'Newport Pagnell South'.$C21:.$X90];16;FALSE())" office:value-type="float" office:value="2064">
            <text:p>2,064</text:p>
          </table:table-cell>
          <table:table-cell table:style-name="ce47" table:formula="of:=[.D4]/SUM([.$D$2:.$D$6])*100" office:value-type="float" office:value="51.8984158913754">
            <text:p>51.9</text:p>
          </table:table-cell>
          <table:table-cell table:style-name="ce49" table:formula="of:=IF(VLOOKUP([.B4];[$'Newport Pagnell South'.$C$8:.$X$168];20;FALSE())=0;&quot;&quot;;(VLOOKUP([.B4];[$'Newport Pagnell South'.$C$8:.$X$168];20;FALSE())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8" table:formula="of:=RANK([.D5];[.$D$2:.$D$6])" office:value-type="float" office:value="3">
            <text:p>3</text:p>
          </table:table-cell>
          <table:table-cell table:style-name="ce42" office:value-type="string">
            <text:p>PETCHEY, Martin Ronald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5];[$'Newport Pagnell South'.$C22:.$X91];16;FALSE())" office:value-type="float" office:value="500">
            <text:p>500</text:p>
          </table:table-cell>
          <table:table-cell table:style-name="ce47" table:formula="of:=[.D5]/SUM([.$D$2:.$D$6])*100" office:value-type="float" office:value="12.5722906713603">
            <text:p>12.6</text:p>
          </table:table-cell>
          <table:table-cell table:style-name="ce49" table:formula="of:=IF(VLOOKUP([.B5];[$'Newport Pagnell South'.$C$8:.$X$168];20;FALSE())=0;&quot;&quot;;(VLOOKUP([.B5];[$'Newport Pagnell South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6];[.$D$2:.$D$6])" office:value-type="float" office:value="2">
            <text:p>2</text:p>
          </table:table-cell>
          <table:table-cell table:style-name="ce42" office:value-type="string">
            <text:p>SHARP, Jennifer Linda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6];[$'Newport Pagnell South'.$C23:.$X92];16;FALSE())" office:value-type="float" office:value="1218">
            <text:p>1,218</text:p>
          </table:table-cell>
          <table:table-cell table:style-name="ce47" table:formula="of:=[.D6]/SUM([.$D$2:.$D$6])*100" office:value-type="float" office:value="30.6261000754337">
            <text:p>30.6</text:p>
          </table:table-cell>
          <table:table-cell table:style-name="ce49" table:formula="of:=IF(VLOOKUP([.B6];[$'Newport Pagnell South'.$C$8:.$X$168];20;FALSE())=0;&quot;&quot;;(VLOOKUP([.B6];[$'Newport Pagnell South'.$C$8:.$X$168];20;FALSE())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 table:style-name="ce39"/>
          <table:table-cell table:style-name="ce40" office:value-type="string">
            <text:p>Name</text:p>
          </table:table-cell>
          <table:table-cell table:style-name="ce40" office:value-type="string">
            <text:p>Party</text:p>
          </table:table-cell>
          <table:table-cell table:style-name="ce40" office:value-type="string">
            <text:p>Votes</text:p>
          </table:table-cell>
          <table:table-cell table:style-name="ce45" office:value-type="string">
            <text:p>%</text:p>
          </table:table-cell>
          <table:table-cell table:style-name="ce40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9];[.$A$2:.$F$6];2;FALSE())" office:value-type="string" office:string-value="MARIC, Andrew James">
            <text:p>MARIC, Andrew James</text:p>
          </table:table-cell>
          <table:table-cell table:style-name="ce43" table:formula="of:=VLOOKUP([.$A9];[.$A$2:.$F$6];3;FALSE())" office:value-type="string" office:string-value="Liberal Democrats">
            <text:p>Liberal Democrats</text:p>
          </table:table-cell>
          <table:table-cell table:style-name="ce46" table:formula="of:=VLOOKUP([.$A9];[.$A$2:.$F$6];4;FALSE())" office:value-type="float" office:value="2064">
            <text:p>2064</text:p>
          </table:table-cell>
          <table:table-cell table:style-name="ce48" table:formula="of:=VLOOKUP([.$A9];[.$A$2:.$F$6];5;FALSE())" office:value-type="float" office:value="51.8984158913754">
            <text:p>51.9</text:p>
          </table:table-cell>
          <table:table-cell table:style-name="ce46" table:formula="of:=VLOOKUP([.$A9];[.$A$2:.$F$6];6;FALSE(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0];[.$A$2:.$F$6];2;FALSE())" office:value-type="string" office:string-value="SHARP, Jennifer Linda">
            <text:p>SHARP, Jennifer Linda</text:p>
          </table:table-cell>
          <table:table-cell table:style-name="ce43" table:formula="of:=VLOOKUP([.$A10];[.$A$2:.$F$6];3;FALSE())" office:value-type="string" office:string-value="The Conservative Party Candidate">
            <text:p>The Conservative Party Candidate</text:p>
          </table:table-cell>
          <table:table-cell table:style-name="ce46" table:formula="of:=VLOOKUP([.$A10];[.$A$2:.$F$6];4;FALSE())" office:value-type="float" office:value="1218">
            <text:p>1218</text:p>
          </table:table-cell>
          <table:table-cell table:style-name="ce48" table:formula="of:=VLOOKUP([.$A10];[.$A$2:.$F$6];5;FALSE())" office:value-type="float" office:value="30.6261000754337">
            <text:p>30.6</text:p>
          </table:table-cell>
          <table:table-cell table:style-name="ce46" table:formula="of:=VLOOKUP([.$A10];[.$A$2:.$F$6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1];[.$A$2:.$F$6];2;FALSE())" office:value-type="string" office:string-value="PETCHEY, Martin Ronald">
            <text:p>PETCHEY, Martin Ronald</text:p>
          </table:table-cell>
          <table:table-cell table:style-name="ce43" table:formula="of:=VLOOKUP([.$A11];[.$A$2:.$F$6];3;FALSE())" office:value-type="string" office:string-value="The Labour Party Candidate">
            <text:p>The Labour Party Candidate</text:p>
          </table:table-cell>
          <table:table-cell table:style-name="ce46" table:formula="of:=VLOOKUP([.$A11];[.$A$2:.$F$6];4;FALSE())" office:value-type="float" office:value="500">
            <text:p>500</text:p>
          </table:table-cell>
          <table:table-cell table:style-name="ce48" table:formula="of:=VLOOKUP([.$A11];[.$A$2:.$F$6];5;FALSE())" office:value-type="float" office:value="12.5722906713603">
            <text:p>12.6</text:p>
          </table:table-cell>
          <table:table-cell table:style-name="ce46" table:formula="of:=VLOOKUP([.$A11];[.$A$2:.$F$6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2];[.$A$2:.$F$6];2;FALSE())" office:value-type="string" office:string-value="DENMAN, Raymond Alastair">
            <text:p>DENMAN, Raymond Alastair</text:p>
          </table:table-cell>
          <table:table-cell table:style-name="ce43" table:formula="of:=VLOOKUP([.$A12];[.$A$2:.$F$6];3;FALSE())" office:value-type="string" office:string-value="UK Independence Party (UKIP)">
            <text:p>UK Independence Party (UKIP)</text:p>
          </table:table-cell>
          <table:table-cell table:style-name="ce46" table:formula="of:=VLOOKUP([.$A12];[.$A$2:.$F$6];4;FALSE())" office:value-type="float" office:value="178">
            <text:p>178</text:p>
          </table:table-cell>
          <table:table-cell table:style-name="ce48" table:formula="of:=VLOOKUP([.$A12];[.$A$2:.$F$6];5;FALSE())" office:value-type="float" office:value="4.47573547900428">
            <text:p>4.5</text:p>
          </table:table-cell>
          <table:table-cell table:style-name="ce46" table:formula="of:=VLOOKUP([.$A12];[.$A$2:.$F$6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3];[.$A$2:.$F$6];2;FALSE())" office:value-type="string" office:string-value="EFFAH, Agnes">
            <text:p>EFFAH, Agnes</text:p>
          </table:table-cell>
          <table:table-cell table:style-name="ce43" table:formula="of:=VLOOKUP([.$A13];[.$A$2:.$F$6];3;FALSE())" office:value-type="string" office:string-value="Christian Peoples Alliance">
            <text:p>Christian Peoples Alliance</text:p>
          </table:table-cell>
          <table:table-cell table:style-name="ce46" table:formula="of:=VLOOKUP([.$A13];[.$A$2:.$F$6];4;FALSE())" office:value-type="float" office:value="17">
            <text:p>17</text:p>
          </table:table-cell>
          <table:table-cell table:style-name="ce48" table:formula="of:=VLOOKUP([.$A13];[.$A$2:.$F$6];5;FALSE())" office:value-type="float" office:value="0.427457882826251">
            <text:p>0.4</text:p>
          </table:table-cell>
          <table:table-cell table:style-name="ce46" table:formula="of:=VLOOKUP([.$A13];[.$A$2:.$F$6];6;FALSE(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formula="of:=[$'Newport Pagnell South'.G54]" office:value-type="string" office:string-value="Electorate: 6024">
            <text:p>Electorate: 6024</text:p>
          </table:table-cell>
          <table:table-cell table:number-columns-repeated="254"/>
        </table:table-row>
        <table:table-row table:style-name="ro26">
          <table:table-cell/>
          <table:table-cell table:formula="of:=[$'Newport Pagnell South'.L54]" office:value-type="string" office:string-value="Ballot Papers Issued: 3999">
            <text:p>Ballot Papers Issued: 3999</text:p>
          </table:table-cell>
          <table:table-cell table:number-columns-repeated="254"/>
        </table:table-row>
        <table:table-row table:style-name="ro26">
          <table:table-cell/>
          <table:table-cell table:formula="of:=[$'Newport Pagnell South'.T54]" office:value-type="string" office:string-value="Turnout:  66.3%">
            <text:p>Turnout: <text:s/>66.3%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>
            <draw:frame table:end-cell-address="'Newport Pagnell South Results'.F35" table:end-x="1.577cm" table:end-y="0.133cm" draw:z-index="0" draw:name="Chart 1" draw:style-name="gr1" draw:text-style-name="P1" svg:width="14.71cm" svg:height="7.147cm" svg:x="0.031cm" svg:y="0.212cm">
              <draw:object draw:notify-on-update-of-ranges="'Newport Pagnell South Results'.B9:'Newport Pagnell South Results'.B13 'Newport Pagnell South Results'.D9:'Newport Pagnell South Results'.D13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54"/>
        </table:table-row>
      </table:table>
      <table:table table:name="Olney" table:style-name="ta3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OLNEY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Olney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GEARY, Deborah Ann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3243" table:number-columns-spanned="4" table:number-rows-spanned="1">
            <text:p>3,243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GREEN, Judith Dana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94" table:number-columns-spanned="4" table:number-rows-spanned="1">
            <text:p>194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JONES, David Courtney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526" table:number-columns-spanned="4" table:number-rows-spanned="1">
            <text:p>52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ENZIES, Valerie Kathlee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267" table:number-columns-spanned="4" table:number-rows-spanned="1">
            <text:p>1,267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Deborah Ann Geary is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9" table:number-columns-spanned="2" table:number-rows-spanned="1">
            <text:p>19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6789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5250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77.3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Olney Results" table:style-name="ta33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5])" office:value-type="float" office:value="1">
            <text:p>1</text:p>
          </table:table-cell>
          <table:table-cell table:style-name="ce42" office:value-type="string">
            <text:p>GEARY, Deborah Ann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2];[$Olney.$C19:.$X88];16;FALSE())" office:value-type="float" office:value="3243">
            <text:p>3,243</text:p>
          </table:table-cell>
          <table:table-cell table:style-name="ce47" table:formula="of:=[.D2]/SUM([.$D$2:.$D$5])*100" office:value-type="float" office:value="62.0076481835564">
            <text:p>62.0</text:p>
          </table:table-cell>
          <table:table-cell table:style-name="ce49" table:formula="of:=IF(VLOOKUP([.B2];[$Olney.$C$8:.$X$168];20;FALSE())=0;&quot;&quot;;(VLOOKUP([.B2];[$Olney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5])" office:value-type="float" office:value="4">
            <text:p>4</text:p>
          </table:table-cell>
          <table:table-cell table:style-name="ce42" office:value-type="string">
            <text:p>GREEN, Judith Dana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3];[$Olney.$C20:.$X89];16;FALSE())" office:value-type="float" office:value="194">
            <text:p>194</text:p>
          </table:table-cell>
          <table:table-cell table:style-name="ce47" table:formula="of:=[.D3]/SUM([.$D$2:.$D$5])*100" office:value-type="float" office:value="3.7093690248566">
            <text:p>3.7</text:p>
          </table:table-cell>
          <table:table-cell table:style-name="ce49" table:formula="of:=IF(VLOOKUP([.B3];[$Olney.$C$8:.$X$168];20;FALSE())=0;&quot;&quot;;(VLOOKUP([.B3];[$Olney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5])" office:value-type="float" office:value="3">
            <text:p>3</text:p>
          </table:table-cell>
          <table:table-cell table:style-name="ce42" office:value-type="string">
            <text:p>JONES, David Courtney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4];[$Olney.$C21:.$X90];16;FALSE())" office:value-type="float" office:value="526">
            <text:p>526</text:p>
          </table:table-cell>
          <table:table-cell table:style-name="ce47" table:formula="of:=[.D4]/SUM([.$D$2:.$D$5])*100" office:value-type="float" office:value="10.057361376673">
            <text:p>10.1</text:p>
          </table:table-cell>
          <table:table-cell table:style-name="ce49" table:formula="of:=IF(VLOOKUP([.B4];[$Olney.$C$8:.$X$168];20;FALSE())=0;&quot;&quot;;(VLOOKUP([.B4];[$Olne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5])" office:value-type="float" office:value="2">
            <text:p>2</text:p>
          </table:table-cell>
          <table:table-cell table:style-name="ce42" office:value-type="string">
            <text:p>MENZIES, Valerie Kathleen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5];[$Olney.$C22:.$X91];16;FALSE())" office:value-type="float" office:value="1267">
            <text:p>1,267</text:p>
          </table:table-cell>
          <table:table-cell table:style-name="ce47" table:formula="of:=[.D5]/SUM([.$D$2:.$D$5])*100" office:value-type="float" office:value="24.225621414914">
            <text:p>24.2</text:p>
          </table:table-cell>
          <table:table-cell table:style-name="ce49" table:formula="of:=IF(VLOOKUP([.B5];[$Olney.$C$8:.$X$168];20;FALSE())=0;&quot;&quot;;(VLOOKUP([.B5];[$Olne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/>
          <table:table-cell table:style-name="ce113" table:number-columns-repeated="2"/>
          <table:table-cell table:style-name="ce44"/>
          <table:table-cell table:style-name="ce47"/>
          <table:table-cell table:style-name="ce49"/>
          <table:table-cell table:style-name="ce50" table:number-columns-repeated="1018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8];[.$A$2:.$F45];2;FALSE())" office:value-type="string" office:string-value="GEARY, Deborah Ann">
            <text:p>GEARY, Deborah Ann</text:p>
          </table:table-cell>
          <table:table-cell table:style-name="ce43" table:formula="of:=VLOOKUP([.$A8];[.$A$2:.$F45];3;FALSE())" office:value-type="string" office:string-value="The Conservative Party Candidate">
            <text:p>The Conservative Party Candidate</text:p>
          </table:table-cell>
          <table:table-cell table:style-name="ce46" table:formula="of:=VLOOKUP([.$A8];[.$A$2:.$F45];4;FALSE())" office:value-type="float" office:value="3243">
            <text:p>3243</text:p>
          </table:table-cell>
          <table:table-cell table:style-name="ce48" table:formula="of:=VLOOKUP([.$A8];[.$A$2:.$F45];5;FALSE())" office:value-type="float" office:value="62.0076481835564">
            <text:p>62.0</text:p>
          </table:table-cell>
          <table:table-cell table:style-name="ce46" table:formula="of:=VLOOKUP([.$A8];[.$A$2:.$F45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9];[.$A$2:.$F46];2;FALSE())" office:value-type="string" office:string-value="MENZIES, Valerie Kathleen">
            <text:p>MENZIES, Valerie Kathleen</text:p>
          </table:table-cell>
          <table:table-cell table:style-name="ce43" table:formula="of:=VLOOKUP([.$A9];[.$A$2:.$F46];3;FALSE())" office:value-type="string" office:string-value="Liberal Democrats">
            <text:p>Liberal Democrats</text:p>
          </table:table-cell>
          <table:table-cell table:style-name="ce46" table:formula="of:=VLOOKUP([.$A9];[.$A$2:.$F46];4;FALSE())" office:value-type="float" office:value="1267">
            <text:p>1267</text:p>
          </table:table-cell>
          <table:table-cell table:style-name="ce48" table:formula="of:=VLOOKUP([.$A9];[.$A$2:.$F46];5;FALSE())" office:value-type="float" office:value="24.225621414914">
            <text:p>24.2</text:p>
          </table:table-cell>
          <table:table-cell table:style-name="ce46" table:formula="of:=VLOOKUP([.$A9];[.$A$2:.$F4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0];[.$A$2:.$F47];2;FALSE())" office:value-type="string" office:string-value="JONES, David Courtney">
            <text:p>JONES, David Courtney</text:p>
          </table:table-cell>
          <table:table-cell table:style-name="ce43" table:formula="of:=VLOOKUP([.$A10];[.$A$2:.$F47];3;FALSE())" office:value-type="string" office:string-value="The Labour Party Candidate">
            <text:p>The Labour Party Candidate</text:p>
          </table:table-cell>
          <table:table-cell table:style-name="ce46" table:formula="of:=VLOOKUP([.$A10];[.$A$2:.$F47];4;FALSE())" office:value-type="float" office:value="526">
            <text:p>526</text:p>
          </table:table-cell>
          <table:table-cell table:style-name="ce48" table:formula="of:=VLOOKUP([.$A10];[.$A$2:.$F47];5;FALSE())" office:value-type="float" office:value="10.057361376673">
            <text:p>10.1</text:p>
          </table:table-cell>
          <table:table-cell table:style-name="ce46" table:formula="of:=VLOOKUP([.$A10];[.$A$2:.$F47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1];[.$A$2:.$F48];2;FALSE())" office:value-type="string" office:string-value="GREEN, Judith Dana">
            <text:p>GREEN, Judith Dana</text:p>
          </table:table-cell>
          <table:table-cell table:style-name="ce43" table:formula="of:=VLOOKUP([.$A11];[.$A$2:.$F48];3;FALSE())" office:value-type="string" office:string-value="UK Independence Party (UKIP)">
            <text:p>UK Independence Party (UKIP)</text:p>
          </table:table-cell>
          <table:table-cell table:style-name="ce46" table:formula="of:=VLOOKUP([.$A11];[.$A$2:.$F48];4;FALSE())" office:value-type="float" office:value="194">
            <text:p>194</text:p>
          </table:table-cell>
          <table:table-cell table:style-name="ce48" table:formula="of:=VLOOKUP([.$A11];[.$A$2:.$F48];5;FALSE())" office:value-type="float" office:value="3.7093690248566">
            <text:p>3.7</text:p>
          </table:table-cell>
          <table:table-cell table:style-name="ce46" table:formula="of:=VLOOKUP([.$A11];[.$A$2:.$F48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30">
          <table:table-cell table:style-name="ce50"/>
          <table:table-cell table:style-name="ce50" table:formula="of:=[$Olney.G49]" office:value-type="string" office:string-value="Electorate: 6789">
            <text:p>Electorate: 6789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Olney.L49]" office:value-type="string" office:string-value="Ballot Papers Issued: 5250">
            <text:p>Ballot Papers Issued: 5250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Olney.T49]" office:value-type="string" office:string-value="Turnout: 77.3%">
            <text:p>Turnout: 77.3%</text:p>
          </table:table-cell>
          <table:table-cell table:style-name="ce50" table:number-columns-repeated="1022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 table:number-rows-repeated="2">
          <table:table-cell table:style-name="ce50" table:number-columns-repeated="1024"/>
        </table:table-row>
        <table:table-row table:style-name="ro30">
          <table:table-cell>
            <draw:frame table:end-cell-address="'Olney Results'.D37" table:end-x="0.699cm" table:end-y="0.332cm" draw:z-index="0" draw:name="Chart 1" draw:style-name="gr1" draw:text-style-name="P1" svg:width="14.241cm" svg:height="8.129cm" svg:x="1.533cm" svg:y="0.332cm">
              <draw:object draw:notify-on-update-of-ranges="'Olney Results'.B8:'Olney Results'.B11 'Olney Results'.D8:'Olney Results'.D11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/>
          <table:table-cell table:style-name="ce101"/>
          <table:table-cell table:number-columns-repeated="1021"/>
        </table:table-row>
        <table:table-row table:style-name="ro30" table:number-rows-repeated="104855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tony" table:style-name="ta3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STONY STRATFORD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3">
            <text:p>I, the undersigned hereby give notice that the number of votes cast for each candidate at the election of a Borough Councillor for the Stony Stratford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ALEXANDER, David James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491" table:number-columns-spanned="4" table:number-rows-spanned="1">
            <text:p>491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ULMAN, Thomas Presto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503" table:number-columns-spanned="4" table:number-rows-spanned="1">
            <text:p>503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DNES, Adrian Michael Peter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294" table:number-columns-spanned="4" table:number-rows-spanned="1">
            <text:p>1,294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HAWTHORN, John Christopher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415" table:number-columns-spanned="4" table:number-rows-spanned="1">
            <text:p>2,415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HOLROYD, Jessica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729" table:number-columns-spanned="4" table:number-rows-spanned="1">
            <text:p>1,72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CNAIR-KAY, Tahl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040" table:number-columns-spanned="4" table:number-rows-spanned="1">
            <text:p>1,040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JID, Arshad Mahmood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344" table:number-columns-spanned="4" table:number-rows-spanned="1">
            <text:p>1,344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MAY, Geralda Maria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345" table:number-columns-spanned="4" table:number-rows-spanned="1">
            <text:p>345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TAVENER, David Peter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Candidate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543" table:number-columns-spanned="4" table:number-rows-spanned="1">
            <text:p>543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HARTON, Philip James Ashley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349" table:number-columns-spanned="4" table:number-rows-spanned="1">
            <text:p>2,349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2" table:number-rows-spanned="2">
            <text:p>And I hereby declare the said Philip James Ashley Wharton and John Christopher Hawthorn are duly elected to serve as Borough Councillor.</text:p>
          </table:table-cell>
          <table:covered-table-cell table:number-columns-repeated="21" table:style-name="ce6"/>
          <table:table-cell table:number-columns-repeated="233"/>
        </table:table-row>
        <table:table-row table:style-name="ro17">
          <table:table-cell/>
          <table:covered-table-cell table:number-columns-repeated="22" table:style-name="ce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16" table:number-columns-spanned="2" table:number-rows-spanned="1">
            <text:p>16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2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9264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6238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6.4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Stony Results" table:style-name="ta35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11])" office:value-type="float" office:value="9">
            <text:p>9</text:p>
          </table:table-cell>
          <table:table-cell table:style-name="ce42" office:value-type="string">
            <text:p>ALEXANDER, David James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B2];[$Stony.C19:.X88];16;FALSE())" office:value-type="float" office:value="491">
            <text:p>491</text:p>
          </table:table-cell>
          <table:table-cell table:style-name="ce47" table:formula="of:=[.D2]/SUM([.$D$2:.$D$11])*100" office:value-type="float" office:value="4.07367460383307">
            <text:p>4.1</text:p>
          </table:table-cell>
          <table:table-cell table:style-name="ce49" table:formula="of:=IF(VLOOKUP([.B2];[$Stony.$C$8:.$X$168];20;FALSE())=0;&quot;&quot;;(VLOOKUP([.B2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11])" office:value-type="float" office:value="8">
            <text:p>8</text:p>
          </table:table-cell>
          <table:table-cell table:style-name="ce42" office:value-type="string">
            <text:p>BULMAN, Thomas Preston</text:p>
          </table:table-cell>
          <table:table-cell table:style-name="ce42" office:value-type="string">
            <text:p>Green Party</text:p>
          </table:table-cell>
          <table:table-cell table:style-name="ce44" table:formula="of:=VLOOKUP([.B3];[$Stony.C20:.X89];16;FALSE())" office:value-type="float" office:value="503">
            <text:p>503</text:p>
          </table:table-cell>
          <table:table-cell table:style-name="ce47" table:formula="of:=[.D3]/SUM([.$D$2:.$D$11])*100" office:value-type="float" office:value="4.17323487928317">
            <text:p>4.2</text:p>
          </table:table-cell>
          <table:table-cell table:style-name="ce49" table:formula="of:=IF(VLOOKUP([.B3];[$Stony.$C$8:.$X$168];20;FALSE())=0;&quot;&quot;;(VLOOKUP([.B3];[$Stony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11])" office:value-type="float" office:value="5">
            <text:p>5</text:p>
          </table:table-cell>
          <table:table-cell table:style-name="ce42" office:value-type="string">
            <text:p>DNES, Adrian Michael Peter</text:p>
          </table:table-cell>
          <table:table-cell table:style-name="ce42" office:value-type="string">
            <text:p>Liberal Democrats</text:p>
          </table:table-cell>
          <table:table-cell table:style-name="ce44" table:formula="of:=VLOOKUP([.B4];[$Stony.C21:.X90];16;FALSE())" office:value-type="float" office:value="1294">
            <text:p>1,294</text:p>
          </table:table-cell>
          <table:table-cell table:style-name="ce47" table:formula="of:=[.D4]/SUM([.$D$2:.$D$11])*100" office:value-type="float" office:value="10.7359163693686">
            <text:p>10.7</text:p>
          </table:table-cell>
          <table:table-cell table:style-name="ce49" table:formula="of:=IF(VLOOKUP([.B4];[$Stony.$C$8:.$X$168];20;FALSE())=0;&quot;&quot;;(VLOOKUP([.B4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11])" office:value-type="float" office:value="1">
            <text:p>1</text:p>
          </table:table-cell>
          <table:table-cell table:style-name="ce42" office:value-type="string">
            <text:p>HAWTHORN, John Christopher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B5];[$Stony.C22:.X91];16;FALSE())" office:value-type="float" office:value="2415">
            <text:p>2,415</text:p>
          </table:table-cell>
          <table:table-cell table:style-name="ce47" table:formula="of:=[.D5]/SUM([.$D$2:.$D$11])*100" office:value-type="float" office:value="20.0365054343317">
            <text:p>20.0</text:p>
          </table:table-cell>
          <table:table-cell table:style-name="ce49" table:formula="of:=IF(VLOOKUP([.B5];[$Stony.$C$8:.$X$168];20;FALSE())=0;&quot;&quot;;(VLOOKUP([.B5];[$Stony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11])" office:value-type="float" office:value="3">
            <text:p>3</text:p>
          </table:table-cell>
          <table:table-cell table:style-name="ce42" office:value-type="string">
            <text:p>HOLROYD, Jessica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B6];[$Stony.C23:.X92];16;FALSE())" office:value-type="float" office:value="1729">
            <text:p>1,729</text:p>
          </table:table-cell>
          <table:table-cell table:style-name="ce47" table:formula="of:=[.D6]/SUM([.$D$2:.$D$11])*100" office:value-type="float" office:value="14.3449763544346">
            <text:p>14.3</text:p>
          </table:table-cell>
          <table:table-cell table:style-name="ce49" table:formula="of:=IF(VLOOKUP([.B6];[$Stony.$C$8:.$X$168];20;FALSE())=0;&quot;&quot;;(VLOOKUP([.B6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11])" office:value-type="float" office:value="6">
            <text:p>6</text:p>
          </table:table-cell>
          <table:table-cell table:style-name="ce42" office:value-type="string">
            <text:p>MACNAIR-KAY, Tahl</text:p>
          </table:table-cell>
          <table:table-cell table:style-name="ce42" office:value-type="string">
            <text:p>Liberal Democrats</text:p>
          </table:table-cell>
          <table:table-cell table:style-name="ce44" table:formula="of:=VLOOKUP([.B7];[$Stony.C24:.X93];16;FALSE())" office:value-type="float" office:value="1040">
            <text:p>1,040</text:p>
          </table:table-cell>
          <table:table-cell table:style-name="ce47" table:formula="of:=[.D7]/SUM([.$D$2:.$D$11])*100" office:value-type="float" office:value="8.62855720567494">
            <text:p>8.6</text:p>
          </table:table-cell>
          <table:table-cell table:style-name="ce49" table:formula="of:=IF(VLOOKUP([.B7];[$Stony.$C$8:.$X$168];20;FALSE())=0;&quot;&quot;;(VLOOKUP([.B7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8];[.$D$2:.$D$11])" office:value-type="float" office:value="4">
            <text:p>4</text:p>
          </table:table-cell>
          <table:table-cell table:style-name="ce42" office:value-type="string">
            <text:p>MAJID, Arshad Mahmood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B8];[$Stony.C25:.X94];16;FALSE())" office:value-type="float" office:value="1344">
            <text:p>1,344</text:p>
          </table:table-cell>
          <table:table-cell table:style-name="ce47" table:formula="of:=[.D8]/SUM([.$D$2:.$D$11])*100" office:value-type="float" office:value="11.1507508504107">
            <text:p>11.2</text:p>
          </table:table-cell>
          <table:table-cell table:style-name="ce49" table:formula="of:=IF(VLOOKUP([.B8];[$Stony.$C$8:.$X$168];20;FALSE())=0;&quot;&quot;;(VLOOKUP([.B8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9];[.$D$2:.$D$11])" office:value-type="float" office:value="10">
            <text:p>10</text:p>
          </table:table-cell>
          <table:table-cell table:style-name="ce42" office:value-type="string">
            <text:p>MAY, Geralda Maria</text:p>
          </table:table-cell>
          <table:table-cell table:style-name="ce42" office:value-type="string">
            <text:p>Green Party</text:p>
          </table:table-cell>
          <table:table-cell table:style-name="ce44" table:formula="of:=VLOOKUP([.B9];[$Stony.C26:.X95];16;FALSE())" office:value-type="float" office:value="345">
            <text:p>345</text:p>
          </table:table-cell>
          <table:table-cell table:style-name="ce47" table:formula="of:=[.D9]/SUM([.$D$2:.$D$11])*100" office:value-type="float" office:value="2.86235791919024">
            <text:p>2.9</text:p>
          </table:table-cell>
          <table:table-cell table:style-name="ce49" table:formula="of:=IF(VLOOKUP([.B9];[$Stony.$C$8:.$X$168];20;FALSE())=0;&quot;&quot;;(VLOOKUP([.B9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10];[.$D$2:.$D$11])" office:value-type="float" office:value="7">
            <text:p>7</text:p>
          </table:table-cell>
          <table:table-cell table:style-name="ce42" office:value-type="string">
            <text:p>TAVENER, David Peter</text:p>
          </table:table-cell>
          <table:table-cell table:style-name="ce42" office:value-type="string">
            <text:p>UK Independence Party Candidate (UKIP)</text:p>
          </table:table-cell>
          <table:table-cell table:style-name="ce44" table:formula="of:=VLOOKUP([.B10];[$Stony.C27:.X96];16;FALSE())" office:value-type="float" office:value="543">
            <text:p>543</text:p>
          </table:table-cell>
          <table:table-cell table:style-name="ce47" table:formula="of:=[.D10]/SUM([.$D$2:.$D$11])*100" office:value-type="float" office:value="4.50510246411682">
            <text:p>4.5</text:p>
          </table:table-cell>
          <table:table-cell table:style-name="ce49" table:formula="of:=IF(VLOOKUP([.B10];[$Stony.$C$8:.$X$168];20;FALSE())=0;&quot;&quot;;(VLOOKUP([.B10];[$Stony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11];[.$D$2:.$D$11])" office:value-type="float" office:value="2">
            <text:p>2</text:p>
          </table:table-cell>
          <table:table-cell table:style-name="ce42" office:value-type="string">
            <text:p>WHARTON, Philip James Ashley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B11];[$Stony.C28:.X97];16;FALSE())" office:value-type="float" office:value="2349">
            <text:p>2,349</text:p>
          </table:table-cell>
          <table:table-cell table:style-name="ce47" table:formula="of:=[.D11]/SUM([.$D$2:.$D$11])*100" office:value-type="float" office:value="19.4889239193562">
            <text:p>19.5</text:p>
          </table:table-cell>
          <table:table-cell table:style-name="ce49" table:formula="of:=IF(VLOOKUP([.B11];[$Stony.$C$8:.$X$168];20;FALSE())=0;&quot;&quot;;(VLOOKUP([.B11];[$Stony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4"/>
          <table:table-cell table:style-name="ce47"/>
          <table:table-cell table:style-name="ce50" table:number-columns-repeated="1019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4];[.$A$2:.$F$11];2;FALSE())" office:value-type="string" office:string-value="HAWTHORN, John Christopher">
            <text:p>HAWTHORN, John Christopher</text:p>
          </table:table-cell>
          <table:table-cell table:style-name="ce43" table:formula="of:=VLOOKUP([.$A14];[.$A$2:.$F$11];3;FALSE())" office:value-type="string" office:string-value="The Conservative Party Candidate">
            <text:p>The Conservative Party Candidate</text:p>
          </table:table-cell>
          <table:table-cell table:style-name="ce46" table:formula="of:=VLOOKUP([.$A14];[.$A$2:.$F$11];4;FALSE())" office:value-type="float" office:value="2415">
            <text:p>2415</text:p>
          </table:table-cell>
          <table:table-cell table:style-name="ce48" table:formula="of:=VLOOKUP([.$A14];[.$A$2:.$F$11];5;FALSE())" office:value-type="float" office:value="20.0365054343317">
            <text:p>20.0</text:p>
          </table:table-cell>
          <table:table-cell table:style-name="ce46" table:formula="of:=VLOOKUP([.$A14];[.$A$2:.$F$11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5];[.$A$2:.$F$11];2;FALSE())" office:value-type="string" office:string-value="WHARTON, Philip James Ashley">
            <text:p>WHARTON, Philip James Ashley</text:p>
          </table:table-cell>
          <table:table-cell table:style-name="ce43" table:formula="of:=VLOOKUP([.$A15];[.$A$2:.$F$11];3;FALSE())" office:value-type="string" office:string-value="The Conservative Party Candidate">
            <text:p>The Conservative Party Candidate</text:p>
          </table:table-cell>
          <table:table-cell table:style-name="ce46" table:formula="of:=VLOOKUP([.$A15];[.$A$2:.$F$11];4;FALSE())" office:value-type="float" office:value="2349">
            <text:p>2349</text:p>
          </table:table-cell>
          <table:table-cell table:style-name="ce48" table:formula="of:=VLOOKUP([.$A15];[.$A$2:.$F$11];5;FALSE())" office:value-type="float" office:value="19.4889239193562">
            <text:p>19.5</text:p>
          </table:table-cell>
          <table:table-cell table:style-name="ce46" table:formula="of:=VLOOKUP([.$A15];[.$A$2:.$F$11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6];[.$A$2:.$F$11];2;FALSE())" office:value-type="string" office:string-value="HOLROYD, Jessica">
            <text:p>HOLROYD, Jessica</text:p>
          </table:table-cell>
          <table:table-cell table:style-name="ce43" table:formula="of:=VLOOKUP([.$A16];[.$A$2:.$F$11];3;FALSE())" office:value-type="string" office:string-value="The Labour Party Candidate">
            <text:p>The Labour Party Candidate</text:p>
          </table:table-cell>
          <table:table-cell table:style-name="ce46" table:formula="of:=VLOOKUP([.$A16];[.$A$2:.$F$11];4;FALSE())" office:value-type="float" office:value="1729">
            <text:p>1729</text:p>
          </table:table-cell>
          <table:table-cell table:style-name="ce48" table:formula="of:=VLOOKUP([.$A16];[.$A$2:.$F$11];5;FALSE())" office:value-type="float" office:value="14.3449763544346">
            <text:p>14.3</text:p>
          </table:table-cell>
          <table:table-cell table:style-name="ce46" table:formula="of:=VLOOKUP([.$A16];[.$A$2:.$F$11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7];[.$A$2:.$F$11];2;FALSE())" office:value-type="string" office:string-value="MAJID, Arshad Mahmood">
            <text:p>MAJID, Arshad Mahmood</text:p>
          </table:table-cell>
          <table:table-cell table:style-name="ce43" table:formula="of:=VLOOKUP([.$A17];[.$A$2:.$F$11];3;FALSE())" office:value-type="string" office:string-value="The Labour Party Candidate">
            <text:p>The Labour Party Candidate</text:p>
          </table:table-cell>
          <table:table-cell table:style-name="ce46" table:formula="of:=VLOOKUP([.$A17];[.$A$2:.$F$11];4;FALSE())" office:value-type="float" office:value="1344">
            <text:p>1344</text:p>
          </table:table-cell>
          <table:table-cell table:style-name="ce48" table:formula="of:=VLOOKUP([.$A17];[.$A$2:.$F$11];5;FALSE())" office:value-type="float" office:value="11.1507508504107">
            <text:p>11.2</text:p>
          </table:table-cell>
          <table:table-cell table:style-name="ce46" table:formula="of:=VLOOKUP([.$A17];[.$A$2:.$F$11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8];[.$A$2:.$F$11];2;FALSE())" office:value-type="string" office:string-value="DNES, Adrian Michael Peter">
            <text:p>DNES, Adrian Michael Peter</text:p>
          </table:table-cell>
          <table:table-cell table:style-name="ce43" table:formula="of:=VLOOKUP([.$A18];[.$A$2:.$F$11];3;FALSE())" office:value-type="string" office:string-value="Liberal Democrats">
            <text:p>Liberal Democrats</text:p>
          </table:table-cell>
          <table:table-cell table:style-name="ce46" table:formula="of:=VLOOKUP([.$A18];[.$A$2:.$F$11];4;FALSE())" office:value-type="float" office:value="1294">
            <text:p>1294</text:p>
          </table:table-cell>
          <table:table-cell table:style-name="ce48" table:formula="of:=VLOOKUP([.$A18];[.$A$2:.$F$11];5;FALSE())" office:value-type="float" office:value="10.7359163693686">
            <text:p>10.7</text:p>
          </table:table-cell>
          <table:table-cell table:style-name="ce46" table:formula="of:=VLOOKUP([.$A18];[.$A$2:.$F$11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9];[.$A$2:.$F$11];2;FALSE())" office:value-type="string" office:string-value="MACNAIR-KAY, Tahl">
            <text:p>MACNAIR-KAY, Tahl</text:p>
          </table:table-cell>
          <table:table-cell table:style-name="ce43" table:formula="of:=VLOOKUP([.$A19];[.$A$2:.$F$11];3;FALSE())" office:value-type="string" office:string-value="Liberal Democrats">
            <text:p>Liberal Democrats</text:p>
          </table:table-cell>
          <table:table-cell table:style-name="ce46" table:formula="of:=VLOOKUP([.$A19];[.$A$2:.$F$11];4;FALSE())" office:value-type="float" office:value="1040">
            <text:p>1040</text:p>
          </table:table-cell>
          <table:table-cell table:style-name="ce48" table:formula="of:=VLOOKUP([.$A19];[.$A$2:.$F$11];5;FALSE())" office:value-type="float" office:value="8.62855720567494">
            <text:p>8.6</text:p>
          </table:table-cell>
          <table:table-cell table:style-name="ce46" table:formula="of:=VLOOKUP([.$A19];[.$A$2:.$F$11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7">
            <text:p>7</text:p>
          </table:table-cell>
          <table:table-cell table:style-name="ce43" table:formula="of:=VLOOKUP([.$A20];[.$A$2:.$F$11];2;FALSE())" office:value-type="string" office:string-value="TAVENER, David Peter">
            <text:p>TAVENER, David Peter</text:p>
          </table:table-cell>
          <table:table-cell table:style-name="ce43" table:formula="of:=VLOOKUP([.$A20];[.$A$2:.$F$11];3;FALSE())" office:value-type="string" office:string-value="UK Independence Party Candidate (UKIP)">
            <text:p>UK Independence Party Candidate (UKIP)</text:p>
          </table:table-cell>
          <table:table-cell table:style-name="ce46" table:formula="of:=VLOOKUP([.$A20];[.$A$2:.$F$11];4;FALSE())" office:value-type="float" office:value="543">
            <text:p>543</text:p>
          </table:table-cell>
          <table:table-cell table:style-name="ce48" table:formula="of:=VLOOKUP([.$A20];[.$A$2:.$F$11];5;FALSE())" office:value-type="float" office:value="4.50510246411682">
            <text:p>4.5</text:p>
          </table:table-cell>
          <table:table-cell table:style-name="ce46" table:formula="of:=VLOOKUP([.$A20];[.$A$2:.$F$11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8">
            <text:p>8</text:p>
          </table:table-cell>
          <table:table-cell table:style-name="ce43" table:formula="of:=VLOOKUP([.$A21];[.$A$2:.$F$11];2;FALSE())" office:value-type="string" office:string-value="BULMAN, Thomas Preston">
            <text:p>BULMAN, Thomas Preston</text:p>
          </table:table-cell>
          <table:table-cell table:style-name="ce43" table:formula="of:=VLOOKUP([.$A21];[.$A$2:.$F$11];3;FALSE())" office:value-type="string" office:string-value="Green Party">
            <text:p>Green Party</text:p>
          </table:table-cell>
          <table:table-cell table:style-name="ce46" table:formula="of:=VLOOKUP([.$A21];[.$A$2:.$F$11];4;FALSE())" office:value-type="float" office:value="503">
            <text:p>503</text:p>
          </table:table-cell>
          <table:table-cell table:style-name="ce48" table:formula="of:=VLOOKUP([.$A21];[.$A$2:.$F$11];5;FALSE())" office:value-type="float" office:value="4.17323487928317">
            <text:p>4.2</text:p>
          </table:table-cell>
          <table:table-cell table:style-name="ce46" table:formula="of:=VLOOKUP([.$A21];[.$A$2:.$F$11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9">
            <text:p>9</text:p>
          </table:table-cell>
          <table:table-cell table:style-name="ce43" table:formula="of:=VLOOKUP([.$A22];[.$A$2:.$F$11];2;FALSE())" office:value-type="string" office:string-value="ALEXANDER, David James">
            <text:p>ALEXANDER, David James</text:p>
          </table:table-cell>
          <table:table-cell table:style-name="ce43" table:formula="of:=VLOOKUP([.$A22];[.$A$2:.$F$11];3;FALSE())" office:value-type="string" office:string-value="UK Independence Party (UKIP)">
            <text:p>UK Independence Party (UKIP)</text:p>
          </table:table-cell>
          <table:table-cell table:style-name="ce46" table:formula="of:=VLOOKUP([.$A22];[.$A$2:.$F$11];4;FALSE())" office:value-type="float" office:value="491">
            <text:p>491</text:p>
          </table:table-cell>
          <table:table-cell table:style-name="ce48" table:formula="of:=VLOOKUP([.$A22];[.$A$2:.$F$11];5;FALSE())" office:value-type="float" office:value="4.07367460383307">
            <text:p>4.1</text:p>
          </table:table-cell>
          <table:table-cell table:style-name="ce46" table:formula="of:=VLOOKUP([.$A22];[.$A$2:.$F$11];6;FALSE())">
            <text:p/>
          </table:table-cell>
          <table:table-cell table:number-columns-repeated="1018"/>
        </table:table-row>
        <table:table-row table:style-name="ro26">
          <table:table-cell table:style-name="ce39" office:value-type="float" office:value="10">
            <text:p>10</text:p>
          </table:table-cell>
          <table:table-cell table:style-name="ce43" table:formula="of:=VLOOKUP([.$A23];[.$A$2:.$F$11];2;FALSE())" office:value-type="string" office:string-value="MAY, Geralda Maria">
            <text:p>MAY, Geralda Maria</text:p>
          </table:table-cell>
          <table:table-cell table:style-name="ce43" table:formula="of:=VLOOKUP([.$A23];[.$A$2:.$F$11];3;FALSE())" office:value-type="string" office:string-value="Green Party">
            <text:p>Green Party</text:p>
          </table:table-cell>
          <table:table-cell table:style-name="ce46" table:formula="of:=VLOOKUP([.$A23];[.$A$2:.$F$11];4;FALSE())" office:value-type="float" office:value="345">
            <text:p>345</text:p>
          </table:table-cell>
          <table:table-cell table:style-name="ce48" table:formula="of:=VLOOKUP([.$A23];[.$A$2:.$F$11];5;FALSE())" office:value-type="float" office:value="2.86235791919024">
            <text:p>2.9</text:p>
          </table:table-cell>
          <table:table-cell table:style-name="ce46" table:formula="of:=VLOOKUP([.$A23];[.$A$2:.$F$11];6;FALSE())">
            <text:p/>
          </table:table-cell>
          <table:table-cell table:number-columns-repeated="1018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 table:formula="of:=[$Stony.G74]" office:value-type="string" office:string-value="Electorate: 9264">
            <text:p>Electorate: 9264</text:p>
          </table:table-cell>
          <table:table-cell table:number-columns-repeated="1022"/>
        </table:table-row>
        <table:table-row table:style-name="ro26">
          <table:table-cell/>
          <table:table-cell table:formula="of:=[$Stony.L74]" office:value-type="string" office:string-value="Ballot Papers Issued: 6238">
            <text:p>Ballot Papers Issued: 6238</text:p>
          </table:table-cell>
          <table:table-cell table:number-columns-repeated="1022"/>
        </table:table-row>
        <table:table-row table:style-name="ro26">
          <table:table-cell/>
          <table:table-cell table:formula="of:=[$Stony.T74]" office:value-type="string" office:string-value="Turnout: 66.4%">
            <text:p>Turnout: 66.4%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>
            <draw:frame table:end-cell-address="'Stony Results'.E48" table:end-x="2.26cm" table:end-y="0.362cm" draw:z-index="0" draw:name="Chart 1" draw:style-name="gr1" draw:text-style-name="P1" svg:width="17.335cm" svg:height="8.942cm" svg:x="0.001cm" svg:y="0.001cm">
              <draw:object draw:notify-on-update-of-ranges="'Stony Results'.B14:'Stony Results'.B23 'Stony Results'.D14:'Stony Results'.D23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Walton Park" table:style-name="ta3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number-columns-repeated="23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" office:value-type="string" table:number-columns-spanned="23" table:number-rows-spanned="1">
            <text:p>BOROUGH COUNCIL ELECTION</text:p>
          </table:table-cell>
          <table:covered-table-cell table:number-columns-repeated="22" table:style-name="ce8"/>
          <table:table-cell table:number-columns-repeated="232"/>
        </table:table-row>
        <table:table-row table:style-name="ro4">
          <table:table-cell/>
          <table:table-cell table:style-name="ce2" office:value-type="string" table:number-columns-spanned="23" table:number-rows-spanned="1">
            <text:p>WALTON PARK WARD</text:p>
          </table:table-cell>
          <table:covered-table-cell table:number-columns-repeated="22" table:style-name="ce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23" table:number-rows-spanned="1">
            <text:p>Date of Poll : 6 May 2010</text:p>
          </table:table-cell>
          <table:covered-table-cell table:number-columns-repeated="22" table:style-name="ce1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4" office:value-type="string" table:number-columns-spanned="23" table:number-rows-spanned="1">
            <text:p>DECLARATION OF RESULT OF POLL</text:p>
          </table:table-cell>
          <table:covered-table-cell table:number-columns-repeated="22" table:style-name="ce1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23" table:number-rows-spanned="2">
            <text:p>I, the undersigned hereby give notice that the number of votes cast for each candidate at the election of a Borough Councillor for the Walton Park Ward held on 6 May 2010 is as follows:</text:p>
          </table:table-cell>
          <table:covered-table-cell table:number-columns-repeated="22" table:style-name="ce6"/>
          <table:table-cell table:number-columns-repeated="232"/>
        </table:table-row>
        <table:table-row table:style-name="ro1">
          <table:table-cell/>
          <table:covered-table-cell table:number-columns-repeated="23" table:style-name="ce6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27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28"/>
          <table:table-cell table:number-columns-repeated="232"/>
        </table:table-row>
        <table:table-row table:style-name="ro11">
          <table:table-cell table:number-columns-repeated="2"/>
          <table:table-cell table:style-name="ce12" office:value-type="string" table:number-columns-spanned="2" table:number-rows-spanned="2">
            <text:p>Candidate</text:p>
          </table:table-cell>
          <table:covered-table-cell table:style-name="ce13"/>
          <table:table-cell table:number-columns-repeated="5"/>
          <table:table-cell table:style-name="ce12" office:value-type="string" table:number-columns-spanned="3" table:number-rows-spanned="2">
            <text:p>Description</text:p>
          </table:table-cell>
          <table:covered-table-cell table:number-columns-repeated="2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13"/>
          <table:table-cell table:number-columns-repeated="5"/>
          <table:covered-table-cell table:number-columns-repeated="3" table:style-name="ce13"/>
          <table:table-cell table:number-columns-repeated="2"/>
          <table:covered-table-cell table:number-columns-repeated="10" table:style-name="ce28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28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BUTLER-ELLIS, Edward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Conservative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456" table:number-columns-spanned="4" table:number-rows-spanned="1">
            <text:p>2,456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DEACON, Katrina Jea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Green Party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199" table:number-columns-spanned="4" table:number-rows-spanned="1">
            <text:p>199</text:p>
          </table:table-cell>
          <table:covered-table-cell table:number-columns-repeated="3" table:style-name="ce32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NTI, Suzanne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Christian Peoples Allianc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78" table:number-columns-spanned="4" table:number-rows-spanned="1">
            <text:p>78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PRIESTLEY, Moriah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The Labour Party Candidate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1092" table:number-columns-spanned="4" table:number-rows-spanned="1">
            <text:p>1,092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SHAFIQ, Subhan</text:p>
          </table:table-cell>
          <table:covered-table-cell table:number-columns-repeated="5" table:style-name="ce23"/>
          <table:table-cell/>
          <table:table-cell table:style-name="ce14" office:value-type="string" table:number-columns-spanned="4" table:number-rows-spanned="1">
            <text:p>Liberal Democrats</text:p>
          </table:table-cell>
          <table:covered-table-cell table:number-columns-repeated="3" table:style-name="ce23"/>
          <table:table-cell table:number-columns-repeated="4"/>
          <table:table-cell table:style-name="ce30" office:value-type="float" office:value="2510" table:number-columns-spanned="4" table:number-rows-spanned="1">
            <text:p>2,510</text:p>
          </table:table-cell>
          <table:covered-table-cell table:number-columns-repeated="3" table:style-name="ce32"/>
          <table:table-cell table:style-name="ce97" office:value-type="string" table:number-columns-spanned="2" table:number-rows-spanned="1">
            <text:p>ELECTED</text:p>
          </table:table-cell>
          <table:covered-table-cell table:style-name="ce98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4" office:value-type="string" table:number-columns-spanned="6" table:number-rows-spanned="1">
            <text:p>WARDALE, Robert James</text:p>
          </table:table-cell>
          <table:covered-table-cell table:number-columns-repeated="5" table:style-name="ce23"/>
          <table:table-cell/>
          <table:table-cell table:style-name="ce12" office:value-type="string" table:number-columns-spanned="4" table:number-rows-spanned="2">
            <text:p>UK Independence Party (UKIP)</text:p>
          </table:table-cell>
          <table:covered-table-cell table:number-columns-repeated="3" table:style-name="ce13"/>
          <table:table-cell table:number-columns-repeated="4"/>
          <table:table-cell table:style-name="ce30" office:value-type="float" office:value="279" table:number-columns-spanned="4" table:number-rows-spanned="1">
            <text:p>279</text:p>
          </table:table-cell>
          <table:covered-table-cell table:number-columns-repeated="3" table:style-name="ce32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1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32">
          <table:table-cell/>
          <table:table-cell table:style-name="ce115" office:value-type="string" table:number-columns-spanned="22" table:number-rows-spanned="1">
            <text:p>And I hereby declare the said Subhan Shafiq is duly elected to serve as Borough Councillor.</text:p>
          </table:table-cell>
          <table:covered-table-cell table:number-columns-repeated="21" table:style-name="ce116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13"/>
          <table:table-cell/>
          <table:table-cell table:style-name="ce29" office:value-type="string" table:number-columns-spanned="6" table:number-rows-spanned="1">
            <text:p>Number of papers</text:p>
          </table:table-cell>
          <table:covered-table-cell table:number-columns-repeated="5" table:style-name="ce31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6" office:value-type="string">
            <text:p>(b)</text:p>
          </table:table-cell>
          <table:table-cell table:style-name="ce24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2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0" table:number-columns-spanned="2" table:number-rows-spanned="1">
            <text:p>0</text:p>
          </table:table-cell>
          <table:covered-table-cell table:style-name="ce36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15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16"/>
          <table:table-cell table:number-columns-repeated="8"/>
          <table:table-cell table:style-name="ce35" office:value-type="float" office:value="5" table:number-columns-spanned="2" table:number-rows-spanned="1">
            <text:p>5</text:p>
          </table:table-cell>
          <table:covered-table-cell table:style-name="ce36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17" office:value-type="string" table:number-columns-spanned="2" table:number-rows-spanned="1">
            <text:p>Vacant Seats: 1</text:p>
          </table:table-cell>
          <table:covered-table-cell table:style-name="ce25"/>
          <table:table-cell table:number-columns-repeated="2"/>
          <table:table-cell table:style-name="ce17" office:value-type="string" table:number-columns-spanned="4" table:number-rows-spanned="1">
            <text:p>Electorate: 10170</text:p>
          </table:table-cell>
          <table:covered-table-cell table:number-columns-repeated="3" table:style-name="ce25"/>
          <table:table-cell/>
          <table:table-cell table:style-name="ce17" office:value-type="string" table:number-columns-spanned="7" table:number-rows-spanned="1">
            <text:p>Ballot Papers Issued: 6619</text:p>
          </table:table-cell>
          <table:covered-table-cell table:number-columns-repeated="6" table:style-name="ce25"/>
          <table:table-cell/>
          <table:table-cell table:style-name="ce17" office:value-type="string" table:number-columns-spanned="5" table:number-rows-spanned="1">
            <text:p>Turnout: 65.1%</text:p>
          </table:table-cell>
          <table:covered-table-cell table:number-columns-repeated="4" table:style-name="ce25"/>
          <table:table-cell table:number-columns-repeated="232"/>
        </table:table-row>
        <table:table-row table:style-name="ro22">
          <table:table-cell table:number-columns-repeated="6"/>
          <table:table-cell/>
          <table:table-cell table:number-columns-repeated="4"/>
          <table:table-cell/>
          <table:table-cell table:number-columns-repeated="7"/>
          <table:table-cell/>
          <table:table-cell table:number-columns-repeated="23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18" office:value-type="string" table:number-columns-spanned="5" table:number-rows-spanned="2">
            <text:p>John Moffoot</text:p>
          </table:table-cell>
          <table:covered-table-cell table:number-columns-repeated="4" table:style-name="ce19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19"/>
          <table:table-cell table:number-columns-repeated="12"/>
          <table:table-cell table:style-name="ce33" office:value-type="string" table:number-columns-spanned="4" table:number-rows-spanned="3">
            <text:p>Dated:07/05/2010</text:p>
          </table:table-cell>
          <table:covered-table-cell table:number-columns-repeated="3" table:style-name="ce34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34"/>
          <table:table-cell table:number-columns-repeated="233"/>
        </table:table-row>
        <table:table-row table:style-name="ro25">
          <table:table-cell table:number-columns-repeated="2"/>
          <table:table-cell table:style-name="ce20" office:value-type="string" table:number-columns-spanned="5" table:number-rows-spanned="2">
            <text:p>Returning Officer</text:p>
          </table:table-cell>
          <table:covered-table-cell table:number-columns-repeated="4" table:style-name="ce21"/>
          <table:table-cell table:number-columns-repeated="12"/>
          <table:covered-table-cell table:number-columns-repeated="4" table:style-name="ce34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21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8">
          <table:table-cell/>
          <table:table-cell table:style-name="ce7" office:value-type="string" table:number-columns-spanned="23" table:number-rows-spanned="1">
            <text:p>Printed and Published by the Returning Officer, Civic Offices, 1 Saxon Gate East, Milton Keynes, MK9 3EJ</text:p>
          </table:table-cell>
          <table:covered-table-cell table:number-columns-repeated="22" table:style-name="ce22"/>
          <table:table-cell table:number-columns-repeated="232"/>
        </table:table-row>
        <table:table-row table:style-name="ro29">
          <table:table-cell table:number-columns-repeated="256"/>
        </table:table-row>
      </table:table>
      <table:table table:name="Walton Park Results" table:style-name="ta37" table:print="false">
        <office:forms form:automatic-focus="false" form:apply-design-mode="false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5" table:number-columns-repeated="251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8" table:formula="of:=RANK([.D2];[.$D$2:.$D$7])" office:value-type="float" office:value="2">
            <text:p>2</text:p>
          </table:table-cell>
          <table:table-cell table:style-name="ce42" office:value-type="string">
            <text:p>BUTLER-ELLIS, Edward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2];[$'Walton Park'.$C19:.$X88];16;FALSE())" office:value-type="float" office:value="2456">
            <text:p>2,456</text:p>
          </table:table-cell>
          <table:table-cell table:style-name="ce47" table:formula="of:=[.D2]/SUM([.$D$2:.$D$7])*100" office:value-type="float" office:value="37.1333534925915">
            <text:p>37.1</text:p>
          </table:table-cell>
          <table:table-cell table:style-name="ce49" table:formula="of:=IF(VLOOKUP([.B2];[$'Walton Park'.$C$8:.$X$168];20;FALSE())=0;&quot;&quot;;(VLOOKUP([.B2];[$'Wal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3];[.$D$2:.$D$7])" office:value-type="float" office:value="5">
            <text:p>5</text:p>
          </table:table-cell>
          <table:table-cell table:style-name="ce42" office:value-type="string">
            <text:p>DEACON, Katrina Jean</text:p>
          </table:table-cell>
          <table:table-cell table:style-name="ce42" office:value-type="string">
            <text:p>Green Party</text:p>
          </table:table-cell>
          <table:table-cell table:style-name="ce44" table:formula="of:=VLOOKUP([.$B3];[$'Walton Park'.$C20:.$X89];16;FALSE())" office:value-type="float" office:value="199">
            <text:p>199</text:p>
          </table:table-cell>
          <table:table-cell table:style-name="ce47" table:formula="of:=[.D3]/SUM([.$D$2:.$D$7])*100" office:value-type="float" office:value="3.0087692772906">
            <text:p>3.0</text:p>
          </table:table-cell>
          <table:table-cell table:style-name="ce49" table:formula="of:=IF(VLOOKUP([.B3];[$'Walton Park'.$C$8:.$X$168];20;FALSE())=0;&quot;&quot;;(VLOOKUP([.B3];[$'Wal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4];[.$D$2:.$D$7])" office:value-type="float" office:value="6">
            <text:p>6</text:p>
          </table:table-cell>
          <table:table-cell table:style-name="ce42" office:value-type="string">
            <text:p>NTI, Suzanne</text:p>
          </table:table-cell>
          <table:table-cell table:style-name="ce42" office:value-type="string">
            <text:p>Christian Peoples Alliance</text:p>
          </table:table-cell>
          <table:table-cell table:style-name="ce44" table:formula="of:=VLOOKUP([.$B4];[$'Walton Park'.$C21:.$X90];16;FALSE())" office:value-type="float" office:value="78">
            <text:p>78</text:p>
          </table:table-cell>
          <table:table-cell table:style-name="ce47" table:formula="of:=[.D4]/SUM([.$D$2:.$D$7])*100" office:value-type="float" office:value="1.17931660114908">
            <text:p>1.2</text:p>
          </table:table-cell>
          <table:table-cell table:style-name="ce49" table:formula="of:=IF(VLOOKUP([.B4];[$'Walton Park'.$C$8:.$X$168];20;FALSE())=0;&quot;&quot;;(VLOOKUP([.B4];[$'Wal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5];[.$D$2:.$D$7])" office:value-type="float" office:value="3">
            <text:p>3</text:p>
          </table:table-cell>
          <table:table-cell table:style-name="ce42" office:value-type="string">
            <text:p>PRIESTLEY, Moriah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5];[$'Walton Park'.$C22:.$X91];16;FALSE())" office:value-type="float" office:value="1092">
            <text:p>1,092</text:p>
          </table:table-cell>
          <table:table-cell table:style-name="ce47" table:formula="of:=[.D5]/SUM([.$D$2:.$D$7])*100" office:value-type="float" office:value="16.5104324160871">
            <text:p>16.5</text:p>
          </table:table-cell>
          <table:table-cell table:style-name="ce49" table:formula="of:=IF(VLOOKUP([.B5];[$'Walton Park'.$C$8:.$X$168];20;FALSE())=0;&quot;&quot;;(VLOOKUP([.B5];[$'Walton Park'.$C$8:.$X$168];20;FALSE())))">
            <text:p/>
          </table:table-cell>
          <table:table-cell table:number-columns-repeated="250"/>
        </table:table-row>
        <table:table-row table:style-name="ro26">
          <table:table-cell table:style-name="ce38" table:formula="of:=RANK([.D6];[.$D$2:.$D$7])" office:value-type="float" office:value="1">
            <text:p>1</text:p>
          </table:table-cell>
          <table:table-cell table:style-name="ce42" office:value-type="string">
            <text:p>SHAFIQ, Subhan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6];[$'Walton Park'.$C23:.$X92];16;FALSE())" office:value-type="float" office:value="2510">
            <text:p>2,510</text:p>
          </table:table-cell>
          <table:table-cell table:style-name="ce47" table:formula="of:=[.D6]/SUM([.$D$2:.$D$7])*100" office:value-type="float" office:value="37.9498034472331">
            <text:p>37.9</text:p>
          </table:table-cell>
          <table:table-cell table:style-name="ce49" table:formula="of:=IF(VLOOKUP([.B6];[$'Walton Park'.$C$8:.$X$168];20;FALSE())=0;&quot;&quot;;(VLOOKUP([.B6];[$'Walton Park'.$C$8:.$X$168];20;FALSE())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8" table:formula="of:=RANK([.D7];[.$D$2:.$D$7])" office:value-type="float" office:value="4">
            <text:p>4</text:p>
          </table:table-cell>
          <table:table-cell table:style-name="ce42" office:value-type="string">
            <text:p>WARDALE, Robert James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7];[$'Walton Park'.$C24:.$X93];16;FALSE())" office:value-type="float" office:value="279">
            <text:p>279</text:p>
          </table:table-cell>
          <table:table-cell table:style-name="ce47" table:formula="of:=[.D7]/SUM([.$D$2:.$D$7])*100" office:value-type="float" office:value="4.21832476564862">
            <text:p>4.2</text:p>
          </table:table-cell>
          <table:table-cell table:style-name="ce49" table:formula="of:=IF(VLOOKUP([.B7];[$'Walton Park'.$C$8:.$X$168];20;FALSE())=0;&quot;&quot;;(VLOOKUP([.B7];[$'Walton Park'.$C$8:.$X$168];20;FALSE())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 table:style-name="ce39"/>
          <table:table-cell table:style-name="ce40" office:value-type="string">
            <text:p>Name</text:p>
          </table:table-cell>
          <table:table-cell table:style-name="ce40"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table:style-name="ce40" office:value-type="string">
            <text:p>Elected?</text:p>
          </table:table-cell>
          <table:table-cell table:number-columns-repeated="250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$7];2;FALSE())" office:value-type="string" office:string-value="SHAFIQ, Subhan">
            <text:p>SHAFIQ, Subhan</text:p>
          </table:table-cell>
          <table:table-cell table:style-name="ce43" table:formula="of:=VLOOKUP([.$A10];[.$A$2:.$F$7];3;FALSE())" office:value-type="string" office:string-value="Liberal Democrats">
            <text:p>Liberal Democrats</text:p>
          </table:table-cell>
          <table:table-cell table:style-name="ce46" table:formula="of:=VLOOKUP([.$A10];[.$A$2:.$F$7];4;FALSE())" office:value-type="float" office:value="2510">
            <text:p>2510</text:p>
          </table:table-cell>
          <table:table-cell table:style-name="ce48" table:formula="of:=VLOOKUP([.$A10];[.$A$2:.$F$7];5;FALSE())" office:value-type="float" office:value="37.9498034472331">
            <text:p>37.9</text:p>
          </table:table-cell>
          <table:table-cell table:style-name="ce46" table:formula="of:=VLOOKUP([.$A10];[.$A$2:.$F$7];6;FALSE())" office:value-type="string" office:string-value="ELECTED">
            <text:p>ELECTED</text:p>
          </table:table-cell>
          <table:table-cell table:number-columns-repeated="250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$7];2;FALSE())" office:value-type="string" office:string-value="BUTLER-ELLIS, Edward">
            <text:p>BUTLER-ELLIS, Edward</text:p>
          </table:table-cell>
          <table:table-cell table:style-name="ce43" table:formula="of:=VLOOKUP([.$A11];[.$A$2:.$F$7];3;FALSE())" office:value-type="string" office:string-value="The Conservative Party Candidate">
            <text:p>The Conservative Party Candidate</text:p>
          </table:table-cell>
          <table:table-cell table:style-name="ce46" table:formula="of:=VLOOKUP([.$A11];[.$A$2:.$F$7];4;FALSE())" office:value-type="float" office:value="2456">
            <text:p>2456</text:p>
          </table:table-cell>
          <table:table-cell table:style-name="ce48" table:formula="of:=VLOOKUP([.$A11];[.$A$2:.$F$7];5;FALSE())" office:value-type="float" office:value="37.1333534925915">
            <text:p>37.1</text:p>
          </table:table-cell>
          <table:table-cell table:style-name="ce46" table:formula="of:=VLOOKUP([.$A11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$7];2;FALSE())" office:value-type="string" office:string-value="PRIESTLEY, Moriah">
            <text:p>PRIESTLEY, Moriah</text:p>
          </table:table-cell>
          <table:table-cell table:style-name="ce43" table:formula="of:=VLOOKUP([.$A12];[.$A$2:.$F$7];3;FALSE())" office:value-type="string" office:string-value="The Labour Party Candidate">
            <text:p>The Labour Party Candidate</text:p>
          </table:table-cell>
          <table:table-cell table:style-name="ce46" table:formula="of:=VLOOKUP([.$A12];[.$A$2:.$F$7];4;FALSE())" office:value-type="float" office:value="1092">
            <text:p>1092</text:p>
          </table:table-cell>
          <table:table-cell table:style-name="ce48" table:formula="of:=VLOOKUP([.$A12];[.$A$2:.$F$7];5;FALSE())" office:value-type="float" office:value="16.5104324160871">
            <text:p>16.5</text:p>
          </table:table-cell>
          <table:table-cell table:style-name="ce46" table:formula="of:=VLOOKUP([.$A12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$7];2;FALSE())" office:value-type="string" office:string-value="WARDALE, Robert James">
            <text:p>WARDALE, Robert James</text:p>
          </table:table-cell>
          <table:table-cell table:style-name="ce43" table:formula="of:=VLOOKUP([.$A13];[.$A$2:.$F$7];3;FALSE())" office:value-type="string" office:string-value="UK Independence Party (UKIP)">
            <text:p>UK Independence Party (UKIP)</text:p>
          </table:table-cell>
          <table:table-cell table:style-name="ce46" table:formula="of:=VLOOKUP([.$A13];[.$A$2:.$F$7];4;FALSE())" office:value-type="float" office:value="279">
            <text:p>279</text:p>
          </table:table-cell>
          <table:table-cell table:style-name="ce48" table:formula="of:=VLOOKUP([.$A13];[.$A$2:.$F$7];5;FALSE())" office:value-type="float" office:value="4.21832476564862">
            <text:p>4.2</text:p>
          </table:table-cell>
          <table:table-cell table:style-name="ce46" table:formula="of:=VLOOKUP([.$A13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$7];2;FALSE())" office:value-type="string" office:string-value="DEACON, Katrina Jean">
            <text:p>DEACON, Katrina Jean</text:p>
          </table:table-cell>
          <table:table-cell table:style-name="ce43" table:formula="of:=VLOOKUP([.$A14];[.$A$2:.$F$7];3;FALSE())" office:value-type="string" office:string-value="Green Party">
            <text:p>Green Party</text:p>
          </table:table-cell>
          <table:table-cell table:style-name="ce46" table:formula="of:=VLOOKUP([.$A14];[.$A$2:.$F$7];4;FALSE())" office:value-type="float" office:value="199">
            <text:p>199</text:p>
          </table:table-cell>
          <table:table-cell table:style-name="ce48" table:formula="of:=VLOOKUP([.$A14];[.$A$2:.$F$7];5;FALSE())" office:value-type="float" office:value="3.0087692772906">
            <text:p>3.0</text:p>
          </table:table-cell>
          <table:table-cell table:style-name="ce46" table:formula="of:=VLOOKUP([.$A14];[.$A$2:.$F$7];6;FALSE())">
            <text:p/>
          </table:table-cell>
          <table:table-cell table:number-columns-repeated="250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$7];2;FALSE())" office:value-type="string" office:string-value="NTI, Suzanne">
            <text:p>NTI, Suzanne</text:p>
          </table:table-cell>
          <table:table-cell table:style-name="ce43" table:formula="of:=VLOOKUP([.$A15];[.$A$2:.$F$7];3;FALSE())" office:value-type="string" office:string-value="Christian Peoples Alliance">
            <text:p>Christian Peoples Alliance</text:p>
          </table:table-cell>
          <table:table-cell table:style-name="ce46" table:formula="of:=VLOOKUP([.$A15];[.$A$2:.$F$7];4;FALSE())" office:value-type="float" office:value="78">
            <text:p>78</text:p>
          </table:table-cell>
          <table:table-cell table:style-name="ce48" table:formula="of:=VLOOKUP([.$A15];[.$A$2:.$F$7];5;FALSE())" office:value-type="float" office:value="1.17931660114908">
            <text:p>1.2</text:p>
          </table:table-cell>
          <table:table-cell table:style-name="ce46" table:formula="of:=VLOOKUP([.$A15];[.$A$2:.$F$7];6;FALSE())">
            <text:p/>
          </table:table-cell>
          <table:table-cell table:number-columns-repeated="250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formula="of:=[$'Walton Park'.G57]" office:value-type="float" office:value="0">
            <text:p>0</text:p>
          </table:table-cell>
          <table:table-cell table:number-columns-repeated="254"/>
        </table:table-row>
        <table:table-row table:style-name="ro26">
          <table:table-cell/>
          <table:table-cell table:formula="of:=[$'Walton Park'.L57]" office:value-type="float" office:value="0">
            <text:p>0</text:p>
          </table:table-cell>
          <table:table-cell table:number-columns-repeated="254"/>
        </table:table-row>
        <table:table-row table:style-name="ro26">
          <table:table-cell/>
          <table:table-cell table:formula="of:=[$'Walton Park'.T57]" office:value-type="float" office:value="0">
            <text:p>0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>
            <draw:frame table:end-cell-address="'Walton Park Results'.D35" table:end-x="1.163cm" table:end-y="0.293cm" draw:z-index="0" draw:name="Chart 1" draw:style-name="gr1" draw:text-style-name="P1" svg:width="14.593cm" svg:height="6.615cm" svg:x="0.001cm" svg:y="0.001cm">
              <draw:object draw:notify-on-update-of-ranges="'Walton Park Results'.B10:'Walton Park Results'.B15 'Walton Park Results'.D10:'Walton Park Results'.D15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54"/>
        </table:table-row>
      </table:table>
      <table:table table:name="Whaddon" table:style-name="ta38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WHADDON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2">
            <text:p>I, the undersigned hereby give notice that the number of votes cast for each candidate at the election of a Borough Councillor for the Whaddon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CAPRICE, Beverley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674" table:number-columns-spanned="4" table:number-rows-spanned="1">
            <text:p>674</text:p>
          </table:table-cell>
          <table:covered-table-cell table:number-columns-repeated="3" table:style-name="ce108"/>
          <table:table-cell table:style-name="ce81" table:number-columns-spanned="2" table:number-rows-spanned="1"/>
          <table:covered-table-cell table:style-name="ce83"/>
          <table:table-cell table:number-columns-repeated="233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CKENZIE, Gladstone Roy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587" table:number-columns-spanned="4" table:number-rows-spanned="1">
            <text:p>1,587</text:p>
          </table:table-cell>
          <table:covered-table-cell table:number-columns-repeated="3" table:style-name="ce108"/>
          <table:table-cell office:value-type="string">
            <text:p>Elected</text:p>
          </table:table-cell>
          <table:table-cell table:number-columns-repeated="234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ORTON, Arthur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892" table:number-columns-spanned="4" table:number-rows-spanned="1">
            <text:p>892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NITSCHE, Sacha Priscilla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822" table:number-columns-spanned="4" table:number-rows-spanned="1">
            <text:p>822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OKORONKWO, Uche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29" table:number-columns-spanned="4" table:number-rows-spanned="1">
            <text:p>29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Beverley Caprice is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6638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4490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63.6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WALTON PARK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2">
            <text:p>I, the undersigned hereby give notice that the number of votes cast for each candidate at the election of a Borough Councillor for the Walton Park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BUTLER-ELLIS, Edward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DEACON, Katrina Jean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NTI, Suzanne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PRIESTLEY, Moriah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SHAFIQ, Subhan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WARDALE, Robert James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20" table:number-columns-spanned="4" table:number-rows-spanned="1">
            <text:p>20</text:p>
          </table:table-cell>
          <table:covered-table-cell table:number-columns-repeated="3" table:style-name="ce108"/>
          <table:table-cell table:style-name="ce81" office:value-type="string" table:number-columns-spanned="2" table:number-rows-spanned="1">
            <text:p>ELECTED</text:p>
          </table:table-cell>
          <table:covered-table-cell table:style-name="ce83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Robert James Wardale are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10174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0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0.0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WOLVERTON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2">
            <text:p>I, the undersigned hereby give notice that the number of votes cast for each candidate at the election of a Borough Councillor for the Wolverton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BROBBEY, Solomon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FRANCIS, Alan Herbert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CQUILLAN, Patrick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ILES, Norman Leslie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IRZA, Shouket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10" table:number-columns-spanned="4" table:number-rows-spanned="1">
            <text:p>110</text:p>
          </table:table-cell>
          <table:covered-table-cell table:number-columns-repeated="3" table:style-name="ce108"/>
          <table:table-cell table:style-name="ce81" office:value-type="string" table:number-columns-spanned="2" table:number-rows-spanned="1">
            <text:p>ELECTED</text:p>
          </table:table-cell>
          <table:covered-table-cell table:style-name="ce83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PEDDLE, Vincent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0" table:number-columns-spanned="4" table:number-rows-spanned="1">
            <text:p>0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Shouket Mirza are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10638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0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0.0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33" table:visibility="collapse">
          <table:table-cell table:number-columns-repeated="256"/>
        </table:table-row>
        <table:table-row table:style-name="ro10" table:number-rows-repeated="104838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Whaddon Results" table:style-name="ta39" table:print="false">
        <office:forms form:automatic-focus="false" form:apply-design-mode="false"/>
        <table:table-column table:style-name="co21" table:default-cell-style-name="ce40"/>
        <table:table-column table:style-name="co49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6])" office:value-type="float" office:value="4">
            <text:p>4</text:p>
          </table:table-cell>
          <table:table-cell table:style-name="ce42" office:value-type="string">
            <text:p>CAPRICE, Beverley</text:p>
          </table:table-cell>
          <table:table-cell table:style-name="ce42" office:value-type="string">
            <text:p>Green Party</text:p>
          </table:table-cell>
          <table:table-cell table:style-name="ce44" table:formula="of:=VLOOKUP([.$B2];[$Whaddon.$C$19:.$W$36];16;FALSE())" office:value-type="float" office:value="674">
            <text:p>674</text:p>
          </table:table-cell>
          <table:table-cell table:style-name="ce47" table:formula="of:=[.D2]/SUM([.$D$2:.$D$6])*100" office:value-type="float" office:value="16.8331668331668">
            <text:p>16.8</text:p>
          </table:table-cell>
          <table:table-cell table:style-name="ce49" table:formula="of:=IF(VLOOKUP([.B2];[$Whaddon.$C$8:.$X$168];20;FALSE())=0;&quot;&quot;;(VLOOKUP([.B2];[$Whadd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6])" office:value-type="float" office:value="1">
            <text:p>1</text:p>
          </table:table-cell>
          <table:table-cell table:style-name="ce42" office:value-type="string">
            <text:p>MCKENZIE, Gladstone Roy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3];[$Whaddon.$C$19:.$W$36];16;FALSE())" office:value-type="float" office:value="1587">
            <text:p>1,587</text:p>
          </table:table-cell>
          <table:table-cell table:style-name="ce47" table:formula="of:=[.D3]/SUM([.$D$2:.$D$6])*100" office:value-type="float" office:value="39.6353646353646">
            <text:p>39.6</text:p>
          </table:table-cell>
          <table:table-cell table:style-name="ce49" table:formula="of:=IF(VLOOKUP([.B3];[$Whaddon.$C$8:.$X$168];20;FALSE())=0;&quot;&quot;;(VLOOKUP([.B3];[$Whaddon.$C$8:.$X$168];20;FALSE())))" office:value-type="string" office:string-value="Elected">
            <text:p>Elected</text:p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6])" office:value-type="float" office:value="2">
            <text:p>2</text:p>
          </table:table-cell>
          <table:table-cell table:style-name="ce42" office:value-type="string">
            <text:p>MORTON, Arthur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4];[$Whaddon.$C$19:.$W$36];16;FALSE())" office:value-type="float" office:value="892">
            <text:p>892</text:p>
          </table:table-cell>
          <table:table-cell table:style-name="ce47" table:formula="of:=[.D4]/SUM([.$D$2:.$D$6])*100" office:value-type="float" office:value="22.2777222777223">
            <text:p>22.3</text:p>
          </table:table-cell>
          <table:table-cell table:style-name="ce49" table:formula="of:=IF(VLOOKUP([.B4];[$Whaddon.$C$8:.$X$168];20;FALSE())=0;&quot;&quot;;(VLOOKUP([.B4];[$Whadd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6])" office:value-type="float" office:value="3">
            <text:p>3</text:p>
          </table:table-cell>
          <table:table-cell table:style-name="ce42" office:value-type="string">
            <text:p>NITSCHE, Sacha Priscilla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5];[$Whaddon.$C$19:.$W$36];16;FALSE())" office:value-type="float" office:value="822">
            <text:p>822</text:p>
          </table:table-cell>
          <table:table-cell table:style-name="ce47" table:formula="of:=[.D5]/SUM([.$D$2:.$D$6])*100" office:value-type="float" office:value="20.5294705294705">
            <text:p>20.5</text:p>
          </table:table-cell>
          <table:table-cell table:style-name="ce49" table:formula="of:=IF(VLOOKUP([.B5];[$Whaddon.$C$8:.$X$168];20;FALSE())=0;&quot;&quot;;(VLOOKUP([.B5];[$Whadd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6])" office:value-type="float" office:value="5">
            <text:p>5</text:p>
          </table:table-cell>
          <table:table-cell table:style-name="ce42" office:value-type="string">
            <text:p>OKORONKWO, Uche</text:p>
          </table:table-cell>
          <table:table-cell table:style-name="ce42" office:value-type="string">
            <text:p>Christian Peoples Alliance</text:p>
          </table:table-cell>
          <table:table-cell table:style-name="ce44" table:formula="of:=VLOOKUP([.$B6];[$Whaddon.$C$19:.$W$36];16;FALSE())" office:value-type="float" office:value="29">
            <text:p>29</text:p>
          </table:table-cell>
          <table:table-cell table:style-name="ce47" table:formula="of:=[.D6]/SUM([.$D$2:.$D$6])*100" office:value-type="float" office:value="0.724275724275724">
            <text:p>0.7</text:p>
          </table:table-cell>
          <table:table-cell table:style-name="ce49" table:formula="of:=IF(VLOOKUP([.B6];[$Whaddon.$C$8:.$X$168];20;FALSE())=0;&quot;&quot;;(VLOOKUP([.B6];[$Whadd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/>
          <table:table-cell table:style-name="ce50" table:number-columns-repeated="4"/>
          <table:table-cell table:style-name="ce49"/>
          <table:table-cell table:style-name="ce50" table:number-columns-repeated="1018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9];[.$A$2:.$F$6];2;FALSE())" office:value-type="string" office:string-value="MCKENZIE, Gladstone Roy">
            <text:p>MCKENZIE, Gladstone Roy</text:p>
          </table:table-cell>
          <table:table-cell table:style-name="ce43" table:formula="of:=VLOOKUP([.$A9];[.$A$2:.$F$6];3;FALSE())" office:value-type="string" office:string-value="The Labour Party Candidate">
            <text:p>The Labour Party Candidate</text:p>
          </table:table-cell>
          <table:table-cell table:style-name="ce46" table:formula="of:=VLOOKUP([.$A9];[.$A$2:.$F$6];4;FALSE())" office:value-type="float" office:value="1587">
            <text:p>1587</text:p>
          </table:table-cell>
          <table:table-cell table:style-name="ce48" table:formula="of:=VLOOKUP([.$A9];[.$A$2:.$F$6];5;FALSE())" office:value-type="float" office:value="39.6353646353646">
            <text:p>39.6</text:p>
          </table:table-cell>
          <table:table-cell table:style-name="ce46" table:formula="of:=VLOOKUP([.$A9];[.$A$2:.$F$6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0];[.$A$2:.$F$6];2;FALSE())" office:value-type="string" office:string-value="MORTON, Arthur">
            <text:p>MORTON, Arthur</text:p>
          </table:table-cell>
          <table:table-cell table:style-name="ce43" table:formula="of:=VLOOKUP([.$A10];[.$A$2:.$F$6];3;FALSE())" office:value-type="string" office:string-value="UK Independence Party (UKIP)">
            <text:p>UK Independence Party (UKIP)</text:p>
          </table:table-cell>
          <table:table-cell table:style-name="ce46" table:formula="of:=VLOOKUP([.$A10];[.$A$2:.$F$6];4;FALSE())" office:value-type="float" office:value="892">
            <text:p>892</text:p>
          </table:table-cell>
          <table:table-cell table:style-name="ce48" table:formula="of:=VLOOKUP([.$A10];[.$A$2:.$F$6];5;FALSE())" office:value-type="float" office:value="22.2777222777223">
            <text:p>22.3</text:p>
          </table:table-cell>
          <table:table-cell table:style-name="ce46" table:formula="of:=VLOOKUP([.$A10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1];[.$A$2:.$F$6];2;FALSE())" office:value-type="string" office:string-value="NITSCHE, Sacha Priscilla">
            <text:p>NITSCHE, Sacha Priscilla</text:p>
          </table:table-cell>
          <table:table-cell table:style-name="ce43" table:formula="of:=VLOOKUP([.$A11];[.$A$2:.$F$6];3;FALSE())" office:value-type="string" office:string-value="Liberal Democrats">
            <text:p>Liberal Democrats</text:p>
          </table:table-cell>
          <table:table-cell table:style-name="ce46" table:formula="of:=VLOOKUP([.$A11];[.$A$2:.$F$6];4;FALSE())" office:value-type="float" office:value="822">
            <text:p>822</text:p>
          </table:table-cell>
          <table:table-cell table:style-name="ce48" table:formula="of:=VLOOKUP([.$A11];[.$A$2:.$F$6];5;FALSE())" office:value-type="float" office:value="20.5294705294705">
            <text:p>20.5</text:p>
          </table:table-cell>
          <table:table-cell table:style-name="ce46" table:formula="of:=VLOOKUP([.$A11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2];[.$A$2:.$F$6];2;FALSE())" office:value-type="string" office:string-value="CAPRICE, Beverley">
            <text:p>CAPRICE, Beverley</text:p>
          </table:table-cell>
          <table:table-cell table:style-name="ce43" table:formula="of:=VLOOKUP([.$A12];[.$A$2:.$F$6];3;FALSE())" office:value-type="string" office:string-value="Green Party">
            <text:p>Green Party</text:p>
          </table:table-cell>
          <table:table-cell table:style-name="ce46" table:formula="of:=VLOOKUP([.$A12];[.$A$2:.$F$6];4;FALSE())" office:value-type="float" office:value="674">
            <text:p>674</text:p>
          </table:table-cell>
          <table:table-cell table:style-name="ce48" table:formula="of:=VLOOKUP([.$A12];[.$A$2:.$F$6];5;FALSE())" office:value-type="float" office:value="16.8331668331668">
            <text:p>16.8</text:p>
          </table:table-cell>
          <table:table-cell table:style-name="ce46" table:formula="of:=VLOOKUP([.$A12];[.$A$2:.$F$6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3];[.$A$2:.$F$6];2;FALSE())" office:value-type="string" office:string-value="OKORONKWO, Uche">
            <text:p>OKORONKWO, Uche</text:p>
          </table:table-cell>
          <table:table-cell table:style-name="ce43" table:formula="of:=VLOOKUP([.$A13];[.$A$2:.$F$6];3;FALSE())" office:value-type="string" office:string-value="Christian Peoples Alliance">
            <text:p>Christian Peoples Alliance</text:p>
          </table:table-cell>
          <table:table-cell table:style-name="ce46" table:formula="of:=VLOOKUP([.$A13];[.$A$2:.$F$6];4;FALSE())" office:value-type="float" office:value="29">
            <text:p>29</text:p>
          </table:table-cell>
          <table:table-cell table:style-name="ce48" table:formula="of:=VLOOKUP([.$A13];[.$A$2:.$F$6];5;FALSE())" office:value-type="float" office:value="0.724275724275724">
            <text:p>0.7</text:p>
          </table:table-cell>
          <table:table-cell table:style-name="ce46" table:formula="of:=VLOOKUP([.$A13];[.$A$2:.$F$6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30">
          <table:table-cell table:style-name="ce50"/>
          <table:table-cell table:style-name="ce50" table:formula="of:=[$Whaddon.G53]" office:value-type="string" office:string-value="Electorate: 6638">
            <text:p>Electorate: 6638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Whaddon.L53]" office:value-type="string" office:string-value="Ballot Papers Issued: 4490">
            <text:p>Ballot Papers Issued: 4490</text:p>
          </table:table-cell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Whaddon.T53]" office:value-type="string" office:string-value="Turnout: 63.6%">
            <text:p>Turnout: 63.6%</text:p>
          </table:table-cell>
          <table:table-cell table:style-name="ce50" table:number-columns-repeated="1022"/>
        </table:table-row>
        <table:table-row table:style-name="ro30">
          <table:table-cell table:style-name="ce50" table:number-columns-repeated="1024"/>
        </table:table-row>
        <table:table-row table:style-name="ro30">
          <table:table-cell/>
          <table:table-cell>
            <draw:frame table:end-cell-address="'Whaddon Results'.H38" table:end-x="0.671cm" table:end-y="0.302cm" draw:z-index="0" draw:name="Chart 1" draw:style-name="gr1" draw:text-style-name="P1" svg:width="17.084cm" svg:height="8.673cm" svg:x="1.7cm" svg:y="0.21cm">
              <draw:object draw:notify-on-update-of-ranges="'Whaddon Results'.B9:'Whaddon Results'.B13 'Whaddon Results'.D9:'Whaddon Results'.D13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style-name="ce101"/>
          <table:table-cell table:number-columns-repeated="1021"/>
        </table:table-row>
        <table:table-row table:style-name="ro30" table:number-rows-repeated="104855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Wolverton" table:style-name="ta40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number-columns-repeated="2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2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2" table:number-columns-repeated="2" table:default-cell-style-name="ce51"/>
        <table:table-column table:style-name="co19" table:number-columns-repeated="232" table:default-cell-style-name="ce51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2" office:value-type="string" table:number-columns-spanned="23" table:number-rows-spanned="1">
            <text:p>BOROUGH COUNCIL ELECTION</text:p>
          </table:table-cell>
          <table:covered-table-cell table:number-columns-repeated="22" table:style-name="ce58"/>
          <table:table-cell table:number-columns-repeated="232"/>
        </table:table-row>
        <table:table-row table:style-name="ro4">
          <table:table-cell/>
          <table:table-cell table:style-name="ce53" office:value-type="string" table:number-columns-spanned="23" table:number-rows-spanned="1">
            <text:p>WOLVERTON WARD</text:p>
          </table:table-cell>
          <table:covered-table-cell table:number-columns-repeated="22" table:style-name="ce59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54" office:value-type="string" table:number-columns-spanned="23" table:number-rows-spanned="1">
            <text:p>Date of Poll : 6 May 2010</text:p>
          </table:table-cell>
          <table:covered-table-cell table:number-columns-repeated="22" table:style-name="ce60"/>
          <table:table-cell table:number-columns-repeated="232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55" office:value-type="string" table:number-columns-spanned="23" table:number-rows-spanned="1">
            <text:p>DECLARATION OF RESULT OF POLL</text:p>
          </table:table-cell>
          <table:covered-table-cell table:number-columns-repeated="22" table:style-name="ce61"/>
          <table:table-cell table:number-columns-repeated="232"/>
        </table:table-row>
        <table:table-row table:style-name="ro8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3" table:number-rows-spanned="2">
            <text:p>I, the undersigned hereby give notice that the number of votes cast for each candidate at the election of a Borough Councillor for the Wolverton Ward held on 6 May 2010 is as follows:</text:p>
          </table:table-cell>
          <table:covered-table-cell table:number-columns-repeated="22" table:style-name="ce57"/>
          <table:table-cell table:number-columns-repeated="232"/>
        </table:table-row>
        <table:table-row table:style-name="ro1">
          <table:table-cell/>
          <table:covered-table-cell table:number-columns-repeated="23" table:style-name="ce57"/>
          <table:table-cell table:number-columns-repeated="232"/>
        </table:table-row>
        <table:table-row table:style-name="ro9">
          <table:table-cell table:number-columns-repeated="256"/>
        </table:table-row>
        <table:table-row table:style-name="ro10">
          <table:table-cell table:number-columns-repeated="14"/>
          <table:table-cell table:style-name="ce74" office:value-type="string" table:number-columns-spanned="10" table:number-rows-spanned="5">
            <text:p>Number of votes.</text:p>
            <text:p><text:span text:style-name="T1">If Elected the word </text:span><text:span text:style-name="T1">'ELECTED' appears </text:span><text:span text:style-name="T1">against the number of </text:span><text:span text:style-name="T1">votes</text:span></text:p>
          </table:table-cell>
          <table:covered-table-cell table:number-columns-repeated="9" table:style-name="ce75"/>
          <table:table-cell table:number-columns-repeated="232"/>
        </table:table-row>
        <table:table-row table:style-name="ro11">
          <table:table-cell table:number-columns-repeated="2"/>
          <table:table-cell table:style-name="ce62" office:value-type="string" table:number-columns-spanned="2" table:number-rows-spanned="2">
            <text:p>Candidate</text:p>
          </table:table-cell>
          <table:covered-table-cell table:style-name="ce63"/>
          <table:table-cell table:number-columns-repeated="5"/>
          <table:table-cell table:style-name="ce62" office:value-type="string" table:number-columns-spanned="3" table:number-rows-spanned="2">
            <text:p>Description</text:p>
          </table:table-cell>
          <table:covered-table-cell table:number-columns-repeated="2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"/>
          <table:covered-table-cell table:number-columns-repeated="2" table:style-name="ce63"/>
          <table:table-cell table:number-columns-repeated="5"/>
          <table:covered-table-cell table:number-columns-repeated="3" table:style-name="ce63"/>
          <table:table-cell table:number-columns-repeated="2"/>
          <table:covered-table-cell table:number-columns-repeated="10" table:style-name="ce75"/>
          <table:table-cell table:number-columns-repeated="232"/>
        </table:table-row>
        <table:table-row table:style-name="ro13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4">
          <table:table-cell table:number-columns-repeated="14"/>
          <table:covered-table-cell table:number-columns-repeated="10" table:style-name="ce75"/>
          <table:table-cell table:number-columns-repeated="232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BROBBEY, Solomon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Christian Peoples Allianc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46" table:number-columns-spanned="4" table:number-rows-spanned="1">
            <text:p>46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FRANCIS, Alan Herbert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Green Party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361" table:number-columns-spanned="4" table:number-rows-spanned="1">
            <text:p>361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CQUILLAN, Patrick</text:p>
          </table:table-cell>
          <table:covered-table-cell table:number-columns-repeated="5" table:style-name="ce106"/>
          <table:table-cell/>
          <table:table-cell table:style-name="ce104" office:value-type="string" table:number-columns-spanned="4" table:number-rows-spanned="1">
            <text:p>Liberal Democrats</text:p>
          </table:table-cell>
          <table:covered-table-cell table:number-columns-repeated="3" table:style-name="ce106"/>
          <table:table-cell table:number-columns-repeated="4"/>
          <table:table-cell table:style-name="ce107" office:value-type="float" office:value="1889" table:number-columns-spanned="4" table:number-rows-spanned="1">
            <text:p>1,889</text:p>
          </table:table-cell>
          <table:covered-table-cell table:number-columns-repeated="3" table:style-name="ce108"/>
          <table:table-cell table:number-columns-repeated="235"/>
        </table:table-row>
        <table:table-row table:style-name="ro16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ILES, Norman Leslie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Labour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2402" table:number-columns-spanned="4" table:number-rows-spanned="1">
            <text:p>2,402</text:p>
          </table:table-cell>
          <table:covered-table-cell table:number-columns-repeated="3" table:style-name="ce108"/>
          <table:table-cell office:value-type="string">
            <text:p>Elected</text:p>
          </table:table-cell>
          <table:table-cell table:number-columns-repeated="234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MIRZA, Shouket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The Conservative Party Candidate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1307" table:number-columns-spanned="4" table:number-rows-spanned="1">
            <text:p>1,307</text:p>
          </table:table-cell>
          <table:covered-table-cell table:number-columns-repeated="3" table:style-name="ce108"/>
          <table:table-cell table:style-name="ce81" table:number-columns-spanned="2" table:number-rows-spanned="1"/>
          <table:covered-table-cell table:style-name="ce83"/>
          <table:table-cell table:number-columns-repeated="233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">
          <table:table-cell table:number-columns-repeated="2"/>
          <table:table-cell table:style-name="ce104" office:value-type="string" table:number-columns-spanned="6" table:number-rows-spanned="1">
            <text:p>PEDDLE, Vincent</text:p>
          </table:table-cell>
          <table:covered-table-cell table:number-columns-repeated="5" table:style-name="ce106"/>
          <table:table-cell/>
          <table:table-cell table:style-name="ce62" office:value-type="string" table:number-columns-spanned="4" table:number-rows-spanned="2">
            <text:p>UK Independence Party (UKIP)</text:p>
          </table:table-cell>
          <table:covered-table-cell table:number-columns-repeated="3" table:style-name="ce63"/>
          <table:table-cell table:number-columns-repeated="4"/>
          <table:table-cell table:style-name="ce107" office:value-type="float" office:value="448" table:number-columns-spanned="4" table:number-rows-spanned="1">
            <text:p>448</text:p>
          </table:table-cell>
          <table:covered-table-cell table:number-columns-repeated="3" table:style-name="ce108"/>
          <table:table-cell table:number-columns-repeated="235"/>
        </table:table-row>
        <table:table-row table:style-name="ro1">
          <table:table-cell table:number-columns-repeated="9"/>
          <table:covered-table-cell table:number-columns-repeated="4" table:style-name="ce63"/>
          <table:table-cell table:number-columns-repeated="243"/>
        </table:table-row>
        <table:table-row table:style-name="ro15">
          <table:table-cell table:number-columns-repeated="256"/>
        </table:table-row>
        <table:table-row table:style-name="ro16">
          <table:table-cell table:number-columns-repeated="256"/>
        </table:table-row>
        <table:table-row table:style-name="ro1">
          <table:table-cell/>
          <table:table-cell table:style-name="ce56" office:value-type="string" table:number-columns-spanned="22" table:number-rows-spanned="2">
            <text:p>And I hereby declare the said Shouket Mirza is duly elected to serve as Borough Councillor(s).</text:p>
          </table:table-cell>
          <table:covered-table-cell table:number-columns-repeated="21" table:style-name="ce57"/>
          <table:table-cell table:number-columns-repeated="233"/>
        </table:table-row>
        <table:table-row table:style-name="ro17">
          <table:table-cell/>
          <table:covered-table-cell table:number-columns-repeated="22" table:style-name="ce57"/>
          <table:table-cell table:number-columns-repeated="233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62" office:value-type="string" table:number-columns-spanned="13" table:number-rows-spanned="1">
            <text:p>The number of ballot papers rejected was as follows:</text:p>
          </table:table-cell>
          <table:covered-table-cell table:number-columns-repeated="12" table:style-name="ce63"/>
          <table:table-cell/>
          <table:table-cell table:style-name="ce76" office:value-type="string" table:number-columns-spanned="6" table:number-rows-spanned="1">
            <text:p>Number of papers</text:p>
          </table:table-cell>
          <table:covered-table-cell table:number-columns-repeated="5" table:style-name="ce77"/>
          <table:table-cell table:number-columns-repeated="234"/>
        </table:table-row>
        <table:table-row table:style-name="ro16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a) <text:s text:c="7"/>Want of official mark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5" office:value-type="string">
            <text:p>(b)</text:p>
          </table:table-cell>
          <table:table-cell table:style-name="ce71" office:value-type="string" table:number-columns-spanned="9" table:number-rows-spanned="1">
            <text:p>voting for more candidates than voter is entitled to;</text:p>
          </table:table-cell>
          <table:covered-table-cell table:number-columns-repeated="8" table:style-name="ce73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c) <text:s text:c="7"/>writing or mark by which the voter can be identified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11">
          <table:table-cell table:number-columns-repeated="256"/>
        </table:table-row>
        <table:table-row table:style-name="ro20">
          <table:table-cell table:number-columns-repeated="2"/>
          <table:table-cell table:style-name="ce64" office:value-type="string" table:number-columns-spanned="10" table:number-rows-spanned="1">
            <text:p>(d) <text:s text:c="7"/>unmarked or void for uncertainty;</text:p>
          </table:table-cell>
          <table:covered-table-cell table:number-columns-repeated="9" table:style-name="ce65"/>
          <table:table-cell table:number-columns-repeated="8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2"/>
          <table:table-cell table:number-columns-repeated="234"/>
        </table:table-row>
        <table:table-row table:style-name="ro21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9">
          <table:table-cell table:number-columns-repeated="2"/>
          <table:table-cell table:style-name="ce66" office:value-type="string" table:number-columns-spanned="2" table:number-rows-spanned="1">
            <text:p>Vacant Seats: 1</text:p>
          </table:table-cell>
          <table:covered-table-cell table:style-name="ce72"/>
          <table:table-cell table:number-columns-repeated="2"/>
          <table:table-cell table:style-name="ce66" office:value-type="string" table:number-columns-spanned="4" table:number-rows-spanned="1">
            <text:p>Electorate: 10844</text:p>
          </table:table-cell>
          <table:covered-table-cell table:number-columns-repeated="3" table:style-name="ce72"/>
          <table:table-cell/>
          <table:table-cell table:style-name="ce66" office:value-type="string" table:number-columns-spanned="7" table:number-rows-spanned="1">
            <text:p>Ballot Papers Issued: 6453</text:p>
          </table:table-cell>
          <table:covered-table-cell table:number-columns-repeated="6" table:style-name="ce72"/>
          <table:table-cell/>
          <table:table-cell table:style-name="ce66" office:value-type="string" table:number-columns-spanned="5" table:number-rows-spanned="1">
            <text:p>Turnout: <text:s/>59.6%</text:p>
          </table:table-cell>
          <table:covered-table-cell table:number-columns-repeated="4" table:style-name="ce72"/>
          <table:table-cell table:number-columns-repeated="232"/>
        </table:table-row>
        <table:table-row table:style-name="ro2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"/>
          <table:table-cell table:style-name="ce67" office:value-type="string" table:number-columns-spanned="5" table:number-rows-spanned="2">
            <text:p>John Moffoot</text:p>
          </table:table-cell>
          <table:covered-table-cell table:number-columns-repeated="4" table:style-name="ce68"/>
          <table:table-cell table:number-columns-repeated="249"/>
        </table:table-row>
        <table:table-row table:style-name="ro6">
          <table:table-cell table:number-columns-repeated="2"/>
          <table:covered-table-cell table:number-columns-repeated="5" table:style-name="ce68"/>
          <table:table-cell table:number-columns-repeated="12"/>
          <table:table-cell table:style-name="ce78" office:value-type="string" table:number-columns-spanned="4" table:number-rows-spanned="3">
            <text:p>Dated:29/04/2010</text:p>
          </table:table-cell>
          <table:covered-table-cell table:number-columns-repeated="3" table:style-name="ce79"/>
          <table:table-cell table:number-columns-repeated="233"/>
        </table:table-row>
        <table:table-row table:style-name="ro2">
          <table:table-cell table:number-columns-repeated="19"/>
          <table:covered-table-cell table:number-columns-repeated="4" table:style-name="ce79"/>
          <table:table-cell table:number-columns-repeated="233"/>
        </table:table-row>
        <table:table-row table:style-name="ro25">
          <table:table-cell table:number-columns-repeated="2"/>
          <table:table-cell table:style-name="ce69" office:value-type="string" table:number-columns-spanned="5" table:number-rows-spanned="2">
            <text:p>Returning Officer</text:p>
          </table:table-cell>
          <table:covered-table-cell table:number-columns-repeated="4" table:style-name="ce70"/>
          <table:table-cell table:number-columns-repeated="12"/>
          <table:covered-table-cell table:number-columns-repeated="4" table:style-name="ce79"/>
          <table:table-cell table:number-columns-repeated="233"/>
        </table:table-row>
        <table:table-row table:style-name="ro26">
          <table:table-cell table:number-columns-repeated="2"/>
          <table:covered-table-cell table:number-columns-repeated="5" table:style-name="ce70"/>
          <table:table-cell table:number-columns-repeated="249"/>
        </table:table-row>
        <table:table-row table:style-name="ro6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10" table:number-rows-repeated="104850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Wolverton Results" table:style-name="ta41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1" table:default-cell-style-name="ce40"/>
        <table:table-column table:style-name="co24" table:default-cell-style-name="ce40"/>
        <table:table-column table:style-name="co21" table:number-columns-repeated="251" table:default-cell-style-name="ce40"/>
        <table:table-column table:style-name="co20" table:number-columns-repeated="768" table:default-cell-style-name="Default"/>
        <table:table-row table:style-name="ro26">
          <table:table-cell table:style-name="ce37"/>
          <table:table-cell table:style-name="ce37" office:value-type="string">
            <text:p>Name</text:p>
          </table:table-cell>
          <table:table-cell table:style-name="ce37" office:value-type="string">
            <text:p>Party</text:p>
          </table:table-cell>
          <table:table-cell table:style-name="ce37" office:value-type="string">
            <text:p>Vote</text:p>
          </table:table-cell>
          <table:table-cell table:style-name="ce37" office:value-type="string">
            <text:p>Percent of Votes</text:p>
          </table:table-cell>
          <table:table-cell table:style-name="ce37" office:value-type="string">
            <text:p>Elected?</text:p>
          </table:table-cell>
          <table:table-cell table:number-columns-repeated="1018"/>
        </table:table-row>
        <table:table-row table:style-name="ro30">
          <table:table-cell table:style-name="ce38" table:formula="of:=RANK([.D2];[.$D$2:.$D$7])" office:value-type="float" office:value="6">
            <text:p>6</text:p>
          </table:table-cell>
          <table:table-cell table:style-name="ce42" office:value-type="string">
            <text:p>BROBBEY, Solomon</text:p>
          </table:table-cell>
          <table:table-cell table:style-name="ce42" office:value-type="string">
            <text:p>Christian Peoples Alliance</text:p>
          </table:table-cell>
          <table:table-cell table:style-name="ce44" table:formula="of:=VLOOKUP([.$B2];[$Wolverton.$C$19:.$W$40];16;FALSE())" office:value-type="float" office:value="46">
            <text:p>46</text:p>
          </table:table-cell>
          <table:table-cell table:style-name="ce47" table:formula="of:=[.D2]/SUM([.$D$2:.$D$7])*100" office:value-type="float" office:value="0.71284673795134">
            <text:p>0.7</text:p>
          </table:table-cell>
          <table:table-cell table:style-name="ce49" table:formula="of:=IF(VLOOKUP([.B2];[$Wolverton.$C$8:.$X$168];20;FALSE())=0;&quot;&quot;;(VLOOKUP([.B2];[$Wolver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3];[.$D$2:.$D$7])" office:value-type="float" office:value="5">
            <text:p>5</text:p>
          </table:table-cell>
          <table:table-cell table:style-name="ce42" office:value-type="string">
            <text:p>FRANCIS, Alan Herbert</text:p>
          </table:table-cell>
          <table:table-cell table:style-name="ce42" office:value-type="string">
            <text:p>Green Party</text:p>
          </table:table-cell>
          <table:table-cell table:style-name="ce44" table:formula="of:=VLOOKUP([.$B3];[$Wolverton.$C$19:.$W$40];16;FALSE())" office:value-type="float" office:value="361">
            <text:p>361</text:p>
          </table:table-cell>
          <table:table-cell table:style-name="ce47" table:formula="of:=[.D3]/SUM([.$D$2:.$D$7])*100" office:value-type="float" office:value="5.59429722609639">
            <text:p>5.6</text:p>
          </table:table-cell>
          <table:table-cell table:style-name="ce49" table:formula="of:=IF(VLOOKUP([.B3];[$Wolverton.$C$8:.$X$168];20;FALSE())=0;&quot;&quot;;(VLOOKUP([.B3];[$Wolverton.$C$8:.$X$168];20;FALSE())))">
            <text:p/>
          </table:table-cell>
          <table:table-cell table:style-name="ce42"/>
          <table:table-cell table:style-name="ce50" table:number-columns-repeated="1017"/>
        </table:table-row>
        <table:table-row table:style-name="ro30">
          <table:table-cell table:style-name="ce38" table:formula="of:=RANK([.D4];[.$D$2:.$D$7])" office:value-type="float" office:value="2">
            <text:p>2</text:p>
          </table:table-cell>
          <table:table-cell table:style-name="ce42" office:value-type="string">
            <text:p>MCQUILLAN, Patrick</text:p>
          </table:table-cell>
          <table:table-cell table:style-name="ce42" office:value-type="string">
            <text:p>Liberal Democrats</text:p>
          </table:table-cell>
          <table:table-cell table:style-name="ce44" table:formula="of:=VLOOKUP([.$B4];[$Wolverton.$C$19:.$W$40];16;FALSE())" office:value-type="float" office:value="1889">
            <text:p>1,889</text:p>
          </table:table-cell>
          <table:table-cell table:style-name="ce47" table:formula="of:=[.D4]/SUM([.$D$2:.$D$7])*100" office:value-type="float" office:value="29.273206260654">
            <text:p>29.3</text:p>
          </table:table-cell>
          <table:table-cell table:style-name="ce49" table:formula="of:=IF(VLOOKUP([.B4];[$Wolverton.$C$8:.$X$168];20;FALSE())=0;&quot;&quot;;(VLOOKUP([.B4];[$Wolver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5];[.$D$2:.$D$7])" office:value-type="float" office:value="1">
            <text:p>1</text:p>
          </table:table-cell>
          <table:table-cell table:style-name="ce42" office:value-type="string">
            <text:p>MILES, Norman Leslie</text:p>
          </table:table-cell>
          <table:table-cell table:style-name="ce42" office:value-type="string">
            <text:p>The Labour Party Candidate</text:p>
          </table:table-cell>
          <table:table-cell table:style-name="ce44" table:formula="of:=VLOOKUP([.$B5];[$Wolverton.$C$19:.$W$40];16;FALSE())" office:value-type="float" office:value="2402">
            <text:p>2,402</text:p>
          </table:table-cell>
          <table:table-cell table:style-name="ce47" table:formula="of:=[.D5]/SUM([.$D$2:.$D$7])*100" office:value-type="float" office:value="37.222997055633">
            <text:p>37.2</text:p>
          </table:table-cell>
          <table:table-cell table:style-name="ce49" table:formula="of:=IF(VLOOKUP([.B5];[$Wolverton.$C$8:.$X$168];20;FALSE())=0;&quot;&quot;;(VLOOKUP([.B5];[$Wolverton.$C$8:.$X$168];20;FALSE())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30">
          <table:table-cell table:style-name="ce38" table:formula="of:=RANK([.D6];[.$D$2:.$D$7])" office:value-type="float" office:value="3">
            <text:p>3</text:p>
          </table:table-cell>
          <table:table-cell table:style-name="ce42" office:value-type="string">
            <text:p>MIRZA, Shouket</text:p>
          </table:table-cell>
          <table:table-cell table:style-name="ce42" office:value-type="string">
            <text:p>The Conservative Party Candidate</text:p>
          </table:table-cell>
          <table:table-cell table:style-name="ce44" table:formula="of:=VLOOKUP([.$B6];[$Wolverton.$C$19:.$W$40];16;FALSE())" office:value-type="float" office:value="1307">
            <text:p>1,307</text:p>
          </table:table-cell>
          <table:table-cell table:style-name="ce47" table:formula="of:=[.D6]/SUM([.$D$2:.$D$7])*100" office:value-type="float" office:value="20.2541453587479">
            <text:p>20.3</text:p>
          </table:table-cell>
          <table:table-cell table:style-name="ce49" table:formula="of:=IF(VLOOKUP([.B6];[$Wolverton.$C$8:.$X$168];20;FALSE())=0;&quot;&quot;;(VLOOKUP([.B6];[$Wolver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38" table:formula="of:=RANK([.D7];[.$D$2:.$D$7])" office:value-type="float" office:value="4">
            <text:p>4</text:p>
          </table:table-cell>
          <table:table-cell table:style-name="ce42" office:value-type="string">
            <text:p>PEDDLE, Vincent</text:p>
          </table:table-cell>
          <table:table-cell table:style-name="ce42" office:value-type="string">
            <text:p>UK Independence Party (UKIP)</text:p>
          </table:table-cell>
          <table:table-cell table:style-name="ce44" table:formula="of:=VLOOKUP([.$B7];[$Wolverton.$C$19:.$W$40];16;FALSE())" office:value-type="float" office:value="448">
            <text:p>448</text:p>
          </table:table-cell>
          <table:table-cell table:style-name="ce47" table:formula="of:=[.D7]/SUM([.$D$2:.$D$7])*100" office:value-type="float" office:value="6.9425073609174">
            <text:p>6.9</text:p>
          </table:table-cell>
          <table:table-cell table:style-name="ce49" table:formula="of:=IF(VLOOKUP([.B7];[$Wolverton.$C$8:.$X$168];20;FALSE())=0;&quot;&quot;;(VLOOKUP([.B7];[$Wolverton.$C$8:.$X$168];20;FALSE())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1024"/>
        </table:table-row>
        <table:table-row table:style-name="ro26">
          <table:table-cell table:style-name="ce39"/>
          <table:table-cell office:value-type="string">
            <text:p>Name</text:p>
          </table:table-cell>
          <table:table-cell office:value-type="string">
            <text:p>Party</text:p>
          </table:table-cell>
          <table:table-cell table:style-name="ce45" office:value-type="string">
            <text:p>Votes</text:p>
          </table:table-cell>
          <table:table-cell table:style-name="ce45" office:value-type="string">
            <text:p>%</text:p>
          </table:table-cell>
          <table:table-cell office:value-type="string">
            <text:p>Elected?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3" table:formula="of:=VLOOKUP([.$A10];[.$A$2:.$F47];2;FALSE())" office:value-type="string" office:string-value="MILES, Norman Leslie">
            <text:p>MILES, Norman Leslie</text:p>
          </table:table-cell>
          <table:table-cell table:style-name="ce43" table:formula="of:=VLOOKUP([.$A10];[.$A$2:.$F47];3;FALSE())" office:value-type="string" office:string-value="The Labour Party Candidate">
            <text:p>The Labour Party Candidate</text:p>
          </table:table-cell>
          <table:table-cell table:style-name="ce46" table:formula="of:=VLOOKUP([.$A10];[.$A$2:.$F47];4;FALSE())" office:value-type="float" office:value="2402">
            <text:p>2402</text:p>
          </table:table-cell>
          <table:table-cell table:style-name="ce48" table:formula="of:=VLOOKUP([.$A10];[.$A$2:.$F47];5;FALSE())" office:value-type="float" office:value="37.222997055633">
            <text:p>37.2</text:p>
          </table:table-cell>
          <table:table-cell table:style-name="ce46" table:formula="of:=VLOOKUP([.$A10];[.$A$2:.$F47];6;FALSE())" office:value-type="string" office:string-value="Elected">
            <text:p>Elected</text:p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2">
            <text:p>2</text:p>
          </table:table-cell>
          <table:table-cell table:style-name="ce43" table:formula="of:=VLOOKUP([.$A11];[.$A$2:.$F48];2;FALSE())" office:value-type="string" office:string-value="MCQUILLAN, Patrick">
            <text:p>MCQUILLAN, Patrick</text:p>
          </table:table-cell>
          <table:table-cell table:style-name="ce43" table:formula="of:=VLOOKUP([.$A11];[.$A$2:.$F48];3;FALSE())" office:value-type="string" office:string-value="Liberal Democrats">
            <text:p>Liberal Democrats</text:p>
          </table:table-cell>
          <table:table-cell table:style-name="ce46" table:formula="of:=VLOOKUP([.$A11];[.$A$2:.$F48];4;FALSE())" office:value-type="float" office:value="1889">
            <text:p>1889</text:p>
          </table:table-cell>
          <table:table-cell table:style-name="ce48" table:formula="of:=VLOOKUP([.$A11];[.$A$2:.$F48];5;FALSE())" office:value-type="float" office:value="29.273206260654">
            <text:p>29.3</text:p>
          </table:table-cell>
          <table:table-cell table:style-name="ce46" table:formula="of:=VLOOKUP([.$A11];[.$A$2:.$F48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3">
            <text:p>3</text:p>
          </table:table-cell>
          <table:table-cell table:style-name="ce43" table:formula="of:=VLOOKUP([.$A12];[.$A$2:.$F49];2;FALSE())" office:value-type="string" office:string-value="MIRZA, Shouket">
            <text:p>MIRZA, Shouket</text:p>
          </table:table-cell>
          <table:table-cell table:style-name="ce43" table:formula="of:=VLOOKUP([.$A12];[.$A$2:.$F49];3;FALSE())" office:value-type="string" office:string-value="The Conservative Party Candidate">
            <text:p>The Conservative Party Candidate</text:p>
          </table:table-cell>
          <table:table-cell table:style-name="ce46" table:formula="of:=VLOOKUP([.$A12];[.$A$2:.$F49];4;FALSE())" office:value-type="float" office:value="1307">
            <text:p>1307</text:p>
          </table:table-cell>
          <table:table-cell table:style-name="ce48" table:formula="of:=VLOOKUP([.$A12];[.$A$2:.$F49];5;FALSE())" office:value-type="float" office:value="20.2541453587479">
            <text:p>20.3</text:p>
          </table:table-cell>
          <table:table-cell table:style-name="ce46" table:formula="of:=VLOOKUP([.$A12];[.$A$2:.$F49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4">
            <text:p>4</text:p>
          </table:table-cell>
          <table:table-cell table:style-name="ce43" table:formula="of:=VLOOKUP([.$A13];[.$A$2:.$F50];2;FALSE())" office:value-type="string" office:string-value="PEDDLE, Vincent">
            <text:p>PEDDLE, Vincent</text:p>
          </table:table-cell>
          <table:table-cell table:style-name="ce43" table:formula="of:=VLOOKUP([.$A13];[.$A$2:.$F50];3;FALSE())" office:value-type="string" office:string-value="UK Independence Party (UKIP)">
            <text:p>UK Independence Party (UKIP)</text:p>
          </table:table-cell>
          <table:table-cell table:style-name="ce46" table:formula="of:=VLOOKUP([.$A13];[.$A$2:.$F50];4;FALSE())" office:value-type="float" office:value="448">
            <text:p>448</text:p>
          </table:table-cell>
          <table:table-cell table:style-name="ce48" table:formula="of:=VLOOKUP([.$A13];[.$A$2:.$F50];5;FALSE())" office:value-type="float" office:value="6.9425073609174">
            <text:p>6.9</text:p>
          </table:table-cell>
          <table:table-cell table:style-name="ce46" table:formula="of:=VLOOKUP([.$A13];[.$A$2:.$F50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5">
            <text:p>5</text:p>
          </table:table-cell>
          <table:table-cell table:style-name="ce43" table:formula="of:=VLOOKUP([.$A14];[.$A$2:.$F51];2;FALSE())" office:value-type="string" office:string-value="FRANCIS, Alan Herbert">
            <text:p>FRANCIS, Alan Herbert</text:p>
          </table:table-cell>
          <table:table-cell table:style-name="ce43" table:formula="of:=VLOOKUP([.$A14];[.$A$2:.$F51];3;FALSE())" office:value-type="string" office:string-value="Green Party">
            <text:p>Green Party</text:p>
          </table:table-cell>
          <table:table-cell table:style-name="ce46" table:formula="of:=VLOOKUP([.$A14];[.$A$2:.$F51];4;FALSE())" office:value-type="float" office:value="361">
            <text:p>361</text:p>
          </table:table-cell>
          <table:table-cell table:style-name="ce48" table:formula="of:=VLOOKUP([.$A14];[.$A$2:.$F51];5;FALSE())" office:value-type="float" office:value="5.59429722609639">
            <text:p>5.6</text:p>
          </table:table-cell>
          <table:table-cell table:style-name="ce46" table:formula="of:=VLOOKUP([.$A14];[.$A$2:.$F51];6;FALSE())">
            <text:p/>
          </table:table-cell>
          <table:table-cell table:style-name="ce50" table:number-columns-repeated="1018"/>
        </table:table-row>
        <table:table-row table:style-name="ro26">
          <table:table-cell table:style-name="ce39" office:value-type="float" office:value="6">
            <text:p>6</text:p>
          </table:table-cell>
          <table:table-cell table:style-name="ce43" table:formula="of:=VLOOKUP([.$A15];[.$A$2:.$F52];2;FALSE())" office:value-type="string" office:string-value="BROBBEY, Solomon">
            <text:p>BROBBEY, Solomon</text:p>
          </table:table-cell>
          <table:table-cell table:style-name="ce43" table:formula="of:=VLOOKUP([.$A15];[.$A$2:.$F52];3;FALSE())" office:value-type="string" office:string-value="Christian Peoples Alliance">
            <text:p>Christian Peoples Alliance</text:p>
          </table:table-cell>
          <table:table-cell table:style-name="ce46" table:formula="of:=VLOOKUP([.$A15];[.$A$2:.$F52];4;FALSE())" office:value-type="float" office:value="46">
            <text:p>46</text:p>
          </table:table-cell>
          <table:table-cell table:style-name="ce48" table:formula="of:=VLOOKUP([.$A15];[.$A$2:.$F52];5;FALSE())" office:value-type="float" office:value="0.71284673795134">
            <text:p>0.7</text:p>
          </table:table-cell>
          <table:table-cell table:style-name="ce46" table:formula="of:=VLOOKUP([.$A15];[.$A$2:.$F52];6;FALSE())">
            <text:p/>
          </table:table-cell>
          <table:table-cell table:style-name="ce50" table:number-columns-repeated="1018"/>
        </table:table-row>
        <table:table-row table:style-name="ro30">
          <table:table-cell table:style-name="ce50" table:number-columns-repeated="2"/>
          <table:table-cell table:style-name="ce43"/>
          <table:table-cell table:style-name="ce50" table:number-columns-repeated="1021"/>
        </table:table-row>
        <table:table-row table:style-name="ro30">
          <table:table-cell table:style-name="ce50"/>
          <table:table-cell table:style-name="ce50" table:formula="of:=[$Wolverton.G57]" office:value-type="string" office:string-value="Electorate: 10844">
            <text:p>Electorate: 10844</text:p>
          </table:table-cell>
          <table:table-cell table:style-name="ce50" table:number-columns-repeated="1022"/>
        </table:table-row>
        <table:table-row table:style-name="ro30">
          <table:table-cell table:style-name="ce50"/>
          <table:table-cell table:style-name="ce50" table:formula="of:=[$Wolverton.L57]" office:value-type="string" office:string-value="Ballot Papers Issued: 6453">
            <text:p>Ballot Papers Issued: 6453</text:p>
          </table:table-cell>
          <table:table-cell table:style-name="ce50" table:number-columns-repeated="1022"/>
        </table:table-row>
        <table:table-row table:style-name="ro26">
          <table:table-cell/>
          <table:table-cell table:formula="of:=[$Wolverton.T57]" office:value-type="string" office:string-value="Turnout:  59.6%">
            <text:p>Turnout: <text:s/>59.6%</text:p>
          </table:table-cell>
          <table:table-cell table:style-name="ce101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>
            <draw:frame table:end-cell-address="'Wolverton Results'.D42" table:end-x="1.368cm" table:end-y="0.302cm" draw:z-index="0" draw:name="Chart 1" draw:style-name="gr1" draw:text-style-name="P1" svg:width="14.327cm" svg:height="9.334cm" svg:x="0.333cm" svg:y="0.001cm">
              <draw:object draw:notify-on-update-of-ranges="'Wolverton Results'.B10:'Wolverton Results'.B15 'Wolverton Results'.D10:'Wolverton Results'.D15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26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>
        <table:named-range table:name="Excel_BuiltIn_Print_Titles" table:base-cell-address="$'MK North'.$A$1" table:cell-range-address="$Parties.$A$1:.$A$1048576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/>
    <style:font-face style:name="ARIAL1" svg:font-family="ARIAL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 number:grouping="true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top"/>
      <style:text-properties fo:color="#000000"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0.42cm" fo:margin-bottom="0.48cm" fo:margin-left="0.598cm" fo:margin-right="0.614cm" style:first-page-number="continue" style:writing-mode="lr-tb"/>
      <style:header-style>
        <style:header-footer-properties fo:min-height="0.751cm" fo:margin-left="1.302cm" fo:margin-right="1.286cm" fo:margin-bottom="0cm"/>
      </style:header-style>
      <style:footer-style>
        <style:header-footer-properties fo:min-height="0.751cm" fo:margin-left="1.302cm" fo:margin-right="1.286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21/09/2013</text:date>, <text:time>19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K_20_North" style:display-name="PageStyle_MK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K_20_North_20_Results" style:display-name="PageStyle_MK Nor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K_20_South" style:display-name="PageStyle_MK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K_20_South_20_Results" style:display-name="PageStyle_MK Sou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ed_20_MPs" style:display-name="PageStyle_Elected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Wards" style:display-name="PageStyle_All Wa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s" style:display-name="PageStyle_Par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etchley_20_and_20_Fenny" style:display-name="PageStyle_Bletchley and Fen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etchley_20_and_20_Fenny_20_Results" style:display-name="PageStyle_Bletchley and Fenny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dwell" style:display-name="PageStyle_Bradwe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dwell_20_Results" style:display-name="PageStyle_Bradwell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bell_20_Park" style:display-name="PageStyle_Campbell P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bell_20_Park_20_Results" style:display-name="PageStyle_Campbell Park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bigh" style:display-name="PageStyle_Denbig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nbigh_20_Results" style:display-name="PageStyle_Denbigh Resul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aton_20_Manor" style:display-name="PageStyle_Eaton Man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ton_20_Manor_20_Results" style:display-name="PageStyle_Eaton Manor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erson_20_Valley" style:display-name="PageStyle_Emerson Val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erson_20_Valley_20_Results" style:display-name="PageStyle_Emerson Valley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rzton" style:display-name="PageStyle_Furzt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rzton_20_Results" style:display-name="PageStyle_Furzton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ford_20_North" style:display-name="PageStyle_Linford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ford_20_North_20_Results" style:display-name="PageStyle_Linford Nor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ford_20_South" style:display-name="PageStyle_Linford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ford_20_South_20_Results" style:display-name="PageStyle_Linford Sou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ughton_20_Park" style:display-name="PageStyle_Loughton P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ughton_20_Park_20_Results" style:display-name="PageStyle_Loughton Park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port_20_Pagnell_20_North" style:display-name="PageStyle_Newport Pagnell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port_20_Pagnell_20_North_20_Results" style:display-name="PageStyle_Newport Pagnell Nor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port_20_Pagnell_20_South" style:display-name="PageStyle_Newport Pagnell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port_20_Pagnell_20_South_20_Results" style:display-name="PageStyle_Newport Pagnell South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ney" style:display-name="PageStyle_Ol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ney_20_Results" style:display-name="PageStyle_Olney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ny" style:display-name="PageStyle_Sto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ny_20_Results" style:display-name="PageStyle_Stony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ton_20_Park" style:display-name="PageStyle_Walton P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ton_20_Park_20_Results" style:display-name="PageStyle_Walton Park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addon" style:display-name="PageStyle_Whadd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addon_20_Results" style:display-name="PageStyle_Whaddon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verton" style:display-name="PageStyle_Wolvert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verton_20_Results" style:display-name="PageStyle_Wolverton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Powered by Crystal</dc:description>
    <meta:initial-creator>Crystal Decisions</meta:initial-creator>
    <meta:creation-date>2010-04-26T14:29:02</meta:creation-date>
    <dc:creator>PLOOSE</dc:creator>
    <dc:date>2011-03-16T11:24:47</dc:date>
    <meta:print-date>2011-01-05T13:20:27</meta:print-date>
    <meta:document-statistic meta:table-count="41" meta:cell-count="2920" meta:object-count="19"/>
    <meta:generator>OpenOffice.org/3.4$Win32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9pt" style:font-size-asian="9pt" style:font-family-complex="Arial" style:font-size-complex="9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9.75pt" style:font-size-asian="9.75pt" style:font-family-complex="Arial" style:font-size-complex="9.75pt"/>
    </style:style>
    <style:style style:name="ch5" style:family="chart">
      <style:chart-properties style:rotation-angle="0"/>
      <style:text-properties fo:color="#000000" fo:font-size="9.75pt" style:font-size-asian="9.75pt" style:font-family-complex="Arial" style:font-size-complex="9.75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9.75pt" style:font-size-asian="9.75pt" style:font-family-complex="Arial" style:font-size-complex="9.75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019cm" svg:height="8.192cm" xlink:href=".." xlink:type="simple" chart:class="chart:bar" chart:style-name="ch1">
        <chart:plot-area chart:style-name="ch2" table:cell-range-address="'MK North Results'.B13:'MK North Results'.B21 'MK North Results'.D13:'MK North Results'.D21" chart:data-source-has-labels="column" svg:x="0.132cm" svg:y="0.132cm" svg:width="12.886cm" svg:height="7.61cm">
          <chartooo:coordinate-region svg:x="5.331cm" svg:y="0.132cm" svg:width="7.222cm" svg:height="6.937cm"/>
          <chart:axis chart:dimension="x" chart:name="primary-x" chart:style-name="ch3" chartooo:axis-type="auto">
            <chartooo:date-scale/>
            <chart:categories table:cell-range-address="'MK North Results'.B13:'MK North Results'.B21"/>
          </chart:axis>
          <chart:axis chart:dimension="y" chart:name="primary-y" chart:style-name="ch4">
            <chart:title svg:x="8.599cm" svg:y="7.278cm" chart:style-name="ch5">
              <text:p>Votes</text:p>
            </chart:title>
            <chart:grid chart:style-name="ch6" chart:class="major"/>
          </chart:axis>
          <chart:series chart:style-name="ch7" chart:values-cell-range-address="'MK North Results'.D13:'MK North Results'.D21" chart:class="chart:bar">
            <chart:data-point chart:style-name="ch8"/>
            <chart:data-point chart:repeated="3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ANCASTER, John Mark</text:p>
                <draw:g>
                  <svg:desc>'MK North Results'.B13:'MK North Results'.B21</svg:desc>
                </draw:g>
              </table:table-cell>
              <table:table-cell office:value-type="float" office:value="23419">
                <text:p>23419</text:p>
                <draw:g>
                  <svg:desc>'MK North Results'.D13:'MK North Results'.D21</svg:desc>
                </draw:g>
              </table:table-cell>
            </table:table-row>
            <table:table-row>
              <table:table-cell office:value-type="string">
                <text:p>PAKES, Andrew Elliot</text:p>
              </table:table-cell>
              <table:table-cell office:value-type="float" office:value="14458">
                <text:p>14458</text:p>
              </table:table-cell>
            </table:table-row>
            <table:table-row>
              <table:table-cell office:value-type="string">
                <text:p>HOPE, Jill Susan</text:p>
              </table:table-cell>
              <table:table-cell office:value-type="float" office:value="11894">
                <text:p>11894</text:p>
              </table:table-cell>
            </table:table-row>
            <table:table-row>
              <table:table-cell office:value-type="string">
                <text:p>PHILLIPS, Michael Sheridan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HAMILTON, Richard James Munro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FRANCIS, Alan Herbert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LENNON, John Franci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FENSOME, Matthew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VYAS, Anant Manishanker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327cm" svg:height="8.01cm" xlink:href=".." xlink:type="simple" chart:class="chart:bar" chart:style-name="ch1">
        <chart:plot-area chart:style-name="ch2" table:cell-range-address="'Linford North Results'.B10:'Linford North Results'.B15 'Linford North Results'.D10:'Linford North Results'.D15" chart:data-source-has-labels="column" svg:x="0.132cm" svg:y="0.132cm" svg:width="14.195cm" svg:height="7.497cm">
          <chartooo:coordinate-region svg:x="5.066cm" svg:y="0.132cm" svg:width="8.783cm" svg:height="6.772cm"/>
          <chart:axis chart:dimension="x" chart:name="primary-x" chart:style-name="ch3" chartooo:axis-type="auto">
            <chartooo:date-scale/>
            <chart:categories table:cell-range-address="'Linford North Results'.B10:'Linford North Results'.B15"/>
          </chart:axis>
          <chart:axis chart:dimension="y" chart:name="primary-y" chart:style-name="ch4">
            <chart:title svg:x="9.016cm" svg:y="7.094cm" chart:style-name="ch5">
              <text:p>Votes</text:p>
            </chart:title>
            <chart:grid chart:style-name="ch6" chart:class="major"/>
          </chart:axis>
          <chart:series chart:style-name="ch7" chart:values-cell-range-address="'Linford North Results'.D10:'Linford North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ZEALLEY, Christine Mary</text:p>
                <draw:g>
                  <svg:desc>'Linford North Results'.B10:'Linford North Results'.B15</svg:desc>
                </draw:g>
              </table:table-cell>
              <table:table-cell office:value-type="float" office:value="1771">
                <text:p>1771</text:p>
                <draw:g>
                  <svg:desc>'Linford North Results'.D10:'Linford North Results'.D15</svg:desc>
                </draw:g>
              </table:table-cell>
            </table:table-row>
            <table:table-row>
              <table:table-cell office:value-type="string">
                <text:p>TUNNEY, David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LUND, Coli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NYE, Roger Graham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EDWARDS, Pet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SE, Anita Shirley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775cm" svg:height="8.462cm" xlink:href=".." xlink:type="simple" chart:class="chart:bar" chart:style-name="ch1">
        <chart:plot-area chart:style-name="ch2" table:cell-range-address="'Linford South Results'.B10:'Linford South Results'.B15 'Linford South Results'.D10:'Linford South Results'.D15" chart:data-source-has-labels="column" svg:x="0.132cm" svg:y="0.132cm" svg:width="15.643cm" svg:height="7.949cm">
          <chartooo:coordinate-region svg:x="6.707cm" svg:y="0.132cm" svg:width="8.59cm" svg:height="7.223cm"/>
          <chart:axis chart:dimension="x" chart:name="primary-x" chart:style-name="ch3" chartooo:axis-type="auto">
            <chartooo:date-scale/>
            <chart:categories table:cell-range-address="'Linford South Results'.B10:'Linford South Results'.B15"/>
          </chart:axis>
          <chart:axis chart:dimension="y" chart:name="primary-y" chart:style-name="ch4">
            <chart:title svg:x="10.602cm" svg:y="7.547cm" chart:style-name="ch5">
              <text:p>Votes</text:p>
            </chart:title>
            <chart:grid chart:style-name="ch6" chart:class="major"/>
          </chart:axis>
          <chart:series chart:style-name="ch7" chart:values-cell-range-address="'Linford South Results'.D10:'Linford South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RACKENBURY, Richard Andrew</text:p>
                <draw:g>
                  <svg:desc>'Linford South Results'.B10:'Linford South Results'.B15</svg:desc>
                </draw:g>
              </table:table-cell>
              <table:table-cell office:value-type="float" office:value="1612">
                <text:p>1612</text:p>
                <draw:g>
                  <svg:desc>'Linford South Results'.D10:'Linford South Results'.D15</svg:desc>
                </draw:g>
              </table:table-cell>
            </table:table-row>
            <table:table-row>
              <table:table-cell office:value-type="string">
                <text:p>MORRIS, Catriona Lucy Scott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WILLIAMS, Paul Joseph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LANCASTER, Caroline Deirdre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GHOSE, Rone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BOTCHWAY, Heather Antonette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989cm" svg:height="7.279cm" xlink:href=".." xlink:type="simple" chart:class="chart:bar" chart:style-name="ch1">
        <chart:plot-area chart:style-name="ch2" table:cell-range-address="'Loughton Park Results'.B10:'Loughton Park Results'.B15 'Loughton Park Results'.D10:'Loughton Park Results'.D15" chart:data-source-has-labels="column" svg:x="0.132cm" svg:y="0.132cm" svg:width="13.856cm" svg:height="6.811cm">
          <chartooo:coordinate-region svg:x="6.336cm" svg:y="0.132cm" svg:width="7.174cm" svg:height="6.086cm"/>
          <chart:axis chart:dimension="x" chart:name="primary-x" chart:style-name="ch3" chartooo:axis-type="auto">
            <chartooo:date-scale/>
            <chart:categories table:cell-range-address="'Loughton Park Results'.B10:'Loughton Park Results'.B15"/>
          </chart:axis>
          <chart:axis chart:dimension="y" chart:name="primary-y" chart:style-name="ch4">
            <chart:title svg:x="9.496cm" svg:y="6.46cm" chart:style-name="ch5">
              <text:p>Votes</text:p>
            </chart:title>
            <chart:grid chart:style-name="ch6" chart:class="major"/>
          </chart:axis>
          <chart:series chart:style-name="ch7" chart:values-cell-range-address="'Loughton Park Results'.D10:'Loughton Park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RANSFIELD, Andrew Peter</text:p>
                <draw:g>
                  <svg:desc>'Loughton Park Results'.B10:'Loughton Park Results'.B15</svg:desc>
                </draw:g>
              </table:table-cell>
              <table:table-cell office:value-type="float" office:value="3224">
                <text:p>3224</text:p>
                <draw:g>
                  <svg:desc>'Loughton Park Results'.D10:'Loughton Park Results'.D15</svg:desc>
                </draw:g>
              </table:table-cell>
            </table:table-row>
            <table:table-row>
              <table:table-cell office:value-type="string">
                <text:p>POTTER, Martin David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THOMPSON, Christopher Phillip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PITFIELD, Adrian Bruce William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LOVELL, Michael William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DE HEER, Karel Ben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355cm" svg:height="6.616cm" xlink:href=".." xlink:type="simple" chart:class="chart:bar" chart:style-name="ch1">
        <chart:plot-area chart:style-name="ch2" table:cell-range-address="'Newport Pagnell North Results'.B8:'Newport Pagnell North Results'.B11 'Newport Pagnell North Results'.D8:'Newport Pagnell North Results'.D11" chart:data-source-has-labels="column" svg:x="0.132cm" svg:y="0.132cm" svg:width="15.223cm" svg:height="6.149cm">
          <chartooo:coordinate-region svg:x="6.257cm" svg:y="0.132cm" svg:width="8.62cm" svg:height="5.423cm"/>
          <chart:axis chart:dimension="x" chart:name="primary-x" chart:style-name="ch3" chartooo:axis-type="auto">
            <chartooo:date-scale/>
            <chart:categories table:cell-range-address="'Newport Pagnell North Results'.B8:'Newport Pagnell North Results'.B11"/>
          </chart:axis>
          <chart:axis chart:dimension="y" chart:name="primary-y" chart:style-name="ch4">
            <chart:title svg:x="10.164cm" svg:y="5.796cm" chart:style-name="ch5">
              <text:p>Votes</text:p>
            </chart:title>
            <chart:grid chart:style-name="ch6" chart:class="major"/>
          </chart:axis>
          <chart:series chart:style-name="ch7" chart:values-cell-range-address="'Newport Pagnell North Results'.D8:'Newport Pagnell North Results'.D11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ASTMAN, Derek John</text:p>
                <draw:g>
                  <svg:desc>'Newport Pagnell North Results'.B8:'Newport Pagnell North Results'.B11</svg:desc>
                </draw:g>
              </table:table-cell>
              <table:table-cell office:value-type="float" office:value="1854">
                <text:p>1854</text:p>
                <draw:g>
                  <svg:desc>'Newport Pagnell North Results'.D8:'Newport Pagnell North Results'.D11</svg:desc>
                </draw:g>
              </table:table-cell>
            </table:table-row>
            <table:table-row>
              <table:table-cell office:value-type="string">
                <text:p>GREEN, Jeannette Rebecca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BARTON, Brian Andrew William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KIRBY, Trevor Rontgen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711cm" svg:height="7.148cm" xlink:href=".." xlink:type="simple" chart:class="chart:bar" chart:style-name="ch1">
        <chart:plot-area chart:style-name="ch2" table:cell-range-address="'Newport Pagnell South Results'.B9:'Newport Pagnell South Results'.B13 'Newport Pagnell South Results'.D9:'Newport Pagnell South Results'.D13" chart:data-source-has-labels="column" svg:x="0.132cm" svg:y="0.132cm" svg:width="14.579cm" svg:height="6.681cm">
          <chartooo:coordinate-region svg:x="5.675cm" svg:y="0.132cm" svg:width="8.558cm" svg:height="5.955cm"/>
          <chart:axis chart:dimension="x" chart:name="primary-x" chart:style-name="ch3" chartooo:axis-type="auto">
            <chartooo:date-scale/>
            <chart:categories table:cell-range-address="'Newport Pagnell South Results'.B9:'Newport Pagnell South Results'.B13"/>
          </chart:axis>
          <chart:axis chart:dimension="y" chart:name="primary-y" chart:style-name="ch4">
            <chart:title svg:x="9.356cm" svg:y="6.328cm" chart:style-name="ch5">
              <text:p>Votes</text:p>
            </chart:title>
            <chart:grid chart:style-name="ch6" chart:class="major"/>
          </chart:axis>
          <chart:series chart:style-name="ch7" chart:values-cell-range-address="'Newport Pagnell South Results'.D9:'Newport Pagnell South Results'.D13" chart:class="chart:bar">
            <chart:data-point chart:style-name="ch8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ARIC, Andrew James</text:p>
                <draw:g>
                  <svg:desc>'Newport Pagnell South Results'.B9:'Newport Pagnell South Results'.B13</svg:desc>
                </draw:g>
              </table:table-cell>
              <table:table-cell office:value-type="float" office:value="2064">
                <text:p>2064</text:p>
                <draw:g>
                  <svg:desc>'Newport Pagnell South Results'.D9:'Newport Pagnell South Results'.D13</svg:desc>
                </draw:g>
              </table:table-cell>
            </table:table-row>
            <table:table-row>
              <table:table-cell office:value-type="string">
                <text:p>SHARP, Jennifer Linda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PETCHEY, Martin Ronald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DENMAN, Raymond Alastair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EFFAH, Agnes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0.25pt" style:font-size-asian="10.25pt" style:font-family-complex="Arial" style:font-size-complex="10.25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42cm" svg:height="8.13cm" xlink:href=".." xlink:type="simple" chart:class="chart:bar" chart:style-name="ch1">
        <chart:plot-area chart:style-name="ch2" table:cell-range-address="'Olney Results'.B8:'Olney Results'.B11 'Olney Results'.D8:'Olney Results'.D11" chart:data-source-has-labels="column" svg:x="1.135cm" svg:y="0.132cm" svg:width="13.107cm" svg:height="7.577cm">
          <chartooo:coordinate-region svg:x="6.466cm" svg:y="0.132cm" svg:width="7.298cm" svg:height="6.851cm"/>
          <chart:axis chart:dimension="x" chart:name="primary-x" chart:style-name="ch3" chartooo:axis-type="auto">
            <chartooo:date-scale/>
            <chart:categories table:cell-range-address="'Olney Results'.B8:'Olney Results'.B11"/>
          </chart:axis>
          <chart:axis chart:dimension="y" chart:name="primary-y" chart:style-name="ch4">
            <chart:title svg:x="9.766cm" svg:y="7.246cm" chart:style-name="ch5">
              <text:p>Votes</text:p>
            </chart:title>
            <chart:grid chart:style-name="ch6" chart:class="major"/>
          </chart:axis>
          <chart:series chart:style-name="ch7" chart:values-cell-range-address="'Olney Results'.D8:'Olney Results'.D11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GEARY, Deborah Ann</text:p>
                <draw:g>
                  <svg:desc>'Olney Results'.B8:'Olney Results'.B11</svg:desc>
                </draw:g>
              </table:table-cell>
              <table:table-cell office:value-type="float" office:value="3243">
                <text:p>3243</text:p>
                <draw:g>
                  <svg:desc>'Olney Results'.D8:'Olney Results'.D11</svg:desc>
                </draw:g>
              </table:table-cell>
            </table:table-row>
            <table:table-row>
              <table:table-cell office:value-type="string">
                <text:p>MENZIES, Valerie Kathleen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JONES, David Courtney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GREEN, Judith Dana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336cm" svg:height="8.943cm" xlink:href=".." xlink:type="simple" chart:class="chart:bar" chart:style-name="ch1">
        <chart:plot-area chart:style-name="ch2" table:cell-range-address="'Stony Results'.B14:'Stony Results'.B23 'Stony Results'.D14:'Stony Results'.D23" chart:data-source-has-labels="column" svg:x="0.132cm" svg:y="0.132cm" svg:width="17.204cm" svg:height="8.368cm">
          <chartooo:coordinate-region svg:x="6.416cm" svg:y="0.132cm" svg:width="10.442cm" svg:height="7.642cm"/>
          <chart:axis chart:dimension="x" chart:name="primary-x" chart:style-name="ch3" chartooo:axis-type="auto">
            <chartooo:date-scale/>
            <chart:categories table:cell-range-address="'Stony Results'.B14:'Stony Results'.B23"/>
          </chart:axis>
          <chart:axis chart:dimension="y" chart:name="primary-y" chart:style-name="ch4">
            <chart:title svg:x="11.271cm" svg:y="7.997cm" chart:style-name="ch5">
              <text:p>Votes</text:p>
            </chart:title>
            <chart:grid chart:style-name="ch6" chart:class="major"/>
          </chart:axis>
          <chart:series chart:style-name="ch7" chart:values-cell-range-address="'Stony Results'.D14:'Stony Results'.D23" chart:class="chart:bar">
            <chart:data-point chart:style-name="ch8"/>
            <chart:data-point chart:repeated="3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HAWTHORN, John Christopher</text:p>
                <draw:g>
                  <svg:desc>'Stony Results'.B14:'Stony Results'.B23</svg:desc>
                </draw:g>
              </table:table-cell>
              <table:table-cell office:value-type="float" office:value="2415">
                <text:p>2415</text:p>
                <draw:g>
                  <svg:desc>'Stony Results'.D14:'Stony Results'.D23</svg:desc>
                </draw:g>
              </table:table-cell>
            </table:table-row>
            <table:table-row>
              <table:table-cell office:value-type="string">
                <text:p>WHARTON, Philip James Ashley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HOLROYD, Jessica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MAJID, Arshad Mahmood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DNES, Adrian Michael Peter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MACNAIR-KAY, Tahl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TAVENER, David Peter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BULMAN, Thomas Preston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ALEXANDER, David James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MAY, Geralda Maria</text:p>
              </table:table-cell>
              <table:table-cell office:value-type="float" office:value="345">
                <text:p>34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594cm" svg:height="6.616cm" xlink:href=".." xlink:type="simple" chart:class="chart:bar" chart:style-name="ch1">
        <chart:plot-area chart:style-name="ch2" table:cell-range-address="'Walton Park Results'.B10:'Walton Park Results'.B15 'Walton Park Results'.D10:'Walton Park Results'.D15" chart:data-source-has-labels="column" svg:x="0.132cm" svg:y="0.132cm" svg:width="14.462cm" svg:height="6.149cm">
          <chartooo:coordinate-region svg:x="5.304cm" svg:y="0.132cm" svg:width="8.812cm" svg:height="5.423cm"/>
          <chart:axis chart:dimension="x" chart:name="primary-x" chart:style-name="ch3" chartooo:axis-type="auto">
            <chartooo:date-scale/>
            <chart:categories table:cell-range-address="'Walton Park Results'.B10:'Walton Park Results'.B15"/>
          </chart:axis>
          <chart:axis chart:dimension="y" chart:name="primary-y" chart:style-name="ch4">
            <chart:title svg:x="9.285cm" svg:y="5.796cm" chart:style-name="ch5">
              <text:p>Votes</text:p>
            </chart:title>
            <chart:grid chart:style-name="ch6" chart:class="major"/>
          </chart:axis>
          <chart:series chart:style-name="ch7" chart:values-cell-range-address="'Walton Park Results'.D10:'Walton Park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HAFIQ, Subhan</text:p>
                <draw:g>
                  <svg:desc>'Walton Park Results'.B10:'Walton Park Results'.B15</svg:desc>
                </draw:g>
              </table:table-cell>
              <table:table-cell office:value-type="float" office:value="2510">
                <text:p>2510</text:p>
                <draw:g>
                  <svg:desc>'Walton Park Results'.D10:'Walton Park Results'.D15</svg:desc>
                </draw:g>
              </table:table-cell>
            </table:table-row>
            <table:table-row>
              <table:table-cell office:value-type="string">
                <text:p>BUTLER-ELLIS, Edward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PRIESTLEY, Moriah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WARDALE, Robert Jame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DEACON, Katrina Je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NTI, Suzanne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1.75pt" style:font-size-asian="11.75pt" style:font-family-complex="Arial" style:font-size-complex="11.75pt"/>
    </style:style>
    <style:style style:name="ch4" style:family="chart" style:data-style-name="N0">
      <style:chart-properties chart:display-label="true" chart:logarithmic="false" chart:interval-major="1000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085cm" svg:height="8.674cm" xlink:href=".." xlink:type="simple" chart:class="chart:bar" chart:style-name="ch1">
        <chart:plot-area chart:style-name="ch2" table:cell-range-address="'Whaddon Results'.B9:'Whaddon Results'.B13 'Whaddon Results'.D9:'Whaddon Results'.D13" chart:data-source-has-labels="column" svg:x="0.557cm" svg:y="0.132cm" svg:width="16.528cm" svg:height="8.132cm">
          <chartooo:coordinate-region svg:x="5.862cm" svg:y="0.132cm" svg:width="10.745cm" svg:height="7.406cm"/>
          <chart:axis chart:dimension="x" chart:name="primary-x" chart:style-name="ch3" chartooo:axis-type="auto">
            <chartooo:date-scale/>
            <chart:categories table:cell-range-address="'Whaddon Results'.B9:'Whaddon Results'.B13"/>
          </chart:axis>
          <chart:axis chart:dimension="y" chart:name="primary-y" chart:style-name="ch4">
            <chart:title svg:x="11.97cm" svg:y="7.758cm" chart:style-name="ch5">
              <text:p>Votes</text:p>
            </chart:title>
            <chart:grid chart:style-name="ch6" chart:class="major"/>
          </chart:axis>
          <chart:series chart:style-name="ch7" chart:values-cell-range-address="'Whaddon Results'.D9:'Whaddon Results'.D13" chart:class="chart:bar">
            <chart:data-point chart:style-name="ch8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CKENZIE, Gladstone Roy</text:p>
                <draw:g>
                  <svg:desc>'Whaddon Results'.B9:'Whaddon Results'.B13</svg:desc>
                </draw:g>
              </table:table-cell>
              <table:table-cell office:value-type="float" office:value="1587">
                <text:p>1587</text:p>
                <draw:g>
                  <svg:desc>'Whaddon Results'.D9:'Whaddon Results'.D13</svg:desc>
                </draw:g>
              </table:table-cell>
            </table:table-row>
            <table:table-row>
              <table:table-cell office:value-type="string">
                <text:p>MORTON, Arthur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NITSCHE, Sacha Priscilla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CAPRICE, Beverley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OKORONKWO, Uche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328cm" svg:height="9.335cm" xlink:href=".." xlink:type="simple" chart:class="chart:bar" chart:style-name="ch1">
        <chart:plot-area chart:style-name="ch2" table:cell-range-address="'Wolverton Results'.B10:'Wolverton Results'.B15 'Wolverton Results'.D10:'Wolverton Results'.D15" chart:data-source-has-labels="column" svg:x="0.132cm" svg:y="0.132cm" svg:width="14.196cm" svg:height="8.747cm">
          <chartooo:coordinate-region svg:x="4.722cm" svg:y="0.132cm" svg:width="9.128cm" svg:height="8.022cm"/>
          <chart:axis chart:dimension="x" chart:name="primary-x" chart:style-name="ch3" chartooo:axis-type="auto">
            <chartooo:date-scale/>
            <chart:categories table:cell-range-address="'Wolverton Results'.B10:'Wolverton Results'.B15"/>
          </chart:axis>
          <chart:axis chart:dimension="y" chart:name="primary-y" chart:style-name="ch4">
            <chart:title svg:x="8.876cm" svg:y="8.359cm" chart:style-name="ch5">
              <text:p>Votes</text:p>
            </chart:title>
            <chart:grid chart:style-name="ch6" chart:class="major"/>
          </chart:axis>
          <chart:series chart:style-name="ch7" chart:values-cell-range-address="'Wolverton Results'.D10:'Wolverton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ILES, Norman Leslie</text:p>
                <draw:g>
                  <svg:desc>'Wolverton Results'.B10:'Wolverton Results'.B15</svg:desc>
                </draw:g>
              </table:table-cell>
              <table:table-cell office:value-type="float" office:value="2402">
                <text:p>2402</text:p>
                <draw:g>
                  <svg:desc>'Wolverton Results'.D10:'Wolverton Results'.D15</svg:desc>
                </draw:g>
              </table:table-cell>
            </table:table-row>
            <table:table-row>
              <table:table-cell office:value-type="string">
                <text:p>MCQUILLAN, Patrick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MIRZA, Shouket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PEDDLE, Vincen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FRANCIS, Alan Herbert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BROBBEY, Solomon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3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8.75pt" style:font-size-asian="8.75pt" style:font-family-complex="Arial" style:font-size-complex="8.75pt"/>
    </style:style>
    <style:style style:name="ch4" style:family="chart" style:data-style-name="N3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9.75pt" style:font-size-asian="9.75pt" style:font-family-complex="Arial" style:font-size-complex="9.75pt"/>
    </style:style>
    <style:style style:name="ch5" style:family="chart">
      <style:chart-properties style:rotation-angle="0"/>
      <style:text-properties fo:color="#000000" fo:font-size="9.75pt" style:font-size-asian="9.75pt" style:font-family-complex="Arial" style:font-size-complex="9.75pt"/>
    </style:style>
    <style:style style:name="ch6" style:family="chart">
      <style:graphic-properties svg:stroke-color="#c0c0c0"/>
    </style:style>
    <style:style style:name="ch7" style:family="chart" style:data-style-name="N3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9.75pt" style:font-size-asian="9.75pt" style:font-family-complex="Arial" style:font-size-complex="9.75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047cm" svg:height="7.253cm" xlink:href=".." xlink:type="simple" chart:class="chart:bar" chart:style-name="ch1">
        <chart:plot-area chart:style-name="ch2" table:cell-range-address="'MK South Results'.B12:'MK South Results'.B19 'MK South Results'.D12:'MK South Results'.D19" chart:data-source-has-labels="column" svg:x="0.132cm" svg:y="0.132cm" svg:width="12.915cm" svg:height="6.777cm">
          <chartooo:coordinate-region svg:x="5.86cm" svg:y="0.132cm" svg:width="6.669cm" svg:height="6.104cm"/>
          <chart:axis chart:dimension="x" chart:name="primary-x" chart:style-name="ch3" chartooo:axis-type="auto">
            <chartooo:date-scale/>
            <chart:categories table:cell-range-address="'MK South Results'.B12:'MK South Results'.B19"/>
          </chart:axis>
          <chart:axis chart:dimension="y" chart:name="primary-y" chart:style-name="ch4">
            <chart:title svg:x="8.832cm" svg:y="6.486cm" chart:style-name="ch5">
              <text:p>Votes</text:p>
            </chart:title>
            <chart:grid chart:style-name="ch6" chart:class="major"/>
          </chart:axis>
          <chart:series chart:style-name="ch7" chart:values-cell-range-address="'MK South Results'.D12:'MK South Results'.D19" chart:class="chart:bar">
            <chart:data-point chart:style-name="ch8"/>
            <chart:data-point chart:repeated="3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TEWART, Iain Aitken</text:p>
                <draw:g>
                  <svg:desc>'MK South Results'.B12:'MK South Results'.B19</svg:desc>
                </draw:g>
              </table:table-cell>
              <table:table-cell office:value-type="float" office:value="23034">
                <text:p>23034</text:p>
                <draw:g>
                  <svg:desc>'MK South Results'.D12:'MK South Results'.D19</svg:desc>
                </draw:g>
              </table:table-cell>
            </table:table-row>
            <table:table-row>
              <table:table-cell office:value-type="string">
                <text:p>STARKEY, Phyllis Margaret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JONES, Peter Maxwell</text:p>
              </table:table-cell>
              <table:table-cell office:value-type="float" office:value="9787">
                <text:p>9787</text:p>
              </table:table-cell>
            </table:table-row>
            <table:table-row>
              <table:table-cell office:value-type="string">
                <text:p>PINTO, Joseph Francis Anthony Philip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TAIT, Matthew Robert James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DEACON, Katrina Jean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NTI, Suzanne Mari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WORTH, Jonathan Paul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406cm" svg:height="7.499cm" xlink:href=".." xlink:type="simple" chart:class="chart:bar" chart:style-name="ch1">
        <chart:plot-area chart:style-name="ch2" table:cell-range-address="'Bletchley and Fenny Results'.B10:'Bletchley and Fenny Results'.B15 'Bletchley and Fenny Results'.D10:'Bletchley and Fenny Results'.D15" chart:data-source-has-labels="column" svg:x="0.132cm" svg:y="0.132cm" svg:width="13.274cm" svg:height="6.986cm">
          <chartooo:coordinate-region svg:x="6.23cm" svg:y="0.132cm" svg:width="6.698cm" svg:height="6.26cm"/>
          <chart:axis chart:dimension="x" chart:name="primary-x" chart:style-name="ch3" chartooo:axis-type="auto">
            <chartooo:date-scale/>
            <chart:categories table:cell-range-address="'Bletchley and Fenny Results'.B10:'Bletchley and Fenny Results'.B15"/>
          </chart:axis>
          <chart:axis chart:dimension="y" chart:name="primary-y" chart:style-name="ch4">
            <chart:title svg:x="8.707cm" svg:y="6.584cm" chart:style-name="ch5">
              <text:p>Votes</text:p>
            </chart:title>
            <chart:grid chart:style-name="ch6" chart:class="major"/>
          </chart:axis>
          <chart:series chart:style-name="ch7" chart:values-cell-range-address="'Bletchley and Fenny Results'.D10:'Bletchley and Fenny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KENNEDY, Angela Susan</text:p>
                <draw:g>
                  <svg:desc>'Bletchley and Fenny Results'.B10:'Bletchley and Fenny Results'.B15</svg:desc>
                </draw:g>
              </table:table-cell>
              <table:table-cell office:value-type="float" office:value="2894">
                <text:p>2894</text:p>
                <draw:g>
                  <svg:desc>'Bletchley and Fenny Results'.D10:'Bletchley and Fenny Results'.D15</svg:desc>
                </draw:g>
              </table:table-cell>
            </table:table-row>
            <table:table-row>
              <table:table-cell office:value-type="string">
                <text:p>VENN, Rita Evelyn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BURKE, Susan Marcia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KITCHINER, Catherine Mary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SCANLON, Catherine Elizabeth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NELSON-PEPPAL, Michel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187cm" svg:height="7.499cm" xlink:href=".." xlink:type="simple" chart:class="chart:bar" chart:style-name="ch1">
        <chart:plot-area chart:style-name="ch2" table:cell-range-address="'Bradwell Results'.B10:'Bradwell Results'.B15 'Bradwell Results'.D10:'Bradwell Results'.D15" chart:data-source-has-labels="column" svg:x="0.132cm" svg:y="0.132cm" svg:width="13.055cm" svg:height="6.986cm">
          <chartooo:coordinate-region svg:x="5.278cm" svg:y="0.132cm" svg:width="7.431cm" svg:height="6.26cm"/>
          <chart:axis chart:dimension="x" chart:name="primary-x" chart:style-name="ch3" chartooo:axis-type="auto">
            <chartooo:date-scale/>
            <chart:categories table:cell-range-address="'Bradwell Results'.B10:'Bradwell Results'.B15"/>
          </chart:axis>
          <chart:axis chart:dimension="y" chart:name="primary-y" chart:style-name="ch4">
            <chart:title svg:x="8.74cm" svg:y="6.675cm" chart:style-name="ch5">
              <text:p>Votes</text:p>
            </chart:title>
            <chart:grid chart:style-name="ch6" chart:class="major"/>
          </chart:axis>
          <chart:series chart:style-name="ch7" chart:values-cell-range-address="'Bradwell Results'.D10:'Bradwell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RADBURN, Robin Martin</text:p>
                <draw:g>
                  <svg:desc>'Bradwell Results'.B10:'Bradwell Results'.B15</svg:desc>
                </draw:g>
              </table:table-cell>
              <table:table-cell office:value-type="float" office:value="2101">
                <text:p>2101</text:p>
                <draw:g>
                  <svg:desc>'Bradwell Results'.D10:'Bradwell Results'.D15</svg:desc>
                </draw:g>
              </table:table-cell>
            </table:table-row>
            <table:table-row>
              <table:table-cell office:value-type="string">
                <text:p>MACAULAY, Adejinmi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WALLIS, Pauline Ann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MAY, Edward Bev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MAYLAM, Michael Joh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MARTEY, Doris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078cm" svg:height="7.498cm" xlink:href=".." xlink:type="simple" chart:class="chart:bar" chart:style-name="ch1">
        <chart:plot-area chart:style-name="ch2" table:cell-range-address="'Campbell Park Results'.B10:'Campbell Park Results'.B15 'Campbell Park Results'.D10:'Campbell Park Results'.D15" chart:data-source-has-labels="column" svg:x="0.132cm" svg:y="0.132cm" svg:width="14.946cm" svg:height="6.983cm">
          <chartooo:coordinate-region svg:x="6.151cm" svg:y="0.132cm" svg:width="8.449cm" svg:height="6.258cm"/>
          <chart:axis chart:dimension="x" chart:name="primary-x" chart:style-name="ch3" chartooo:axis-type="auto">
            <chartooo:date-scale/>
            <chart:categories table:cell-range-address="'Campbell Park Results'.B10:'Campbell Park Results'.B15"/>
          </chart:axis>
          <chart:axis chart:dimension="y" chart:name="primary-y" chart:style-name="ch4">
            <chart:title svg:x="9.961cm" svg:y="6.583cm" chart:style-name="ch5">
              <text:p>Votes</text:p>
            </chart:title>
            <chart:grid chart:style-name="ch6" chart:class="major"/>
          </chart:axis>
          <chart:series chart:style-name="ch7" chart:values-cell-range-address="'Campbell Park Results'.D10:'Campbell Park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CCALL, Isobel Rosemary</text:p>
                <draw:g>
                  <svg:desc>'Campbell Park Results'.B10:'Campbell Park Results'.B15</svg:desc>
                </draw:g>
              </table:table-cell>
              <table:table-cell office:value-type="float" office:value="2437">
                <text:p>2437</text:p>
                <draw:g>
                  <svg:desc>'Campbell Park Results'.D10:'Campbell Park Results'.D15</svg:desc>
                </draw:g>
              </table:table-cell>
            </table:table-row>
            <table:table-row>
              <table:table-cell office:value-type="string">
                <text:p>GOSS, John David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AKINBUSOYE, Festus Kehinde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WEBB, Kenneth Mark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BARAC, Carol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JOHNSON, Michael Sylvester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438cm" svg:height="7.468cm" xlink:href=".." xlink:type="simple" chart:class="chart:bar" chart:style-name="ch1">
        <chart:plot-area chart:style-name="ch2" table:cell-range-address="'Denbigh Results'.B10:'Denbigh Results'.B14 'Denbigh Results'.D10:'Denbigh Results'.D14" chart:data-source-has-labels="column" svg:x="0.132cm" svg:y="0.132cm" svg:width="14.306cm" svg:height="6.943cm">
          <chartooo:coordinate-region svg:x="5.781cm" svg:y="0.132cm" svg:width="8.179cm" svg:height="6.217cm"/>
          <chart:axis chart:dimension="x" chart:name="primary-x" chart:style-name="ch3" chartooo:axis-type="auto">
            <chartooo:date-scale/>
            <chart:categories table:cell-range-address="'Denbigh Results'.B10:'Denbigh Results'.B14"/>
          </chart:axis>
          <chart:axis chart:dimension="y" chart:name="primary-y" chart:style-name="ch4">
            <chart:title svg:x="9.462cm" svg:y="6.553cm" chart:style-name="ch5">
              <text:p>Votes</text:p>
            </chart:title>
            <chart:grid chart:style-name="ch6" chart:class="major"/>
          </chart:axis>
          <chart:series chart:style-name="ch7" chart:values-cell-range-address="'Denbigh Results'.D10:'Denbigh Results'.D14" chart:class="chart:bar">
            <chart:data-point chart:style-name="ch8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ONG, Nigel Matthew</text:p>
                <draw:g>
                  <svg:desc>'Denbigh Results'.B10:'Denbigh Results'.B14</svg:desc>
                </draw:g>
              </table:table-cell>
              <table:table-cell office:value-type="float" office:value="1329">
                <text:p>1329</text:p>
                <draw:g>
                  <svg:desc>'Denbigh Results'.D10:'Denbigh Results'.D14</svg:desc>
                </draw:g>
              </table:table-cell>
            </table:table-row>
            <table:table-row>
              <table:table-cell office:value-type="string">
                <text:p>CHOPRA, Reginald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BEVAN, Edis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HILL, Francesca Anne Amato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TETT, Christopher Ronald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18cm" svg:height="8.462cm" xlink:href=".." xlink:type="simple" chart:class="chart:bar" chart:style-name="ch1">
        <chart:plot-area chart:style-name="ch2" table:cell-range-address="'Eaton Manor Results'.B11:'Eaton Manor Results'.B17 'Eaton Manor Results'.D11:'Eaton Manor Results'.D17" chart:data-source-has-labels="column" svg:x="0.132cm" svg:y="0.132cm" svg:width="15.086cm" svg:height="7.949cm">
          <chartooo:coordinate-region svg:x="5.886cm" svg:y="0.132cm" svg:width="8.854cm" svg:height="7.223cm"/>
          <chart:axis chart:dimension="x" chart:name="primary-x" chart:style-name="ch3" chartooo:axis-type="auto">
            <chartooo:date-scale/>
            <chart:categories table:cell-range-address="'Eaton Manor Results'.B11:'Eaton Manor Results'.B17"/>
          </chart:axis>
          <chart:axis chart:dimension="y" chart:name="primary-y" chart:style-name="ch4">
            <chart:title svg:x="9.908cm" svg:y="7.547cm" chart:style-name="ch5">
              <text:p>Votes</text:p>
            </chart:title>
            <chart:grid chart:style-name="ch6" chart:class="major"/>
          </chart:axis>
          <chart:series chart:style-name="ch7" chart:values-cell-range-address="'Eaton Manor Results'.D11:'Eaton Manor Results'.D17" chart:class="chart:bar">
            <chart:data-point chart:style-name="ch8"/>
            <chart:data-point chart:repeated="3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DWARDS, Reginald William</text:p>
                <draw:g>
                  <svg:desc>'Eaton Manor Results'.B11:'Eaton Manor Results'.B17</svg:desc>
                </draw:g>
              </table:table-cell>
              <table:table-cell office:value-type="float" office:value="1493">
                <text:p>1493</text:p>
                <draw:g>
                  <svg:desc>'Eaton Manor Results'.D11:'Eaton Manor Results'.D17</svg:desc>
                </draw:g>
              </table:table-cell>
            </table:table-row>
            <table:table-row>
              <table:table-cell office:value-type="string">
                <text:p>BROWNE, Samantha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VELLA, Alfred Dominic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TRENT, Kiere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LEEMING, Arnold Stuart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BOWLER, Paul Arthur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NTI, Charles Aman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692cm" svg:height="8.07cm" xlink:href=".." xlink:type="simple" chart:class="chart:bar" chart:style-name="ch1">
        <chart:plot-area chart:style-name="ch2" table:cell-range-address="'Emerson Valley Results'.B9:'Emerson Valley Results'.B13 'Emerson Valley Results'.D9:'Emerson Valley Results'.D13" chart:data-source-has-labels="column" svg:x="0.132cm" svg:y="0.132cm" svg:width="15.559cm" svg:height="7.557cm">
          <chartooo:coordinate-region svg:x="7.024cm" svg:y="0.132cm" svg:width="8.189cm" svg:height="6.831cm"/>
          <chart:axis chart:dimension="x" chart:name="primary-x" chart:style-name="ch3" chartooo:axis-type="auto">
            <chartooo:date-scale/>
            <chart:categories table:cell-range-address="'Emerson Valley Results'.B9:'Emerson Valley Results'.B13"/>
          </chart:axis>
          <chart:axis chart:dimension="y" chart:name="primary-y" chart:style-name="ch4">
            <chart:title svg:x="10.743cm" svg:y="7.153cm" chart:style-name="ch5">
              <text:p>Votes</text:p>
            </chart:title>
            <chart:grid chart:style-name="ch6" chart:class="major"/>
          </chart:axis>
          <chart:series chart:style-name="ch7" chart:values-cell-range-address="'Emerson Valley Results'.D9:'Emerson Valley Results'.D13" chart:class="chart:bar">
            <chart:data-point chart:style-name="ch8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URKE, Stuart Gregory Constantine</text:p>
                <draw:g>
                  <svg:desc>'Emerson Valley Results'.B9:'Emerson Valley Results'.B13</svg:desc>
                </draw:g>
              </table:table-cell>
              <table:table-cell office:value-type="float" office:value="3003">
                <text:p>3003</text:p>
                <draw:g>
                  <svg:desc>'Emerson Valley Results'.D9:'Emerson Valley Results'.D13</svg:desc>
                </draw:g>
              </table:table-cell>
            </table:table-row>
            <table:table-row>
              <table:table-cell office:value-type="string">
                <text:p>WARDEN, Neil Leslie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REDDY, Sairam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MURPHY, Sarah Rebecca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BUCKLEY, Philip Martin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4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c0c0c0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color="#000000" fo:font-size="12pt" style:font-size-asian="12pt" style:font-family-complex="Arial" style:font-size-complex="12pt"/>
    </style:style>
    <style:style style:name="ch6" style:family="chart">
      <style:graphic-properties svg:stroke-color="#c0c0c0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59844c"/>
      <style:text-properties fo:color="#000000" fo:font-size="12pt" style:font-size-asian="12pt" style:font-family-complex="Arial" style:font-size-complex="12pt"/>
    </style:style>
    <style:style style:name="ch8" style:family="chart">
      <style:chart-properties chart:solid-type="cuboid"/>
    </style:style>
    <style:style style:name="ch9" style:family="chart">
      <style:graphic-properties draw:stroke="solid" svg:stroke-width="0.035cm" svg:stroke-color="#c0c0c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361cm" svg:height="8.582cm" xlink:href=".." xlink:type="simple" chart:class="chart:bar" chart:style-name="ch1">
        <chart:plot-area chart:style-name="ch2" table:cell-range-address="'Furzton Results'.B10:'Furzton Results'.B15 'Furzton Results'.D10:'Furzton Results'.D15" chart:data-source-has-labels="column" svg:x="0.132cm" svg:y="0.132cm" svg:width="16.229cm" svg:height="8.07cm">
          <chartooo:coordinate-region svg:x="7.368cm" svg:y="0.132cm" svg:width="8.515cm" svg:height="7.344cm"/>
          <chart:axis chart:dimension="x" chart:name="primary-x" chart:style-name="ch3" chartooo:axis-type="auto">
            <chartooo:date-scale/>
            <chart:categories table:cell-range-address="'Furzton Results'.B10:'Furzton Results'.B15"/>
          </chart:axis>
          <chart:axis chart:dimension="y" chart:name="primary-y" chart:style-name="ch4">
            <chart:title svg:x="11.243cm" svg:y="7.666cm" chart:style-name="ch5">
              <text:p>Votes</text:p>
            </chart:title>
            <chart:grid chart:style-name="ch6" chart:class="major"/>
          </chart:axis>
          <chart:series chart:style-name="ch7" chart:values-cell-range-address="'Furzton Results'.D10:'Furzton Results'.D15" chart:class="chart:bar"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ERRANS, Jennifer Margaret Patricia</text:p>
                <draw:g>
                  <svg:desc>'Furzton Results'.B10:'Furzton Results'.B15</svg:desc>
                </draw:g>
              </table:table-cell>
              <table:table-cell office:value-type="float" office:value="1669">
                <text:p>1669</text:p>
                <draw:g>
                  <svg:desc>'Furzton Results'.D10:'Furzton Results'.D15</svg:desc>
                </draw:g>
              </table:table-cell>
            </table:table-row>
            <table:table-row>
              <table:table-cell office:value-type="string">
                <text:p>GEANEY, Margaret Ann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FRANCIS, Robin Andrew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WHITE, Graham Joh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CREASER, John Barry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HESTNEY, Linda Joyc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